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32.76mm"/>
    </style:style>
    <style:style style:name="co2" style:family="table-column">
      <style:table-column-properties fo:break-before="auto" style:column-width="30.85mm"/>
    </style:style>
    <style:style style:name="co3" style:family="table-column">
      <style:table-column-properties fo:break-before="auto" style:column-width="28.59mm"/>
    </style:style>
    <style:style style:name="co4" style:family="table-column">
      <style:table-column-properties fo:break-before="auto" style:column-width="34.06mm"/>
    </style:style>
    <style:style style:name="co5" style:family="table-column">
      <style:table-column-properties fo:break-before="auto" style:column-width="39.85mm"/>
    </style:style>
    <style:style style:name="co6" style:family="table-column">
      <style:table-column-properties fo:break-before="auto" style:column-width="14.15mm"/>
    </style:style>
    <style:style style:name="co7" style:family="table-column">
      <style:table-column-properties fo:break-before="auto" style:column-width="14.52mm"/>
    </style:style>
    <style:style style:name="co8" style:family="table-column">
      <style:table-column-properties fo:break-before="auto" style:column-width="51.82mm"/>
    </style:style>
    <style:style style:name="co9" style:family="table-column">
      <style:table-column-properties fo:break-before="auto" style:column-width="42.83mm"/>
    </style:style>
    <style:style style:name="co10" style:family="table-column">
      <style:table-column-properties fo:break-before="auto" style:column-width="30.04mm"/>
    </style:style>
    <style:style style:name="co11" style:family="table-column">
      <style:table-column-properties fo:break-before="auto" style:column-width="11.8mm"/>
    </style:style>
    <style:style style:name="co12" style:family="table-column">
      <style:table-column-properties fo:break-before="auto" style:column-width="34.66mm"/>
    </style:style>
    <style:style style:name="co13" style:family="table-column">
      <style:table-column-properties fo:break-before="auto" style:column-width="25.42mm"/>
    </style:style>
    <style:style style:name="co14" style:family="table-column">
      <style:table-column-properties fo:break-before="auto" style:column-width="27.22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earch_results" table:style-name="ta1">
        <table:shapes>
          <draw:frame draw:z-index="0" draw:style-name="gr1" draw:text-style-name="P1" svg:width="243.36mm" svg:height="105.74mm" svg:x="214.07mm" svg:y="8.28mm">
            <loext:p draw:notify-on-update-of-ranges="search_results.C1:search_results.C1 search_results.G2:search_results.G151 search_results.D1:search_results.D1 search_results.D2:search_results.D151 search_results.X2:search_results.X151 search_results.X2:search_results.X151 search_results.C1:search_results.C1 search_results.G2:search_results.G151 search_results.C1:search_results.C1 search_results.C2:search_results.C151 search_results.W2:search_results.W151 search_results.W2:search_results.W15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43.36mm" svg:height="105.74mm" svg:x="214.01mm" svg:y="117.78mm">
            <loext:p draw:notify-on-update-of-ranges="search_results.H2:search_results.H151 search_results.D1:search_results.D1 search_results.D2:search_results.D151 search_results.X2:search_results.X151 search_results.X2:search_results.X151 search_results.H2:search_results.H151 search_results.C1:search_results.C1 search_results.C2:search_results.C151 search_results.W2:search_results.W151 search_results.W2:search_results.W15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43.36mm" svg:height="105.74mm" svg:x="213.64mm" svg:y="230.29mm">
            <loext:p draw:notify-on-update-of-ranges="search_results.I2:search_results.I151 search_results.D1:search_results.D1 search_results.D2:search_results.D151 search_results.X2:search_results.X151 search_results.X2:search_results.X151 search_results.I2:search_results.I151 search_results.C1:search_results.C1 search_results.C2:search_results.C151 search_results.W2:search_results.W151 search_results.W2:search_results.W15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visibility="collapse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default-cell-style-name="Default"/>
        <table:table-column table:style-name="co10" table:visibility="collapse" table:default-cell-style-name="Default"/>
        <table:table-column table:style-name="co2" table:visibility="collapse" table:default-cell-style-name="Default"/>
        <table:table-column table:style-name="co10" table:visibility="collapse" table:default-cell-style-name="Default"/>
        <table:table-column table:style-name="co2" table:visibility="collapse" table:default-cell-style-name="Default"/>
        <table:table-column table:style-name="co10" table:visibility="collapse" table:default-cell-style-name="Default"/>
        <table:table-column table:style-name="co2" table:visibility="collapse" table:default-cell-style-name="Default"/>
        <table:table-column table:style-name="co10" table:visibility="collapse" table:default-cell-style-name="Default"/>
        <table:table-column table:style-name="co2" table:visibility="collapse" table:default-cell-style-name="Default"/>
        <table:table-column table:style-name="co12" table:visibility="collapse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mean_fit_time</text:p>
          </table:table-cell>
          <table:table-cell office:value-type="string" calcext:value-type="string">
            <text:p>mean_score_time</text:p>
          </table:table-cell>
          <table:table-cell office:value-type="string" calcext:value-type="string">
            <text:p>mean_test_score</text:p>
          </table:table-cell>
          <table:table-cell office:value-type="string" calcext:value-type="string">
            <text:p>mean_train_score</text:p>
          </table:table-cell>
          <table:table-cell office:value-type="string" calcext:value-type="string">
            <text:p>param_clf</text:p>
          </table:table-cell>
          <table:table-cell office:value-type="string" calcext:value-type="string">
            <text:p>param_clf__max_depth</text:p>
          </table:table-cell>
          <table:table-cell office:value-type="string" calcext:value-type="string">
            <text:p>param_clf__max_leaf_nodes</text:p>
          </table:table-cell>
          <table:table-cell office:value-type="string" calcext:value-type="string">
            <text:p>param_clf__min_samples_leaf</text:p>
          </table:table-cell>
          <table:table-cell office:value-type="string" calcext:value-type="string">
            <text:p>param_clf__min_samples_split</text:p>
          </table:table-cell>
          <table:table-cell office:value-type="string" calcext:value-type="string">
            <text:p>param_clf__n_estimators</text:p>
          </table:table-cell>
          <table:table-cell office:value-type="string" calcext:value-type="string">
            <text:p>param_select__k</text:p>
          </table:table-cell>
          <table:table-cell office:value-type="string" calcext:value-type="string">
            <text:p>rank_test_score</text:p>
          </table:table-cell>
          <table:table-cell office:value-type="string" calcext:value-type="string">
            <text:p>split0_test_score</text:p>
          </table:table-cell>
          <table:table-cell office:value-type="string" calcext:value-type="string">
            <text:p>split0_train_score</text:p>
          </table:table-cell>
          <table:table-cell office:value-type="string" calcext:value-type="string">
            <text:p>split1_test_score</text:p>
          </table:table-cell>
          <table:table-cell office:value-type="string" calcext:value-type="string">
            <text:p>split1_train_score</text:p>
          </table:table-cell>
          <table:table-cell office:value-type="string" calcext:value-type="string">
            <text:p>split2_test_score</text:p>
          </table:table-cell>
          <table:table-cell office:value-type="string" calcext:value-type="string">
            <text:p>split2_train_score</text:p>
          </table:table-cell>
          <table:table-cell office:value-type="string" calcext:value-type="string">
            <text:p>split3_test_score</text:p>
          </table:table-cell>
          <table:table-cell office:value-type="string" calcext:value-type="string">
            <text:p>split3_train_score</text:p>
          </table:table-cell>
          <table:table-cell office:value-type="string" calcext:value-type="string">
            <text:p>std_fit_time</text:p>
          </table:table-cell>
          <table:table-cell office:value-type="string" calcext:value-type="string">
            <text:p>std_score_time</text:p>
          </table:table-cell>
          <table:table-cell office:value-type="string" calcext:value-type="string">
            <text:p>std_test_score</text:p>
          </table:table-cell>
          <table:table-cell office:value-type="string" calcext:value-type="string">
            <text:p>std_train_score</text:p>
          </table:table-cell>
        </table:table-row>
        <table:table-row table:style-name="ro1">
          <table:table-cell office:value-type="float" office:value="23.2037356495857" calcext:value-type="float">
            <text:p>23.2037356495857</text:p>
          </table:table-cell>
          <table:table-cell office:value-type="float" office:value="7.96559906005859" calcext:value-type="float">
            <text:p>7.96559906005859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89892907077171" calcext:value-type="float">
            <text:p>0.989892907077171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55" calcext:value-type="float">
            <text:p>55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93393889347647" calcext:value-type="float">
            <text:p>0.993393889347647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85973597359736" calcext:value-type="float">
            <text:p>0.98597359735973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87623762376238" calcext:value-type="float">
            <text:p>0.987623762376238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92580379225062" calcext:value-type="float">
            <text:p>0.992580379225062</text:p>
          </table:table-cell>
          <table:table-cell office:value-type="float" office:value="0.901307821499308" calcext:value-type="float">
            <text:p>0.901307821499308</text:p>
          </table:table-cell>
          <table:table-cell office:value-type="float" office:value="0.755702155999302" calcext:value-type="float">
            <text:p>0.755702155999302</text:p>
          </table:table-cell>
          <table:table-cell office:value-type="float" office:value="0.0117141406706574" calcext:value-type="float">
            <text:p>0.011714140670658</text:p>
          </table:table-cell>
          <table:table-cell office:value-type="float" office:value="0.00316185822495364" calcext:value-type="float">
            <text:p>0.003161858224954</text:p>
          </table:table-cell>
        </table:table-row>
        <table:table-row table:style-name="ro1">
          <table:table-cell office:value-type="float" office:value="23.3733046650887" calcext:value-type="float">
            <text:p>23.3733046650887</text:p>
          </table:table-cell>
          <table:table-cell office:value-type="float" office:value="8.27710026502609" calcext:value-type="float">
            <text:p>8.27710026502609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87211047702024" calcext:value-type="float">
            <text:p>0.987211047702024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53" calcext:value-type="float">
            <text:p>53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9009083402147" calcext:value-type="float">
            <text:p>0.99009083402147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84323432343234" calcext:value-type="float">
            <text:p>0.984323432343234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83498349834984" calcext:value-type="float">
            <text:p>0.983498349834984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90931574608409" calcext:value-type="float">
            <text:p>0.990931574608409</text:p>
          </table:table-cell>
          <table:table-cell office:value-type="float" office:value="1.14763340680881" calcext:value-type="float">
            <text:p>1.14763340680881</text:p>
          </table:table-cell>
          <table:table-cell office:value-type="float" office:value="0.49066181888386" calcext:value-type="float">
            <text:p>0.49066181888386</text:p>
          </table:table-cell>
          <table:table-cell office:value-type="float" office:value="0.0106520981118554" calcext:value-type="float">
            <text:p>0.010652098111855</text:p>
          </table:table-cell>
          <table:table-cell office:value-type="float" office:value="0.00332633197452715" calcext:value-type="float">
            <text:p>0.003326331974527</text:p>
          </table:table-cell>
        </table:table-row>
        <table:table-row table:style-name="ro1">
          <table:table-cell office:value-type="float" office:value="24.626440346241" calcext:value-type="float">
            <text:p>24.626440346241</text:p>
          </table:table-cell>
          <table:table-cell office:value-type="float" office:value="8.13162696361542" calcext:value-type="float">
            <text:p>8.13162696361542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86386134962912" calcext:value-type="float">
            <text:p>0.986386134962912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53" calcext:value-type="float">
            <text:p>53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89265070189926" calcext:value-type="float">
            <text:p>0.989265070189926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82673267326733" calcext:value-type="float">
            <text:p>0.982673267326733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84323432343234" calcext:value-type="float">
            <text:p>0.984323432343234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89282769991756" calcext:value-type="float">
            <text:p>0.989282769991756</text:p>
          </table:table-cell>
          <table:table-cell office:value-type="float" office:value="0.808957769338793" calcext:value-type="float">
            <text:p>0.808957769338793</text:p>
          </table:table-cell>
          <table:table-cell office:value-type="float" office:value="0.730648790066647" calcext:value-type="float">
            <text:p>0.730648790066647</text:p>
          </table:table-cell>
          <table:table-cell office:value-type="float" office:value="0.0106520981118554" calcext:value-type="float">
            <text:p>0.010652098111855</text:p>
          </table:table-cell>
          <table:table-cell office:value-type="float" office:value="0.00294613690757405" calcext:value-type="float">
            <text:p>0.002946136907574</text:p>
          </table:table-cell>
        </table:table-row>
        <table:table-row table:style-name="ro1">
          <table:table-cell office:value-type="float" office:value="23.8056809902191" calcext:value-type="float">
            <text:p>23.8056809902191</text:p>
          </table:table-cell>
          <table:table-cell office:value-type="float" office:value="7.66397380828857" calcext:value-type="float">
            <text:p>7.66397380828857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85354781265914" calcext:value-type="float">
            <text:p>0.985354781265914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5" calcext:value-type="float">
            <text:p>85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87613542526837" calcext:value-type="float">
            <text:p>0.987613542526837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81023102310231" calcext:value-type="float">
            <text:p>0.981023102310231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85148514851485" calcext:value-type="float">
            <text:p>0.985148514851485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87633965375103" calcext:value-type="float">
            <text:p>0.987633965375103</text:p>
          </table:table-cell>
          <table:table-cell office:value-type="float" office:value="0.957741880455868" calcext:value-type="float">
            <text:p>0.957741880455868</text:p>
          </table:table-cell>
          <table:table-cell office:value-type="float" office:value="0.866186136484563" calcext:value-type="float">
            <text:p>0.866186136484563</text:p>
          </table:table-cell>
          <table:table-cell office:value-type="float" office:value="0.00928866491694702" calcext:value-type="float">
            <text:p>0.009288664916947</text:p>
          </table:table-cell>
          <table:table-cell office:value-type="float" office:value="0.00269734457597911" calcext:value-type="float">
            <text:p>0.002697344575979</text:p>
          </table:table-cell>
        </table:table-row>
        <table:table-row table:style-name="ro1">
          <table:table-cell office:value-type="float" office:value="24.2936699986458" calcext:value-type="float">
            <text:p>24.2936699986458</text:p>
          </table:table-cell>
          <table:table-cell office:value-type="float" office:value="8.45265382528305" calcext:value-type="float">
            <text:p>8.45265382528305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85561732373743" calcext:value-type="float">
            <text:p>0.985561732373743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8" calcext:value-type="float">
            <text:p>38</text:p>
          </table:table-cell>
          <table:table-cell office:value-type="float" office:value="0.938271604938272" calcext:value-type="float">
            <text:p>0.938271604938272</text:p>
          </table:table-cell>
          <table:table-cell office:value-type="float" office:value="0.988439306358382" calcext:value-type="float">
            <text:p>0.98843930635838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83498349834984" calcext:value-type="float">
            <text:p>0.983498349834984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85148514851485" calcext:value-type="float">
            <text:p>0.985148514851485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85160758450124" calcext:value-type="float">
            <text:p>0.985160758450124</text:p>
          </table:table-cell>
          <table:table-cell office:value-type="float" office:value="1.55922469101795" calcext:value-type="float">
            <text:p>1.55922469101795</text:p>
          </table:table-cell>
          <table:table-cell office:value-type="float" office:value="0.343885153411768" calcext:value-type="float">
            <text:p>0.343885153411768</text:p>
          </table:table-cell>
          <table:table-cell office:value-type="float" office:value="0.00803352342302014" calcext:value-type="float">
            <text:p>0.00803352342302</text:p>
          </table:table-cell>
          <table:table-cell office:value-type="float" office:value="0.00179370484935855" calcext:value-type="float">
            <text:p>0.001793704849359</text:p>
          </table:table-cell>
        </table:table-row>
        <table:table-row table:style-name="ro1">
          <table:table-cell office:value-type="float" office:value="23.1261389255524" calcext:value-type="float">
            <text:p>23.1261389255524</text:p>
          </table:table-cell>
          <table:table-cell office:value-type="float" office:value="8.10197025537491" calcext:value-type="float">
            <text:p>8.10197025537491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6596754875914" calcext:value-type="float">
            <text:p>0.96596754875914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" calcext:value-type="float">
            <text:p>9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75227085053675" calcext:value-type="float">
            <text:p>0.975227085053675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0.489220676017931" calcext:value-type="float">
            <text:p>0.489220676017931</text:p>
          </table:table-cell>
          <table:table-cell office:value-type="float" office:value="0.903948412634114" calcext:value-type="float">
            <text:p>0.903948412634114</text:p>
          </table:table-cell>
          <table:table-cell office:value-type="float" office:value="0.00643150061010245" calcext:value-type="float">
            <text:p>0.006431500610102</text:p>
          </table:table-cell>
          <table:table-cell office:value-type="float" office:value="0.00571738688167634" calcext:value-type="float">
            <text:p>0.005717386881676</text:p>
          </table:table-cell>
        </table:table-row>
        <table:table-row table:style-name="ro1">
          <table:table-cell office:value-type="float" office:value="23.8968025445938" calcext:value-type="float">
            <text:p>23.8968025445938</text:p>
          </table:table-cell>
          <table:table-cell office:value-type="float" office:value="7.41423696279526" calcext:value-type="float">
            <text:p>7.41423696279526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6596754875914" calcext:value-type="float">
            <text:p>0.96596754875914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" calcext:value-type="float">
            <text:p>9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75227085053675" calcext:value-type="float">
            <text:p>0.975227085053675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1.20606211184839" calcext:value-type="float">
            <text:p>1.20606211184839</text:p>
          </table:table-cell>
          <table:table-cell office:value-type="float" office:value="0.394483075883859" calcext:value-type="float">
            <text:p>0.394483075883859</text:p>
          </table:table-cell>
          <table:table-cell office:value-type="float" office:value="0.00643150061010245" calcext:value-type="float">
            <text:p>0.006431500610102</text:p>
          </table:table-cell>
          <table:table-cell office:value-type="float" office:value="0.00571738688167634" calcext:value-type="float">
            <text:p>0.005717386881676</text:p>
          </table:table-cell>
        </table:table-row>
        <table:table-row table:style-name="ro1">
          <table:table-cell office:value-type="float" office:value="24.1702810525894" calcext:value-type="float">
            <text:p>24.1702810525894</text:p>
          </table:table-cell>
          <table:table-cell office:value-type="float" office:value="8.3450870513916" calcext:value-type="float">
            <text:p>8.3450870513916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6596754875914" calcext:value-type="float">
            <text:p>0.96596754875914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" calcext:value-type="float">
            <text:p>9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75227085053675" calcext:value-type="float">
            <text:p>0.975227085053675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2.20421520152446" calcext:value-type="float">
            <text:p>2.20421520152446</text:p>
          </table:table-cell>
          <table:table-cell office:value-type="float" office:value="0.570672565786112" calcext:value-type="float">
            <text:p>0.570672565786112</text:p>
          </table:table-cell>
          <table:table-cell office:value-type="float" office:value="0.00643150061010245" calcext:value-type="float">
            <text:p>0.006431500610102</text:p>
          </table:table-cell>
          <table:table-cell office:value-type="float" office:value="0.00571738688167634" calcext:value-type="float">
            <text:p>0.005717386881676</text:p>
          </table:table-cell>
        </table:table-row>
        <table:table-row table:style-name="ro1">
          <table:table-cell office:value-type="float" office:value="23.9979458451271" calcext:value-type="float">
            <text:p>23.9979458451271</text:p>
          </table:table-cell>
          <table:table-cell office:value-type="float" office:value="7.35615092515945" calcext:value-type="float">
            <text:p>7.35615092515945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6596754875914" calcext:value-type="float">
            <text:p>0.96596754875914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" calcext:value-type="float">
            <text:p>9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75227085053675" calcext:value-type="float">
            <text:p>0.975227085053675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1.34045474873267" calcext:value-type="float">
            <text:p>1.34045474873267</text:p>
          </table:table-cell>
          <table:table-cell office:value-type="float" office:value="0.738874052462681" calcext:value-type="float">
            <text:p>0.738874052462681</text:p>
          </table:table-cell>
          <table:table-cell office:value-type="float" office:value="0.00643150061010245" calcext:value-type="float">
            <text:p>0.006431500610102</text:p>
          </table:table-cell>
          <table:table-cell office:value-type="float" office:value="0.00571738688167634" calcext:value-type="float">
            <text:p>0.005717386881676</text:p>
          </table:table-cell>
        </table:table-row>
        <table:table-row table:style-name="ro1">
          <table:table-cell office:value-type="float" office:value="24.9335022568703" calcext:value-type="float">
            <text:p>24.9335022568703</text:p>
          </table:table-cell>
          <table:table-cell office:value-type="float" office:value="8.04973423480988" calcext:value-type="float">
            <text:p>8.04973423480988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6596754875914" calcext:value-type="float">
            <text:p>0.96596754875914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" calcext:value-type="float">
            <text:p>9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75227085053675" calcext:value-type="float">
            <text:p>0.975227085053675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1.16821238144199" calcext:value-type="float">
            <text:p>1.16821238144199</text:p>
          </table:table-cell>
          <table:table-cell office:value-type="float" office:value="0.758071930436836" calcext:value-type="float">
            <text:p>0.758071930436836</text:p>
          </table:table-cell>
          <table:table-cell office:value-type="float" office:value="0.00643150061010245" calcext:value-type="float">
            <text:p>0.006431500610102</text:p>
          </table:table-cell>
          <table:table-cell office:value-type="float" office:value="0.00571738688167634" calcext:value-type="float">
            <text:p>0.005717386881676</text:p>
          </table:table-cell>
        </table:table-row>
        <table:table-row table:style-name="ro1">
          <table:table-cell office:value-type="float" office:value="23.8492488861084" calcext:value-type="float">
            <text:p>23.8492488861084</text:p>
          </table:table-cell>
          <table:table-cell office:value-type="float" office:value="7.34501296281815" calcext:value-type="float">
            <text:p>7.34501296281815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1428231474647" calcext:value-type="float">
            <text:p>0.961428231474647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0" calcext:value-type="float">
            <text:p>60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66143682906689" calcext:value-type="float">
            <text:p>0.966143682906689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57095709570957" calcext:value-type="float">
            <text:p>0.957095709570957</text:p>
          </table:table-cell>
          <table:table-cell office:value-type="float" office:value="0.923267326732673" calcext:value-type="float">
            <text:p>0.923267326732673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039702233251" calcext:value-type="float">
            <text:p>0.928039702233251</text:p>
          </table:table-cell>
          <table:table-cell office:value-type="float" office:value="0.962077493816983" calcext:value-type="float">
            <text:p>0.962077493816983</text:p>
          </table:table-cell>
          <table:table-cell office:value-type="float" office:value="1.52105883873226" calcext:value-type="float">
            <text:p>1.52105883873226</text:p>
          </table:table-cell>
          <table:table-cell office:value-type="float" office:value="0.554405189545854" calcext:value-type="float">
            <text:p>0.554405189545854</text:p>
          </table:table-cell>
          <table:table-cell office:value-type="float" office:value="0.0112866749648763" calcext:value-type="float">
            <text:p>0.011286674964876</text:p>
          </table:table-cell>
          <table:table-cell office:value-type="float" office:value="0.00325934003676295" calcext:value-type="float">
            <text:p>0.003259340036763</text:p>
          </table:table-cell>
        </table:table-row>
        <table:table-row table:style-name="ro1">
          <table:table-cell office:value-type="float" office:value="23.625693500042" calcext:value-type="float">
            <text:p>23.625693500042</text:p>
          </table:table-cell>
          <table:table-cell office:value-type="float" office:value="8.5559863448143" calcext:value-type="float">
            <text:p>8.5559863448143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1428231474647" calcext:value-type="float">
            <text:p>0.961428231474647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0" calcext:value-type="float">
            <text:p>60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66143682906689" calcext:value-type="float">
            <text:p>0.966143682906689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57095709570957" calcext:value-type="float">
            <text:p>0.957095709570957</text:p>
          </table:table-cell>
          <table:table-cell office:value-type="float" office:value="0.923267326732673" calcext:value-type="float">
            <text:p>0.923267326732673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039702233251" calcext:value-type="float">
            <text:p>0.928039702233251</text:p>
          </table:table-cell>
          <table:table-cell office:value-type="float" office:value="0.962077493816983" calcext:value-type="float">
            <text:p>0.962077493816983</text:p>
          </table:table-cell>
          <table:table-cell office:value-type="float" office:value="1.64401622642871" calcext:value-type="float">
            <text:p>1.64401622642871</text:p>
          </table:table-cell>
          <table:table-cell office:value-type="float" office:value="0.396641975323481" calcext:value-type="float">
            <text:p>0.396641975323481</text:p>
          </table:table-cell>
          <table:table-cell office:value-type="float" office:value="0.0112866749648763" calcext:value-type="float">
            <text:p>0.011286674964876</text:p>
          </table:table-cell>
          <table:table-cell office:value-type="float" office:value="0.00325934003676295" calcext:value-type="float">
            <text:p>0.003259340036763</text:p>
          </table:table-cell>
        </table:table-row>
        <table:table-row table:style-name="ro1">
          <table:table-cell office:value-type="float" office:value="23.2722617983818" calcext:value-type="float">
            <text:p>23.2722617983818</text:p>
          </table:table-cell>
          <table:table-cell office:value-type="float" office:value="8.28910005092621" calcext:value-type="float">
            <text:p>8.28910005092621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1428231474647" calcext:value-type="float">
            <text:p>0.961428231474647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0" calcext:value-type="float">
            <text:p>60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66143682906689" calcext:value-type="float">
            <text:p>0.966143682906689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57095709570957" calcext:value-type="float">
            <text:p>0.957095709570957</text:p>
          </table:table-cell>
          <table:table-cell office:value-type="float" office:value="0.923267326732673" calcext:value-type="float">
            <text:p>0.923267326732673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039702233251" calcext:value-type="float">
            <text:p>0.928039702233251</text:p>
          </table:table-cell>
          <table:table-cell office:value-type="float" office:value="0.962077493816983" calcext:value-type="float">
            <text:p>0.962077493816983</text:p>
          </table:table-cell>
          <table:table-cell office:value-type="float" office:value="0.816454899402051" calcext:value-type="float">
            <text:p>0.816454899402051</text:p>
          </table:table-cell>
          <table:table-cell office:value-type="float" office:value="0.149412636705721" calcext:value-type="float">
            <text:p>0.149412636705721</text:p>
          </table:table-cell>
          <table:table-cell office:value-type="float" office:value="0.0112866749648763" calcext:value-type="float">
            <text:p>0.011286674964876</text:p>
          </table:table-cell>
          <table:table-cell office:value-type="float" office:value="0.00325934003676295" calcext:value-type="float">
            <text:p>0.003259340036763</text:p>
          </table:table-cell>
        </table:table-row>
        <table:table-row table:style-name="ro1">
          <table:table-cell office:value-type="float" office:value="23.1831397414207" calcext:value-type="float">
            <text:p>23.1831397414207</text:p>
          </table:table-cell>
          <table:table-cell office:value-type="float" office:value="8.39270967245102" calcext:value-type="float">
            <text:p>8.39270967245102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1428231474647" calcext:value-type="float">
            <text:p>0.961428231474647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0" calcext:value-type="float">
            <text:p>60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66143682906689" calcext:value-type="float">
            <text:p>0.966143682906689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57095709570957" calcext:value-type="float">
            <text:p>0.957095709570957</text:p>
          </table:table-cell>
          <table:table-cell office:value-type="float" office:value="0.923267326732673" calcext:value-type="float">
            <text:p>0.923267326732673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039702233251" calcext:value-type="float">
            <text:p>0.928039702233251</text:p>
          </table:table-cell>
          <table:table-cell office:value-type="float" office:value="0.962077493816983" calcext:value-type="float">
            <text:p>0.962077493816983</text:p>
          </table:table-cell>
          <table:table-cell office:value-type="float" office:value="1.10040179835766" calcext:value-type="float">
            <text:p>1.10040179835766</text:p>
          </table:table-cell>
          <table:table-cell office:value-type="float" office:value="0.376846709384208" calcext:value-type="float">
            <text:p>0.376846709384208</text:p>
          </table:table-cell>
          <table:table-cell office:value-type="float" office:value="0.0112866749648763" calcext:value-type="float">
            <text:p>0.011286674964876</text:p>
          </table:table-cell>
          <table:table-cell office:value-type="float" office:value="0.00325934003676295" calcext:value-type="float">
            <text:p>0.003259340036763</text:p>
          </table:table-cell>
        </table:table-row>
        <table:table-row table:style-name="ro1">
          <table:table-cell office:value-type="float" office:value="23.6166080236435" calcext:value-type="float">
            <text:p>23.6166080236435</text:p>
          </table:table-cell>
          <table:table-cell office:value-type="float" office:value="7.53861504793167" calcext:value-type="float">
            <text:p>7.53861504793167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1428231474647" calcext:value-type="float">
            <text:p>0.961428231474647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0" calcext:value-type="float">
            <text:p>60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66143682906689" calcext:value-type="float">
            <text:p>0.966143682906689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57095709570957" calcext:value-type="float">
            <text:p>0.957095709570957</text:p>
          </table:table-cell>
          <table:table-cell office:value-type="float" office:value="0.923267326732673" calcext:value-type="float">
            <text:p>0.923267326732673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039702233251" calcext:value-type="float">
            <text:p>0.928039702233251</text:p>
          </table:table-cell>
          <table:table-cell office:value-type="float" office:value="0.962077493816983" calcext:value-type="float">
            <text:p>0.962077493816983</text:p>
          </table:table-cell>
          <table:table-cell office:value-type="float" office:value="1.23492156481925" calcext:value-type="float">
            <text:p>1.23492156481925</text:p>
          </table:table-cell>
          <table:table-cell office:value-type="float" office:value="0.801531459562006" calcext:value-type="float">
            <text:p>0.801531459562006</text:p>
          </table:table-cell>
          <table:table-cell office:value-type="float" office:value="0.0112866749648763" calcext:value-type="float">
            <text:p>0.011286674964876</text:p>
          </table:table-cell>
          <table:table-cell office:value-type="float" office:value="0.00325934003676295" calcext:value-type="float">
            <text:p>0.003259340036763</text:p>
          </table:table-cell>
        </table:table-row>
        <table:table-row table:style-name="ro1">
          <table:table-cell office:value-type="float" office:value="24.2864555716515" calcext:value-type="float">
            <text:p>24.2864555716515</text:p>
          </table:table-cell>
          <table:table-cell office:value-type="float" office:value="7.26382684707642" calcext:value-type="float">
            <text:p>7.26382684707642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55033670300669" calcext:value-type="float">
            <text:p>0.955033670300669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1" calcext:value-type="float">
            <text:p>91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61189099917424" calcext:value-type="float">
            <text:p>0.961189099917424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47194719471947" calcext:value-type="float">
            <text:p>0.947194719471947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53795379537954" calcext:value-type="float">
            <text:p>0.953795379537954</text:p>
          </table:table-cell>
          <table:table-cell office:value-type="float" office:value="0.928039702233251" calcext:value-type="float">
            <text:p>0.928039702233251</text:p>
          </table:table-cell>
          <table:table-cell office:value-type="float" office:value="0.95795548227535" calcext:value-type="float">
            <text:p>0.95795548227535</text:p>
          </table:table-cell>
          <table:table-cell office:value-type="float" office:value="1.3581037242403" calcext:value-type="float">
            <text:p>1.3581037242403</text:p>
          </table:table-cell>
          <table:table-cell office:value-type="float" office:value="0.598401747346274" calcext:value-type="float">
            <text:p>0.598401747346274</text:p>
          </table:table-cell>
          <table:table-cell office:value-type="float" office:value="0.0101122499710808" calcext:value-type="float">
            <text:p>0.010112249971081</text:p>
          </table:table-cell>
          <table:table-cell office:value-type="float" office:value="0.00522993339083671" calcext:value-type="float">
            <text:p>0.005229933390837</text:p>
          </table:table-cell>
        </table:table-row>
        <table:table-row table:style-name="ro1">
          <table:table-cell office:value-type="float" office:value="23.9690039157867" calcext:value-type="float">
            <text:p>23.9690039157867</text:p>
          </table:table-cell>
          <table:table-cell office:value-type="float" office:value="7.87719398736954" calcext:value-type="float">
            <text:p>7.87719398736954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55033670300669" calcext:value-type="float">
            <text:p>0.955033670300669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1" calcext:value-type="float">
            <text:p>91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61189099917424" calcext:value-type="float">
            <text:p>0.961189099917424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47194719471947" calcext:value-type="float">
            <text:p>0.947194719471947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53795379537954" calcext:value-type="float">
            <text:p>0.953795379537954</text:p>
          </table:table-cell>
          <table:table-cell office:value-type="float" office:value="0.928039702233251" calcext:value-type="float">
            <text:p>0.928039702233251</text:p>
          </table:table-cell>
          <table:table-cell office:value-type="float" office:value="0.95795548227535" calcext:value-type="float">
            <text:p>0.95795548227535</text:p>
          </table:table-cell>
          <table:table-cell office:value-type="float" office:value="1.70778502663045" calcext:value-type="float">
            <text:p>1.70778502663045</text:p>
          </table:table-cell>
          <table:table-cell office:value-type="float" office:value="0.886814922770737" calcext:value-type="float">
            <text:p>0.886814922770737</text:p>
          </table:table-cell>
          <table:table-cell office:value-type="float" office:value="0.0101122499710808" calcext:value-type="float">
            <text:p>0.010112249971081</text:p>
          </table:table-cell>
          <table:table-cell office:value-type="float" office:value="0.00522993339083671" calcext:value-type="float">
            <text:p>0.005229933390837</text:p>
          </table:table-cell>
        </table:table-row>
        <table:table-row table:style-name="ro1">
          <table:table-cell office:value-type="float" office:value="24.7105336785316" calcext:value-type="float">
            <text:p>24.7105336785316</text:p>
          </table:table-cell>
          <table:table-cell office:value-type="float" office:value="7.17476141452789" calcext:value-type="float">
            <text:p>7.17476141452789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55033670300669" calcext:value-type="float">
            <text:p>0.955033670300669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1" calcext:value-type="float">
            <text:p>91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61189099917424" calcext:value-type="float">
            <text:p>0.961189099917424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47194719471947" calcext:value-type="float">
            <text:p>0.947194719471947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53795379537954" calcext:value-type="float">
            <text:p>0.953795379537954</text:p>
          </table:table-cell>
          <table:table-cell office:value-type="float" office:value="0.928039702233251" calcext:value-type="float">
            <text:p>0.928039702233251</text:p>
          </table:table-cell>
          <table:table-cell office:value-type="float" office:value="0.95795548227535" calcext:value-type="float">
            <text:p>0.95795548227535</text:p>
          </table:table-cell>
          <table:table-cell office:value-type="float" office:value="2.02849260357861" calcext:value-type="float">
            <text:p>2.02849260357861</text:p>
          </table:table-cell>
          <table:table-cell office:value-type="float" office:value="0.649927760385546" calcext:value-type="float">
            <text:p>0.649927760385546</text:p>
          </table:table-cell>
          <table:table-cell office:value-type="float" office:value="0.0101122499710808" calcext:value-type="float">
            <text:p>0.010112249971081</text:p>
          </table:table-cell>
          <table:table-cell office:value-type="float" office:value="0.00522993339083671" calcext:value-type="float">
            <text:p>0.005229933390837</text:p>
          </table:table-cell>
        </table:table-row>
        <table:table-row table:style-name="ro1">
          <table:table-cell office:value-type="float" office:value="25.2835296392441" calcext:value-type="float">
            <text:p>25.2835296392441</text:p>
          </table:table-cell>
          <table:table-cell office:value-type="float" office:value="7.7317590713501" calcext:value-type="float">
            <text:p>7.7317590713501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55033670300669" calcext:value-type="float">
            <text:p>0.955033670300669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1" calcext:value-type="float">
            <text:p>91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61189099917424" calcext:value-type="float">
            <text:p>0.961189099917424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47194719471947" calcext:value-type="float">
            <text:p>0.947194719471947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53795379537954" calcext:value-type="float">
            <text:p>0.953795379537954</text:p>
          </table:table-cell>
          <table:table-cell office:value-type="float" office:value="0.928039702233251" calcext:value-type="float">
            <text:p>0.928039702233251</text:p>
          </table:table-cell>
          <table:table-cell office:value-type="float" office:value="0.95795548227535" calcext:value-type="float">
            <text:p>0.95795548227535</text:p>
          </table:table-cell>
          <table:table-cell office:value-type="float" office:value="1.95659334338678" calcext:value-type="float">
            <text:p>1.95659334338678</text:p>
          </table:table-cell>
          <table:table-cell office:value-type="float" office:value="1.59961030298733" calcext:value-type="float">
            <text:p>1.59961030298733</text:p>
          </table:table-cell>
          <table:table-cell office:value-type="float" office:value="0.0101122499710808" calcext:value-type="float">
            <text:p>0.010112249971081</text:p>
          </table:table-cell>
          <table:table-cell office:value-type="float" office:value="0.00522993339083671" calcext:value-type="float">
            <text:p>0.005229933390837</text:p>
          </table:table-cell>
        </table:table-row>
        <table:table-row table:style-name="ro1">
          <table:table-cell office:value-type="float" office:value="27.5813274383545" calcext:value-type="float">
            <text:p>27.5813274383545</text:p>
          </table:table-cell>
          <table:table-cell office:value-type="float" office:value="7.71759742498398" calcext:value-type="float">
            <text:p>7.71759742498398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55033670300669" calcext:value-type="float">
            <text:p>0.955033670300669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1" calcext:value-type="float">
            <text:p>91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61189099917424" calcext:value-type="float">
            <text:p>0.961189099917424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47194719471947" calcext:value-type="float">
            <text:p>0.947194719471947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53795379537954" calcext:value-type="float">
            <text:p>0.953795379537954</text:p>
          </table:table-cell>
          <table:table-cell office:value-type="float" office:value="0.928039702233251" calcext:value-type="float">
            <text:p>0.928039702233251</text:p>
          </table:table-cell>
          <table:table-cell office:value-type="float" office:value="0.95795548227535" calcext:value-type="float">
            <text:p>0.95795548227535</text:p>
          </table:table-cell>
          <table:table-cell office:value-type="float" office:value="1.36303093606822" calcext:value-type="float">
            <text:p>1.36303093606822</text:p>
          </table:table-cell>
          <table:table-cell office:value-type="float" office:value="1.92120814443176" calcext:value-type="float">
            <text:p>1.92120814443176</text:p>
          </table:table-cell>
          <table:table-cell office:value-type="float" office:value="0.0101122499710808" calcext:value-type="float">
            <text:p>0.010112249971081</text:p>
          </table:table-cell>
          <table:table-cell office:value-type="float" office:value="0.00522993339083671" calcext:value-type="float">
            <text:p>0.005229933390837</text:p>
          </table:table-cell>
        </table:table-row>
        <table:table-row table:style-name="ro1">
          <table:table-cell office:value-type="float" office:value="25.8244405388832" calcext:value-type="float">
            <text:p>25.8244405388832</text:p>
          </table:table-cell>
          <table:table-cell office:value-type="float" office:value="7.3853594660759" calcext:value-type="float">
            <text:p>7.3853594660759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54414686965288" calcext:value-type="float">
            <text:p>0.954414686965288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6" calcext:value-type="float">
            <text:p>126</text:p>
          </table:table-cell>
          <table:table-cell office:value-type="float" office:value="0.918518518518518" calcext:value-type="float">
            <text:p>0.918518518518518</text:p>
          </table:table-cell>
          <table:table-cell office:value-type="float" office:value="0.957060280759703" calcext:value-type="float">
            <text:p>0.957060280759703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48844884488449" calcext:value-type="float">
            <text:p>0.948844884488449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57095709570957" calcext:value-type="float">
            <text:p>0.957095709570957</text:p>
          </table:table-cell>
          <table:table-cell office:value-type="float" office:value="0.925558312655087" calcext:value-type="float">
            <text:p>0.925558312655087</text:p>
          </table:table-cell>
          <table:table-cell office:value-type="float" office:value="0.954657873042044" calcext:value-type="float">
            <text:p>0.954657873042044</text:p>
          </table:table-cell>
          <table:table-cell office:value-type="float" office:value="1.18116861785086" calcext:value-type="float">
            <text:p>1.18116861785086</text:p>
          </table:table-cell>
          <table:table-cell office:value-type="float" office:value="1.53250389701984" calcext:value-type="float">
            <text:p>1.53250389701984</text:p>
          </table:table-cell>
          <table:table-cell office:value-type="float" office:value="0.0148666569437408" calcext:value-type="float">
            <text:p>0.014866656943741</text:p>
          </table:table-cell>
          <table:table-cell office:value-type="float" office:value="0.00336410789943213" calcext:value-type="float">
            <text:p>0.003364107899432</text:p>
          </table:table-cell>
        </table:table-row>
        <table:table-row table:style-name="ro1">
          <table:table-cell office:value-type="float" office:value="26.1677379012108" calcext:value-type="float">
            <text:p>26.1677379012108</text:p>
          </table:table-cell>
          <table:table-cell office:value-type="float" office:value="7.77969479560852" calcext:value-type="float">
            <text:p>7.77969479560852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54414686965288" calcext:value-type="float">
            <text:p>0.954414686965288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6" calcext:value-type="float">
            <text:p>126</text:p>
          </table:table-cell>
          <table:table-cell office:value-type="float" office:value="0.918518518518518" calcext:value-type="float">
            <text:p>0.918518518518518</text:p>
          </table:table-cell>
          <table:table-cell office:value-type="float" office:value="0.957060280759703" calcext:value-type="float">
            <text:p>0.957060280759703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48844884488449" calcext:value-type="float">
            <text:p>0.948844884488449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57095709570957" calcext:value-type="float">
            <text:p>0.957095709570957</text:p>
          </table:table-cell>
          <table:table-cell office:value-type="float" office:value="0.925558312655087" calcext:value-type="float">
            <text:p>0.925558312655087</text:p>
          </table:table-cell>
          <table:table-cell office:value-type="float" office:value="0.954657873042044" calcext:value-type="float">
            <text:p>0.954657873042044</text:p>
          </table:table-cell>
          <table:table-cell office:value-type="float" office:value="1.61615407522795" calcext:value-type="float">
            <text:p>1.61615407522795</text:p>
          </table:table-cell>
          <table:table-cell office:value-type="float" office:value="1.11142322905162" calcext:value-type="float">
            <text:p>1.11142322905162</text:p>
          </table:table-cell>
          <table:table-cell office:value-type="float" office:value="0.0148666569437408" calcext:value-type="float">
            <text:p>0.014866656943741</text:p>
          </table:table-cell>
          <table:table-cell office:value-type="float" office:value="0.00336410789943213" calcext:value-type="float">
            <text:p>0.003364107899432</text:p>
          </table:table-cell>
        </table:table-row>
        <table:table-row table:style-name="ro1">
          <table:table-cell office:value-type="float" office:value="24.9530251026154" calcext:value-type="float">
            <text:p>24.9530251026154</text:p>
          </table:table-cell>
          <table:table-cell office:value-type="float" office:value="7.307053565979" calcext:value-type="float">
            <text:p>7.307053565979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54414686965288" calcext:value-type="float">
            <text:p>0.954414686965288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6" calcext:value-type="float">
            <text:p>126</text:p>
          </table:table-cell>
          <table:table-cell office:value-type="float" office:value="0.918518518518518" calcext:value-type="float">
            <text:p>0.918518518518518</text:p>
          </table:table-cell>
          <table:table-cell office:value-type="float" office:value="0.957060280759703" calcext:value-type="float">
            <text:p>0.957060280759703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48844884488449" calcext:value-type="float">
            <text:p>0.948844884488449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57095709570957" calcext:value-type="float">
            <text:p>0.957095709570957</text:p>
          </table:table-cell>
          <table:table-cell office:value-type="float" office:value="0.925558312655087" calcext:value-type="float">
            <text:p>0.925558312655087</text:p>
          </table:table-cell>
          <table:table-cell office:value-type="float" office:value="0.954657873042044" calcext:value-type="float">
            <text:p>0.954657873042044</text:p>
          </table:table-cell>
          <table:table-cell office:value-type="float" office:value="0.856923012952987" calcext:value-type="float">
            <text:p>0.856923012952987</text:p>
          </table:table-cell>
          <table:table-cell office:value-type="float" office:value="0.407096402010658" calcext:value-type="float">
            <text:p>0.407096402010658</text:p>
          </table:table-cell>
          <table:table-cell office:value-type="float" office:value="0.0148666569437408" calcext:value-type="float">
            <text:p>0.014866656943741</text:p>
          </table:table-cell>
          <table:table-cell office:value-type="float" office:value="0.00336410789943213" calcext:value-type="float">
            <text:p>0.003364107899432</text:p>
          </table:table-cell>
        </table:table-row>
        <table:table-row table:style-name="ro1">
          <table:table-cell office:value-type="float" office:value="24.9004263281822" calcext:value-type="float">
            <text:p>24.9004263281822</text:p>
          </table:table-cell>
          <table:table-cell office:value-type="float" office:value="6.99403393268585" calcext:value-type="float">
            <text:p>6.99403393268585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54414686965288" calcext:value-type="float">
            <text:p>0.954414686965288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6" calcext:value-type="float">
            <text:p>126</text:p>
          </table:table-cell>
          <table:table-cell office:value-type="float" office:value="0.918518518518518" calcext:value-type="float">
            <text:p>0.918518518518518</text:p>
          </table:table-cell>
          <table:table-cell office:value-type="float" office:value="0.957060280759703" calcext:value-type="float">
            <text:p>0.957060280759703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48844884488449" calcext:value-type="float">
            <text:p>0.948844884488449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57095709570957" calcext:value-type="float">
            <text:p>0.957095709570957</text:p>
          </table:table-cell>
          <table:table-cell office:value-type="float" office:value="0.925558312655087" calcext:value-type="float">
            <text:p>0.925558312655087</text:p>
          </table:table-cell>
          <table:table-cell office:value-type="float" office:value="0.954657873042044" calcext:value-type="float">
            <text:p>0.954657873042044</text:p>
          </table:table-cell>
          <table:table-cell office:value-type="float" office:value="1.66686892164163" calcext:value-type="float">
            <text:p>1.66686892164163</text:p>
          </table:table-cell>
          <table:table-cell office:value-type="float" office:value="0.865626830956644" calcext:value-type="float">
            <text:p>0.865626830956644</text:p>
          </table:table-cell>
          <table:table-cell office:value-type="float" office:value="0.0148666569437408" calcext:value-type="float">
            <text:p>0.014866656943741</text:p>
          </table:table-cell>
          <table:table-cell office:value-type="float" office:value="0.00336410789943213" calcext:value-type="float">
            <text:p>0.003364107899432</text:p>
          </table:table-cell>
        </table:table-row>
        <table:table-row table:style-name="ro1">
          <table:table-cell office:value-type="float" office:value="24.7873764634132" calcext:value-type="float">
            <text:p>24.7873764634132</text:p>
          </table:table-cell>
          <table:table-cell office:value-type="float" office:value="7.23251616954803" calcext:value-type="float">
            <text:p>7.23251616954803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54414686965288" calcext:value-type="float">
            <text:p>0.954414686965288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6" calcext:value-type="float">
            <text:p>126</text:p>
          </table:table-cell>
          <table:table-cell office:value-type="float" office:value="0.918518518518518" calcext:value-type="float">
            <text:p>0.918518518518518</text:p>
          </table:table-cell>
          <table:table-cell office:value-type="float" office:value="0.957060280759703" calcext:value-type="float">
            <text:p>0.957060280759703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48844884488449" calcext:value-type="float">
            <text:p>0.948844884488449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57095709570957" calcext:value-type="float">
            <text:p>0.957095709570957</text:p>
          </table:table-cell>
          <table:table-cell office:value-type="float" office:value="0.925558312655087" calcext:value-type="float">
            <text:p>0.925558312655087</text:p>
          </table:table-cell>
          <table:table-cell office:value-type="float" office:value="0.954657873042044" calcext:value-type="float">
            <text:p>0.954657873042044</text:p>
          </table:table-cell>
          <table:table-cell office:value-type="float" office:value="1.05492690565783" calcext:value-type="float">
            <text:p>1.05492690565783</text:p>
          </table:table-cell>
          <table:table-cell office:value-type="float" office:value="0.700622543840139" calcext:value-type="float">
            <text:p>0.700622543840139</text:p>
          </table:table-cell>
          <table:table-cell office:value-type="float" office:value="0.0148666569437408" calcext:value-type="float">
            <text:p>0.014866656943741</text:p>
          </table:table-cell>
          <table:table-cell office:value-type="float" office:value="0.00336410789943213" calcext:value-type="float">
            <text:p>0.003364107899432</text:p>
          </table:table-cell>
        </table:table-row>
        <table:table-row table:style-name="ro1">
          <table:table-cell office:value-type="float" office:value="25.5848174095154" calcext:value-type="float">
            <text:p>25.5848174095154</text:p>
          </table:table-cell>
          <table:table-cell office:value-type="float" office:value="7.3690966963768" calcext:value-type="float">
            <text:p>7.3690966963768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94224421038033" calcext:value-type="float">
            <text:p>0.994224421038033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9" calcext:value-type="float">
            <text:p>49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95871180842279" calcext:value-type="float">
            <text:p>0.995871180842279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1749174917492" calcext:value-type="float">
            <text:p>0.991749174917492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3399339933993" calcext:value-type="float">
            <text:p>0.993399339933993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95877988458368" calcext:value-type="float">
            <text:p>0.995877988458368</text:p>
          </table:table-cell>
          <table:table-cell office:value-type="float" office:value="1.71304989396149" calcext:value-type="float">
            <text:p>1.71304989396149</text:p>
          </table:table-cell>
          <table:table-cell office:value-type="float" office:value="0.786780023255999" calcext:value-type="float">
            <text:p>0.786780023255999</text:p>
          </table:table-cell>
          <table:table-cell office:value-type="float" office:value="0.0116315991338108" calcext:value-type="float">
            <text:p>0.011631599133811</text:p>
          </table:table-cell>
          <table:table-cell office:value-type="float" office:value="0.00175026464084513" calcext:value-type="float">
            <text:p>0.001750264640845</text:p>
          </table:table-cell>
        </table:table-row>
        <table:table-row table:style-name="ro1">
          <table:table-cell office:value-type="float" office:value="24.3657935857773" calcext:value-type="float">
            <text:p>24.3657935857773</text:p>
          </table:table-cell>
          <table:table-cell office:value-type="float" office:value="8.12914854288101" calcext:value-type="float">
            <text:p>8.12914854288101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92368495544412" calcext:value-type="float">
            <text:p>0.992368495544412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" calcext:value-type="float">
            <text:p>9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95871180842279" calcext:value-type="float">
            <text:p>0.995871180842279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93404781533388" calcext:value-type="float">
            <text:p>0.993404781533388</text:p>
          </table:table-cell>
          <table:table-cell office:value-type="float" office:value="1.76509215977181" calcext:value-type="float">
            <text:p>1.76509215977181</text:p>
          </table:table-cell>
          <table:table-cell office:value-type="float" office:value="0.32557629442239" calcext:value-type="float">
            <text:p>0.32557629442239</text:p>
          </table:table-cell>
          <table:table-cell office:value-type="float" office:value="0.0092928387954117" calcext:value-type="float">
            <text:p>0.009292838795412</text:p>
          </table:table-cell>
          <table:table-cell office:value-type="float" office:value="0.00243124572586973" calcext:value-type="float">
            <text:p>0.00243124572587</text:p>
          </table:table-cell>
        </table:table-row>
        <table:table-row table:style-name="ro1">
          <table:table-cell office:value-type="float" office:value="23.7743017673492" calcext:value-type="float">
            <text:p>23.7743017673492</text:p>
          </table:table-cell>
          <table:table-cell office:value-type="float" office:value="8.02074939012527" calcext:value-type="float">
            <text:p>8.02074939012527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90511719239201" calcext:value-type="float">
            <text:p>0.990511719239201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5" calcext:value-type="float">
            <text:p>45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94219653179191" calcext:value-type="float">
            <text:p>0.994219653179191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85973597359736" calcext:value-type="float">
            <text:p>0.98597359735973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88448844884488" calcext:value-type="float">
            <text:p>0.988448844884488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93404781533388" calcext:value-type="float">
            <text:p>0.993404781533388</text:p>
          </table:table-cell>
          <table:table-cell office:value-type="float" office:value="0.909235707457054" calcext:value-type="float">
            <text:p>0.909235707457054</text:p>
          </table:table-cell>
          <table:table-cell office:value-type="float" office:value="0.380807549258349" calcext:value-type="float">
            <text:p>0.380807549258349</text:p>
          </table:table-cell>
          <table:table-cell office:value-type="float" office:value="0.0110851525935923" calcext:value-type="float">
            <text:p>0.011085152593592</text:p>
          </table:table-cell>
          <table:table-cell office:value-type="float" office:value="0.00342668149736685" calcext:value-type="float">
            <text:p>0.003426681497367</text:p>
          </table:table-cell>
        </table:table-row>
        <table:table-row table:style-name="ro1">
          <table:table-cell office:value-type="float" office:value="23.8777149915695" calcext:value-type="float">
            <text:p>23.8777149915695</text:p>
          </table:table-cell>
          <table:table-cell office:value-type="float" office:value="8.14787381887436" calcext:value-type="float">
            <text:p>8.14787381887436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90305788431258" calcext:value-type="float">
            <text:p>0.990305788431258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55" calcext:value-type="float">
            <text:p>55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93393889347647" calcext:value-type="float">
            <text:p>0.993393889347647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87623762376238" calcext:value-type="float">
            <text:p>0.987623762376238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89273927392739" calcext:value-type="float">
            <text:p>0.989273927392739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90931574608409" calcext:value-type="float">
            <text:p>0.990931574608409</text:p>
          </table:table-cell>
          <table:table-cell office:value-type="float" office:value="1.27851569248225" calcext:value-type="float">
            <text:p>1.27851569248225</text:p>
          </table:table-cell>
          <table:table-cell office:value-type="float" office:value="0.392122018165909" calcext:value-type="float">
            <text:p>0.392122018165909</text:p>
          </table:table-cell>
          <table:table-cell office:value-type="float" office:value="0.00970365895942132" calcext:value-type="float">
            <text:p>0.009703658959421</text:p>
          </table:table-cell>
          <table:table-cell office:value-type="float" office:value="0.00213225095684904" calcext:value-type="float">
            <text:p>0.002132250956849</text:p>
          </table:table-cell>
        </table:table-row>
        <table:table-row table:style-name="ro1">
          <table:table-cell office:value-type="float" office:value="23.750373005867" calcext:value-type="float">
            <text:p>23.750373005867</text:p>
          </table:table-cell>
          <table:table-cell office:value-type="float" office:value="8.15224319696426" calcext:value-type="float">
            <text:p>8.15224319696426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90099347754214" calcext:value-type="float">
            <text:p>0.990099347754214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5" calcext:value-type="float">
            <text:p>5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93393889347647" calcext:value-type="float">
            <text:p>0.993393889347647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86798679867987" calcext:value-type="float">
            <text:p>0.986798679867987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88448844884488" calcext:value-type="float">
            <text:p>0.988448844884488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91755976916735" calcext:value-type="float">
            <text:p>0.991755976916735</text:p>
          </table:table-cell>
          <table:table-cell office:value-type="float" office:value="0.701903650503561" calcext:value-type="float">
            <text:p>0.701903650503561</text:p>
          </table:table-cell>
          <table:table-cell office:value-type="float" office:value="0.430367697888348" calcext:value-type="float">
            <text:p>0.430367697888348</text:p>
          </table:table-cell>
          <table:table-cell office:value-type="float" office:value="0.00903170278791346" calcext:value-type="float">
            <text:p>0.009031702787913</text:p>
          </table:table-cell>
          <table:table-cell office:value-type="float" office:value="0.00260849538580758" calcext:value-type="float">
            <text:p>0.002608495385808</text:p>
          </table:table-cell>
        </table:table-row>
        <table:table-row table:style-name="ro1">
          <table:table-cell office:value-type="float" office:value="23.8391311764717" calcext:value-type="float">
            <text:p>23.8391311764717</text:p>
          </table:table-cell>
          <table:table-cell office:value-type="float" office:value="7.42114198207855" calcext:value-type="float">
            <text:p>7.42114198207855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6596754875914" calcext:value-type="float">
            <text:p>0.96596754875914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" calcext:value-type="float">
            <text:p>9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75227085053675" calcext:value-type="float">
            <text:p>0.975227085053675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1.51673122453952" calcext:value-type="float">
            <text:p>1.51673122453952</text:p>
          </table:table-cell>
          <table:table-cell office:value-type="float" office:value="0.935506252552829" calcext:value-type="float">
            <text:p>0.935506252552829</text:p>
          </table:table-cell>
          <table:table-cell office:value-type="float" office:value="0.00643150061010245" calcext:value-type="float">
            <text:p>0.006431500610102</text:p>
          </table:table-cell>
          <table:table-cell office:value-type="float" office:value="0.00571738688167634" calcext:value-type="float">
            <text:p>0.005717386881676</text:p>
          </table:table-cell>
        </table:table-row>
        <table:table-row table:style-name="ro1">
          <table:table-cell office:value-type="float" office:value="24.6983851194382" calcext:value-type="float">
            <text:p>24.6983851194382</text:p>
          </table:table-cell>
          <table:table-cell office:value-type="float" office:value="8.09921449422836" calcext:value-type="float">
            <text:p>8.09921449422836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6596754875914" calcext:value-type="float">
            <text:p>0.96596754875914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" calcext:value-type="float">
            <text:p>9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75227085053675" calcext:value-type="float">
            <text:p>0.975227085053675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1.67457711372897" calcext:value-type="float">
            <text:p>1.67457711372897</text:p>
          </table:table-cell>
          <table:table-cell office:value-type="float" office:value="0.443933067151313" calcext:value-type="float">
            <text:p>0.443933067151313</text:p>
          </table:table-cell>
          <table:table-cell office:value-type="float" office:value="0.00643150061010245" calcext:value-type="float">
            <text:p>0.006431500610102</text:p>
          </table:table-cell>
          <table:table-cell office:value-type="float" office:value="0.00571738688167634" calcext:value-type="float">
            <text:p>0.005717386881676</text:p>
          </table:table-cell>
        </table:table-row>
        <table:table-row table:style-name="ro1">
          <table:table-cell office:value-type="float" office:value="25.3283334970474" calcext:value-type="float">
            <text:p>25.3283334970474</text:p>
          </table:table-cell>
          <table:table-cell office:value-type="float" office:value="7.54643195867538" calcext:value-type="float">
            <text:p>7.54643195867538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6596754875914" calcext:value-type="float">
            <text:p>0.96596754875914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" calcext:value-type="float">
            <text:p>9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75227085053675" calcext:value-type="float">
            <text:p>0.975227085053675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0.774564819572053" calcext:value-type="float">
            <text:p>0.774564819572053</text:p>
          </table:table-cell>
          <table:table-cell office:value-type="float" office:value="0.471651103122675" calcext:value-type="float">
            <text:p>0.471651103122675</text:p>
          </table:table-cell>
          <table:table-cell office:value-type="float" office:value="0.00643150061010245" calcext:value-type="float">
            <text:p>0.006431500610102</text:p>
          </table:table-cell>
          <table:table-cell office:value-type="float" office:value="0.00571738688167634" calcext:value-type="float">
            <text:p>0.005717386881676</text:p>
          </table:table-cell>
        </table:table-row>
        <table:table-row table:style-name="ro1">
          <table:table-cell office:value-type="float" office:value="29.7591661810875" calcext:value-type="float">
            <text:p>29.7591661810875</text:p>
          </table:table-cell>
          <table:table-cell office:value-type="float" office:value="7.33392298221588" calcext:value-type="float">
            <text:p>7.33392298221588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6596754875914" calcext:value-type="float">
            <text:p>0.96596754875914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" calcext:value-type="float">
            <text:p>9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75227085053675" calcext:value-type="float">
            <text:p>0.975227085053675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2.65661792822329" calcext:value-type="float">
            <text:p>2.65661792822329</text:p>
          </table:table-cell>
          <table:table-cell office:value-type="float" office:value="1.31925161443548" calcext:value-type="float">
            <text:p>1.31925161443548</text:p>
          </table:table-cell>
          <table:table-cell office:value-type="float" office:value="0.00643150061010245" calcext:value-type="float">
            <text:p>0.006431500610102</text:p>
          </table:table-cell>
          <table:table-cell office:value-type="float" office:value="0.00571738688167634" calcext:value-type="float">
            <text:p>0.005717386881676</text:p>
          </table:table-cell>
        </table:table-row>
        <table:table-row table:style-name="ro1">
          <table:table-cell office:value-type="float" office:value="25.9974117279053" calcext:value-type="float">
            <text:p>25.9974117279053</text:p>
          </table:table-cell>
          <table:table-cell office:value-type="float" office:value="6.66048187017441" calcext:value-type="float">
            <text:p>6.66048187017441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6596754875914" calcext:value-type="float">
            <text:p>0.96596754875914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" calcext:value-type="float">
            <text:p>9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75227085053675" calcext:value-type="float">
            <text:p>0.975227085053675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2.14309636698952" calcext:value-type="float">
            <text:p>2.14309636698952</text:p>
          </table:table-cell>
          <table:table-cell office:value-type="float" office:value="1.50501919812271" calcext:value-type="float">
            <text:p>1.50501919812271</text:p>
          </table:table-cell>
          <table:table-cell office:value-type="float" office:value="0.00643150061010245" calcext:value-type="float">
            <text:p>0.006431500610102</text:p>
          </table:table-cell>
          <table:table-cell office:value-type="float" office:value="0.00571738688167634" calcext:value-type="float">
            <text:p>0.005717386881676</text:p>
          </table:table-cell>
        </table:table-row>
        <table:table-row table:style-name="ro1">
          <table:table-cell office:value-type="float" office:value="25.857620537281" calcext:value-type="float">
            <text:p>25.857620537281</text:p>
          </table:table-cell>
          <table:table-cell office:value-type="float" office:value="8.07500112056732" calcext:value-type="float">
            <text:p>8.07500112056732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1428231474647" calcext:value-type="float">
            <text:p>0.961428231474647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0" calcext:value-type="float">
            <text:p>60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66143682906689" calcext:value-type="float">
            <text:p>0.966143682906689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57095709570957" calcext:value-type="float">
            <text:p>0.957095709570957</text:p>
          </table:table-cell>
          <table:table-cell office:value-type="float" office:value="0.923267326732673" calcext:value-type="float">
            <text:p>0.923267326732673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039702233251" calcext:value-type="float">
            <text:p>0.928039702233251</text:p>
          </table:table-cell>
          <table:table-cell office:value-type="float" office:value="0.962077493816983" calcext:value-type="float">
            <text:p>0.962077493816983</text:p>
          </table:table-cell>
          <table:table-cell office:value-type="float" office:value="1.8354056726842" calcext:value-type="float">
            <text:p>1.8354056726842</text:p>
          </table:table-cell>
          <table:table-cell office:value-type="float" office:value="2.04920461637118" calcext:value-type="float">
            <text:p>2.04920461637118</text:p>
          </table:table-cell>
          <table:table-cell office:value-type="float" office:value="0.0112866749648763" calcext:value-type="float">
            <text:p>0.011286674964876</text:p>
          </table:table-cell>
          <table:table-cell office:value-type="float" office:value="0.00325934003676295" calcext:value-type="float">
            <text:p>0.003259340036763</text:p>
          </table:table-cell>
        </table:table-row>
        <table:table-row table:style-name="ro1">
          <table:table-cell office:value-type="float" office:value="26.0182322263718" calcext:value-type="float">
            <text:p>26.0182322263718</text:p>
          </table:table-cell>
          <table:table-cell office:value-type="float" office:value="6.97749447822571" calcext:value-type="float">
            <text:p>6.97749447822571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1428231474647" calcext:value-type="float">
            <text:p>0.961428231474647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0" calcext:value-type="float">
            <text:p>60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66143682906689" calcext:value-type="float">
            <text:p>0.966143682906689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57095709570957" calcext:value-type="float">
            <text:p>0.957095709570957</text:p>
          </table:table-cell>
          <table:table-cell office:value-type="float" office:value="0.923267326732673" calcext:value-type="float">
            <text:p>0.923267326732673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039702233251" calcext:value-type="float">
            <text:p>0.928039702233251</text:p>
          </table:table-cell>
          <table:table-cell office:value-type="float" office:value="0.962077493816983" calcext:value-type="float">
            <text:p>0.962077493816983</text:p>
          </table:table-cell>
          <table:table-cell office:value-type="float" office:value="1.44175991358765" calcext:value-type="float">
            <text:p>1.44175991358765</text:p>
          </table:table-cell>
          <table:table-cell office:value-type="float" office:value="1.35867423472881" calcext:value-type="float">
            <text:p>1.35867423472881</text:p>
          </table:table-cell>
          <table:table-cell office:value-type="float" office:value="0.0112866749648763" calcext:value-type="float">
            <text:p>0.011286674964876</text:p>
          </table:table-cell>
          <table:table-cell office:value-type="float" office:value="0.00325934003676295" calcext:value-type="float">
            <text:p>0.003259340036763</text:p>
          </table:table-cell>
        </table:table-row>
        <table:table-row table:style-name="ro1">
          <table:table-cell office:value-type="float" office:value="26.8979586958885" calcext:value-type="float">
            <text:p>26.8979586958885</text:p>
          </table:table-cell>
          <table:table-cell office:value-type="float" office:value="7.32441914081574" calcext:value-type="float">
            <text:p>7.32441914081574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1428231474647" calcext:value-type="float">
            <text:p>0.961428231474647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0" calcext:value-type="float">
            <text:p>60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66143682906689" calcext:value-type="float">
            <text:p>0.966143682906689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57095709570957" calcext:value-type="float">
            <text:p>0.957095709570957</text:p>
          </table:table-cell>
          <table:table-cell office:value-type="float" office:value="0.923267326732673" calcext:value-type="float">
            <text:p>0.923267326732673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039702233251" calcext:value-type="float">
            <text:p>0.928039702233251</text:p>
          </table:table-cell>
          <table:table-cell office:value-type="float" office:value="0.962077493816983" calcext:value-type="float">
            <text:p>0.962077493816983</text:p>
          </table:table-cell>
          <table:table-cell office:value-type="float" office:value="1.61896395171654" calcext:value-type="float">
            <text:p>1.61896395171654</text:p>
          </table:table-cell>
          <table:table-cell office:value-type="float" office:value="1.20318591051939" calcext:value-type="float">
            <text:p>1.20318591051939</text:p>
          </table:table-cell>
          <table:table-cell office:value-type="float" office:value="0.0112866749648763" calcext:value-type="float">
            <text:p>0.011286674964876</text:p>
          </table:table-cell>
          <table:table-cell office:value-type="float" office:value="0.00325934003676295" calcext:value-type="float">
            <text:p>0.003259340036763</text:p>
          </table:table-cell>
        </table:table-row>
        <table:table-row table:style-name="ro1">
          <table:table-cell office:value-type="float" office:value="25.7588557600975" calcext:value-type="float">
            <text:p>25.7588557600975</text:p>
          </table:table-cell>
          <table:table-cell office:value-type="float" office:value="7.27539253234863" calcext:value-type="float">
            <text:p>7.27539253234863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1428231474647" calcext:value-type="float">
            <text:p>0.961428231474647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0" calcext:value-type="float">
            <text:p>60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66143682906689" calcext:value-type="float">
            <text:p>0.966143682906689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57095709570957" calcext:value-type="float">
            <text:p>0.957095709570957</text:p>
          </table:table-cell>
          <table:table-cell office:value-type="float" office:value="0.923267326732673" calcext:value-type="float">
            <text:p>0.923267326732673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039702233251" calcext:value-type="float">
            <text:p>0.928039702233251</text:p>
          </table:table-cell>
          <table:table-cell office:value-type="float" office:value="0.962077493816983" calcext:value-type="float">
            <text:p>0.962077493816983</text:p>
          </table:table-cell>
          <table:table-cell office:value-type="float" office:value="1.99816611449905" calcext:value-type="float">
            <text:p>1.99816611449905</text:p>
          </table:table-cell>
          <table:table-cell office:value-type="float" office:value="0.995051630070423" calcext:value-type="float">
            <text:p>0.995051630070423</text:p>
          </table:table-cell>
          <table:table-cell office:value-type="float" office:value="0.0112866749648763" calcext:value-type="float">
            <text:p>0.011286674964876</text:p>
          </table:table-cell>
          <table:table-cell office:value-type="float" office:value="0.00325934003676295" calcext:value-type="float">
            <text:p>0.003259340036763</text:p>
          </table:table-cell>
        </table:table-row>
        <table:table-row table:style-name="ro1">
          <table:table-cell office:value-type="float" office:value="24.8530152440071" calcext:value-type="float">
            <text:p>24.8530152440071</text:p>
          </table:table-cell>
          <table:table-cell office:value-type="float" office:value="7.48513454198837" calcext:value-type="float">
            <text:p>7.48513454198837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1428231474647" calcext:value-type="float">
            <text:p>0.961428231474647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0" calcext:value-type="float">
            <text:p>60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66143682906689" calcext:value-type="float">
            <text:p>0.966143682906689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57095709570957" calcext:value-type="float">
            <text:p>0.957095709570957</text:p>
          </table:table-cell>
          <table:table-cell office:value-type="float" office:value="0.923267326732673" calcext:value-type="float">
            <text:p>0.923267326732673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039702233251" calcext:value-type="float">
            <text:p>0.928039702233251</text:p>
          </table:table-cell>
          <table:table-cell office:value-type="float" office:value="0.962077493816983" calcext:value-type="float">
            <text:p>0.962077493816983</text:p>
          </table:table-cell>
          <table:table-cell office:value-type="float" office:value="1.10098657320098" calcext:value-type="float">
            <text:p>1.10098657320098</text:p>
          </table:table-cell>
          <table:table-cell office:value-type="float" office:value="0.600458986678435" calcext:value-type="float">
            <text:p>0.600458986678435</text:p>
          </table:table-cell>
          <table:table-cell office:value-type="float" office:value="0.0112866749648763" calcext:value-type="float">
            <text:p>0.011286674964876</text:p>
          </table:table-cell>
          <table:table-cell office:value-type="float" office:value="0.00325934003676295" calcext:value-type="float">
            <text:p>0.003259340036763</text:p>
          </table:table-cell>
        </table:table-row>
        <table:table-row table:style-name="ro1">
          <table:table-cell office:value-type="float" office:value="24.4003753066063" calcext:value-type="float">
            <text:p>24.4003753066063</text:p>
          </table:table-cell>
          <table:table-cell office:value-type="float" office:value="7.59604382514954" calcext:value-type="float">
            <text:p>7.59604382514954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55033670300669" calcext:value-type="float">
            <text:p>0.955033670300669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1" calcext:value-type="float">
            <text:p>91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61189099917424" calcext:value-type="float">
            <text:p>0.961189099917424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47194719471947" calcext:value-type="float">
            <text:p>0.947194719471947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53795379537954" calcext:value-type="float">
            <text:p>0.953795379537954</text:p>
          </table:table-cell>
          <table:table-cell office:value-type="float" office:value="0.928039702233251" calcext:value-type="float">
            <text:p>0.928039702233251</text:p>
          </table:table-cell>
          <table:table-cell office:value-type="float" office:value="0.95795548227535" calcext:value-type="float">
            <text:p>0.95795548227535</text:p>
          </table:table-cell>
          <table:table-cell office:value-type="float" office:value="0.995881529129856" calcext:value-type="float">
            <text:p>0.995881529129856</text:p>
          </table:table-cell>
          <table:table-cell office:value-type="float" office:value="0.477250317761743" calcext:value-type="float">
            <text:p>0.477250317761743</text:p>
          </table:table-cell>
          <table:table-cell office:value-type="float" office:value="0.0101122499710808" calcext:value-type="float">
            <text:p>0.010112249971081</text:p>
          </table:table-cell>
          <table:table-cell office:value-type="float" office:value="0.00522993339083671" calcext:value-type="float">
            <text:p>0.005229933390837</text:p>
          </table:table-cell>
        </table:table-row>
        <table:table-row table:style-name="ro1">
          <table:table-cell office:value-type="float" office:value="23.6474148035049" calcext:value-type="float">
            <text:p>23.6474148035049</text:p>
          </table:table-cell>
          <table:table-cell office:value-type="float" office:value="8.08218854665756" calcext:value-type="float">
            <text:p>8.08218854665756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55033670300669" calcext:value-type="float">
            <text:p>0.955033670300669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1" calcext:value-type="float">
            <text:p>91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61189099917424" calcext:value-type="float">
            <text:p>0.961189099917424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47194719471947" calcext:value-type="float">
            <text:p>0.947194719471947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53795379537954" calcext:value-type="float">
            <text:p>0.953795379537954</text:p>
          </table:table-cell>
          <table:table-cell office:value-type="float" office:value="0.928039702233251" calcext:value-type="float">
            <text:p>0.928039702233251</text:p>
          </table:table-cell>
          <table:table-cell office:value-type="float" office:value="0.95795548227535" calcext:value-type="float">
            <text:p>0.95795548227535</text:p>
          </table:table-cell>
          <table:table-cell office:value-type="float" office:value="1.27769862865702" calcext:value-type="float">
            <text:p>1.27769862865702</text:p>
          </table:table-cell>
          <table:table-cell office:value-type="float" office:value="1.05447654644791" calcext:value-type="float">
            <text:p>1.05447654644791</text:p>
          </table:table-cell>
          <table:table-cell office:value-type="float" office:value="0.0101122499710808" calcext:value-type="float">
            <text:p>0.010112249971081</text:p>
          </table:table-cell>
          <table:table-cell office:value-type="float" office:value="0.00522993339083671" calcext:value-type="float">
            <text:p>0.005229933390837</text:p>
          </table:table-cell>
        </table:table-row>
        <table:table-row table:style-name="ro1">
          <table:table-cell office:value-type="float" office:value="23.8796014785767" calcext:value-type="float">
            <text:p>23.8796014785767</text:p>
          </table:table-cell>
          <table:table-cell office:value-type="float" office:value="7.76672440767288" calcext:value-type="float">
            <text:p>7.76672440767288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55033670300669" calcext:value-type="float">
            <text:p>0.955033670300669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1" calcext:value-type="float">
            <text:p>91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61189099917424" calcext:value-type="float">
            <text:p>0.961189099917424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47194719471947" calcext:value-type="float">
            <text:p>0.947194719471947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53795379537954" calcext:value-type="float">
            <text:p>0.953795379537954</text:p>
          </table:table-cell>
          <table:table-cell office:value-type="float" office:value="0.928039702233251" calcext:value-type="float">
            <text:p>0.928039702233251</text:p>
          </table:table-cell>
          <table:table-cell office:value-type="float" office:value="0.95795548227535" calcext:value-type="float">
            <text:p>0.95795548227535</text:p>
          </table:table-cell>
          <table:table-cell office:value-type="float" office:value="1.90518982149612" calcext:value-type="float">
            <text:p>1.90518982149612</text:p>
          </table:table-cell>
          <table:table-cell office:value-type="float" office:value="1.09569531825075" calcext:value-type="float">
            <text:p>1.09569531825075</text:p>
          </table:table-cell>
          <table:table-cell office:value-type="float" office:value="0.0101122499710808" calcext:value-type="float">
            <text:p>0.010112249971081</text:p>
          </table:table-cell>
          <table:table-cell office:value-type="float" office:value="0.00522993339083671" calcext:value-type="float">
            <text:p>0.005229933390837</text:p>
          </table:table-cell>
        </table:table-row>
        <table:table-row table:style-name="ro1">
          <table:table-cell office:value-type="float" office:value="24.9603555798531" calcext:value-type="float">
            <text:p>24.9603555798531</text:p>
          </table:table-cell>
          <table:table-cell office:value-type="float" office:value="7.06816500425339" calcext:value-type="float">
            <text:p>7.06816500425339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55033670300669" calcext:value-type="float">
            <text:p>0.955033670300669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1" calcext:value-type="float">
            <text:p>91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61189099917424" calcext:value-type="float">
            <text:p>0.961189099917424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47194719471947" calcext:value-type="float">
            <text:p>0.947194719471947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53795379537954" calcext:value-type="float">
            <text:p>0.953795379537954</text:p>
          </table:table-cell>
          <table:table-cell office:value-type="float" office:value="0.928039702233251" calcext:value-type="float">
            <text:p>0.928039702233251</text:p>
          </table:table-cell>
          <table:table-cell office:value-type="float" office:value="0.95795548227535" calcext:value-type="float">
            <text:p>0.95795548227535</text:p>
          </table:table-cell>
          <table:table-cell office:value-type="float" office:value="2.12553481160946" calcext:value-type="float">
            <text:p>2.12553481160946</text:p>
          </table:table-cell>
          <table:table-cell office:value-type="float" office:value="0.799330233601053" calcext:value-type="float">
            <text:p>0.799330233601053</text:p>
          </table:table-cell>
          <table:table-cell office:value-type="float" office:value="0.0101122499710808" calcext:value-type="float">
            <text:p>0.010112249971081</text:p>
          </table:table-cell>
          <table:table-cell office:value-type="float" office:value="0.00522993339083671" calcext:value-type="float">
            <text:p>0.005229933390837</text:p>
          </table:table-cell>
        </table:table-row>
        <table:table-row table:style-name="ro1">
          <table:table-cell office:value-type="float" office:value="24.7952919602394" calcext:value-type="float">
            <text:p>24.7952919602394</text:p>
          </table:table-cell>
          <table:table-cell office:value-type="float" office:value="7.7196871638298" calcext:value-type="float">
            <text:p>7.7196871638298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55033670300669" calcext:value-type="float">
            <text:p>0.955033670300669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1" calcext:value-type="float">
            <text:p>91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61189099917424" calcext:value-type="float">
            <text:p>0.961189099917424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47194719471947" calcext:value-type="float">
            <text:p>0.947194719471947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53795379537954" calcext:value-type="float">
            <text:p>0.953795379537954</text:p>
          </table:table-cell>
          <table:table-cell office:value-type="float" office:value="0.928039702233251" calcext:value-type="float">
            <text:p>0.928039702233251</text:p>
          </table:table-cell>
          <table:table-cell office:value-type="float" office:value="0.95795548227535" calcext:value-type="float">
            <text:p>0.95795548227535</text:p>
          </table:table-cell>
          <table:table-cell office:value-type="float" office:value="1.47708207467819" calcext:value-type="float">
            <text:p>1.47708207467819</text:p>
          </table:table-cell>
          <table:table-cell office:value-type="float" office:value="0.605301907205284" calcext:value-type="float">
            <text:p>0.605301907205284</text:p>
          </table:table-cell>
          <table:table-cell office:value-type="float" office:value="0.0101122499710808" calcext:value-type="float">
            <text:p>0.010112249971081</text:p>
          </table:table-cell>
          <table:table-cell office:value-type="float" office:value="0.00522993339083671" calcext:value-type="float">
            <text:p>0.005229933390837</text:p>
          </table:table-cell>
        </table:table-row>
        <table:table-row table:style-name="ro1">
          <table:table-cell office:value-type="float" office:value="24.2868192195892" calcext:value-type="float">
            <text:p>24.2868192195892</text:p>
          </table:table-cell>
          <table:table-cell office:value-type="float" office:value="7.71144235134125" calcext:value-type="float">
            <text:p>7.71144235134125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54414686965288" calcext:value-type="float">
            <text:p>0.954414686965288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6" calcext:value-type="float">
            <text:p>126</text:p>
          </table:table-cell>
          <table:table-cell office:value-type="float" office:value="0.918518518518518" calcext:value-type="float">
            <text:p>0.918518518518518</text:p>
          </table:table-cell>
          <table:table-cell office:value-type="float" office:value="0.957060280759703" calcext:value-type="float">
            <text:p>0.957060280759703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48844884488449" calcext:value-type="float">
            <text:p>0.948844884488449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57095709570957" calcext:value-type="float">
            <text:p>0.957095709570957</text:p>
          </table:table-cell>
          <table:table-cell office:value-type="float" office:value="0.925558312655087" calcext:value-type="float">
            <text:p>0.925558312655087</text:p>
          </table:table-cell>
          <table:table-cell office:value-type="float" office:value="0.954657873042044" calcext:value-type="float">
            <text:p>0.954657873042044</text:p>
          </table:table-cell>
          <table:table-cell office:value-type="float" office:value="1.38960499208579" calcext:value-type="float">
            <text:p>1.38960499208579</text:p>
          </table:table-cell>
          <table:table-cell office:value-type="float" office:value="1.00271704428796" calcext:value-type="float">
            <text:p>1.00271704428796</text:p>
          </table:table-cell>
          <table:table-cell office:value-type="float" office:value="0.0148666569437408" calcext:value-type="float">
            <text:p>0.014866656943741</text:p>
          </table:table-cell>
          <table:table-cell office:value-type="float" office:value="0.00336410789943213" calcext:value-type="float">
            <text:p>0.003364107899432</text:p>
          </table:table-cell>
        </table:table-row>
        <table:table-row table:style-name="ro1">
          <table:table-cell office:value-type="float" office:value="24.6555602550507" calcext:value-type="float">
            <text:p>24.6555602550507</text:p>
          </table:table-cell>
          <table:table-cell office:value-type="float" office:value="6.96578842401505" calcext:value-type="float">
            <text:p>6.96578842401505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54414686965288" calcext:value-type="float">
            <text:p>0.954414686965288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6" calcext:value-type="float">
            <text:p>126</text:p>
          </table:table-cell>
          <table:table-cell office:value-type="float" office:value="0.918518518518518" calcext:value-type="float">
            <text:p>0.918518518518518</text:p>
          </table:table-cell>
          <table:table-cell office:value-type="float" office:value="0.957060280759703" calcext:value-type="float">
            <text:p>0.957060280759703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48844884488449" calcext:value-type="float">
            <text:p>0.948844884488449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57095709570957" calcext:value-type="float">
            <text:p>0.957095709570957</text:p>
          </table:table-cell>
          <table:table-cell office:value-type="float" office:value="0.925558312655087" calcext:value-type="float">
            <text:p>0.925558312655087</text:p>
          </table:table-cell>
          <table:table-cell office:value-type="float" office:value="0.954657873042044" calcext:value-type="float">
            <text:p>0.954657873042044</text:p>
          </table:table-cell>
          <table:table-cell office:value-type="float" office:value="1.67962643615752" calcext:value-type="float">
            <text:p>1.67962643615752</text:p>
          </table:table-cell>
          <table:table-cell office:value-type="float" office:value="0.954725796034702" calcext:value-type="float">
            <text:p>0.954725796034702</text:p>
          </table:table-cell>
          <table:table-cell office:value-type="float" office:value="0.0148666569437408" calcext:value-type="float">
            <text:p>0.014866656943741</text:p>
          </table:table-cell>
          <table:table-cell office:value-type="float" office:value="0.00336410789943213" calcext:value-type="float">
            <text:p>0.003364107899432</text:p>
          </table:table-cell>
        </table:table-row>
        <table:table-row table:style-name="ro1">
          <table:table-cell office:value-type="float" office:value="24.061540544033" calcext:value-type="float">
            <text:p>24.061540544033</text:p>
          </table:table-cell>
          <table:table-cell office:value-type="float" office:value="8.06695640087128" calcext:value-type="float">
            <text:p>8.06695640087128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54414686965288" calcext:value-type="float">
            <text:p>0.954414686965288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6" calcext:value-type="float">
            <text:p>126</text:p>
          </table:table-cell>
          <table:table-cell office:value-type="float" office:value="0.918518518518518" calcext:value-type="float">
            <text:p>0.918518518518518</text:p>
          </table:table-cell>
          <table:table-cell office:value-type="float" office:value="0.957060280759703" calcext:value-type="float">
            <text:p>0.957060280759703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48844884488449" calcext:value-type="float">
            <text:p>0.948844884488449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57095709570957" calcext:value-type="float">
            <text:p>0.957095709570957</text:p>
          </table:table-cell>
          <table:table-cell office:value-type="float" office:value="0.925558312655087" calcext:value-type="float">
            <text:p>0.925558312655087</text:p>
          </table:table-cell>
          <table:table-cell office:value-type="float" office:value="0.954657873042044" calcext:value-type="float">
            <text:p>0.954657873042044</text:p>
          </table:table-cell>
          <table:table-cell office:value-type="float" office:value="1.82887270720739" calcext:value-type="float">
            <text:p>1.82887270720739</text:p>
          </table:table-cell>
          <table:table-cell office:value-type="float" office:value="0.97238616832759" calcext:value-type="float">
            <text:p>0.97238616832759</text:p>
          </table:table-cell>
          <table:table-cell office:value-type="float" office:value="0.0148666569437408" calcext:value-type="float">
            <text:p>0.014866656943741</text:p>
          </table:table-cell>
          <table:table-cell office:value-type="float" office:value="0.00336410789943213" calcext:value-type="float">
            <text:p>0.003364107899432</text:p>
          </table:table-cell>
        </table:table-row>
        <table:table-row table:style-name="ro1">
          <table:table-cell office:value-type="float" office:value="23.9545213580132" calcext:value-type="float">
            <text:p>23.9545213580132</text:p>
          </table:table-cell>
          <table:table-cell office:value-type="float" office:value="7.61196583509445" calcext:value-type="float">
            <text:p>7.61196583509445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54414686965288" calcext:value-type="float">
            <text:p>0.954414686965288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6" calcext:value-type="float">
            <text:p>126</text:p>
          </table:table-cell>
          <table:table-cell office:value-type="float" office:value="0.918518518518518" calcext:value-type="float">
            <text:p>0.918518518518518</text:p>
          </table:table-cell>
          <table:table-cell office:value-type="float" office:value="0.957060280759703" calcext:value-type="float">
            <text:p>0.957060280759703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48844884488449" calcext:value-type="float">
            <text:p>0.948844884488449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57095709570957" calcext:value-type="float">
            <text:p>0.957095709570957</text:p>
          </table:table-cell>
          <table:table-cell office:value-type="float" office:value="0.925558312655087" calcext:value-type="float">
            <text:p>0.925558312655087</text:p>
          </table:table-cell>
          <table:table-cell office:value-type="float" office:value="0.954657873042044" calcext:value-type="float">
            <text:p>0.954657873042044</text:p>
          </table:table-cell>
          <table:table-cell office:value-type="float" office:value="1.60999022538784" calcext:value-type="float">
            <text:p>1.60999022538784</text:p>
          </table:table-cell>
          <table:table-cell office:value-type="float" office:value="0.257013215357597" calcext:value-type="float">
            <text:p>0.257013215357597</text:p>
          </table:table-cell>
          <table:table-cell office:value-type="float" office:value="0.0148666569437408" calcext:value-type="float">
            <text:p>0.014866656943741</text:p>
          </table:table-cell>
          <table:table-cell office:value-type="float" office:value="0.00336410789943213" calcext:value-type="float">
            <text:p>0.003364107899432</text:p>
          </table:table-cell>
        </table:table-row>
        <table:table-row table:style-name="ro1">
          <table:table-cell office:value-type="float" office:value="25.7219880223274" calcext:value-type="float">
            <text:p>25.7219880223274</text:p>
          </table:table-cell>
          <table:table-cell office:value-type="float" office:value="7.96585112810135" calcext:value-type="float">
            <text:p>7.96585112810135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54414686965288" calcext:value-type="float">
            <text:p>0.954414686965288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6" calcext:value-type="float">
            <text:p>126</text:p>
          </table:table-cell>
          <table:table-cell office:value-type="float" office:value="0.918518518518518" calcext:value-type="float">
            <text:p>0.918518518518518</text:p>
          </table:table-cell>
          <table:table-cell office:value-type="float" office:value="0.957060280759703" calcext:value-type="float">
            <text:p>0.957060280759703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48844884488449" calcext:value-type="float">
            <text:p>0.948844884488449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57095709570957" calcext:value-type="float">
            <text:p>0.957095709570957</text:p>
          </table:table-cell>
          <table:table-cell office:value-type="float" office:value="0.925558312655087" calcext:value-type="float">
            <text:p>0.925558312655087</text:p>
          </table:table-cell>
          <table:table-cell office:value-type="float" office:value="0.954657873042044" calcext:value-type="float">
            <text:p>0.954657873042044</text:p>
          </table:table-cell>
          <table:table-cell office:value-type="float" office:value="0.420306459450708" calcext:value-type="float">
            <text:p>0.420306459450708</text:p>
          </table:table-cell>
          <table:table-cell office:value-type="float" office:value="0.685539699347488" calcext:value-type="float">
            <text:p>0.685539699347488</text:p>
          </table:table-cell>
          <table:table-cell office:value-type="float" office:value="0.0148666569437408" calcext:value-type="float">
            <text:p>0.014866656943741</text:p>
          </table:table-cell>
          <table:table-cell office:value-type="float" office:value="0.00336410789943213" calcext:value-type="float">
            <text:p>0.003364107899432</text:p>
          </table:table-cell>
        </table:table-row>
        <table:table-row table:style-name="ro1">
          <table:table-cell office:value-type="float" office:value="24.2755908370018" calcext:value-type="float">
            <text:p>24.2755908370018</text:p>
          </table:table-cell>
          <table:table-cell office:value-type="float" office:value="7.93565827608109" calcext:value-type="float">
            <text:p>7.93565827608109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94224421038033" calcext:value-type="float">
            <text:p>0.994224421038033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9" calcext:value-type="float">
            <text:p>49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95871180842279" calcext:value-type="float">
            <text:p>0.995871180842279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1749174917492" calcext:value-type="float">
            <text:p>0.991749174917492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3399339933993" calcext:value-type="float">
            <text:p>0.993399339933993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95877988458368" calcext:value-type="float">
            <text:p>0.995877988458368</text:p>
          </table:table-cell>
          <table:table-cell office:value-type="float" office:value="0.910719122630141" calcext:value-type="float">
            <text:p>0.910719122630141</text:p>
          </table:table-cell>
          <table:table-cell office:value-type="float" office:value="0.685897371916987" calcext:value-type="float">
            <text:p>0.685897371916987</text:p>
          </table:table-cell>
          <table:table-cell office:value-type="float" office:value="0.0116315991338108" calcext:value-type="float">
            <text:p>0.011631599133811</text:p>
          </table:table-cell>
          <table:table-cell office:value-type="float" office:value="0.00175026464084513" calcext:value-type="float">
            <text:p>0.001750264640845</text:p>
          </table:table-cell>
        </table:table-row>
        <table:table-row table:style-name="ro1">
          <table:table-cell office:value-type="float" office:value="24.0249958634377" calcext:value-type="float">
            <text:p>24.0249958634377</text:p>
          </table:table-cell>
          <table:table-cell office:value-type="float" office:value="8.402104139328" calcext:value-type="float">
            <text:p>8.402104139328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92368495544412" calcext:value-type="float">
            <text:p>0.992368495544412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" calcext:value-type="float">
            <text:p>9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95871180842279" calcext:value-type="float">
            <text:p>0.995871180842279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93404781533388" calcext:value-type="float">
            <text:p>0.993404781533388</text:p>
          </table:table-cell>
          <table:table-cell office:value-type="float" office:value="0.83455144288768" calcext:value-type="float">
            <text:p>0.83455144288768</text:p>
          </table:table-cell>
          <table:table-cell office:value-type="float" office:value="0.457109814110747" calcext:value-type="float">
            <text:p>0.457109814110747</text:p>
          </table:table-cell>
          <table:table-cell office:value-type="float" office:value="0.0092928387954117" calcext:value-type="float">
            <text:p>0.009292838795412</text:p>
          </table:table-cell>
          <table:table-cell office:value-type="float" office:value="0.00243124572586973" calcext:value-type="float">
            <text:p>0.00243124572587</text:p>
          </table:table-cell>
        </table:table-row>
        <table:table-row table:style-name="ro1">
          <table:table-cell office:value-type="float" office:value="23.7584702372551" calcext:value-type="float">
            <text:p>23.7584702372551</text:p>
          </table:table-cell>
          <table:table-cell office:value-type="float" office:value="9.03195369243622" calcext:value-type="float">
            <text:p>9.03195369243622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90511719239201" calcext:value-type="float">
            <text:p>0.990511719239201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5" calcext:value-type="float">
            <text:p>45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94219653179191" calcext:value-type="float">
            <text:p>0.994219653179191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85973597359736" calcext:value-type="float">
            <text:p>0.98597359735973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88448844884488" calcext:value-type="float">
            <text:p>0.988448844884488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93404781533388" calcext:value-type="float">
            <text:p>0.993404781533388</text:p>
          </table:table-cell>
          <table:table-cell office:value-type="float" office:value="0.571199530687139" calcext:value-type="float">
            <text:p>0.571199530687139</text:p>
          </table:table-cell>
          <table:table-cell office:value-type="float" office:value="0.292543673256778" calcext:value-type="float">
            <text:p>0.292543673256778</text:p>
          </table:table-cell>
          <table:table-cell office:value-type="float" office:value="0.0110851525935923" calcext:value-type="float">
            <text:p>0.011085152593592</text:p>
          </table:table-cell>
          <table:table-cell office:value-type="float" office:value="0.00342668149736685" calcext:value-type="float">
            <text:p>0.003426681497367</text:p>
          </table:table-cell>
        </table:table-row>
        <table:table-row table:style-name="ro1">
          <table:table-cell office:value-type="float" office:value="23.2989668250084" calcext:value-type="float">
            <text:p>23.2989668250084</text:p>
          </table:table-cell>
          <table:table-cell office:value-type="float" office:value="8.09316229820251" calcext:value-type="float">
            <text:p>8.09316229820251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90305788431258" calcext:value-type="float">
            <text:p>0.990305788431258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55" calcext:value-type="float">
            <text:p>55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93393889347647" calcext:value-type="float">
            <text:p>0.993393889347647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87623762376238" calcext:value-type="float">
            <text:p>0.987623762376238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89273927392739" calcext:value-type="float">
            <text:p>0.989273927392739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90931574608409" calcext:value-type="float">
            <text:p>0.990931574608409</text:p>
          </table:table-cell>
          <table:table-cell office:value-type="float" office:value="0.859533640677266" calcext:value-type="float">
            <text:p>0.859533640677266</text:p>
          </table:table-cell>
          <table:table-cell office:value-type="float" office:value="0.549958983011274" calcext:value-type="float">
            <text:p>0.549958983011274</text:p>
          </table:table-cell>
          <table:table-cell office:value-type="float" office:value="0.00970365895942132" calcext:value-type="float">
            <text:p>0.009703658959421</text:p>
          </table:table-cell>
          <table:table-cell office:value-type="float" office:value="0.00213225095684904" calcext:value-type="float">
            <text:p>0.002132250956849</text:p>
          </table:table-cell>
        </table:table-row>
        <table:table-row table:style-name="ro1">
          <table:table-cell office:value-type="float" office:value="23.7893459200859" calcext:value-type="float">
            <text:p>23.7893459200859</text:p>
          </table:table-cell>
          <table:table-cell office:value-type="float" office:value="8.16176795959473" calcext:value-type="float">
            <text:p>8.16176795959473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90099347754214" calcext:value-type="float">
            <text:p>0.990099347754214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5" calcext:value-type="float">
            <text:p>5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93393889347647" calcext:value-type="float">
            <text:p>0.993393889347647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86798679867987" calcext:value-type="float">
            <text:p>0.986798679867987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88448844884488" calcext:value-type="float">
            <text:p>0.988448844884488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91755976916735" calcext:value-type="float">
            <text:p>0.991755976916735</text:p>
          </table:table-cell>
          <table:table-cell office:value-type="float" office:value="0.837500550571719" calcext:value-type="float">
            <text:p>0.837500550571719</text:p>
          </table:table-cell>
          <table:table-cell office:value-type="float" office:value="0.439662316938348" calcext:value-type="float">
            <text:p>0.439662316938348</text:p>
          </table:table-cell>
          <table:table-cell office:value-type="float" office:value="0.00903170278791346" calcext:value-type="float">
            <text:p>0.009031702787913</text:p>
          </table:table-cell>
          <table:table-cell office:value-type="float" office:value="0.00260849538580758" calcext:value-type="float">
            <text:p>0.002608495385808</text:p>
          </table:table-cell>
        </table:table-row>
        <table:table-row table:style-name="ro1">
          <table:table-cell office:value-type="float" office:value="22.9168856143951" calcext:value-type="float">
            <text:p>22.9168856143951</text:p>
          </table:table-cell>
          <table:table-cell office:value-type="float" office:value="8.1889745593071" calcext:value-type="float">
            <text:p>8.1889745593071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6596754875914" calcext:value-type="float">
            <text:p>0.96596754875914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" calcext:value-type="float">
            <text:p>9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75227085053675" calcext:value-type="float">
            <text:p>0.975227085053675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0.718747170413721" calcext:value-type="float">
            <text:p>0.718747170413721</text:p>
          </table:table-cell>
          <table:table-cell office:value-type="float" office:value="0.279981645179269" calcext:value-type="float">
            <text:p>0.279981645179269</text:p>
          </table:table-cell>
          <table:table-cell office:value-type="float" office:value="0.00643150061010245" calcext:value-type="float">
            <text:p>0.006431500610102</text:p>
          </table:table-cell>
          <table:table-cell office:value-type="float" office:value="0.00571738688167634" calcext:value-type="float">
            <text:p>0.005717386881676</text:p>
          </table:table-cell>
        </table:table-row>
        <table:table-row table:style-name="ro1">
          <table:table-cell office:value-type="float" office:value="23.4920213222504" calcext:value-type="float">
            <text:p>23.4920213222504</text:p>
          </table:table-cell>
          <table:table-cell office:value-type="float" office:value="8.40716952085495" calcext:value-type="float">
            <text:p>8.40716952085495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6596754875914" calcext:value-type="float">
            <text:p>0.96596754875914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" calcext:value-type="float">
            <text:p>9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75227085053675" calcext:value-type="float">
            <text:p>0.975227085053675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0.843152705999932" calcext:value-type="float">
            <text:p>0.843152705999932</text:p>
          </table:table-cell>
          <table:table-cell office:value-type="float" office:value="0.46889024961739" calcext:value-type="float">
            <text:p>0.46889024961739</text:p>
          </table:table-cell>
          <table:table-cell office:value-type="float" office:value="0.00643150061010245" calcext:value-type="float">
            <text:p>0.006431500610102</text:p>
          </table:table-cell>
          <table:table-cell office:value-type="float" office:value="0.00571738688167634" calcext:value-type="float">
            <text:p>0.005717386881676</text:p>
          </table:table-cell>
        </table:table-row>
        <table:table-row table:style-name="ro1">
          <table:table-cell office:value-type="float" office:value="23.3049378395081" calcext:value-type="float">
            <text:p>23.3049378395081</text:p>
          </table:table-cell>
          <table:table-cell office:value-type="float" office:value="8.22523009777069" calcext:value-type="float">
            <text:p>8.22523009777069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6596754875914" calcext:value-type="float">
            <text:p>0.96596754875914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" calcext:value-type="float">
            <text:p>9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75227085053675" calcext:value-type="float">
            <text:p>0.975227085053675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1.02258057234772" calcext:value-type="float">
            <text:p>1.02258057234772</text:p>
          </table:table-cell>
          <table:table-cell office:value-type="float" office:value="0.448471234053491" calcext:value-type="float">
            <text:p>0.448471234053491</text:p>
          </table:table-cell>
          <table:table-cell office:value-type="float" office:value="0.00643150061010245" calcext:value-type="float">
            <text:p>0.006431500610102</text:p>
          </table:table-cell>
          <table:table-cell office:value-type="float" office:value="0.00571738688167634" calcext:value-type="float">
            <text:p>0.005717386881676</text:p>
          </table:table-cell>
        </table:table-row>
        <table:table-row table:style-name="ro1">
          <table:table-cell office:value-type="float" office:value="23.7228771448135" calcext:value-type="float">
            <text:p>23.7228771448135</text:p>
          </table:table-cell>
          <table:table-cell office:value-type="float" office:value="8.36076861619949" calcext:value-type="float">
            <text:p>8.36076861619949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6596754875914" calcext:value-type="float">
            <text:p>0.96596754875914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" calcext:value-type="float">
            <text:p>9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75227085053675" calcext:value-type="float">
            <text:p>0.975227085053675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0.913620996047554" calcext:value-type="float">
            <text:p>0.913620996047554</text:p>
          </table:table-cell>
          <table:table-cell office:value-type="float" office:value="0.47814154123707" calcext:value-type="float">
            <text:p>0.47814154123707</text:p>
          </table:table-cell>
          <table:table-cell office:value-type="float" office:value="0.00643150061010245" calcext:value-type="float">
            <text:p>0.006431500610102</text:p>
          </table:table-cell>
          <table:table-cell office:value-type="float" office:value="0.00571738688167634" calcext:value-type="float">
            <text:p>0.005717386881676</text:p>
          </table:table-cell>
        </table:table-row>
        <table:table-row table:style-name="ro1">
          <table:table-cell office:value-type="float" office:value="25.0355641245842" calcext:value-type="float">
            <text:p>25.0355641245842</text:p>
          </table:table-cell>
          <table:table-cell office:value-type="float" office:value="8.31783545017242" calcext:value-type="float">
            <text:p>8.31783545017242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6596754875914" calcext:value-type="float">
            <text:p>0.96596754875914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" calcext:value-type="float">
            <text:p>9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75227085053675" calcext:value-type="float">
            <text:p>0.975227085053675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0.843918997910474" calcext:value-type="float">
            <text:p>0.843918997910474</text:p>
          </table:table-cell>
          <table:table-cell office:value-type="float" office:value="0.624442840513716" calcext:value-type="float">
            <text:p>0.624442840513716</text:p>
          </table:table-cell>
          <table:table-cell office:value-type="float" office:value="0.00643150061010245" calcext:value-type="float">
            <text:p>0.006431500610102</text:p>
          </table:table-cell>
          <table:table-cell office:value-type="float" office:value="0.00571738688167634" calcext:value-type="float">
            <text:p>0.005717386881676</text:p>
          </table:table-cell>
        </table:table-row>
        <table:table-row table:style-name="ro1">
          <table:table-cell office:value-type="float" office:value="24.37531042099" calcext:value-type="float">
            <text:p>24.37531042099</text:p>
          </table:table-cell>
          <table:table-cell office:value-type="float" office:value="9.04673516750336" calcext:value-type="float">
            <text:p>9.04673516750336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1428231474647" calcext:value-type="float">
            <text:p>0.961428231474647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0" calcext:value-type="float">
            <text:p>60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66143682906689" calcext:value-type="float">
            <text:p>0.966143682906689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57095709570957" calcext:value-type="float">
            <text:p>0.957095709570957</text:p>
          </table:table-cell>
          <table:table-cell office:value-type="float" office:value="0.923267326732673" calcext:value-type="float">
            <text:p>0.923267326732673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039702233251" calcext:value-type="float">
            <text:p>0.928039702233251</text:p>
          </table:table-cell>
          <table:table-cell office:value-type="float" office:value="0.962077493816983" calcext:value-type="float">
            <text:p>0.962077493816983</text:p>
          </table:table-cell>
          <table:table-cell office:value-type="float" office:value="1.09336804296271" calcext:value-type="float">
            <text:p>1.09336804296271</text:p>
          </table:table-cell>
          <table:table-cell office:value-type="float" office:value="0.524322594885105" calcext:value-type="float">
            <text:p>0.524322594885105</text:p>
          </table:table-cell>
          <table:table-cell office:value-type="float" office:value="0.0112866749648763" calcext:value-type="float">
            <text:p>0.011286674964876</text:p>
          </table:table-cell>
          <table:table-cell office:value-type="float" office:value="0.00325934003676295" calcext:value-type="float">
            <text:p>0.003259340036763</text:p>
          </table:table-cell>
        </table:table-row>
        <table:table-row table:style-name="ro1">
          <table:table-cell office:value-type="float" office:value="24.0272733569145" calcext:value-type="float">
            <text:p>24.0272733569145</text:p>
          </table:table-cell>
          <table:table-cell office:value-type="float" office:value="7.15932834148407" calcext:value-type="float">
            <text:p>7.15932834148407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1428231474647" calcext:value-type="float">
            <text:p>0.961428231474647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0" calcext:value-type="float">
            <text:p>60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66143682906689" calcext:value-type="float">
            <text:p>0.966143682906689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57095709570957" calcext:value-type="float">
            <text:p>0.957095709570957</text:p>
          </table:table-cell>
          <table:table-cell office:value-type="float" office:value="0.923267326732673" calcext:value-type="float">
            <text:p>0.923267326732673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039702233251" calcext:value-type="float">
            <text:p>0.928039702233251</text:p>
          </table:table-cell>
          <table:table-cell office:value-type="float" office:value="0.962077493816983" calcext:value-type="float">
            <text:p>0.962077493816983</text:p>
          </table:table-cell>
          <table:table-cell office:value-type="float" office:value="1.38853382892043" calcext:value-type="float">
            <text:p>1.38853382892043</text:p>
          </table:table-cell>
          <table:table-cell office:value-type="float" office:value="0.95362622416116" calcext:value-type="float">
            <text:p>0.95362622416116</text:p>
          </table:table-cell>
          <table:table-cell office:value-type="float" office:value="0.0112866749648763" calcext:value-type="float">
            <text:p>0.011286674964876</text:p>
          </table:table-cell>
          <table:table-cell office:value-type="float" office:value="0.00325934003676295" calcext:value-type="float">
            <text:p>0.003259340036763</text:p>
          </table:table-cell>
        </table:table-row>
        <table:table-row table:style-name="ro1">
          <table:table-cell office:value-type="float" office:value="24.0724123716354" calcext:value-type="float">
            <text:p>24.0724123716354</text:p>
          </table:table-cell>
          <table:table-cell office:value-type="float" office:value="8.69287484884262" calcext:value-type="float">
            <text:p>8.69287484884262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1428231474647" calcext:value-type="float">
            <text:p>0.961428231474647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0" calcext:value-type="float">
            <text:p>60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66143682906689" calcext:value-type="float">
            <text:p>0.966143682906689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57095709570957" calcext:value-type="float">
            <text:p>0.957095709570957</text:p>
          </table:table-cell>
          <table:table-cell office:value-type="float" office:value="0.923267326732673" calcext:value-type="float">
            <text:p>0.923267326732673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039702233251" calcext:value-type="float">
            <text:p>0.928039702233251</text:p>
          </table:table-cell>
          <table:table-cell office:value-type="float" office:value="0.962077493816983" calcext:value-type="float">
            <text:p>0.962077493816983</text:p>
          </table:table-cell>
          <table:table-cell office:value-type="float" office:value="1.77393167492583" calcext:value-type="float">
            <text:p>1.77393167492583</text:p>
          </table:table-cell>
          <table:table-cell office:value-type="float" office:value="0.277573200976218" calcext:value-type="float">
            <text:p>0.277573200976218</text:p>
          </table:table-cell>
          <table:table-cell office:value-type="float" office:value="0.0112866749648763" calcext:value-type="float">
            <text:p>0.011286674964876</text:p>
          </table:table-cell>
          <table:table-cell office:value-type="float" office:value="0.00325934003676295" calcext:value-type="float">
            <text:p>0.003259340036763</text:p>
          </table:table-cell>
        </table:table-row>
        <table:table-row table:style-name="ro1">
          <table:table-cell office:value-type="float" office:value="23.3418125510216" calcext:value-type="float">
            <text:p>23.3418125510216</text:p>
          </table:table-cell>
          <table:table-cell office:value-type="float" office:value="8.08544921875" calcext:value-type="float">
            <text:p>8.08544921875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1428231474647" calcext:value-type="float">
            <text:p>0.961428231474647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0" calcext:value-type="float">
            <text:p>60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66143682906689" calcext:value-type="float">
            <text:p>0.966143682906689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57095709570957" calcext:value-type="float">
            <text:p>0.957095709570957</text:p>
          </table:table-cell>
          <table:table-cell office:value-type="float" office:value="0.923267326732673" calcext:value-type="float">
            <text:p>0.923267326732673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039702233251" calcext:value-type="float">
            <text:p>0.928039702233251</text:p>
          </table:table-cell>
          <table:table-cell office:value-type="float" office:value="0.962077493816983" calcext:value-type="float">
            <text:p>0.962077493816983</text:p>
          </table:table-cell>
          <table:table-cell office:value-type="float" office:value="0.99551692144951" calcext:value-type="float">
            <text:p>0.99551692144951</text:p>
          </table:table-cell>
          <table:table-cell office:value-type="float" office:value="0.558944156257554" calcext:value-type="float">
            <text:p>0.558944156257554</text:p>
          </table:table-cell>
          <table:table-cell office:value-type="float" office:value="0.0112866749648763" calcext:value-type="float">
            <text:p>0.011286674964876</text:p>
          </table:table-cell>
          <table:table-cell office:value-type="float" office:value="0.00325934003676295" calcext:value-type="float">
            <text:p>0.003259340036763</text:p>
          </table:table-cell>
        </table:table-row>
        <table:table-row table:style-name="ro1">
          <table:table-cell office:value-type="float" office:value="23.6574545502663" calcext:value-type="float">
            <text:p>23.6574545502663</text:p>
          </table:table-cell>
          <table:table-cell office:value-type="float" office:value="7.66273903846741" calcext:value-type="float">
            <text:p>7.66273903846741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1428231474647" calcext:value-type="float">
            <text:p>0.961428231474647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0" calcext:value-type="float">
            <text:p>60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66143682906689" calcext:value-type="float">
            <text:p>0.966143682906689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57095709570957" calcext:value-type="float">
            <text:p>0.957095709570957</text:p>
          </table:table-cell>
          <table:table-cell office:value-type="float" office:value="0.923267326732673" calcext:value-type="float">
            <text:p>0.923267326732673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039702233251" calcext:value-type="float">
            <text:p>0.928039702233251</text:p>
          </table:table-cell>
          <table:table-cell office:value-type="float" office:value="0.962077493816983" calcext:value-type="float">
            <text:p>0.962077493816983</text:p>
          </table:table-cell>
          <table:table-cell office:value-type="float" office:value="1.58880954620587" calcext:value-type="float">
            <text:p>1.58880954620587</text:p>
          </table:table-cell>
          <table:table-cell office:value-type="float" office:value="0.548413060755064" calcext:value-type="float">
            <text:p>0.548413060755064</text:p>
          </table:table-cell>
          <table:table-cell office:value-type="float" office:value="0.0112866749648763" calcext:value-type="float">
            <text:p>0.011286674964876</text:p>
          </table:table-cell>
          <table:table-cell office:value-type="float" office:value="0.00325934003676295" calcext:value-type="float">
            <text:p>0.003259340036763</text:p>
          </table:table-cell>
        </table:table-row>
        <table:table-row table:style-name="ro1">
          <table:table-cell office:value-type="float" office:value="24.9378464818001" calcext:value-type="float">
            <text:p>24.9378464818001</text:p>
          </table:table-cell>
          <table:table-cell office:value-type="float" office:value="7.3038684129715" calcext:value-type="float">
            <text:p>7.3038684129715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55033670300669" calcext:value-type="float">
            <text:p>0.955033670300669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1" calcext:value-type="float">
            <text:p>91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61189099917424" calcext:value-type="float">
            <text:p>0.961189099917424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47194719471947" calcext:value-type="float">
            <text:p>0.947194719471947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53795379537954" calcext:value-type="float">
            <text:p>0.953795379537954</text:p>
          </table:table-cell>
          <table:table-cell office:value-type="float" office:value="0.928039702233251" calcext:value-type="float">
            <text:p>0.928039702233251</text:p>
          </table:table-cell>
          <table:table-cell office:value-type="float" office:value="0.95795548227535" calcext:value-type="float">
            <text:p>0.95795548227535</text:p>
          </table:table-cell>
          <table:table-cell office:value-type="float" office:value="1.85417270723629" calcext:value-type="float">
            <text:p>1.85417270723629</text:p>
          </table:table-cell>
          <table:table-cell office:value-type="float" office:value="0.622208459024302" calcext:value-type="float">
            <text:p>0.622208459024302</text:p>
          </table:table-cell>
          <table:table-cell office:value-type="float" office:value="0.0101122499710808" calcext:value-type="float">
            <text:p>0.010112249971081</text:p>
          </table:table-cell>
          <table:table-cell office:value-type="float" office:value="0.00522993339083671" calcext:value-type="float">
            <text:p>0.005229933390837</text:p>
          </table:table-cell>
        </table:table-row>
        <table:table-row table:style-name="ro1">
          <table:table-cell office:value-type="float" office:value="24.8330971002579" calcext:value-type="float">
            <text:p>24.8330971002579</text:p>
          </table:table-cell>
          <table:table-cell office:value-type="float" office:value="7.61569380760193" calcext:value-type="float">
            <text:p>7.61569380760193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55033670300669" calcext:value-type="float">
            <text:p>0.955033670300669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1" calcext:value-type="float">
            <text:p>91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61189099917424" calcext:value-type="float">
            <text:p>0.961189099917424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47194719471947" calcext:value-type="float">
            <text:p>0.947194719471947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53795379537954" calcext:value-type="float">
            <text:p>0.953795379537954</text:p>
          </table:table-cell>
          <table:table-cell office:value-type="float" office:value="0.928039702233251" calcext:value-type="float">
            <text:p>0.928039702233251</text:p>
          </table:table-cell>
          <table:table-cell office:value-type="float" office:value="0.95795548227535" calcext:value-type="float">
            <text:p>0.95795548227535</text:p>
          </table:table-cell>
          <table:table-cell office:value-type="float" office:value="1.30976297689424" calcext:value-type="float">
            <text:p>1.30976297689424</text:p>
          </table:table-cell>
          <table:table-cell office:value-type="float" office:value="0.507300784649731" calcext:value-type="float">
            <text:p>0.507300784649731</text:p>
          </table:table-cell>
          <table:table-cell office:value-type="float" office:value="0.0101122499710808" calcext:value-type="float">
            <text:p>0.010112249971081</text:p>
          </table:table-cell>
          <table:table-cell office:value-type="float" office:value="0.00522993339083671" calcext:value-type="float">
            <text:p>0.005229933390837</text:p>
          </table:table-cell>
        </table:table-row>
        <table:table-row table:style-name="ro1">
          <table:table-cell office:value-type="float" office:value="24.0377154946327" calcext:value-type="float">
            <text:p>24.0377154946327</text:p>
          </table:table-cell>
          <table:table-cell office:value-type="float" office:value="7.58057600259781" calcext:value-type="float">
            <text:p>7.58057600259781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55033670300669" calcext:value-type="float">
            <text:p>0.955033670300669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1" calcext:value-type="float">
            <text:p>91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61189099917424" calcext:value-type="float">
            <text:p>0.961189099917424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47194719471947" calcext:value-type="float">
            <text:p>0.947194719471947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53795379537954" calcext:value-type="float">
            <text:p>0.953795379537954</text:p>
          </table:table-cell>
          <table:table-cell office:value-type="float" office:value="0.928039702233251" calcext:value-type="float">
            <text:p>0.928039702233251</text:p>
          </table:table-cell>
          <table:table-cell office:value-type="float" office:value="0.95795548227535" calcext:value-type="float">
            <text:p>0.95795548227535</text:p>
          </table:table-cell>
          <table:table-cell office:value-type="float" office:value="1.07318888347243" calcext:value-type="float">
            <text:p>1.07318888347243</text:p>
          </table:table-cell>
          <table:table-cell office:value-type="float" office:value="0.755139649861626" calcext:value-type="float">
            <text:p>0.755139649861626</text:p>
          </table:table-cell>
          <table:table-cell office:value-type="float" office:value="0.0101122499710808" calcext:value-type="float">
            <text:p>0.010112249971081</text:p>
          </table:table-cell>
          <table:table-cell office:value-type="float" office:value="0.00522993339083671" calcext:value-type="float">
            <text:p>0.005229933390837</text:p>
          </table:table-cell>
        </table:table-row>
        <table:table-row table:style-name="ro1">
          <table:table-cell office:value-type="float" office:value="24.7776664495468" calcext:value-type="float">
            <text:p>24.7776664495468</text:p>
          </table:table-cell>
          <table:table-cell office:value-type="float" office:value="6.92880392074585" calcext:value-type="float">
            <text:p>6.92880392074585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55033670300669" calcext:value-type="float">
            <text:p>0.955033670300669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1" calcext:value-type="float">
            <text:p>91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61189099917424" calcext:value-type="float">
            <text:p>0.961189099917424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47194719471947" calcext:value-type="float">
            <text:p>0.947194719471947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53795379537954" calcext:value-type="float">
            <text:p>0.953795379537954</text:p>
          </table:table-cell>
          <table:table-cell office:value-type="float" office:value="0.928039702233251" calcext:value-type="float">
            <text:p>0.928039702233251</text:p>
          </table:table-cell>
          <table:table-cell office:value-type="float" office:value="0.95795548227535" calcext:value-type="float">
            <text:p>0.95795548227535</text:p>
          </table:table-cell>
          <table:table-cell office:value-type="float" office:value="1.72125840673173" calcext:value-type="float">
            <text:p>1.72125840673173</text:p>
          </table:table-cell>
          <table:table-cell office:value-type="float" office:value="1.19574487721636" calcext:value-type="float">
            <text:p>1.19574487721636</text:p>
          </table:table-cell>
          <table:table-cell office:value-type="float" office:value="0.0101122499710808" calcext:value-type="float">
            <text:p>0.010112249971081</text:p>
          </table:table-cell>
          <table:table-cell office:value-type="float" office:value="0.00522993339083671" calcext:value-type="float">
            <text:p>0.005229933390837</text:p>
          </table:table-cell>
        </table:table-row>
        <table:table-row table:style-name="ro1">
          <table:table-cell office:value-type="float" office:value="25.7108870148659" calcext:value-type="float">
            <text:p>25.7108870148659</text:p>
          </table:table-cell>
          <table:table-cell office:value-type="float" office:value="7.47876542806625" calcext:value-type="float">
            <text:p>7.47876542806625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55033670300669" calcext:value-type="float">
            <text:p>0.955033670300669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1" calcext:value-type="float">
            <text:p>91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61189099917424" calcext:value-type="float">
            <text:p>0.961189099917424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47194719471947" calcext:value-type="float">
            <text:p>0.947194719471947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53795379537954" calcext:value-type="float">
            <text:p>0.953795379537954</text:p>
          </table:table-cell>
          <table:table-cell office:value-type="float" office:value="0.928039702233251" calcext:value-type="float">
            <text:p>0.928039702233251</text:p>
          </table:table-cell>
          <table:table-cell office:value-type="float" office:value="0.95795548227535" calcext:value-type="float">
            <text:p>0.95795548227535</text:p>
          </table:table-cell>
          <table:table-cell office:value-type="float" office:value="2.06886119657863" calcext:value-type="float">
            <text:p>2.06886119657863</text:p>
          </table:table-cell>
          <table:table-cell office:value-type="float" office:value="1.43053573496062" calcext:value-type="float">
            <text:p>1.43053573496062</text:p>
          </table:table-cell>
          <table:table-cell office:value-type="float" office:value="0.0101122499710808" calcext:value-type="float">
            <text:p>0.010112249971081</text:p>
          </table:table-cell>
          <table:table-cell office:value-type="float" office:value="0.00522993339083671" calcext:value-type="float">
            <text:p>0.005229933390837</text:p>
          </table:table-cell>
        </table:table-row>
        <table:table-row table:style-name="ro1">
          <table:table-cell office:value-type="float" office:value="26.6923129558563" calcext:value-type="float">
            <text:p>26.6923129558563</text:p>
          </table:table-cell>
          <table:table-cell office:value-type="float" office:value="7.39964175224304" calcext:value-type="float">
            <text:p>7.39964175224304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54414686965288" calcext:value-type="float">
            <text:p>0.954414686965288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6" calcext:value-type="float">
            <text:p>126</text:p>
          </table:table-cell>
          <table:table-cell office:value-type="float" office:value="0.918518518518518" calcext:value-type="float">
            <text:p>0.918518518518518</text:p>
          </table:table-cell>
          <table:table-cell office:value-type="float" office:value="0.957060280759703" calcext:value-type="float">
            <text:p>0.957060280759703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48844884488449" calcext:value-type="float">
            <text:p>0.948844884488449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57095709570957" calcext:value-type="float">
            <text:p>0.957095709570957</text:p>
          </table:table-cell>
          <table:table-cell office:value-type="float" office:value="0.925558312655087" calcext:value-type="float">
            <text:p>0.925558312655087</text:p>
          </table:table-cell>
          <table:table-cell office:value-type="float" office:value="0.954657873042044" calcext:value-type="float">
            <text:p>0.954657873042044</text:p>
          </table:table-cell>
          <table:table-cell office:value-type="float" office:value="0.674901445029756" calcext:value-type="float">
            <text:p>0.674901445029756</text:p>
          </table:table-cell>
          <table:table-cell office:value-type="float" office:value="0.552025657656872" calcext:value-type="float">
            <text:p>0.552025657656872</text:p>
          </table:table-cell>
          <table:table-cell office:value-type="float" office:value="0.0148666569437408" calcext:value-type="float">
            <text:p>0.014866656943741</text:p>
          </table:table-cell>
          <table:table-cell office:value-type="float" office:value="0.00336410789943213" calcext:value-type="float">
            <text:p>0.003364107899432</text:p>
          </table:table-cell>
        </table:table-row>
        <table:table-row table:style-name="ro1">
          <table:table-cell office:value-type="float" office:value="26.8967562317848" calcext:value-type="float">
            <text:p>26.8967562317848</text:p>
          </table:table-cell>
          <table:table-cell office:value-type="float" office:value="7.56718325614929" calcext:value-type="float">
            <text:p>7.56718325614929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54414686965288" calcext:value-type="float">
            <text:p>0.954414686965288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6" calcext:value-type="float">
            <text:p>126</text:p>
          </table:table-cell>
          <table:table-cell office:value-type="float" office:value="0.918518518518518" calcext:value-type="float">
            <text:p>0.918518518518518</text:p>
          </table:table-cell>
          <table:table-cell office:value-type="float" office:value="0.957060280759703" calcext:value-type="float">
            <text:p>0.957060280759703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48844884488449" calcext:value-type="float">
            <text:p>0.948844884488449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57095709570957" calcext:value-type="float">
            <text:p>0.957095709570957</text:p>
          </table:table-cell>
          <table:table-cell office:value-type="float" office:value="0.925558312655087" calcext:value-type="float">
            <text:p>0.925558312655087</text:p>
          </table:table-cell>
          <table:table-cell office:value-type="float" office:value="0.954657873042044" calcext:value-type="float">
            <text:p>0.954657873042044</text:p>
          </table:table-cell>
          <table:table-cell office:value-type="float" office:value="1.74231235997716" calcext:value-type="float">
            <text:p>1.74231235997716</text:p>
          </table:table-cell>
          <table:table-cell office:value-type="float" office:value="1.51705931862806" calcext:value-type="float">
            <text:p>1.51705931862806</text:p>
          </table:table-cell>
          <table:table-cell office:value-type="float" office:value="0.0148666569437408" calcext:value-type="float">
            <text:p>0.014866656943741</text:p>
          </table:table-cell>
          <table:table-cell office:value-type="float" office:value="0.00336410789943213" calcext:value-type="float">
            <text:p>0.003364107899432</text:p>
          </table:table-cell>
        </table:table-row>
        <table:table-row table:style-name="ro1">
          <table:table-cell office:value-type="float" office:value="25.3570138812065" calcext:value-type="float">
            <text:p>25.3570138812065</text:p>
          </table:table-cell>
          <table:table-cell office:value-type="float" office:value="6.86737132072449" calcext:value-type="float">
            <text:p>6.86737132072449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54414686965288" calcext:value-type="float">
            <text:p>0.954414686965288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6" calcext:value-type="float">
            <text:p>126</text:p>
          </table:table-cell>
          <table:table-cell office:value-type="float" office:value="0.918518518518518" calcext:value-type="float">
            <text:p>0.918518518518518</text:p>
          </table:table-cell>
          <table:table-cell office:value-type="float" office:value="0.957060280759703" calcext:value-type="float">
            <text:p>0.957060280759703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48844884488449" calcext:value-type="float">
            <text:p>0.948844884488449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57095709570957" calcext:value-type="float">
            <text:p>0.957095709570957</text:p>
          </table:table-cell>
          <table:table-cell office:value-type="float" office:value="0.925558312655087" calcext:value-type="float">
            <text:p>0.925558312655087</text:p>
          </table:table-cell>
          <table:table-cell office:value-type="float" office:value="0.954657873042044" calcext:value-type="float">
            <text:p>0.954657873042044</text:p>
          </table:table-cell>
          <table:table-cell office:value-type="float" office:value="1.34799503325775" calcext:value-type="float">
            <text:p>1.34799503325775</text:p>
          </table:table-cell>
          <table:table-cell office:value-type="float" office:value="1.5610377913375" calcext:value-type="float">
            <text:p>1.5610377913375</text:p>
          </table:table-cell>
          <table:table-cell office:value-type="float" office:value="0.0148666569437408" calcext:value-type="float">
            <text:p>0.014866656943741</text:p>
          </table:table-cell>
          <table:table-cell office:value-type="float" office:value="0.00336410789943213" calcext:value-type="float">
            <text:p>0.003364107899432</text:p>
          </table:table-cell>
        </table:table-row>
        <table:table-row table:style-name="ro1">
          <table:table-cell office:value-type="float" office:value="25.8855708241463" calcext:value-type="float">
            <text:p>25.8855708241463</text:p>
          </table:table-cell>
          <table:table-cell office:value-type="float" office:value="7.4092892408371" calcext:value-type="float">
            <text:p>7.4092892408371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54414686965288" calcext:value-type="float">
            <text:p>0.954414686965288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6" calcext:value-type="float">
            <text:p>126</text:p>
          </table:table-cell>
          <table:table-cell office:value-type="float" office:value="0.918518518518518" calcext:value-type="float">
            <text:p>0.918518518518518</text:p>
          </table:table-cell>
          <table:table-cell office:value-type="float" office:value="0.957060280759703" calcext:value-type="float">
            <text:p>0.957060280759703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48844884488449" calcext:value-type="float">
            <text:p>0.948844884488449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57095709570957" calcext:value-type="float">
            <text:p>0.957095709570957</text:p>
          </table:table-cell>
          <table:table-cell office:value-type="float" office:value="0.925558312655087" calcext:value-type="float">
            <text:p>0.925558312655087</text:p>
          </table:table-cell>
          <table:table-cell office:value-type="float" office:value="0.954657873042044" calcext:value-type="float">
            <text:p>0.954657873042044</text:p>
          </table:table-cell>
          <table:table-cell office:value-type="float" office:value="0.631807271590296" calcext:value-type="float">
            <text:p>0.631807271590296</text:p>
          </table:table-cell>
          <table:table-cell office:value-type="float" office:value="1.25973813404769" calcext:value-type="float">
            <text:p>1.25973813404769</text:p>
          </table:table-cell>
          <table:table-cell office:value-type="float" office:value="0.0148666569437408" calcext:value-type="float">
            <text:p>0.014866656943741</text:p>
          </table:table-cell>
          <table:table-cell office:value-type="float" office:value="0.00336410789943213" calcext:value-type="float">
            <text:p>0.003364107899432</text:p>
          </table:table-cell>
        </table:table-row>
        <table:table-row table:style-name="ro1">
          <table:table-cell office:value-type="float" office:value="26.0963279008865" calcext:value-type="float">
            <text:p>26.0963279008865</text:p>
          </table:table-cell>
          <table:table-cell office:value-type="float" office:value="6.84115028381348" calcext:value-type="float">
            <text:p>6.84115028381348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54414686965288" calcext:value-type="float">
            <text:p>0.954414686965288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6" calcext:value-type="float">
            <text:p>126</text:p>
          </table:table-cell>
          <table:table-cell office:value-type="float" office:value="0.918518518518518" calcext:value-type="float">
            <text:p>0.918518518518518</text:p>
          </table:table-cell>
          <table:table-cell office:value-type="float" office:value="0.957060280759703" calcext:value-type="float">
            <text:p>0.957060280759703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48844884488449" calcext:value-type="float">
            <text:p>0.948844884488449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57095709570957" calcext:value-type="float">
            <text:p>0.957095709570957</text:p>
          </table:table-cell>
          <table:table-cell office:value-type="float" office:value="0.925558312655087" calcext:value-type="float">
            <text:p>0.925558312655087</text:p>
          </table:table-cell>
          <table:table-cell office:value-type="float" office:value="0.954657873042044" calcext:value-type="float">
            <text:p>0.954657873042044</text:p>
          </table:table-cell>
          <table:table-cell office:value-type="float" office:value="2.30154690009535" calcext:value-type="float">
            <text:p>2.30154690009535</text:p>
          </table:table-cell>
          <table:table-cell office:value-type="float" office:value="1.37374154880734" calcext:value-type="float">
            <text:p>1.37374154880734</text:p>
          </table:table-cell>
          <table:table-cell office:value-type="float" office:value="0.0148666569437408" calcext:value-type="float">
            <text:p>0.014866656943741</text:p>
          </table:table-cell>
          <table:table-cell office:value-type="float" office:value="0.00336410789943213" calcext:value-type="float">
            <text:p>0.003364107899432</text:p>
          </table:table-cell>
        </table:table-row>
        <table:table-row table:style-name="ro1">
          <table:table-cell office:value-type="float" office:value="26.4351919293404" calcext:value-type="float">
            <text:p>26.4351919293404</text:p>
          </table:table-cell>
          <table:table-cell office:value-type="float" office:value="7.79182422161102" calcext:value-type="float">
            <text:p>7.79182422161102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94224421038033" calcext:value-type="float">
            <text:p>0.994224421038033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9" calcext:value-type="float">
            <text:p>49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95871180842279" calcext:value-type="float">
            <text:p>0.995871180842279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1749174917492" calcext:value-type="float">
            <text:p>0.991749174917492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3399339933993" calcext:value-type="float">
            <text:p>0.993399339933993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95877988458368" calcext:value-type="float">
            <text:p>0.995877988458368</text:p>
          </table:table-cell>
          <table:table-cell office:value-type="float" office:value="1.91539217054951" calcext:value-type="float">
            <text:p>1.91539217054951</text:p>
          </table:table-cell>
          <table:table-cell office:value-type="float" office:value="1.7252103151706" calcext:value-type="float">
            <text:p>1.7252103151706</text:p>
          </table:table-cell>
          <table:table-cell office:value-type="float" office:value="0.0116315991338108" calcext:value-type="float">
            <text:p>0.011631599133811</text:p>
          </table:table-cell>
          <table:table-cell office:value-type="float" office:value="0.00175026464084513" calcext:value-type="float">
            <text:p>0.001750264640845</text:p>
          </table:table-cell>
        </table:table-row>
        <table:table-row table:style-name="ro1">
          <table:table-cell office:value-type="float" office:value="28.3163408637047" calcext:value-type="float">
            <text:p>28.3163408637047</text:p>
          </table:table-cell>
          <table:table-cell office:value-type="float" office:value="7.85650652647018" calcext:value-type="float">
            <text:p>7.85650652647018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92368495544412" calcext:value-type="float">
            <text:p>0.992368495544412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" calcext:value-type="float">
            <text:p>9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95871180842279" calcext:value-type="float">
            <text:p>0.995871180842279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93404781533388" calcext:value-type="float">
            <text:p>0.993404781533388</text:p>
          </table:table-cell>
          <table:table-cell office:value-type="float" office:value="1.39863030445548" calcext:value-type="float">
            <text:p>1.39863030445548</text:p>
          </table:table-cell>
          <table:table-cell office:value-type="float" office:value="1.6526456312799" calcext:value-type="float">
            <text:p>1.6526456312799</text:p>
          </table:table-cell>
          <table:table-cell office:value-type="float" office:value="0.0092928387954117" calcext:value-type="float">
            <text:p>0.009292838795412</text:p>
          </table:table-cell>
          <table:table-cell office:value-type="float" office:value="0.00243124572586973" calcext:value-type="float">
            <text:p>0.00243124572587</text:p>
          </table:table-cell>
        </table:table-row>
        <table:table-row table:style-name="ro1">
          <table:table-cell office:value-type="float" office:value="27.2249690890312" calcext:value-type="float">
            <text:p>27.2249690890312</text:p>
          </table:table-cell>
          <table:table-cell office:value-type="float" office:value="7.10017037391663" calcext:value-type="float">
            <text:p>7.10017037391663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90511719239201" calcext:value-type="float">
            <text:p>0.990511719239201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5" calcext:value-type="float">
            <text:p>45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94219653179191" calcext:value-type="float">
            <text:p>0.994219653179191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85973597359736" calcext:value-type="float">
            <text:p>0.98597359735973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88448844884488" calcext:value-type="float">
            <text:p>0.988448844884488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93404781533388" calcext:value-type="float">
            <text:p>0.993404781533388</text:p>
          </table:table-cell>
          <table:table-cell office:value-type="float" office:value="1.0603016480206" calcext:value-type="float">
            <text:p>1.0603016480206</text:p>
          </table:table-cell>
          <table:table-cell office:value-type="float" office:value="0.746376024611005" calcext:value-type="float">
            <text:p>0.746376024611005</text:p>
          </table:table-cell>
          <table:table-cell office:value-type="float" office:value="0.0110851525935923" calcext:value-type="float">
            <text:p>0.011085152593592</text:p>
          </table:table-cell>
          <table:table-cell office:value-type="float" office:value="0.00342668149736685" calcext:value-type="float">
            <text:p>0.003426681497367</text:p>
          </table:table-cell>
        </table:table-row>
        <table:table-row table:style-name="ro1">
          <table:table-cell office:value-type="float" office:value="25.2440375089645" calcext:value-type="float">
            <text:p>25.2440375089645</text:p>
          </table:table-cell>
          <table:table-cell office:value-type="float" office:value="6.91590541601181" calcext:value-type="float">
            <text:p>6.91590541601181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90305788431258" calcext:value-type="float">
            <text:p>0.990305788431258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55" calcext:value-type="float">
            <text:p>55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93393889347647" calcext:value-type="float">
            <text:p>0.993393889347647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87623762376238" calcext:value-type="float">
            <text:p>0.987623762376238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89273927392739" calcext:value-type="float">
            <text:p>0.989273927392739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90931574608409" calcext:value-type="float">
            <text:p>0.990931574608409</text:p>
          </table:table-cell>
          <table:table-cell office:value-type="float" office:value="1.31236341142105" calcext:value-type="float">
            <text:p>1.31236341142105</text:p>
          </table:table-cell>
          <table:table-cell office:value-type="float" office:value="1.21663168724402" calcext:value-type="float">
            <text:p>1.21663168724402</text:p>
          </table:table-cell>
          <table:table-cell office:value-type="float" office:value="0.00970365895942132" calcext:value-type="float">
            <text:p>0.009703658959421</text:p>
          </table:table-cell>
          <table:table-cell office:value-type="float" office:value="0.00213225095684904" calcext:value-type="float">
            <text:p>0.002132250956849</text:p>
          </table:table-cell>
        </table:table-row>
        <table:table-row table:style-name="ro1">
          <table:table-cell office:value-type="float" office:value="25.9867541193962" calcext:value-type="float">
            <text:p>25.9867541193962</text:p>
          </table:table-cell>
          <table:table-cell office:value-type="float" office:value="7.01328635215759" calcext:value-type="float">
            <text:p>7.01328635215759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90099347754214" calcext:value-type="float">
            <text:p>0.990099347754214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5" calcext:value-type="float">
            <text:p>5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93393889347647" calcext:value-type="float">
            <text:p>0.993393889347647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86798679867987" calcext:value-type="float">
            <text:p>0.986798679867987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88448844884488" calcext:value-type="float">
            <text:p>0.988448844884488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91755976916735" calcext:value-type="float">
            <text:p>0.991755976916735</text:p>
          </table:table-cell>
          <table:table-cell office:value-type="float" office:value="2.02473584184384" calcext:value-type="float">
            <text:p>2.02473584184384</text:p>
          </table:table-cell>
          <table:table-cell office:value-type="float" office:value="1.490096841706" calcext:value-type="float">
            <text:p>1.490096841706</text:p>
          </table:table-cell>
          <table:table-cell office:value-type="float" office:value="0.00903170278791346" calcext:value-type="float">
            <text:p>0.009031702787913</text:p>
          </table:table-cell>
          <table:table-cell office:value-type="float" office:value="0.00260849538580758" calcext:value-type="float">
            <text:p>0.002608495385808</text:p>
          </table:table-cell>
        </table:table-row>
        <table:table-row table:style-name="ro1">
          <table:table-cell office:value-type="float" office:value="26.1060153245926" calcext:value-type="float">
            <text:p>26.1060153245926</text:p>
          </table:table-cell>
          <table:table-cell office:value-type="float" office:value="7.22164487838745" calcext:value-type="float">
            <text:p>7.22164487838745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6596754875914" calcext:value-type="float">
            <text:p>0.96596754875914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" calcext:value-type="float">
            <text:p>9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75227085053675" calcext:value-type="float">
            <text:p>0.975227085053675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2.60754404893201" calcext:value-type="float">
            <text:p>2.60754404893201</text:p>
          </table:table-cell>
          <table:table-cell office:value-type="float" office:value="0.60903838750638" calcext:value-type="float">
            <text:p>0.60903838750638</text:p>
          </table:table-cell>
          <table:table-cell office:value-type="float" office:value="0.00643150061010245" calcext:value-type="float">
            <text:p>0.006431500610102</text:p>
          </table:table-cell>
          <table:table-cell office:value-type="float" office:value="0.00571738688167634" calcext:value-type="float">
            <text:p>0.005717386881676</text:p>
          </table:table-cell>
        </table:table-row>
        <table:table-row table:style-name="ro1">
          <table:table-cell office:value-type="float" office:value="25.6191697716713" calcext:value-type="float">
            <text:p>25.6191697716713</text:p>
          </table:table-cell>
          <table:table-cell office:value-type="float" office:value="7.12088304758072" calcext:value-type="float">
            <text:p>7.12088304758072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6596754875914" calcext:value-type="float">
            <text:p>0.96596754875914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" calcext:value-type="float">
            <text:p>9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75227085053675" calcext:value-type="float">
            <text:p>0.975227085053675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1.61435478415894" calcext:value-type="float">
            <text:p>1.61435478415894</text:p>
          </table:table-cell>
          <table:table-cell office:value-type="float" office:value="1.2269308861754" calcext:value-type="float">
            <text:p>1.2269308861754</text:p>
          </table:table-cell>
          <table:table-cell office:value-type="float" office:value="0.00643150061010245" calcext:value-type="float">
            <text:p>0.006431500610102</text:p>
          </table:table-cell>
          <table:table-cell office:value-type="float" office:value="0.00571738688167634" calcext:value-type="float">
            <text:p>0.005717386881676</text:p>
          </table:table-cell>
        </table:table-row>
        <table:table-row table:style-name="ro1">
          <table:table-cell office:value-type="float" office:value="25.4284605979919" calcext:value-type="float">
            <text:p>25.4284605979919</text:p>
          </table:table-cell>
          <table:table-cell office:value-type="float" office:value="7.30507862567902" calcext:value-type="float">
            <text:p>7.30507862567902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6596754875914" calcext:value-type="float">
            <text:p>0.96596754875914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" calcext:value-type="float">
            <text:p>9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75227085053675" calcext:value-type="float">
            <text:p>0.975227085053675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1.42962206954744" calcext:value-type="float">
            <text:p>1.42962206954744</text:p>
          </table:table-cell>
          <table:table-cell office:value-type="float" office:value="1.27881023651678" calcext:value-type="float">
            <text:p>1.27881023651678</text:p>
          </table:table-cell>
          <table:table-cell office:value-type="float" office:value="0.00643150061010245" calcext:value-type="float">
            <text:p>0.006431500610102</text:p>
          </table:table-cell>
          <table:table-cell office:value-type="float" office:value="0.00571738688167634" calcext:value-type="float">
            <text:p>0.005717386881676</text:p>
          </table:table-cell>
        </table:table-row>
        <table:table-row table:style-name="ro1">
          <table:table-cell office:value-type="float" office:value="25.062068104744" calcext:value-type="float">
            <text:p>25.062068104744</text:p>
          </table:table-cell>
          <table:table-cell office:value-type="float" office:value="7.38794147968292" calcext:value-type="float">
            <text:p>7.38794147968292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6596754875914" calcext:value-type="float">
            <text:p>0.96596754875914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" calcext:value-type="float">
            <text:p>9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75227085053675" calcext:value-type="float">
            <text:p>0.975227085053675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0.67953760566853" calcext:value-type="float">
            <text:p>0.67953760566853</text:p>
          </table:table-cell>
          <table:table-cell office:value-type="float" office:value="0.580964544235349" calcext:value-type="float">
            <text:p>0.580964544235349</text:p>
          </table:table-cell>
          <table:table-cell office:value-type="float" office:value="0.00643150061010245" calcext:value-type="float">
            <text:p>0.006431500610102</text:p>
          </table:table-cell>
          <table:table-cell office:value-type="float" office:value="0.00571738688167634" calcext:value-type="float">
            <text:p>0.005717386881676</text:p>
          </table:table-cell>
        </table:table-row>
        <table:table-row table:style-name="ro1">
          <table:table-cell office:value-type="float" office:value="24.8801717758179" calcext:value-type="float">
            <text:p>24.8801717758179</text:p>
          </table:table-cell>
          <table:table-cell office:value-type="float" office:value="7.0896167755127" calcext:value-type="float">
            <text:p>7.0896167755127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6596754875914" calcext:value-type="float">
            <text:p>0.96596754875914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" calcext:value-type="float">
            <text:p>9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75227085053675" calcext:value-type="float">
            <text:p>0.975227085053675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1.65722839594456" calcext:value-type="float">
            <text:p>1.65722839594456</text:p>
          </table:table-cell>
          <table:table-cell office:value-type="float" office:value="1.21471074671971" calcext:value-type="float">
            <text:p>1.21471074671971</text:p>
          </table:table-cell>
          <table:table-cell office:value-type="float" office:value="0.00643150061010245" calcext:value-type="float">
            <text:p>0.006431500610102</text:p>
          </table:table-cell>
          <table:table-cell office:value-type="float" office:value="0.00571738688167634" calcext:value-type="float">
            <text:p>0.005717386881676</text:p>
          </table:table-cell>
        </table:table-row>
        <table:table-row table:style-name="ro1">
          <table:table-cell office:value-type="float" office:value="25.9976088404655" calcext:value-type="float">
            <text:p>25.9976088404655</text:p>
          </table:table-cell>
          <table:table-cell office:value-type="float" office:value="7.68445926904678" calcext:value-type="float">
            <text:p>7.68445926904678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1428231474647" calcext:value-type="float">
            <text:p>0.961428231474647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0" calcext:value-type="float">
            <text:p>60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66143682906689" calcext:value-type="float">
            <text:p>0.966143682906689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57095709570957" calcext:value-type="float">
            <text:p>0.957095709570957</text:p>
          </table:table-cell>
          <table:table-cell office:value-type="float" office:value="0.923267326732673" calcext:value-type="float">
            <text:p>0.923267326732673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039702233251" calcext:value-type="float">
            <text:p>0.928039702233251</text:p>
          </table:table-cell>
          <table:table-cell office:value-type="float" office:value="0.962077493816983" calcext:value-type="float">
            <text:p>0.962077493816983</text:p>
          </table:table-cell>
          <table:table-cell office:value-type="float" office:value="2.22855199816143" calcext:value-type="float">
            <text:p>2.22855199816143</text:p>
          </table:table-cell>
          <table:table-cell office:value-type="float" office:value="2.01951292296268" calcext:value-type="float">
            <text:p>2.01951292296268</text:p>
          </table:table-cell>
          <table:table-cell office:value-type="float" office:value="0.0112866749648763" calcext:value-type="float">
            <text:p>0.011286674964876</text:p>
          </table:table-cell>
          <table:table-cell office:value-type="float" office:value="0.00325934003676295" calcext:value-type="float">
            <text:p>0.003259340036763</text:p>
          </table:table-cell>
        </table:table-row>
        <table:table-row table:style-name="ro1">
          <table:table-cell office:value-type="float" office:value="28.2336171269417" calcext:value-type="float">
            <text:p>28.2336171269417</text:p>
          </table:table-cell>
          <table:table-cell office:value-type="float" office:value="7.10809063911438" calcext:value-type="float">
            <text:p>7.10809063911438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1428231474647" calcext:value-type="float">
            <text:p>0.961428231474647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0" calcext:value-type="float">
            <text:p>60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66143682906689" calcext:value-type="float">
            <text:p>0.966143682906689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57095709570957" calcext:value-type="float">
            <text:p>0.957095709570957</text:p>
          </table:table-cell>
          <table:table-cell office:value-type="float" office:value="0.923267326732673" calcext:value-type="float">
            <text:p>0.923267326732673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039702233251" calcext:value-type="float">
            <text:p>0.928039702233251</text:p>
          </table:table-cell>
          <table:table-cell office:value-type="float" office:value="0.962077493816983" calcext:value-type="float">
            <text:p>0.962077493816983</text:p>
          </table:table-cell>
          <table:table-cell office:value-type="float" office:value="2.05423779877531" calcext:value-type="float">
            <text:p>2.05423779877531</text:p>
          </table:table-cell>
          <table:table-cell office:value-type="float" office:value="2.09990175009239" calcext:value-type="float">
            <text:p>2.09990175009239</text:p>
          </table:table-cell>
          <table:table-cell office:value-type="float" office:value="0.0112866749648763" calcext:value-type="float">
            <text:p>0.011286674964876</text:p>
          </table:table-cell>
          <table:table-cell office:value-type="float" office:value="0.00325934003676295" calcext:value-type="float">
            <text:p>0.003259340036763</text:p>
          </table:table-cell>
        </table:table-row>
        <table:table-row table:style-name="ro1">
          <table:table-cell office:value-type="float" office:value="26.9219818115234" calcext:value-type="float">
            <text:p>26.9219818115234</text:p>
          </table:table-cell>
          <table:table-cell office:value-type="float" office:value="7.14357060194016" calcext:value-type="float">
            <text:p>7.14357060194016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1428231474647" calcext:value-type="float">
            <text:p>0.961428231474647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0" calcext:value-type="float">
            <text:p>60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66143682906689" calcext:value-type="float">
            <text:p>0.966143682906689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57095709570957" calcext:value-type="float">
            <text:p>0.957095709570957</text:p>
          </table:table-cell>
          <table:table-cell office:value-type="float" office:value="0.923267326732673" calcext:value-type="float">
            <text:p>0.923267326732673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039702233251" calcext:value-type="float">
            <text:p>0.928039702233251</text:p>
          </table:table-cell>
          <table:table-cell office:value-type="float" office:value="0.962077493816983" calcext:value-type="float">
            <text:p>0.962077493816983</text:p>
          </table:table-cell>
          <table:table-cell office:value-type="float" office:value="1.91348489014384" calcext:value-type="float">
            <text:p>1.91348489014384</text:p>
          </table:table-cell>
          <table:table-cell office:value-type="float" office:value="0.304060212819432" calcext:value-type="float">
            <text:p>0.304060212819432</text:p>
          </table:table-cell>
          <table:table-cell office:value-type="float" office:value="0.0112866749648763" calcext:value-type="float">
            <text:p>0.011286674964876</text:p>
          </table:table-cell>
          <table:table-cell office:value-type="float" office:value="0.00325934003676295" calcext:value-type="float">
            <text:p>0.003259340036763</text:p>
          </table:table-cell>
        </table:table-row>
        <table:table-row table:style-name="ro1">
          <table:table-cell office:value-type="float" office:value="24.8433933854103" calcext:value-type="float">
            <text:p>24.8433933854103</text:p>
          </table:table-cell>
          <table:table-cell office:value-type="float" office:value="7.05063080787659" calcext:value-type="float">
            <text:p>7.05063080787659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1428231474647" calcext:value-type="float">
            <text:p>0.961428231474647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0" calcext:value-type="float">
            <text:p>60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66143682906689" calcext:value-type="float">
            <text:p>0.966143682906689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57095709570957" calcext:value-type="float">
            <text:p>0.957095709570957</text:p>
          </table:table-cell>
          <table:table-cell office:value-type="float" office:value="0.923267326732673" calcext:value-type="float">
            <text:p>0.923267326732673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039702233251" calcext:value-type="float">
            <text:p>0.928039702233251</text:p>
          </table:table-cell>
          <table:table-cell office:value-type="float" office:value="0.962077493816983" calcext:value-type="float">
            <text:p>0.962077493816983</text:p>
          </table:table-cell>
          <table:table-cell office:value-type="float" office:value="1.46171871126548" calcext:value-type="float">
            <text:p>1.46171871126548</text:p>
          </table:table-cell>
          <table:table-cell office:value-type="float" office:value="0.485820401374642" calcext:value-type="float">
            <text:p>0.485820401374642</text:p>
          </table:table-cell>
          <table:table-cell office:value-type="float" office:value="0.0112866749648763" calcext:value-type="float">
            <text:p>0.011286674964876</text:p>
          </table:table-cell>
          <table:table-cell office:value-type="float" office:value="0.00325934003676295" calcext:value-type="float">
            <text:p>0.003259340036763</text:p>
          </table:table-cell>
        </table:table-row>
        <table:table-row table:style-name="ro1">
          <table:table-cell office:value-type="float" office:value="23.9876791834831" calcext:value-type="float">
            <text:p>23.9876791834831</text:p>
          </table:table-cell>
          <table:table-cell office:value-type="float" office:value="7.27300560474396" calcext:value-type="float">
            <text:p>7.27300560474396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1428231474647" calcext:value-type="float">
            <text:p>0.961428231474647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0" calcext:value-type="float">
            <text:p>60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66143682906689" calcext:value-type="float">
            <text:p>0.966143682906689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57095709570957" calcext:value-type="float">
            <text:p>0.957095709570957</text:p>
          </table:table-cell>
          <table:table-cell office:value-type="float" office:value="0.923267326732673" calcext:value-type="float">
            <text:p>0.923267326732673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039702233251" calcext:value-type="float">
            <text:p>0.928039702233251</text:p>
          </table:table-cell>
          <table:table-cell office:value-type="float" office:value="0.962077493816983" calcext:value-type="float">
            <text:p>0.962077493816983</text:p>
          </table:table-cell>
          <table:table-cell office:value-type="float" office:value="1.23536014557833" calcext:value-type="float">
            <text:p>1.23536014557833</text:p>
          </table:table-cell>
          <table:table-cell office:value-type="float" office:value="0.893023026015447" calcext:value-type="float">
            <text:p>0.893023026015447</text:p>
          </table:table-cell>
          <table:table-cell office:value-type="float" office:value="0.0112866749648763" calcext:value-type="float">
            <text:p>0.011286674964876</text:p>
          </table:table-cell>
          <table:table-cell office:value-type="float" office:value="0.00325934003676295" calcext:value-type="float">
            <text:p>0.003259340036763</text:p>
          </table:table-cell>
        </table:table-row>
        <table:table-row table:style-name="ro1">
          <table:table-cell office:value-type="float" office:value="23.6263523101807" calcext:value-type="float">
            <text:p>23.6263523101807</text:p>
          </table:table-cell>
          <table:table-cell office:value-type="float" office:value="7.9579239487648" calcext:value-type="float">
            <text:p>7.9579239487648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55033670300669" calcext:value-type="float">
            <text:p>0.955033670300669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1" calcext:value-type="float">
            <text:p>91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61189099917424" calcext:value-type="float">
            <text:p>0.961189099917424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47194719471947" calcext:value-type="float">
            <text:p>0.947194719471947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53795379537954" calcext:value-type="float">
            <text:p>0.953795379537954</text:p>
          </table:table-cell>
          <table:table-cell office:value-type="float" office:value="0.928039702233251" calcext:value-type="float">
            <text:p>0.928039702233251</text:p>
          </table:table-cell>
          <table:table-cell office:value-type="float" office:value="0.95795548227535" calcext:value-type="float">
            <text:p>0.95795548227535</text:p>
          </table:table-cell>
          <table:table-cell office:value-type="float" office:value="1.22220948132566" calcext:value-type="float">
            <text:p>1.22220948132566</text:p>
          </table:table-cell>
          <table:table-cell office:value-type="float" office:value="0.34466882047237" calcext:value-type="float">
            <text:p>0.34466882047237</text:p>
          </table:table-cell>
          <table:table-cell office:value-type="float" office:value="0.0101122499710808" calcext:value-type="float">
            <text:p>0.010112249971081</text:p>
          </table:table-cell>
          <table:table-cell office:value-type="float" office:value="0.00522993339083671" calcext:value-type="float">
            <text:p>0.005229933390837</text:p>
          </table:table-cell>
        </table:table-row>
        <table:table-row table:style-name="ro1">
          <table:table-cell office:value-type="float" office:value="23.1497736573219" calcext:value-type="float">
            <text:p>23.1497736573219</text:p>
          </table:table-cell>
          <table:table-cell office:value-type="float" office:value="7.71318709850311" calcext:value-type="float">
            <text:p>7.71318709850311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55033670300669" calcext:value-type="float">
            <text:p>0.955033670300669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1" calcext:value-type="float">
            <text:p>91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61189099917424" calcext:value-type="float">
            <text:p>0.961189099917424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47194719471947" calcext:value-type="float">
            <text:p>0.947194719471947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53795379537954" calcext:value-type="float">
            <text:p>0.953795379537954</text:p>
          </table:table-cell>
          <table:table-cell office:value-type="float" office:value="0.928039702233251" calcext:value-type="float">
            <text:p>0.928039702233251</text:p>
          </table:table-cell>
          <table:table-cell office:value-type="float" office:value="0.95795548227535" calcext:value-type="float">
            <text:p>0.95795548227535</text:p>
          </table:table-cell>
          <table:table-cell office:value-type="float" office:value="0.847694263969405" calcext:value-type="float">
            <text:p>0.847694263969405</text:p>
          </table:table-cell>
          <table:table-cell office:value-type="float" office:value="0.681411211798383" calcext:value-type="float">
            <text:p>0.681411211798383</text:p>
          </table:table-cell>
          <table:table-cell office:value-type="float" office:value="0.0101122499710808" calcext:value-type="float">
            <text:p>0.010112249971081</text:p>
          </table:table-cell>
          <table:table-cell office:value-type="float" office:value="0.00522993339083671" calcext:value-type="float">
            <text:p>0.005229933390837</text:p>
          </table:table-cell>
        </table:table-row>
        <table:table-row table:style-name="ro1">
          <table:table-cell office:value-type="float" office:value="23.4901493191719" calcext:value-type="float">
            <text:p>23.4901493191719</text:p>
          </table:table-cell>
          <table:table-cell office:value-type="float" office:value="8.18442732095718" calcext:value-type="float">
            <text:p>8.18442732095718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55033670300669" calcext:value-type="float">
            <text:p>0.955033670300669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1" calcext:value-type="float">
            <text:p>91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61189099917424" calcext:value-type="float">
            <text:p>0.961189099917424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47194719471947" calcext:value-type="float">
            <text:p>0.947194719471947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53795379537954" calcext:value-type="float">
            <text:p>0.953795379537954</text:p>
          </table:table-cell>
          <table:table-cell office:value-type="float" office:value="0.928039702233251" calcext:value-type="float">
            <text:p>0.928039702233251</text:p>
          </table:table-cell>
          <table:table-cell office:value-type="float" office:value="0.95795548227535" calcext:value-type="float">
            <text:p>0.95795548227535</text:p>
          </table:table-cell>
          <table:table-cell office:value-type="float" office:value="1.14063791432842" calcext:value-type="float">
            <text:p>1.14063791432842</text:p>
          </table:table-cell>
          <table:table-cell office:value-type="float" office:value="0.617146628578329" calcext:value-type="float">
            <text:p>0.617146628578329</text:p>
          </table:table-cell>
          <table:table-cell office:value-type="float" office:value="0.0101122499710808" calcext:value-type="float">
            <text:p>0.010112249971081</text:p>
          </table:table-cell>
          <table:table-cell office:value-type="float" office:value="0.00522993339083671" calcext:value-type="float">
            <text:p>0.005229933390837</text:p>
          </table:table-cell>
        </table:table-row>
        <table:table-row table:style-name="ro1">
          <table:table-cell office:value-type="float" office:value="23.141233086586" calcext:value-type="float">
            <text:p>23.141233086586</text:p>
          </table:table-cell>
          <table:table-cell office:value-type="float" office:value="8.2688792347908" calcext:value-type="float">
            <text:p>8.2688792347908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55033670300669" calcext:value-type="float">
            <text:p>0.955033670300669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1" calcext:value-type="float">
            <text:p>91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61189099917424" calcext:value-type="float">
            <text:p>0.961189099917424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47194719471947" calcext:value-type="float">
            <text:p>0.947194719471947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53795379537954" calcext:value-type="float">
            <text:p>0.953795379537954</text:p>
          </table:table-cell>
          <table:table-cell office:value-type="float" office:value="0.928039702233251" calcext:value-type="float">
            <text:p>0.928039702233251</text:p>
          </table:table-cell>
          <table:table-cell office:value-type="float" office:value="0.95795548227535" calcext:value-type="float">
            <text:p>0.95795548227535</text:p>
          </table:table-cell>
          <table:table-cell office:value-type="float" office:value="0.718654470787183" calcext:value-type="float">
            <text:p>0.718654470787183</text:p>
          </table:table-cell>
          <table:table-cell office:value-type="float" office:value="0.544668804229225" calcext:value-type="float">
            <text:p>0.544668804229225</text:p>
          </table:table-cell>
          <table:table-cell office:value-type="float" office:value="0.0101122499710808" calcext:value-type="float">
            <text:p>0.010112249971081</text:p>
          </table:table-cell>
          <table:table-cell office:value-type="float" office:value="0.00522993339083671" calcext:value-type="float">
            <text:p>0.005229933390837</text:p>
          </table:table-cell>
        </table:table-row>
        <table:table-row table:style-name="ro1">
          <table:table-cell office:value-type="float" office:value="23.2624251246452" calcext:value-type="float">
            <text:p>23.2624251246452</text:p>
          </table:table-cell>
          <table:table-cell office:value-type="float" office:value="8.33256661891937" calcext:value-type="float">
            <text:p>8.33256661891937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55033670300669" calcext:value-type="float">
            <text:p>0.955033670300669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1" calcext:value-type="float">
            <text:p>91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61189099917424" calcext:value-type="float">
            <text:p>0.961189099917424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47194719471947" calcext:value-type="float">
            <text:p>0.947194719471947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53795379537954" calcext:value-type="float">
            <text:p>0.953795379537954</text:p>
          </table:table-cell>
          <table:table-cell office:value-type="float" office:value="0.928039702233251" calcext:value-type="float">
            <text:p>0.928039702233251</text:p>
          </table:table-cell>
          <table:table-cell office:value-type="float" office:value="0.95795548227535" calcext:value-type="float">
            <text:p>0.95795548227535</text:p>
          </table:table-cell>
          <table:table-cell office:value-type="float" office:value="0.781776609692421" calcext:value-type="float">
            <text:p>0.781776609692421</text:p>
          </table:table-cell>
          <table:table-cell office:value-type="float" office:value="0.323328795866707" calcext:value-type="float">
            <text:p>0.323328795866707</text:p>
          </table:table-cell>
          <table:table-cell office:value-type="float" office:value="0.0101122499710808" calcext:value-type="float">
            <text:p>0.010112249971081</text:p>
          </table:table-cell>
          <table:table-cell office:value-type="float" office:value="0.00522993339083671" calcext:value-type="float">
            <text:p>0.005229933390837</text:p>
          </table:table-cell>
        </table:table-row>
        <table:table-row table:style-name="ro1">
          <table:table-cell office:value-type="float" office:value="23.2368692755699" calcext:value-type="float">
            <text:p>23.2368692755699</text:p>
          </table:table-cell>
          <table:table-cell office:value-type="float" office:value="7.90294516086578" calcext:value-type="float">
            <text:p>7.90294516086578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54414686965288" calcext:value-type="float">
            <text:p>0.954414686965288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6" calcext:value-type="float">
            <text:p>126</text:p>
          </table:table-cell>
          <table:table-cell office:value-type="float" office:value="0.918518518518518" calcext:value-type="float">
            <text:p>0.918518518518518</text:p>
          </table:table-cell>
          <table:table-cell office:value-type="float" office:value="0.957060280759703" calcext:value-type="float">
            <text:p>0.957060280759703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48844884488449" calcext:value-type="float">
            <text:p>0.948844884488449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57095709570957" calcext:value-type="float">
            <text:p>0.957095709570957</text:p>
          </table:table-cell>
          <table:table-cell office:value-type="float" office:value="0.925558312655087" calcext:value-type="float">
            <text:p>0.925558312655087</text:p>
          </table:table-cell>
          <table:table-cell office:value-type="float" office:value="0.954657873042044" calcext:value-type="float">
            <text:p>0.954657873042044</text:p>
          </table:table-cell>
          <table:table-cell office:value-type="float" office:value="1.18524048657323" calcext:value-type="float">
            <text:p>1.18524048657323</text:p>
          </table:table-cell>
          <table:table-cell office:value-type="float" office:value="1.07974853430334" calcext:value-type="float">
            <text:p>1.07974853430334</text:p>
          </table:table-cell>
          <table:table-cell office:value-type="float" office:value="0.0148666569437408" calcext:value-type="float">
            <text:p>0.014866656943741</text:p>
          </table:table-cell>
          <table:table-cell office:value-type="float" office:value="0.00336410789943213" calcext:value-type="float">
            <text:p>0.003364107899432</text:p>
          </table:table-cell>
        </table:table-row>
        <table:table-row table:style-name="ro1">
          <table:table-cell office:value-type="float" office:value="23.7469040751457" calcext:value-type="float">
            <text:p>23.7469040751457</text:p>
          </table:table-cell>
          <table:table-cell office:value-type="float" office:value="7.54854530096054" calcext:value-type="float">
            <text:p>7.54854530096054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54414686965288" calcext:value-type="float">
            <text:p>0.954414686965288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6" calcext:value-type="float">
            <text:p>126</text:p>
          </table:table-cell>
          <table:table-cell office:value-type="float" office:value="0.918518518518518" calcext:value-type="float">
            <text:p>0.918518518518518</text:p>
          </table:table-cell>
          <table:table-cell office:value-type="float" office:value="0.957060280759703" calcext:value-type="float">
            <text:p>0.957060280759703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48844884488449" calcext:value-type="float">
            <text:p>0.948844884488449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57095709570957" calcext:value-type="float">
            <text:p>0.957095709570957</text:p>
          </table:table-cell>
          <table:table-cell office:value-type="float" office:value="0.925558312655087" calcext:value-type="float">
            <text:p>0.925558312655087</text:p>
          </table:table-cell>
          <table:table-cell office:value-type="float" office:value="0.954657873042044" calcext:value-type="float">
            <text:p>0.954657873042044</text:p>
          </table:table-cell>
          <table:table-cell office:value-type="float" office:value="1.63348176215085" calcext:value-type="float">
            <text:p>1.63348176215085</text:p>
          </table:table-cell>
          <table:table-cell office:value-type="float" office:value="0.446275918619201" calcext:value-type="float">
            <text:p>0.446275918619201</text:p>
          </table:table-cell>
          <table:table-cell office:value-type="float" office:value="0.0148666569437408" calcext:value-type="float">
            <text:p>0.014866656943741</text:p>
          </table:table-cell>
          <table:table-cell office:value-type="float" office:value="0.00336410789943213" calcext:value-type="float">
            <text:p>0.003364107899432</text:p>
          </table:table-cell>
        </table:table-row>
        <table:table-row table:style-name="ro1">
          <table:table-cell office:value-type="float" office:value="23.4777262806892" calcext:value-type="float">
            <text:p>23.4777262806892</text:p>
          </table:table-cell>
          <table:table-cell office:value-type="float" office:value="8.04538941383362" calcext:value-type="float">
            <text:p>8.04538941383362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54414686965288" calcext:value-type="float">
            <text:p>0.954414686965288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6" calcext:value-type="float">
            <text:p>126</text:p>
          </table:table-cell>
          <table:table-cell office:value-type="float" office:value="0.918518518518518" calcext:value-type="float">
            <text:p>0.918518518518518</text:p>
          </table:table-cell>
          <table:table-cell office:value-type="float" office:value="0.957060280759703" calcext:value-type="float">
            <text:p>0.957060280759703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48844884488449" calcext:value-type="float">
            <text:p>0.948844884488449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57095709570957" calcext:value-type="float">
            <text:p>0.957095709570957</text:p>
          </table:table-cell>
          <table:table-cell office:value-type="float" office:value="0.925558312655087" calcext:value-type="float">
            <text:p>0.925558312655087</text:p>
          </table:table-cell>
          <table:table-cell office:value-type="float" office:value="0.954657873042044" calcext:value-type="float">
            <text:p>0.954657873042044</text:p>
          </table:table-cell>
          <table:table-cell office:value-type="float" office:value="1.38191006013968" calcext:value-type="float">
            <text:p>1.38191006013968</text:p>
          </table:table-cell>
          <table:table-cell office:value-type="float" office:value="0.826035807346505" calcext:value-type="float">
            <text:p>0.826035807346505</text:p>
          </table:table-cell>
          <table:table-cell office:value-type="float" office:value="0.0148666569437408" calcext:value-type="float">
            <text:p>0.014866656943741</text:p>
          </table:table-cell>
          <table:table-cell office:value-type="float" office:value="0.00336410789943213" calcext:value-type="float">
            <text:p>0.003364107899432</text:p>
          </table:table-cell>
        </table:table-row>
        <table:table-row table:style-name="ro1">
          <table:table-cell office:value-type="float" office:value="23.3201654553413" calcext:value-type="float">
            <text:p>23.3201654553413</text:p>
          </table:table-cell>
          <table:table-cell office:value-type="float" office:value="7.92658364772797" calcext:value-type="float">
            <text:p>7.92658364772797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54414686965288" calcext:value-type="float">
            <text:p>0.954414686965288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6" calcext:value-type="float">
            <text:p>126</text:p>
          </table:table-cell>
          <table:table-cell office:value-type="float" office:value="0.918518518518518" calcext:value-type="float">
            <text:p>0.918518518518518</text:p>
          </table:table-cell>
          <table:table-cell office:value-type="float" office:value="0.957060280759703" calcext:value-type="float">
            <text:p>0.957060280759703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48844884488449" calcext:value-type="float">
            <text:p>0.948844884488449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57095709570957" calcext:value-type="float">
            <text:p>0.957095709570957</text:p>
          </table:table-cell>
          <table:table-cell office:value-type="float" office:value="0.925558312655087" calcext:value-type="float">
            <text:p>0.925558312655087</text:p>
          </table:table-cell>
          <table:table-cell office:value-type="float" office:value="0.954657873042044" calcext:value-type="float">
            <text:p>0.954657873042044</text:p>
          </table:table-cell>
          <table:table-cell office:value-type="float" office:value="1.28324237947493" calcext:value-type="float">
            <text:p>1.28324237947493</text:p>
          </table:table-cell>
          <table:table-cell office:value-type="float" office:value="0.460339819503243" calcext:value-type="float">
            <text:p>0.460339819503243</text:p>
          </table:table-cell>
          <table:table-cell office:value-type="float" office:value="0.0148666569437408" calcext:value-type="float">
            <text:p>0.014866656943741</text:p>
          </table:table-cell>
          <table:table-cell office:value-type="float" office:value="0.00336410789943213" calcext:value-type="float">
            <text:p>0.003364107899432</text:p>
          </table:table-cell>
        </table:table-row>
        <table:table-row table:style-name="ro1">
          <table:table-cell office:value-type="float" office:value="23.2570508122444" calcext:value-type="float">
            <text:p>23.2570508122444</text:p>
          </table:table-cell>
          <table:table-cell office:value-type="float" office:value="7.66043323278427" calcext:value-type="float">
            <text:p>7.66043323278427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54414686965288" calcext:value-type="float">
            <text:p>0.954414686965288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6" calcext:value-type="float">
            <text:p>126</text:p>
          </table:table-cell>
          <table:table-cell office:value-type="float" office:value="0.918518518518518" calcext:value-type="float">
            <text:p>0.918518518518518</text:p>
          </table:table-cell>
          <table:table-cell office:value-type="float" office:value="0.957060280759703" calcext:value-type="float">
            <text:p>0.957060280759703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48844884488449" calcext:value-type="float">
            <text:p>0.948844884488449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57095709570957" calcext:value-type="float">
            <text:p>0.957095709570957</text:p>
          </table:table-cell>
          <table:table-cell office:value-type="float" office:value="0.925558312655087" calcext:value-type="float">
            <text:p>0.925558312655087</text:p>
          </table:table-cell>
          <table:table-cell office:value-type="float" office:value="0.954657873042044" calcext:value-type="float">
            <text:p>0.954657873042044</text:p>
          </table:table-cell>
          <table:table-cell office:value-type="float" office:value="1.09309828590933" calcext:value-type="float">
            <text:p>1.09309828590933</text:p>
          </table:table-cell>
          <table:table-cell office:value-type="float" office:value="0.826485744627535" calcext:value-type="float">
            <text:p>0.826485744627535</text:p>
          </table:table-cell>
          <table:table-cell office:value-type="float" office:value="0.0148666569437408" calcext:value-type="float">
            <text:p>0.014866656943741</text:p>
          </table:table-cell>
          <table:table-cell office:value-type="float" office:value="0.00336410789943213" calcext:value-type="float">
            <text:p>0.003364107899432</text:p>
          </table:table-cell>
        </table:table-row>
        <table:table-row table:style-name="ro1">
          <table:table-cell office:value-type="float" office:value="23.6269413232803" calcext:value-type="float">
            <text:p>23.6269413232803</text:p>
          </table:table-cell>
          <table:table-cell office:value-type="float" office:value="7.42688405513763" calcext:value-type="float">
            <text:p>7.42688405513763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94224421038033" calcext:value-type="float">
            <text:p>0.994224421038033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9" calcext:value-type="float">
            <text:p>49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95871180842279" calcext:value-type="float">
            <text:p>0.995871180842279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1749174917492" calcext:value-type="float">
            <text:p>0.991749174917492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3399339933993" calcext:value-type="float">
            <text:p>0.993399339933993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95877988458368" calcext:value-type="float">
            <text:p>0.995877988458368</text:p>
          </table:table-cell>
          <table:table-cell office:value-type="float" office:value="0.958810321386874" calcext:value-type="float">
            <text:p>0.958810321386874</text:p>
          </table:table-cell>
          <table:table-cell office:value-type="float" office:value="0.835718650737235" calcext:value-type="float">
            <text:p>0.835718650737235</text:p>
          </table:table-cell>
          <table:table-cell office:value-type="float" office:value="0.0116315991338108" calcext:value-type="float">
            <text:p>0.011631599133811</text:p>
          </table:table-cell>
          <table:table-cell office:value-type="float" office:value="0.00175026464084513" calcext:value-type="float">
            <text:p>0.001750264640845</text:p>
          </table:table-cell>
        </table:table-row>
        <table:table-row table:style-name="ro1">
          <table:table-cell office:value-type="float" office:value="23.7935040593147" calcext:value-type="float">
            <text:p>23.7935040593147</text:p>
          </table:table-cell>
          <table:table-cell office:value-type="float" office:value="7.71419507265091" calcext:value-type="float">
            <text:p>7.71419507265091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92368495544412" calcext:value-type="float">
            <text:p>0.992368495544412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" calcext:value-type="float">
            <text:p>9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95871180842279" calcext:value-type="float">
            <text:p>0.995871180842279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93404781533388" calcext:value-type="float">
            <text:p>0.993404781533388</text:p>
          </table:table-cell>
          <table:table-cell office:value-type="float" office:value="1.55726821632938" calcext:value-type="float">
            <text:p>1.55726821632938</text:p>
          </table:table-cell>
          <table:table-cell office:value-type="float" office:value="0.941109566288522" calcext:value-type="float">
            <text:p>0.941109566288522</text:p>
          </table:table-cell>
          <table:table-cell office:value-type="float" office:value="0.0092928387954117" calcext:value-type="float">
            <text:p>0.009292838795412</text:p>
          </table:table-cell>
          <table:table-cell office:value-type="float" office:value="0.00243124572586973" calcext:value-type="float">
            <text:p>0.00243124572587</text:p>
          </table:table-cell>
        </table:table-row>
        <table:table-row table:style-name="ro1">
          <table:table-cell office:value-type="float" office:value="23.7314724326134" calcext:value-type="float">
            <text:p>23.7314724326134</text:p>
          </table:table-cell>
          <table:table-cell office:value-type="float" office:value="7.81058824062347" calcext:value-type="float">
            <text:p>7.81058824062347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90511719239201" calcext:value-type="float">
            <text:p>0.990511719239201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5" calcext:value-type="float">
            <text:p>45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94219653179191" calcext:value-type="float">
            <text:p>0.994219653179191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85973597359736" calcext:value-type="float">
            <text:p>0.98597359735973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88448844884488" calcext:value-type="float">
            <text:p>0.988448844884488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93404781533388" calcext:value-type="float">
            <text:p>0.993404781533388</text:p>
          </table:table-cell>
          <table:table-cell office:value-type="float" office:value="1.22161342617655" calcext:value-type="float">
            <text:p>1.22161342617655</text:p>
          </table:table-cell>
          <table:table-cell office:value-type="float" office:value="0.460865110203607" calcext:value-type="float">
            <text:p>0.460865110203607</text:p>
          </table:table-cell>
          <table:table-cell office:value-type="float" office:value="0.0110851525935923" calcext:value-type="float">
            <text:p>0.011085152593592</text:p>
          </table:table-cell>
          <table:table-cell office:value-type="float" office:value="0.00342668149736685" calcext:value-type="float">
            <text:p>0.003426681497367</text:p>
          </table:table-cell>
        </table:table-row>
        <table:table-row table:style-name="ro1">
          <table:table-cell office:value-type="float" office:value="23.2260469794273" calcext:value-type="float">
            <text:p>23.2260469794273</text:p>
          </table:table-cell>
          <table:table-cell office:value-type="float" office:value="7.67667931318283" calcext:value-type="float">
            <text:p>7.67667931318283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90305788431258" calcext:value-type="float">
            <text:p>0.990305788431258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55" calcext:value-type="float">
            <text:p>55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93393889347647" calcext:value-type="float">
            <text:p>0.993393889347647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87623762376238" calcext:value-type="float">
            <text:p>0.987623762376238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89273927392739" calcext:value-type="float">
            <text:p>0.989273927392739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90931574608409" calcext:value-type="float">
            <text:p>0.990931574608409</text:p>
          </table:table-cell>
          <table:table-cell office:value-type="float" office:value="0.941007283985532" calcext:value-type="float">
            <text:p>0.941007283985532</text:p>
          </table:table-cell>
          <table:table-cell office:value-type="float" office:value="0.828466062586529" calcext:value-type="float">
            <text:p>0.828466062586529</text:p>
          </table:table-cell>
          <table:table-cell office:value-type="float" office:value="0.00970365895942132" calcext:value-type="float">
            <text:p>0.009703658959421</text:p>
          </table:table-cell>
          <table:table-cell office:value-type="float" office:value="0.00213225095684904" calcext:value-type="float">
            <text:p>0.002132250956849</text:p>
          </table:table-cell>
        </table:table-row>
        <table:table-row table:style-name="ro1">
          <table:table-cell office:value-type="float" office:value="23.6111668348312" calcext:value-type="float">
            <text:p>23.6111668348312</text:p>
          </table:table-cell>
          <table:table-cell office:value-type="float" office:value="7.60758852958679" calcext:value-type="float">
            <text:p>7.60758852958679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90099347754214" calcext:value-type="float">
            <text:p>0.990099347754214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5" calcext:value-type="float">
            <text:p>5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93393889347647" calcext:value-type="float">
            <text:p>0.993393889347647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86798679867987" calcext:value-type="float">
            <text:p>0.986798679867987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88448844884488" calcext:value-type="float">
            <text:p>0.988448844884488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91755976916735" calcext:value-type="float">
            <text:p>0.991755976916735</text:p>
          </table:table-cell>
          <table:table-cell office:value-type="float" office:value="0.830411560121247" calcext:value-type="float">
            <text:p>0.830411560121247</text:p>
          </table:table-cell>
          <table:table-cell office:value-type="float" office:value="0.822214304765534" calcext:value-type="float">
            <text:p>0.822214304765534</text:p>
          </table:table-cell>
          <table:table-cell office:value-type="float" office:value="0.00903170278791346" calcext:value-type="float">
            <text:p>0.009031702787913</text:p>
          </table:table-cell>
          <table:table-cell office:value-type="float" office:value="0.00260849538580758" calcext:value-type="float">
            <text:p>0.002608495385808</text:p>
          </table:table-cell>
        </table:table-row>
        <table:table-row table:style-name="ro1">
          <table:table-cell office:value-type="float" office:value="23.2944869995117" calcext:value-type="float">
            <text:p>23.2944869995117</text:p>
          </table:table-cell>
          <table:table-cell office:value-type="float" office:value="7.95204162597656" calcext:value-type="float">
            <text:p>7.95204162597656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6596754875914" calcext:value-type="float">
            <text:p>0.96596754875914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" calcext:value-type="float">
            <text:p>9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75227085053675" calcext:value-type="float">
            <text:p>0.975227085053675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1.05980529832542" calcext:value-type="float">
            <text:p>1.05980529832542</text:p>
          </table:table-cell>
          <table:table-cell office:value-type="float" office:value="0.437705308652764" calcext:value-type="float">
            <text:p>0.437705308652764</text:p>
          </table:table-cell>
          <table:table-cell office:value-type="float" office:value="0.00643150061010245" calcext:value-type="float">
            <text:p>0.006431500610102</text:p>
          </table:table-cell>
          <table:table-cell office:value-type="float" office:value="0.00571738688167634" calcext:value-type="float">
            <text:p>0.005717386881676</text:p>
          </table:table-cell>
        </table:table-row>
        <table:table-row table:style-name="ro1">
          <table:table-cell office:value-type="float" office:value="22.6737852096558" calcext:value-type="float">
            <text:p>22.6737852096558</text:p>
          </table:table-cell>
          <table:table-cell office:value-type="float" office:value="7.79346591234207" calcext:value-type="float">
            <text:p>7.79346591234207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6596754875914" calcext:value-type="float">
            <text:p>0.96596754875914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" calcext:value-type="float">
            <text:p>9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75227085053675" calcext:value-type="float">
            <text:p>0.975227085053675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0.989868048839578" calcext:value-type="float">
            <text:p>0.989868048839578</text:p>
          </table:table-cell>
          <table:table-cell office:value-type="float" office:value="0.521401846184647" calcext:value-type="float">
            <text:p>0.521401846184647</text:p>
          </table:table-cell>
          <table:table-cell office:value-type="float" office:value="0.00643150061010245" calcext:value-type="float">
            <text:p>0.006431500610102</text:p>
          </table:table-cell>
          <table:table-cell office:value-type="float" office:value="0.00571738688167634" calcext:value-type="float">
            <text:p>0.005717386881676</text:p>
          </table:table-cell>
        </table:table-row>
        <table:table-row table:style-name="ro1">
          <table:table-cell office:value-type="float" office:value="23.1349003911018" calcext:value-type="float">
            <text:p>23.1349003911018</text:p>
          </table:table-cell>
          <table:table-cell office:value-type="float" office:value="7.63832581043243" calcext:value-type="float">
            <text:p>7.63832581043243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6596754875914" calcext:value-type="float">
            <text:p>0.96596754875914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" calcext:value-type="float">
            <text:p>9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75227085053675" calcext:value-type="float">
            <text:p>0.975227085053675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1.21294821869238" calcext:value-type="float">
            <text:p>1.21294821869238</text:p>
          </table:table-cell>
          <table:table-cell office:value-type="float" office:value="0.423314572833728" calcext:value-type="float">
            <text:p>0.423314572833728</text:p>
          </table:table-cell>
          <table:table-cell office:value-type="float" office:value="0.00643150061010245" calcext:value-type="float">
            <text:p>0.006431500610102</text:p>
          </table:table-cell>
          <table:table-cell office:value-type="float" office:value="0.00571738688167634" calcext:value-type="float">
            <text:p>0.005717386881676</text:p>
          </table:table-cell>
        </table:table-row>
        <table:table-row table:style-name="ro1">
          <table:table-cell office:value-type="float" office:value="23.3081910610199" calcext:value-type="float">
            <text:p>23.3081910610199</text:p>
          </table:table-cell>
          <table:table-cell office:value-type="float" office:value="7.85073500871658" calcext:value-type="float">
            <text:p>7.85073500871658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6596754875914" calcext:value-type="float">
            <text:p>0.96596754875914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" calcext:value-type="float">
            <text:p>9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75227085053675" calcext:value-type="float">
            <text:p>0.975227085053675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0.656328917344919" calcext:value-type="float">
            <text:p>0.656328917344919</text:p>
          </table:table-cell>
          <table:table-cell office:value-type="float" office:value="0.323527146527413" calcext:value-type="float">
            <text:p>0.323527146527413</text:p>
          </table:table-cell>
          <table:table-cell office:value-type="float" office:value="0.00643150061010245" calcext:value-type="float">
            <text:p>0.006431500610102</text:p>
          </table:table-cell>
          <table:table-cell office:value-type="float" office:value="0.00571738688167634" calcext:value-type="float">
            <text:p>0.005717386881676</text:p>
          </table:table-cell>
        </table:table-row>
        <table:table-row table:style-name="ro1">
          <table:table-cell office:value-type="float" office:value="22.9815540909767" calcext:value-type="float">
            <text:p>22.9815540909767</text:p>
          </table:table-cell>
          <table:table-cell office:value-type="float" office:value="7.45596420764923" calcext:value-type="float">
            <text:p>7.45596420764923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6596754875914" calcext:value-type="float">
            <text:p>0.96596754875914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" calcext:value-type="float">
            <text:p>9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75227085053675" calcext:value-type="float">
            <text:p>0.975227085053675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0.750604731531488" calcext:value-type="float">
            <text:p>0.750604731531488</text:p>
          </table:table-cell>
          <table:table-cell office:value-type="float" office:value="0.670130318225078" calcext:value-type="float">
            <text:p>0.670130318225078</text:p>
          </table:table-cell>
          <table:table-cell office:value-type="float" office:value="0.00643150061010245" calcext:value-type="float">
            <text:p>0.006431500610102</text:p>
          </table:table-cell>
          <table:table-cell office:value-type="float" office:value="0.00571738688167634" calcext:value-type="float">
            <text:p>0.005717386881676</text:p>
          </table:table-cell>
        </table:table-row>
        <table:table-row table:style-name="ro1">
          <table:table-cell office:value-type="float" office:value="23.2620282173157" calcext:value-type="float">
            <text:p>23.2620282173157</text:p>
          </table:table-cell>
          <table:table-cell office:value-type="float" office:value="7.62404018640518" calcext:value-type="float">
            <text:p>7.62404018640518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1428231474647" calcext:value-type="float">
            <text:p>0.961428231474647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0" calcext:value-type="float">
            <text:p>60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66143682906689" calcext:value-type="float">
            <text:p>0.966143682906689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57095709570957" calcext:value-type="float">
            <text:p>0.957095709570957</text:p>
          </table:table-cell>
          <table:table-cell office:value-type="float" office:value="0.923267326732673" calcext:value-type="float">
            <text:p>0.923267326732673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039702233251" calcext:value-type="float">
            <text:p>0.928039702233251</text:p>
          </table:table-cell>
          <table:table-cell office:value-type="float" office:value="0.962077493816983" calcext:value-type="float">
            <text:p>0.962077493816983</text:p>
          </table:table-cell>
          <table:table-cell office:value-type="float" office:value="1.35026883772197" calcext:value-type="float">
            <text:p>1.35026883772197</text:p>
          </table:table-cell>
          <table:table-cell office:value-type="float" office:value="0.779596371416063" calcext:value-type="float">
            <text:p>0.779596371416063</text:p>
          </table:table-cell>
          <table:table-cell office:value-type="float" office:value="0.0112866749648763" calcext:value-type="float">
            <text:p>0.011286674964876</text:p>
          </table:table-cell>
          <table:table-cell office:value-type="float" office:value="0.00325934003676295" calcext:value-type="float">
            <text:p>0.003259340036763</text:p>
          </table:table-cell>
        </table:table-row>
        <table:table-row table:style-name="ro1">
          <table:table-cell office:value-type="float" office:value="23.2785611748695" calcext:value-type="float">
            <text:p>23.2785611748695</text:p>
          </table:table-cell>
          <table:table-cell office:value-type="float" office:value="7.68781435489655" calcext:value-type="float">
            <text:p>7.68781435489655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1428231474647" calcext:value-type="float">
            <text:p>0.961428231474647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0" calcext:value-type="float">
            <text:p>60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66143682906689" calcext:value-type="float">
            <text:p>0.966143682906689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57095709570957" calcext:value-type="float">
            <text:p>0.957095709570957</text:p>
          </table:table-cell>
          <table:table-cell office:value-type="float" office:value="0.923267326732673" calcext:value-type="float">
            <text:p>0.923267326732673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039702233251" calcext:value-type="float">
            <text:p>0.928039702233251</text:p>
          </table:table-cell>
          <table:table-cell office:value-type="float" office:value="0.962077493816983" calcext:value-type="float">
            <text:p>0.962077493816983</text:p>
          </table:table-cell>
          <table:table-cell office:value-type="float" office:value="1.27674756717837" calcext:value-type="float">
            <text:p>1.27674756717837</text:p>
          </table:table-cell>
          <table:table-cell office:value-type="float" office:value="0.300064766045247" calcext:value-type="float">
            <text:p>0.300064766045247</text:p>
          </table:table-cell>
          <table:table-cell office:value-type="float" office:value="0.0112866749648763" calcext:value-type="float">
            <text:p>0.011286674964876</text:p>
          </table:table-cell>
          <table:table-cell office:value-type="float" office:value="0.00325934003676295" calcext:value-type="float">
            <text:p>0.003259340036763</text:p>
          </table:table-cell>
        </table:table-row>
        <table:table-row table:style-name="ro1">
          <table:table-cell office:value-type="float" office:value="23.2181130051613" calcext:value-type="float">
            <text:p>23.2181130051613</text:p>
          </table:table-cell>
          <table:table-cell office:value-type="float" office:value="7.84322196245194" calcext:value-type="float">
            <text:p>7.84322196245194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1428231474647" calcext:value-type="float">
            <text:p>0.961428231474647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0" calcext:value-type="float">
            <text:p>60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66143682906689" calcext:value-type="float">
            <text:p>0.966143682906689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57095709570957" calcext:value-type="float">
            <text:p>0.957095709570957</text:p>
          </table:table-cell>
          <table:table-cell office:value-type="float" office:value="0.923267326732673" calcext:value-type="float">
            <text:p>0.923267326732673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039702233251" calcext:value-type="float">
            <text:p>0.928039702233251</text:p>
          </table:table-cell>
          <table:table-cell office:value-type="float" office:value="0.962077493816983" calcext:value-type="float">
            <text:p>0.962077493816983</text:p>
          </table:table-cell>
          <table:table-cell office:value-type="float" office:value="1.20098572265104" calcext:value-type="float">
            <text:p>1.20098572265104</text:p>
          </table:table-cell>
          <table:table-cell office:value-type="float" office:value="0.619612598713021" calcext:value-type="float">
            <text:p>0.619612598713021</text:p>
          </table:table-cell>
          <table:table-cell office:value-type="float" office:value="0.0112866749648763" calcext:value-type="float">
            <text:p>0.011286674964876</text:p>
          </table:table-cell>
          <table:table-cell office:value-type="float" office:value="0.00325934003676295" calcext:value-type="float">
            <text:p>0.003259340036763</text:p>
          </table:table-cell>
        </table:table-row>
        <table:table-row table:style-name="ro1">
          <table:table-cell office:value-type="float" office:value="23.1649386882782" calcext:value-type="float">
            <text:p>23.1649386882782</text:p>
          </table:table-cell>
          <table:table-cell office:value-type="float" office:value="7.72309082746506" calcext:value-type="float">
            <text:p>7.72309082746506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1428231474647" calcext:value-type="float">
            <text:p>0.961428231474647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0" calcext:value-type="float">
            <text:p>60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66143682906689" calcext:value-type="float">
            <text:p>0.966143682906689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57095709570957" calcext:value-type="float">
            <text:p>0.957095709570957</text:p>
          </table:table-cell>
          <table:table-cell office:value-type="float" office:value="0.923267326732673" calcext:value-type="float">
            <text:p>0.923267326732673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039702233251" calcext:value-type="float">
            <text:p>0.928039702233251</text:p>
          </table:table-cell>
          <table:table-cell office:value-type="float" office:value="0.962077493816983" calcext:value-type="float">
            <text:p>0.962077493816983</text:p>
          </table:table-cell>
          <table:table-cell office:value-type="float" office:value="1.15598533301531" calcext:value-type="float">
            <text:p>1.15598533301531</text:p>
          </table:table-cell>
          <table:table-cell office:value-type="float" office:value="0.361934801301975" calcext:value-type="float">
            <text:p>0.361934801301975</text:p>
          </table:table-cell>
          <table:table-cell office:value-type="float" office:value="0.0112866749648763" calcext:value-type="float">
            <text:p>0.011286674964876</text:p>
          </table:table-cell>
          <table:table-cell office:value-type="float" office:value="0.00325934003676295" calcext:value-type="float">
            <text:p>0.003259340036763</text:p>
          </table:table-cell>
        </table:table-row>
        <table:table-row table:style-name="ro1">
          <table:table-cell office:value-type="float" office:value="23.1322686076164" calcext:value-type="float">
            <text:p>23.1322686076164</text:p>
          </table:table-cell>
          <table:table-cell office:value-type="float" office:value="7.77070552110672" calcext:value-type="float">
            <text:p>7.77070552110672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1428231474647" calcext:value-type="float">
            <text:p>0.961428231474647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0" calcext:value-type="float">
            <text:p>60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66143682906689" calcext:value-type="float">
            <text:p>0.966143682906689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57095709570957" calcext:value-type="float">
            <text:p>0.957095709570957</text:p>
          </table:table-cell>
          <table:table-cell office:value-type="float" office:value="0.923267326732673" calcext:value-type="float">
            <text:p>0.923267326732673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039702233251" calcext:value-type="float">
            <text:p>0.928039702233251</text:p>
          </table:table-cell>
          <table:table-cell office:value-type="float" office:value="0.962077493816983" calcext:value-type="float">
            <text:p>0.962077493816983</text:p>
          </table:table-cell>
          <table:table-cell office:value-type="float" office:value="1.07544737079933" calcext:value-type="float">
            <text:p>1.07544737079933</text:p>
          </table:table-cell>
          <table:table-cell office:value-type="float" office:value="0.597443959352521" calcext:value-type="float">
            <text:p>0.597443959352521</text:p>
          </table:table-cell>
          <table:table-cell office:value-type="float" office:value="0.0112866749648763" calcext:value-type="float">
            <text:p>0.011286674964876</text:p>
          </table:table-cell>
          <table:table-cell office:value-type="float" office:value="0.00325934003676295" calcext:value-type="float">
            <text:p>0.003259340036763</text:p>
          </table:table-cell>
        </table:table-row>
        <table:table-row table:style-name="ro1">
          <table:table-cell office:value-type="float" office:value="23.6659461259842" calcext:value-type="float">
            <text:p>23.6659461259842</text:p>
          </table:table-cell>
          <table:table-cell office:value-type="float" office:value="7.53120386600494" calcext:value-type="float">
            <text:p>7.53120386600494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55033670300669" calcext:value-type="float">
            <text:p>0.955033670300669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1" calcext:value-type="float">
            <text:p>91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61189099917424" calcext:value-type="float">
            <text:p>0.961189099917424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47194719471947" calcext:value-type="float">
            <text:p>0.947194719471947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53795379537954" calcext:value-type="float">
            <text:p>0.953795379537954</text:p>
          </table:table-cell>
          <table:table-cell office:value-type="float" office:value="0.928039702233251" calcext:value-type="float">
            <text:p>0.928039702233251</text:p>
          </table:table-cell>
          <table:table-cell office:value-type="float" office:value="0.95795548227535" calcext:value-type="float">
            <text:p>0.95795548227535</text:p>
          </table:table-cell>
          <table:table-cell office:value-type="float" office:value="0.876782171680446" calcext:value-type="float">
            <text:p>0.876782171680446</text:p>
          </table:table-cell>
          <table:table-cell office:value-type="float" office:value="0.626197165789015" calcext:value-type="float">
            <text:p>0.626197165789015</text:p>
          </table:table-cell>
          <table:table-cell office:value-type="float" office:value="0.0101122499710808" calcext:value-type="float">
            <text:p>0.010112249971081</text:p>
          </table:table-cell>
          <table:table-cell office:value-type="float" office:value="0.00522993339083671" calcext:value-type="float">
            <text:p>0.005229933390837</text:p>
          </table:table-cell>
        </table:table-row>
        <table:table-row table:style-name="ro1">
          <table:table-cell office:value-type="float" office:value="23.3501570820808" calcext:value-type="float">
            <text:p>23.3501570820808</text:p>
          </table:table-cell>
          <table:table-cell office:value-type="float" office:value="7.77220261096954" calcext:value-type="float">
            <text:p>7.77220261096954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55033670300669" calcext:value-type="float">
            <text:p>0.955033670300669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1" calcext:value-type="float">
            <text:p>91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61189099917424" calcext:value-type="float">
            <text:p>0.961189099917424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47194719471947" calcext:value-type="float">
            <text:p>0.947194719471947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53795379537954" calcext:value-type="float">
            <text:p>0.953795379537954</text:p>
          </table:table-cell>
          <table:table-cell office:value-type="float" office:value="0.928039702233251" calcext:value-type="float">
            <text:p>0.928039702233251</text:p>
          </table:table-cell>
          <table:table-cell office:value-type="float" office:value="0.95795548227535" calcext:value-type="float">
            <text:p>0.95795548227535</text:p>
          </table:table-cell>
          <table:table-cell office:value-type="float" office:value="1.43908080830038" calcext:value-type="float">
            <text:p>1.43908080830038</text:p>
          </table:table-cell>
          <table:table-cell office:value-type="float" office:value="0.556708481380516" calcext:value-type="float">
            <text:p>0.556708481380516</text:p>
          </table:table-cell>
          <table:table-cell office:value-type="float" office:value="0.0101122499710808" calcext:value-type="float">
            <text:p>0.010112249971081</text:p>
          </table:table-cell>
          <table:table-cell office:value-type="float" office:value="0.00522993339083671" calcext:value-type="float">
            <text:p>0.005229933390837</text:p>
          </table:table-cell>
        </table:table-row>
        <table:table-row table:style-name="ro1">
          <table:table-cell office:value-type="float" office:value="23.5260340571403" calcext:value-type="float">
            <text:p>23.5260340571403</text:p>
          </table:table-cell>
          <table:table-cell office:value-type="float" office:value="6.93354165554047" calcext:value-type="float">
            <text:p>6.93354165554047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55033670300669" calcext:value-type="float">
            <text:p>0.955033670300669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1" calcext:value-type="float">
            <text:p>91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61189099917424" calcext:value-type="float">
            <text:p>0.961189099917424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47194719471947" calcext:value-type="float">
            <text:p>0.947194719471947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53795379537954" calcext:value-type="float">
            <text:p>0.953795379537954</text:p>
          </table:table-cell>
          <table:table-cell office:value-type="float" office:value="0.928039702233251" calcext:value-type="float">
            <text:p>0.928039702233251</text:p>
          </table:table-cell>
          <table:table-cell office:value-type="float" office:value="0.95795548227535" calcext:value-type="float">
            <text:p>0.95795548227535</text:p>
          </table:table-cell>
          <table:table-cell office:value-type="float" office:value="1.21958721633041" calcext:value-type="float">
            <text:p>1.21958721633041</text:p>
          </table:table-cell>
          <table:table-cell office:value-type="float" office:value="0.386190922195242" calcext:value-type="float">
            <text:p>0.386190922195242</text:p>
          </table:table-cell>
          <table:table-cell office:value-type="float" office:value="0.0101122499710808" calcext:value-type="float">
            <text:p>0.010112249971081</text:p>
          </table:table-cell>
          <table:table-cell office:value-type="float" office:value="0.00522993339083671" calcext:value-type="float">
            <text:p>0.005229933390837</text:p>
          </table:table-cell>
        </table:table-row>
        <table:table-row table:style-name="ro1">
          <table:table-cell office:value-type="float" office:value="23.5789893269539" calcext:value-type="float">
            <text:p>23.5789893269539</text:p>
          </table:table-cell>
          <table:table-cell office:value-type="float" office:value="7.35996621847153" calcext:value-type="float">
            <text:p>7.35996621847153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55033670300669" calcext:value-type="float">
            <text:p>0.955033670300669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1" calcext:value-type="float">
            <text:p>91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61189099917424" calcext:value-type="float">
            <text:p>0.961189099917424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47194719471947" calcext:value-type="float">
            <text:p>0.947194719471947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53795379537954" calcext:value-type="float">
            <text:p>0.953795379537954</text:p>
          </table:table-cell>
          <table:table-cell office:value-type="float" office:value="0.928039702233251" calcext:value-type="float">
            <text:p>0.928039702233251</text:p>
          </table:table-cell>
          <table:table-cell office:value-type="float" office:value="0.95795548227535" calcext:value-type="float">
            <text:p>0.95795548227535</text:p>
          </table:table-cell>
          <table:table-cell office:value-type="float" office:value="0.923179569201906" calcext:value-type="float">
            <text:p>0.923179569201906</text:p>
          </table:table-cell>
          <table:table-cell office:value-type="float" office:value="0.406528213926211" calcext:value-type="float">
            <text:p>0.406528213926211</text:p>
          </table:table-cell>
          <table:table-cell office:value-type="float" office:value="0.0101122499710808" calcext:value-type="float">
            <text:p>0.010112249971081</text:p>
          </table:table-cell>
          <table:table-cell office:value-type="float" office:value="0.00522993339083671" calcext:value-type="float">
            <text:p>0.005229933390837</text:p>
          </table:table-cell>
        </table:table-row>
        <table:table-row table:style-name="ro1">
          <table:table-cell office:value-type="float" office:value="23.7822672128677" calcext:value-type="float">
            <text:p>23.7822672128677</text:p>
          </table:table-cell>
          <table:table-cell office:value-type="float" office:value="7.21465706825256" calcext:value-type="float">
            <text:p>7.21465706825256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55033670300669" calcext:value-type="float">
            <text:p>0.955033670300669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1" calcext:value-type="float">
            <text:p>91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61189099917424" calcext:value-type="float">
            <text:p>0.961189099917424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47194719471947" calcext:value-type="float">
            <text:p>0.947194719471947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53795379537954" calcext:value-type="float">
            <text:p>0.953795379537954</text:p>
          </table:table-cell>
          <table:table-cell office:value-type="float" office:value="0.928039702233251" calcext:value-type="float">
            <text:p>0.928039702233251</text:p>
          </table:table-cell>
          <table:table-cell office:value-type="float" office:value="0.95795548227535" calcext:value-type="float">
            <text:p>0.95795548227535</text:p>
          </table:table-cell>
          <table:table-cell office:value-type="float" office:value="1.0911431005872" calcext:value-type="float">
            <text:p>1.0911431005872</text:p>
          </table:table-cell>
          <table:table-cell office:value-type="float" office:value="0.636903892803394" calcext:value-type="float">
            <text:p>0.636903892803394</text:p>
          </table:table-cell>
          <table:table-cell office:value-type="float" office:value="0.0101122499710808" calcext:value-type="float">
            <text:p>0.010112249971081</text:p>
          </table:table-cell>
          <table:table-cell office:value-type="float" office:value="0.00522993339083671" calcext:value-type="float">
            <text:p>0.005229933390837</text:p>
          </table:table-cell>
        </table:table-row>
        <table:table-row table:style-name="ro1">
          <table:table-cell office:value-type="float" office:value="23.543589413166" calcext:value-type="float">
            <text:p>23.543589413166</text:p>
          </table:table-cell>
          <table:table-cell office:value-type="float" office:value="7.8042129278183" calcext:value-type="float">
            <text:p>7.8042129278183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54414686965288" calcext:value-type="float">
            <text:p>0.954414686965288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6" calcext:value-type="float">
            <text:p>126</text:p>
          </table:table-cell>
          <table:table-cell office:value-type="float" office:value="0.918518518518518" calcext:value-type="float">
            <text:p>0.918518518518518</text:p>
          </table:table-cell>
          <table:table-cell office:value-type="float" office:value="0.957060280759703" calcext:value-type="float">
            <text:p>0.957060280759703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48844884488449" calcext:value-type="float">
            <text:p>0.948844884488449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57095709570957" calcext:value-type="float">
            <text:p>0.957095709570957</text:p>
          </table:table-cell>
          <table:table-cell office:value-type="float" office:value="0.925558312655087" calcext:value-type="float">
            <text:p>0.925558312655087</text:p>
          </table:table-cell>
          <table:table-cell office:value-type="float" office:value="0.954657873042044" calcext:value-type="float">
            <text:p>0.954657873042044</text:p>
          </table:table-cell>
          <table:table-cell office:value-type="float" office:value="1.36128299641319" calcext:value-type="float">
            <text:p>1.36128299641319</text:p>
          </table:table-cell>
          <table:table-cell office:value-type="float" office:value="0.477349060938759" calcext:value-type="float">
            <text:p>0.477349060938759</text:p>
          </table:table-cell>
          <table:table-cell office:value-type="float" office:value="0.0148666569437408" calcext:value-type="float">
            <text:p>0.014866656943741</text:p>
          </table:table-cell>
          <table:table-cell office:value-type="float" office:value="0.00336410789943213" calcext:value-type="float">
            <text:p>0.003364107899432</text:p>
          </table:table-cell>
        </table:table-row>
        <table:table-row table:style-name="ro1">
          <table:table-cell office:value-type="float" office:value="23.085956633091" calcext:value-type="float">
            <text:p>23.085956633091</text:p>
          </table:table-cell>
          <table:table-cell office:value-type="float" office:value="7.75700271129608" calcext:value-type="float">
            <text:p>7.75700271129608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54414686965288" calcext:value-type="float">
            <text:p>0.954414686965288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6" calcext:value-type="float">
            <text:p>126</text:p>
          </table:table-cell>
          <table:table-cell office:value-type="float" office:value="0.918518518518518" calcext:value-type="float">
            <text:p>0.918518518518518</text:p>
          </table:table-cell>
          <table:table-cell office:value-type="float" office:value="0.957060280759703" calcext:value-type="float">
            <text:p>0.957060280759703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48844884488449" calcext:value-type="float">
            <text:p>0.948844884488449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57095709570957" calcext:value-type="float">
            <text:p>0.957095709570957</text:p>
          </table:table-cell>
          <table:table-cell office:value-type="float" office:value="0.925558312655087" calcext:value-type="float">
            <text:p>0.925558312655087</text:p>
          </table:table-cell>
          <table:table-cell office:value-type="float" office:value="0.954657873042044" calcext:value-type="float">
            <text:p>0.954657873042044</text:p>
          </table:table-cell>
          <table:table-cell office:value-type="float" office:value="1.20846960781159" calcext:value-type="float">
            <text:p>1.20846960781159</text:p>
          </table:table-cell>
          <table:table-cell office:value-type="float" office:value="0.505998078682962" calcext:value-type="float">
            <text:p>0.505998078682962</text:p>
          </table:table-cell>
          <table:table-cell office:value-type="float" office:value="0.0148666569437408" calcext:value-type="float">
            <text:p>0.014866656943741</text:p>
          </table:table-cell>
          <table:table-cell office:value-type="float" office:value="0.00336410789943213" calcext:value-type="float">
            <text:p>0.003364107899432</text:p>
          </table:table-cell>
        </table:table-row>
        <table:table-row table:style-name="ro1">
          <table:table-cell office:value-type="float" office:value="23.3838649988174" calcext:value-type="float">
            <text:p>23.3838649988174</text:p>
          </table:table-cell>
          <table:table-cell office:value-type="float" office:value="7.71443319320679" calcext:value-type="float">
            <text:p>7.71443319320679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54414686965288" calcext:value-type="float">
            <text:p>0.954414686965288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6" calcext:value-type="float">
            <text:p>126</text:p>
          </table:table-cell>
          <table:table-cell office:value-type="float" office:value="0.918518518518518" calcext:value-type="float">
            <text:p>0.918518518518518</text:p>
          </table:table-cell>
          <table:table-cell office:value-type="float" office:value="0.957060280759703" calcext:value-type="float">
            <text:p>0.957060280759703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48844884488449" calcext:value-type="float">
            <text:p>0.948844884488449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57095709570957" calcext:value-type="float">
            <text:p>0.957095709570957</text:p>
          </table:table-cell>
          <table:table-cell office:value-type="float" office:value="0.925558312655087" calcext:value-type="float">
            <text:p>0.925558312655087</text:p>
          </table:table-cell>
          <table:table-cell office:value-type="float" office:value="0.954657873042044" calcext:value-type="float">
            <text:p>0.954657873042044</text:p>
          </table:table-cell>
          <table:table-cell office:value-type="float" office:value="1.27797031531589" calcext:value-type="float">
            <text:p>1.27797031531589</text:p>
          </table:table-cell>
          <table:table-cell office:value-type="float" office:value="0.567568915334507" calcext:value-type="float">
            <text:p>0.567568915334507</text:p>
          </table:table-cell>
          <table:table-cell office:value-type="float" office:value="0.0148666569437408" calcext:value-type="float">
            <text:p>0.014866656943741</text:p>
          </table:table-cell>
          <table:table-cell office:value-type="float" office:value="0.00336410789943213" calcext:value-type="float">
            <text:p>0.003364107899432</text:p>
          </table:table-cell>
        </table:table-row>
        <table:table-row table:style-name="ro1">
          <table:table-cell office:value-type="float" office:value="23.1056063175201" calcext:value-type="float">
            <text:p>23.1056063175201</text:p>
          </table:table-cell>
          <table:table-cell office:value-type="float" office:value="7.78805059194565" calcext:value-type="float">
            <text:p>7.78805059194565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54414686965288" calcext:value-type="float">
            <text:p>0.954414686965288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6" calcext:value-type="float">
            <text:p>126</text:p>
          </table:table-cell>
          <table:table-cell office:value-type="float" office:value="0.918518518518518" calcext:value-type="float">
            <text:p>0.918518518518518</text:p>
          </table:table-cell>
          <table:table-cell office:value-type="float" office:value="0.957060280759703" calcext:value-type="float">
            <text:p>0.957060280759703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48844884488449" calcext:value-type="float">
            <text:p>0.948844884488449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57095709570957" calcext:value-type="float">
            <text:p>0.957095709570957</text:p>
          </table:table-cell>
          <table:table-cell office:value-type="float" office:value="0.925558312655087" calcext:value-type="float">
            <text:p>0.925558312655087</text:p>
          </table:table-cell>
          <table:table-cell office:value-type="float" office:value="0.954657873042044" calcext:value-type="float">
            <text:p>0.954657873042044</text:p>
          </table:table-cell>
          <table:table-cell office:value-type="float" office:value="1.22715627497198" calcext:value-type="float">
            <text:p>1.22715627497198</text:p>
          </table:table-cell>
          <table:table-cell office:value-type="float" office:value="0.415015061800573" calcext:value-type="float">
            <text:p>0.415015061800573</text:p>
          </table:table-cell>
          <table:table-cell office:value-type="float" office:value="0.0148666569437408" calcext:value-type="float">
            <text:p>0.014866656943741</text:p>
          </table:table-cell>
          <table:table-cell office:value-type="float" office:value="0.00336410789943213" calcext:value-type="float">
            <text:p>0.003364107899432</text:p>
          </table:table-cell>
        </table:table-row>
        <table:table-row table:style-name="ro1">
          <table:table-cell office:value-type="float" office:value="23.1975654959679" calcext:value-type="float">
            <text:p>23.1975654959679</text:p>
          </table:table-cell>
          <table:table-cell office:value-type="float" office:value="8.07978117465973" calcext:value-type="float">
            <text:p>8.07978117465973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54414686965288" calcext:value-type="float">
            <text:p>0.954414686965288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6" calcext:value-type="float">
            <text:p>126</text:p>
          </table:table-cell>
          <table:table-cell office:value-type="float" office:value="0.918518518518518" calcext:value-type="float">
            <text:p>0.918518518518518</text:p>
          </table:table-cell>
          <table:table-cell office:value-type="float" office:value="0.957060280759703" calcext:value-type="float">
            <text:p>0.957060280759703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48844884488449" calcext:value-type="float">
            <text:p>0.948844884488449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57095709570957" calcext:value-type="float">
            <text:p>0.957095709570957</text:p>
          </table:table-cell>
          <table:table-cell office:value-type="float" office:value="0.925558312655087" calcext:value-type="float">
            <text:p>0.925558312655087</text:p>
          </table:table-cell>
          <table:table-cell office:value-type="float" office:value="0.954657873042044" calcext:value-type="float">
            <text:p>0.954657873042044</text:p>
          </table:table-cell>
          <table:table-cell office:value-type="float" office:value="1.15316948407837" calcext:value-type="float">
            <text:p>1.15316948407837</text:p>
          </table:table-cell>
          <table:table-cell office:value-type="float" office:value="0.459340094697127" calcext:value-type="float">
            <text:p>0.459340094697127</text:p>
          </table:table-cell>
          <table:table-cell office:value-type="float" office:value="0.0148666569437408" calcext:value-type="float">
            <text:p>0.014866656943741</text:p>
          </table:table-cell>
          <table:table-cell office:value-type="float" office:value="0.00336410789943213" calcext:value-type="float">
            <text:p>0.003364107899432</text:p>
          </table:table-cell>
        </table:table-row>
        <table:table-row table:style-name="ro1">
          <table:table-cell office:value-type="float" office:value="23.6452229619026" calcext:value-type="float">
            <text:p>23.6452229619026</text:p>
          </table:table-cell>
          <table:table-cell office:value-type="float" office:value="7.88328510522842" calcext:value-type="float">
            <text:p>7.88328510522842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93605438826022" calcext:value-type="float">
            <text:p>0.993605438826022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8" calcext:value-type="float">
            <text:p>38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95045417010735" calcext:value-type="float">
            <text:p>0.995045417010735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4224422442244" calcext:value-type="float">
            <text:p>0.994224422442244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89273927392739" calcext:value-type="float">
            <text:p>0.989273927392739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95877988458368" calcext:value-type="float">
            <text:p>0.995877988458368</text:p>
          </table:table-cell>
          <table:table-cell office:value-type="float" office:value="0.914420624429165" calcext:value-type="float">
            <text:p>0.914420624429165</text:p>
          </table:table-cell>
          <table:table-cell office:value-type="float" office:value="0.451413049595111" calcext:value-type="float">
            <text:p>0.451413049595111</text:p>
          </table:table-cell>
          <table:table-cell office:value-type="float" office:value="0.0113087581217467" calcext:value-type="float">
            <text:p>0.011308758121747</text:p>
          </table:table-cell>
          <table:table-cell office:value-type="float" office:value="0.00256822657770565" calcext:value-type="float">
            <text:p>0.002568226577706</text:p>
          </table:table-cell>
        </table:table-row>
        <table:table-row table:style-name="ro1">
          <table:table-cell office:value-type="float" office:value="23.4293788671494" calcext:value-type="float">
            <text:p>23.4293788671494</text:p>
          </table:table-cell>
          <table:table-cell office:value-type="float" office:value="7.70463764667511" calcext:value-type="float">
            <text:p>7.70463764667511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89892566696366" calcext:value-type="float">
            <text:p>0.989892566696366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" calcext:value-type="float">
            <text:p>2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92568125516102" calcext:value-type="float">
            <text:p>0.992568125516102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88448844884488" calcext:value-type="float">
            <text:p>0.988448844884488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85148514851485" calcext:value-type="float">
            <text:p>0.985148514851485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93404781533388" calcext:value-type="float">
            <text:p>0.993404781533388</text:p>
          </table:table-cell>
          <table:table-cell office:value-type="float" office:value="1.25281577596531" calcext:value-type="float">
            <text:p>1.25281577596531</text:p>
          </table:table-cell>
          <table:table-cell office:value-type="float" office:value="0.819542405296645" calcext:value-type="float">
            <text:p>0.819542405296645</text:p>
          </table:table-cell>
          <table:table-cell office:value-type="float" office:value="0.00924167272639933" calcext:value-type="float">
            <text:p>0.009241672726399</text:p>
          </table:table-cell>
          <table:table-cell office:value-type="float" office:value="0.00331981281988448" calcext:value-type="float">
            <text:p>0.003319812819884</text:p>
          </table:table-cell>
        </table:table-row>
        <table:table-row table:style-name="ro1">
          <table:table-cell office:value-type="float" office:value="23.6643899679184" calcext:value-type="float">
            <text:p>23.6643899679184</text:p>
          </table:table-cell>
          <table:table-cell office:value-type="float" office:value="8.0081108212471" calcext:value-type="float">
            <text:p>8.0081108212471</text:p>
          </table:table-cell>
          <table:table-cell office:value-type="float" office:value="0.941212871287129" calcext:value-type="float">
            <text:p>0.941212871287129</text:p>
          </table:table-cell>
          <table:table-cell office:value-type="float" office:value="0.989480365542203" calcext:value-type="float">
            <text:p>0.989480365542203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92568125516102" calcext:value-type="float">
            <text:p>0.992568125516102</text:p>
          </table:table-cell>
          <table:table-cell office:value-type="float" office:value="0.957920792079208" calcext:value-type="float">
            <text:p>0.957920792079208</text:p>
          </table:table-cell>
          <table:table-cell office:value-type="float" office:value="0.986798679867987" calcext:value-type="float">
            <text:p>0.986798679867987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86798679867987" calcext:value-type="float">
            <text:p>0.986798679867987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91755976916735" calcext:value-type="float">
            <text:p>0.991755976916735</text:p>
          </table:table-cell>
          <table:table-cell office:value-type="float" office:value="1.28930480575922" calcext:value-type="float">
            <text:p>1.28930480575922</text:p>
          </table:table-cell>
          <table:table-cell office:value-type="float" office:value="0.723533942470953" calcext:value-type="float">
            <text:p>0.723533942470953</text:p>
          </table:table-cell>
          <table:table-cell office:value-type="float" office:value="0.010665319630122" calcext:value-type="float">
            <text:p>0.010665319630122</text:p>
          </table:table-cell>
          <table:table-cell office:value-type="float" office:value="0.00269701431655959" calcext:value-type="float">
            <text:p>0.00269701431656</text:p>
          </table:table-cell>
        </table:table-row>
        <table:table-row table:style-name="ro1">
          <table:table-cell office:value-type="float" office:value="23.1126382350922" calcext:value-type="float">
            <text:p>23.1126382350922</text:p>
          </table:table-cell>
          <table:table-cell office:value-type="float" office:value="7.90495991706848" calcext:value-type="float">
            <text:p>7.90495991706848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8824240111818" calcext:value-type="float">
            <text:p>0.98824240111818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" calcext:value-type="float">
            <text:p>2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90916597853014" calcext:value-type="float">
            <text:p>0.990916597853014</text:p>
          </table:table-cell>
          <table:table-cell office:value-type="float" office:value="0.957920792079208" calcext:value-type="float">
            <text:p>0.957920792079208</text:p>
          </table:table-cell>
          <table:table-cell office:value-type="float" office:value="0.984323432343234" calcext:value-type="float">
            <text:p>0.984323432343234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85973597359736" calcext:value-type="float">
            <text:p>0.985973597359736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91755976916735" calcext:value-type="float">
            <text:p>0.991755976916735</text:p>
          </table:table-cell>
          <table:table-cell office:value-type="float" office:value="1.44178471277356" calcext:value-type="float">
            <text:p>1.44178471277356</text:p>
          </table:table-cell>
          <table:table-cell office:value-type="float" office:value="0.646465680183263" calcext:value-type="float">
            <text:p>0.646465680183263</text:p>
          </table:table-cell>
          <table:table-cell office:value-type="float" office:value="0.0113100567704919" calcext:value-type="float">
            <text:p>0.011310056770492</text:p>
          </table:table-cell>
          <table:table-cell office:value-type="float" office:value="0.00316236975313292" calcext:value-type="float">
            <text:p>0.003162369753133</text:p>
          </table:table-cell>
        </table:table-row>
        <table:table-row table:style-name="ro1">
          <table:table-cell office:value-type="float" office:value="23.2011526226997" calcext:value-type="float">
            <text:p>23.2011526226997</text:p>
          </table:table-cell>
          <table:table-cell office:value-type="float" office:value="7.78813022375107" calcext:value-type="float">
            <text:p>7.78813022375107</text:p>
          </table:table-cell>
          <table:table-cell office:value-type="float" office:value="0.939975247524752" calcext:value-type="float">
            <text:p>0.939975247524752</text:p>
          </table:table-cell>
          <table:table-cell office:value-type="float" office:value="0.986592235820836" calcext:value-type="float">
            <text:p>0.986592235820836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" calcext:value-type="float">
            <text:p>4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9009083402147" calcext:value-type="float">
            <text:p>0.99009083402147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83498349834984" calcext:value-type="float">
            <text:p>0.983498349834984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81848184818482" calcext:value-type="float">
            <text:p>0.981848184818482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90931574608409" calcext:value-type="float">
            <text:p>0.990931574608409</text:p>
          </table:table-cell>
          <table:table-cell office:value-type="float" office:value="0.973385066868958" calcext:value-type="float">
            <text:p>0.973385066868958</text:p>
          </table:table-cell>
          <table:table-cell office:value-type="float" office:value="0.53792501223342" calcext:value-type="float">
            <text:p>0.53792501223342</text:p>
          </table:table-cell>
          <table:table-cell office:value-type="float" office:value="0.0099403722179986" calcext:value-type="float">
            <text:p>0.009940372217999</text:p>
          </table:table-cell>
          <table:table-cell office:value-type="float" office:value="0.00397329211389011" calcext:value-type="float">
            <text:p>0.00397329211389</text:p>
          </table:table-cell>
        </table:table-row>
        <table:table-row table:style-name="ro1">
          <table:table-cell office:value-type="float" office:value="23.419003367424" calcext:value-type="float">
            <text:p>23.419003367424</text:p>
          </table:table-cell>
          <table:table-cell office:value-type="float" office:value="8.03334075212479" calcext:value-type="float">
            <text:p>8.03334075212479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2873317899007" calcext:value-type="float">
            <text:p>0.962873317899007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8" calcext:value-type="float">
            <text:p>38</text:p>
          </table:table-cell>
          <table:table-cell office:value-type="float" office:value="0.94320987654321" calcext:value-type="float">
            <text:p>0.94320987654321</text:p>
          </table:table-cell>
          <table:table-cell office:value-type="float" office:value="0.971098265895954" calcext:value-type="float">
            <text:p>0.97109826589595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23267326732673" calcext:value-type="float">
            <text:p>0.923267326732673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1253091508656" calcext:value-type="float">
            <text:p>0.961253091508656</text:p>
          </table:table-cell>
          <table:table-cell office:value-type="float" office:value="0.918478104592617" calcext:value-type="float">
            <text:p>0.918478104592617</text:p>
          </table:table-cell>
          <table:table-cell office:value-type="float" office:value="0.382142602277334" calcext:value-type="float">
            <text:p>0.382142602277334</text:p>
          </table:table-cell>
          <table:table-cell office:value-type="float" office:value="0.0100827413460757" calcext:value-type="float">
            <text:p>0.010082741346076</text:p>
          </table:table-cell>
          <table:table-cell office:value-type="float" office:value="0.004798074532007" calcext:value-type="float">
            <text:p>0.004798074532007</text:p>
          </table:table-cell>
        </table:table-row>
        <table:table-row table:style-name="ro1">
          <table:table-cell office:value-type="float" office:value="23.4019823670387" calcext:value-type="float">
            <text:p>23.4019823670387</text:p>
          </table:table-cell>
          <table:table-cell office:value-type="float" office:value="7.43589895963669" calcext:value-type="float">
            <text:p>7.43589895963669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2873317899007" calcext:value-type="float">
            <text:p>0.962873317899007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8" calcext:value-type="float">
            <text:p>38</text:p>
          </table:table-cell>
          <table:table-cell office:value-type="float" office:value="0.94320987654321" calcext:value-type="float">
            <text:p>0.94320987654321</text:p>
          </table:table-cell>
          <table:table-cell office:value-type="float" office:value="0.971098265895954" calcext:value-type="float">
            <text:p>0.97109826589595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23267326732673" calcext:value-type="float">
            <text:p>0.923267326732673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1253091508656" calcext:value-type="float">
            <text:p>0.961253091508656</text:p>
          </table:table-cell>
          <table:table-cell office:value-type="float" office:value="1.03998728677338" calcext:value-type="float">
            <text:p>1.03998728677338</text:p>
          </table:table-cell>
          <table:table-cell office:value-type="float" office:value="0.530952861316403" calcext:value-type="float">
            <text:p>0.530952861316403</text:p>
          </table:table-cell>
          <table:table-cell office:value-type="float" office:value="0.0100827413460757" calcext:value-type="float">
            <text:p>0.010082741346076</text:p>
          </table:table-cell>
          <table:table-cell office:value-type="float" office:value="0.004798074532007" calcext:value-type="float">
            <text:p>0.004798074532007</text:p>
          </table:table-cell>
        </table:table-row>
        <table:table-row table:style-name="ro1">
          <table:table-cell office:value-type="float" office:value="23.5897896885872" calcext:value-type="float">
            <text:p>23.5897896885872</text:p>
          </table:table-cell>
          <table:table-cell office:value-type="float" office:value="7.93158161640167" calcext:value-type="float">
            <text:p>7.93158161640167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2873317899007" calcext:value-type="float">
            <text:p>0.962873317899007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8" calcext:value-type="float">
            <text:p>38</text:p>
          </table:table-cell>
          <table:table-cell office:value-type="float" office:value="0.94320987654321" calcext:value-type="float">
            <text:p>0.94320987654321</text:p>
          </table:table-cell>
          <table:table-cell office:value-type="float" office:value="0.971098265895954" calcext:value-type="float">
            <text:p>0.97109826589595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23267326732673" calcext:value-type="float">
            <text:p>0.923267326732673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1253091508656" calcext:value-type="float">
            <text:p>0.961253091508656</text:p>
          </table:table-cell>
          <table:table-cell office:value-type="float" office:value="1.23155685883347" calcext:value-type="float">
            <text:p>1.23155685883347</text:p>
          </table:table-cell>
          <table:table-cell office:value-type="float" office:value="0.553973011850187" calcext:value-type="float">
            <text:p>0.553973011850187</text:p>
          </table:table-cell>
          <table:table-cell office:value-type="float" office:value="0.0100827413460757" calcext:value-type="float">
            <text:p>0.010082741346076</text:p>
          </table:table-cell>
          <table:table-cell office:value-type="float" office:value="0.004798074532007" calcext:value-type="float">
            <text:p>0.004798074532007</text:p>
          </table:table-cell>
        </table:table-row>
        <table:table-row table:style-name="ro1">
          <table:table-cell office:value-type="float" office:value="23.4286299943924" calcext:value-type="float">
            <text:p>23.4286299943924</text:p>
          </table:table-cell>
          <table:table-cell office:value-type="float" office:value="7.70715057849884" calcext:value-type="float">
            <text:p>7.70715057849884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2873317899007" calcext:value-type="float">
            <text:p>0.962873317899007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8" calcext:value-type="float">
            <text:p>38</text:p>
          </table:table-cell>
          <table:table-cell office:value-type="float" office:value="0.94320987654321" calcext:value-type="float">
            <text:p>0.94320987654321</text:p>
          </table:table-cell>
          <table:table-cell office:value-type="float" office:value="0.971098265895954" calcext:value-type="float">
            <text:p>0.97109826589595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23267326732673" calcext:value-type="float">
            <text:p>0.923267326732673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1253091508656" calcext:value-type="float">
            <text:p>0.961253091508656</text:p>
          </table:table-cell>
          <table:table-cell office:value-type="float" office:value="1.02842842588832" calcext:value-type="float">
            <text:p>1.02842842588832</text:p>
          </table:table-cell>
          <table:table-cell office:value-type="float" office:value="0.284927954005484" calcext:value-type="float">
            <text:p>0.284927954005484</text:p>
          </table:table-cell>
          <table:table-cell office:value-type="float" office:value="0.0100827413460757" calcext:value-type="float">
            <text:p>0.010082741346076</text:p>
          </table:table-cell>
          <table:table-cell office:value-type="float" office:value="0.004798074532007" calcext:value-type="float">
            <text:p>0.004798074532007</text:p>
          </table:table-cell>
        </table:table-row>
        <table:table-row table:style-name="ro1">
          <table:table-cell office:value-type="float" office:value="23.4006132483482" calcext:value-type="float">
            <text:p>23.4006132483482</text:p>
          </table:table-cell>
          <table:table-cell office:value-type="float" office:value="7.90413218736649" calcext:value-type="float">
            <text:p>7.90413218736649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2873317899007" calcext:value-type="float">
            <text:p>0.962873317899007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8" calcext:value-type="float">
            <text:p>38</text:p>
          </table:table-cell>
          <table:table-cell office:value-type="float" office:value="0.94320987654321" calcext:value-type="float">
            <text:p>0.94320987654321</text:p>
          </table:table-cell>
          <table:table-cell office:value-type="float" office:value="0.971098265895954" calcext:value-type="float">
            <text:p>0.97109826589595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23267326732673" calcext:value-type="float">
            <text:p>0.923267326732673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1253091508656" calcext:value-type="float">
            <text:p>0.961253091508656</text:p>
          </table:table-cell>
          <table:table-cell office:value-type="float" office:value="0.990597468202676" calcext:value-type="float">
            <text:p>0.990597468202676</text:p>
          </table:table-cell>
          <table:table-cell office:value-type="float" office:value="0.462874486088389" calcext:value-type="float">
            <text:p>0.462874486088389</text:p>
          </table:table-cell>
          <table:table-cell office:value-type="float" office:value="0.0100827413460757" calcext:value-type="float">
            <text:p>0.010082741346076</text:p>
          </table:table-cell>
          <table:table-cell office:value-type="float" office:value="0.004798074532007" calcext:value-type="float">
            <text:p>0.004798074532007</text:p>
          </table:table-cell>
        </table:table-row>
        <table:table-row table:style-name="ro1">
          <table:table-cell office:value-type="float" office:value="23.6116095781326" calcext:value-type="float">
            <text:p>23.6116095781326</text:p>
          </table:table-cell>
          <table:table-cell office:value-type="float" office:value="7.74344772100449" calcext:value-type="float">
            <text:p>7.74344772100449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59365864742298" calcext:value-type="float">
            <text:p>0.959365864742298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6" calcext:value-type="float">
            <text:p>86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644921552436" calcext:value-type="float">
            <text:p>0.9644921552436</text:p>
          </table:table-cell>
          <table:table-cell office:value-type="float" office:value="0.943069306930693" calcext:value-type="float">
            <text:p>0.943069306930693</text:p>
          </table:table-cell>
          <table:table-cell office:value-type="float" office:value="0.956270627062706" calcext:value-type="float">
            <text:p>0.956270627062706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57920792079208" calcext:value-type="float">
            <text:p>0.957920792079208</text:p>
          </table:table-cell>
          <table:table-cell office:value-type="float" office:value="0.930521091811414" calcext:value-type="float">
            <text:p>0.930521091811414</text:p>
          </table:table-cell>
          <table:table-cell office:value-type="float" office:value="0.958779884583677" calcext:value-type="float">
            <text:p>0.958779884583677</text:p>
          </table:table-cell>
          <table:table-cell office:value-type="float" office:value="1.03308607291901" calcext:value-type="float">
            <text:p>1.03308607291901</text:p>
          </table:table-cell>
          <table:table-cell office:value-type="float" office:value="0.500596749677367" calcext:value-type="float">
            <text:p>0.500596749677367</text:p>
          </table:table-cell>
          <table:table-cell office:value-type="float" office:value="0.00636783431031117" calcext:value-type="float">
            <text:p>0.006367834310311</text:p>
          </table:table-cell>
          <table:table-cell office:value-type="float" office:value="0.00309398441919214" calcext:value-type="float">
            <text:p>0.003093984419192</text:p>
          </table:table-cell>
        </table:table-row>
        <table:table-row table:style-name="ro1">
          <table:table-cell office:value-type="float" office:value="23.2875466346741" calcext:value-type="float">
            <text:p>23.2875466346741</text:p>
          </table:table-cell>
          <table:table-cell office:value-type="float" office:value="7.90955495834351" calcext:value-type="float">
            <text:p>7.90955495834351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59365864742298" calcext:value-type="float">
            <text:p>0.959365864742298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6" calcext:value-type="float">
            <text:p>86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644921552436" calcext:value-type="float">
            <text:p>0.9644921552436</text:p>
          </table:table-cell>
          <table:table-cell office:value-type="float" office:value="0.943069306930693" calcext:value-type="float">
            <text:p>0.943069306930693</text:p>
          </table:table-cell>
          <table:table-cell office:value-type="float" office:value="0.956270627062706" calcext:value-type="float">
            <text:p>0.956270627062706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57920792079208" calcext:value-type="float">
            <text:p>0.957920792079208</text:p>
          </table:table-cell>
          <table:table-cell office:value-type="float" office:value="0.930521091811414" calcext:value-type="float">
            <text:p>0.930521091811414</text:p>
          </table:table-cell>
          <table:table-cell office:value-type="float" office:value="0.958779884583677" calcext:value-type="float">
            <text:p>0.958779884583677</text:p>
          </table:table-cell>
          <table:table-cell office:value-type="float" office:value="1.16466717409298" calcext:value-type="float">
            <text:p>1.16466717409298</text:p>
          </table:table-cell>
          <table:table-cell office:value-type="float" office:value="0.281058533880718" calcext:value-type="float">
            <text:p>0.281058533880718</text:p>
          </table:table-cell>
          <table:table-cell office:value-type="float" office:value="0.00636783431031117" calcext:value-type="float">
            <text:p>0.006367834310311</text:p>
          </table:table-cell>
          <table:table-cell office:value-type="float" office:value="0.00309398441919214" calcext:value-type="float">
            <text:p>0.003093984419192</text:p>
          </table:table-cell>
        </table:table-row>
        <table:table-row table:style-name="ro1">
          <table:table-cell office:value-type="float" office:value="23.3491234183311" calcext:value-type="float">
            <text:p>23.3491234183311</text:p>
          </table:table-cell>
          <table:table-cell office:value-type="float" office:value="7.65861451625824" calcext:value-type="float">
            <text:p>7.65861451625824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59365864742298" calcext:value-type="float">
            <text:p>0.959365864742298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6" calcext:value-type="float">
            <text:p>86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644921552436" calcext:value-type="float">
            <text:p>0.9644921552436</text:p>
          </table:table-cell>
          <table:table-cell office:value-type="float" office:value="0.943069306930693" calcext:value-type="float">
            <text:p>0.943069306930693</text:p>
          </table:table-cell>
          <table:table-cell office:value-type="float" office:value="0.956270627062706" calcext:value-type="float">
            <text:p>0.956270627062706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57920792079208" calcext:value-type="float">
            <text:p>0.957920792079208</text:p>
          </table:table-cell>
          <table:table-cell office:value-type="float" office:value="0.930521091811414" calcext:value-type="float">
            <text:p>0.930521091811414</text:p>
          </table:table-cell>
          <table:table-cell office:value-type="float" office:value="0.958779884583677" calcext:value-type="float">
            <text:p>0.958779884583677</text:p>
          </table:table-cell>
          <table:table-cell office:value-type="float" office:value="1.274720419998" calcext:value-type="float">
            <text:p>1.274720419998</text:p>
          </table:table-cell>
          <table:table-cell office:value-type="float" office:value="0.477957210568279" calcext:value-type="float">
            <text:p>0.477957210568279</text:p>
          </table:table-cell>
          <table:table-cell office:value-type="float" office:value="0.00636783431031117" calcext:value-type="float">
            <text:p>0.006367834310311</text:p>
          </table:table-cell>
          <table:table-cell office:value-type="float" office:value="0.00309398441919214" calcext:value-type="float">
            <text:p>0.003093984419192</text:p>
          </table:table-cell>
        </table:table-row>
        <table:table-row table:style-name="ro1">
          <table:table-cell office:value-type="float" office:value="22.9885113835335" calcext:value-type="float">
            <text:p>22.9885113835335</text:p>
          </table:table-cell>
          <table:table-cell office:value-type="float" office:value="7.94253367185593" calcext:value-type="float">
            <text:p>7.94253367185593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59365864742298" calcext:value-type="float">
            <text:p>0.959365864742298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6" calcext:value-type="float">
            <text:p>86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644921552436" calcext:value-type="float">
            <text:p>0.9644921552436</text:p>
          </table:table-cell>
          <table:table-cell office:value-type="float" office:value="0.943069306930693" calcext:value-type="float">
            <text:p>0.943069306930693</text:p>
          </table:table-cell>
          <table:table-cell office:value-type="float" office:value="0.956270627062706" calcext:value-type="float">
            <text:p>0.956270627062706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57920792079208" calcext:value-type="float">
            <text:p>0.957920792079208</text:p>
          </table:table-cell>
          <table:table-cell office:value-type="float" office:value="0.930521091811414" calcext:value-type="float">
            <text:p>0.930521091811414</text:p>
          </table:table-cell>
          <table:table-cell office:value-type="float" office:value="0.958779884583677" calcext:value-type="float">
            <text:p>0.958779884583677</text:p>
          </table:table-cell>
          <table:table-cell office:value-type="float" office:value="0.849870433146882" calcext:value-type="float">
            <text:p>0.849870433146882</text:p>
          </table:table-cell>
          <table:table-cell office:value-type="float" office:value="0.611800565640891" calcext:value-type="float">
            <text:p>0.611800565640891</text:p>
          </table:table-cell>
          <table:table-cell office:value-type="float" office:value="0.00636783431031117" calcext:value-type="float">
            <text:p>0.006367834310311</text:p>
          </table:table-cell>
          <table:table-cell office:value-type="float" office:value="0.00309398441919214" calcext:value-type="float">
            <text:p>0.003093984419192</text:p>
          </table:table-cell>
        </table:table-row>
        <table:table-row table:style-name="ro1">
          <table:table-cell office:value-type="float" office:value="23.2196950316429" calcext:value-type="float">
            <text:p>23.2196950316429</text:p>
          </table:table-cell>
          <table:table-cell office:value-type="float" office:value="7.80076438188553" calcext:value-type="float">
            <text:p>7.80076438188553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59365864742298" calcext:value-type="float">
            <text:p>0.959365864742298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6" calcext:value-type="float">
            <text:p>86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644921552436" calcext:value-type="float">
            <text:p>0.9644921552436</text:p>
          </table:table-cell>
          <table:table-cell office:value-type="float" office:value="0.943069306930693" calcext:value-type="float">
            <text:p>0.943069306930693</text:p>
          </table:table-cell>
          <table:table-cell office:value-type="float" office:value="0.956270627062706" calcext:value-type="float">
            <text:p>0.956270627062706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57920792079208" calcext:value-type="float">
            <text:p>0.957920792079208</text:p>
          </table:table-cell>
          <table:table-cell office:value-type="float" office:value="0.930521091811414" calcext:value-type="float">
            <text:p>0.930521091811414</text:p>
          </table:table-cell>
          <table:table-cell office:value-type="float" office:value="0.958779884583677" calcext:value-type="float">
            <text:p>0.958779884583677</text:p>
          </table:table-cell>
          <table:table-cell office:value-type="float" office:value="1.24239987282704" calcext:value-type="float">
            <text:p>1.24239987282704</text:p>
          </table:table-cell>
          <table:table-cell office:value-type="float" office:value="0.664592478097772" calcext:value-type="float">
            <text:p>0.664592478097772</text:p>
          </table:table-cell>
          <table:table-cell office:value-type="float" office:value="0.00636783431031117" calcext:value-type="float">
            <text:p>0.006367834310311</text:p>
          </table:table-cell>
          <table:table-cell office:value-type="float" office:value="0.00309398441919214" calcext:value-type="float">
            <text:p>0.003093984419192</text:p>
          </table:table-cell>
        </table:table-row>
        <table:table-row table:style-name="ro1">
          <table:table-cell office:value-type="float" office:value="23.5252546072006" calcext:value-type="float">
            <text:p>23.5252546072006</text:p>
          </table:table-cell>
          <table:table-cell office:value-type="float" office:value="7.49128764867783" calcext:value-type="float">
            <text:p>7.49128764867783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57508578287144" calcext:value-type="float">
            <text:p>0.957508578287144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1" calcext:value-type="float">
            <text:p>91</text:p>
          </table:table-cell>
          <table:table-cell office:value-type="float" office:value="0.916049382716049" calcext:value-type="float">
            <text:p>0.916049382716049</text:p>
          </table:table-cell>
          <table:table-cell office:value-type="float" office:value="0.962840627580512" calcext:value-type="float">
            <text:p>0.96284062758051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1253091508656" calcext:value-type="float">
            <text:p>0.961253091508656</text:p>
          </table:table-cell>
          <table:table-cell office:value-type="float" office:value="1.5511242192271" calcext:value-type="float">
            <text:p>1.5511242192271</text:p>
          </table:table-cell>
          <table:table-cell office:value-type="float" office:value="0.457912732969765" calcext:value-type="float">
            <text:p>0.457912732969765</text:p>
          </table:table-cell>
          <table:table-cell office:value-type="float" office:value="0.0107590085633789" calcext:value-type="float">
            <text:p>0.010759008563379</text:p>
          </table:table-cell>
          <table:table-cell office:value-type="float" office:value="0.00489637169478211" calcext:value-type="float">
            <text:p>0.004896371694782</text:p>
          </table:table-cell>
        </table:table-row>
        <table:table-row table:style-name="ro1">
          <table:table-cell office:value-type="float" office:value="23.2943494915962" calcext:value-type="float">
            <text:p>23.2943494915962</text:p>
          </table:table-cell>
          <table:table-cell office:value-type="float" office:value="7.63513123989105" calcext:value-type="float">
            <text:p>7.63513123989105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57508578287144" calcext:value-type="float">
            <text:p>0.957508578287144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1" calcext:value-type="float">
            <text:p>91</text:p>
          </table:table-cell>
          <table:table-cell office:value-type="float" office:value="0.916049382716049" calcext:value-type="float">
            <text:p>0.916049382716049</text:p>
          </table:table-cell>
          <table:table-cell office:value-type="float" office:value="0.962840627580512" calcext:value-type="float">
            <text:p>0.96284062758051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1253091508656" calcext:value-type="float">
            <text:p>0.961253091508656</text:p>
          </table:table-cell>
          <table:table-cell office:value-type="float" office:value="1.28407639783408" calcext:value-type="float">
            <text:p>1.28407639783408</text:p>
          </table:table-cell>
          <table:table-cell office:value-type="float" office:value="0.722519855194254" calcext:value-type="float">
            <text:p>0.722519855194254</text:p>
          </table:table-cell>
          <table:table-cell office:value-type="float" office:value="0.0107590085633789" calcext:value-type="float">
            <text:p>0.010759008563379</text:p>
          </table:table-cell>
          <table:table-cell office:value-type="float" office:value="0.00489637169478211" calcext:value-type="float">
            <text:p>0.004896371694782</text:p>
          </table:table-cell>
        </table:table-row>
        <table:table-row table:style-name="ro1">
          <table:table-cell office:value-type="float" office:value="23.3498639464378" calcext:value-type="float">
            <text:p>23.3498639464378</text:p>
          </table:table-cell>
          <table:table-cell office:value-type="float" office:value="7.73526442050934" calcext:value-type="float">
            <text:p>7.73526442050934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57508578287144" calcext:value-type="float">
            <text:p>0.957508578287144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1" calcext:value-type="float">
            <text:p>91</text:p>
          </table:table-cell>
          <table:table-cell office:value-type="float" office:value="0.916049382716049" calcext:value-type="float">
            <text:p>0.916049382716049</text:p>
          </table:table-cell>
          <table:table-cell office:value-type="float" office:value="0.962840627580512" calcext:value-type="float">
            <text:p>0.96284062758051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1253091508656" calcext:value-type="float">
            <text:p>0.961253091508656</text:p>
          </table:table-cell>
          <table:table-cell office:value-type="float" office:value="1.12202867296417" calcext:value-type="float">
            <text:p>1.12202867296417</text:p>
          </table:table-cell>
          <table:table-cell office:value-type="float" office:value="0.35619502362433" calcext:value-type="float">
            <text:p>0.35619502362433</text:p>
          </table:table-cell>
          <table:table-cell office:value-type="float" office:value="0.0107590085633789" calcext:value-type="float">
            <text:p>0.010759008563379</text:p>
          </table:table-cell>
          <table:table-cell office:value-type="float" office:value="0.00489637169478211" calcext:value-type="float">
            <text:p>0.004896371694782</text:p>
          </table:table-cell>
        </table:table-row>
        <table:table-row table:style-name="ro1">
          <table:table-cell office:value-type="float" office:value="23.0559266209602" calcext:value-type="float">
            <text:p>23.0559266209602</text:p>
          </table:table-cell>
          <table:table-cell office:value-type="float" office:value="7.95357120037079" calcext:value-type="float">
            <text:p>7.95357120037079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57508578287144" calcext:value-type="float">
            <text:p>0.957508578287144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1" calcext:value-type="float">
            <text:p>91</text:p>
          </table:table-cell>
          <table:table-cell office:value-type="float" office:value="0.916049382716049" calcext:value-type="float">
            <text:p>0.916049382716049</text:p>
          </table:table-cell>
          <table:table-cell office:value-type="float" office:value="0.962840627580512" calcext:value-type="float">
            <text:p>0.96284062758051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1253091508656" calcext:value-type="float">
            <text:p>0.961253091508656</text:p>
          </table:table-cell>
          <table:table-cell office:value-type="float" office:value="1.25462941636763" calcext:value-type="float">
            <text:p>1.25462941636763</text:p>
          </table:table-cell>
          <table:table-cell office:value-type="float" office:value="0.633113418358743" calcext:value-type="float">
            <text:p>0.633113418358743</text:p>
          </table:table-cell>
          <table:table-cell office:value-type="float" office:value="0.0107590085633789" calcext:value-type="float">
            <text:p>0.010759008563379</text:p>
          </table:table-cell>
          <table:table-cell office:value-type="float" office:value="0.00489637169478211" calcext:value-type="float">
            <text:p>0.004896371694782</text:p>
          </table:table-cell>
        </table:table-row>
        <table:table-row table:style-name="ro1">
          <table:table-cell office:value-type="float" office:value="23.1160605549812" calcext:value-type="float">
            <text:p>23.1160605549812</text:p>
          </table:table-cell>
          <table:table-cell office:value-type="float" office:value="7.59567141532898" calcext:value-type="float">
            <text:p>7.59567141532898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57508578287144" calcext:value-type="float">
            <text:p>0.957508578287144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1" calcext:value-type="float">
            <text:p>91</text:p>
          </table:table-cell>
          <table:table-cell office:value-type="float" office:value="0.916049382716049" calcext:value-type="float">
            <text:p>0.916049382716049</text:p>
          </table:table-cell>
          <table:table-cell office:value-type="float" office:value="0.962840627580512" calcext:value-type="float">
            <text:p>0.96284062758051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1253091508656" calcext:value-type="float">
            <text:p>0.961253091508656</text:p>
          </table:table-cell>
          <table:table-cell office:value-type="float" office:value="1.14559511221379" calcext:value-type="float">
            <text:p>1.14559511221379</text:p>
          </table:table-cell>
          <table:table-cell office:value-type="float" office:value="0.662190118331637" calcext:value-type="float">
            <text:p>0.662190118331637</text:p>
          </table:table-cell>
          <table:table-cell office:value-type="float" office:value="0.0107590085633789" calcext:value-type="float">
            <text:p>0.010759008563379</text:p>
          </table:table-cell>
          <table:table-cell office:value-type="float" office:value="0.00489637169478211" calcext:value-type="float">
            <text:p>0.004896371694782</text:p>
          </table:table-cell>
        </table:table-row>
        <table:table-row table:style-name="ro1">
          <table:table-cell office:value-type="float" office:value="23.4233855605125" calcext:value-type="float">
            <text:p>23.4233855605125</text:p>
          </table:table-cell>
          <table:table-cell office:value-type="float" office:value="7.85277873277664" calcext:value-type="float">
            <text:p>7.85277873277664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52558250760039" calcext:value-type="float">
            <text:p>0.952558250760039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55408753096614" calcext:value-type="float">
            <text:p>0.955408753096614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51320132013201" calcext:value-type="float">
            <text:p>0.951320132013201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23076923076923" calcext:value-type="float">
            <text:p>0.923076923076923</text:p>
          </table:table-cell>
          <table:table-cell office:value-type="float" office:value="0.953009068425392" calcext:value-type="float">
            <text:p>0.953009068425392</text:p>
          </table:table-cell>
          <table:table-cell office:value-type="float" office:value="0.829953254984975" calcext:value-type="float">
            <text:p>0.829953254984975</text:p>
          </table:table-cell>
          <table:table-cell office:value-type="float" office:value="0.371225627854358" calcext:value-type="float">
            <text:p>0.371225627854358</text:p>
          </table:table-cell>
          <table:table-cell office:value-type="float" office:value="0.0129898854167811" calcext:value-type="float">
            <text:p>0.012989885416781</text:p>
          </table:table-cell>
          <table:table-cell office:value-type="float" office:value="0.00187871881800372" calcext:value-type="float">
            <text:p>0.001878718818004</text:p>
          </table:table-cell>
        </table:table-row>
        <table:table-row table:style-name="ro1">
          <table:table-cell office:value-type="float" office:value="23.3073983192444" calcext:value-type="float">
            <text:p>23.3073983192444</text:p>
          </table:table-cell>
          <table:table-cell office:value-type="float" office:value="7.73634243011475" calcext:value-type="float">
            <text:p>7.7363424301147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52558250760039" calcext:value-type="float">
            <text:p>0.952558250760039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55408753096614" calcext:value-type="float">
            <text:p>0.955408753096614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51320132013201" calcext:value-type="float">
            <text:p>0.951320132013201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23076923076923" calcext:value-type="float">
            <text:p>0.923076923076923</text:p>
          </table:table-cell>
          <table:table-cell office:value-type="float" office:value="0.953009068425392" calcext:value-type="float">
            <text:p>0.953009068425392</text:p>
          </table:table-cell>
          <table:table-cell office:value-type="float" office:value="1.19580398614439" calcext:value-type="float">
            <text:p>1.19580398614439</text:p>
          </table:table-cell>
          <table:table-cell office:value-type="float" office:value="0.747887506535458" calcext:value-type="float">
            <text:p>0.747887506535458</text:p>
          </table:table-cell>
          <table:table-cell office:value-type="float" office:value="0.0129898854167811" calcext:value-type="float">
            <text:p>0.012989885416781</text:p>
          </table:table-cell>
          <table:table-cell office:value-type="float" office:value="0.00187871881800372" calcext:value-type="float">
            <text:p>0.001878718818004</text:p>
          </table:table-cell>
        </table:table-row>
        <table:table-row table:style-name="ro1">
          <table:table-cell office:value-type="float" office:value="23.5229513049126" calcext:value-type="float">
            <text:p>23.5229513049126</text:p>
          </table:table-cell>
          <table:table-cell office:value-type="float" office:value="7.6621835231781" calcext:value-type="float">
            <text:p>7.662183523178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52558250760039" calcext:value-type="float">
            <text:p>0.952558250760039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55408753096614" calcext:value-type="float">
            <text:p>0.955408753096614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51320132013201" calcext:value-type="float">
            <text:p>0.951320132013201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23076923076923" calcext:value-type="float">
            <text:p>0.923076923076923</text:p>
          </table:table-cell>
          <table:table-cell office:value-type="float" office:value="0.953009068425392" calcext:value-type="float">
            <text:p>0.953009068425392</text:p>
          </table:table-cell>
          <table:table-cell office:value-type="float" office:value="1.16616720139278" calcext:value-type="float">
            <text:p>1.16616720139278</text:p>
          </table:table-cell>
          <table:table-cell office:value-type="float" office:value="0.357037247308366" calcext:value-type="float">
            <text:p>0.357037247308366</text:p>
          </table:table-cell>
          <table:table-cell office:value-type="float" office:value="0.0129898854167811" calcext:value-type="float">
            <text:p>0.012989885416781</text:p>
          </table:table-cell>
          <table:table-cell office:value-type="float" office:value="0.00187871881800372" calcext:value-type="float">
            <text:p>0.001878718818004</text:p>
          </table:table-cell>
        </table:table-row>
        <table:table-row table:style-name="ro1">
          <table:table-cell office:value-type="float" office:value="23.6539717316627" calcext:value-type="float">
            <text:p>23.6539717316627</text:p>
          </table:table-cell>
          <table:table-cell office:value-type="float" office:value="7.12867373228073" calcext:value-type="float">
            <text:p>7.1286737322807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52558250760039" calcext:value-type="float">
            <text:p>0.952558250760039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55408753096614" calcext:value-type="float">
            <text:p>0.955408753096614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51320132013201" calcext:value-type="float">
            <text:p>0.951320132013201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23076923076923" calcext:value-type="float">
            <text:p>0.923076923076923</text:p>
          </table:table-cell>
          <table:table-cell office:value-type="float" office:value="0.953009068425392" calcext:value-type="float">
            <text:p>0.953009068425392</text:p>
          </table:table-cell>
          <table:table-cell office:value-type="float" office:value="1.18202426997321" calcext:value-type="float">
            <text:p>1.18202426997321</text:p>
          </table:table-cell>
          <table:table-cell office:value-type="float" office:value="0.781964457038389" calcext:value-type="float">
            <text:p>0.781964457038389</text:p>
          </table:table-cell>
          <table:table-cell office:value-type="float" office:value="0.0129898854167811" calcext:value-type="float">
            <text:p>0.012989885416781</text:p>
          </table:table-cell>
          <table:table-cell office:value-type="float" office:value="0.00187871881800372" calcext:value-type="float">
            <text:p>0.001878718818004</text:p>
          </table:table-cell>
        </table:table-row>
        <table:table-row table:style-name="ro1">
          <table:table-cell office:value-type="float" office:value="23.5137086510658" calcext:value-type="float">
            <text:p>23.5137086510658</text:p>
          </table:table-cell>
          <table:table-cell office:value-type="float" office:value="7.76317965984345" calcext:value-type="float">
            <text:p>7.7631796598434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52558250760039" calcext:value-type="float">
            <text:p>0.952558250760039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55408753096614" calcext:value-type="float">
            <text:p>0.955408753096614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51320132013201" calcext:value-type="float">
            <text:p>0.951320132013201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23076923076923" calcext:value-type="float">
            <text:p>0.923076923076923</text:p>
          </table:table-cell>
          <table:table-cell office:value-type="float" office:value="0.953009068425392" calcext:value-type="float">
            <text:p>0.953009068425392</text:p>
          </table:table-cell>
          <table:table-cell office:value-type="float" office:value="1.24260920072298" calcext:value-type="float">
            <text:p>1.24260920072298</text:p>
          </table:table-cell>
          <table:table-cell office:value-type="float" office:value="0.59251986298588" calcext:value-type="float">
            <text:p>0.59251986298588</text:p>
          </table:table-cell>
          <table:table-cell office:value-type="float" office:value="0.0129898854167811" calcext:value-type="float">
            <text:p>0.012989885416781</text:p>
          </table:table-cell>
          <table:table-cell office:value-type="float" office:value="0.00187871881800372" calcext:value-type="float">
            <text:p>0.0018787188180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3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03T18:43:04.629923426</dc:date>
    <meta:editing-duration>PT6M44S</meta:editing-duration>
    <meta:editing-cycles>1</meta:editing-cycles>
    <meta:document-statistic meta:table-count="1" meta:cell-count="3624" meta:object-count="3"/>
    <meta:generator>LibreOffice/5.2.7.2$Linux_X86_64 LibreOffice_project/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 chart:error-category="cell-rang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9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earch_results.X2:search_results.X151" chart:error-lower-range="search_results.X2:search_results.X151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earch_results.X2:search_results.X151" chart:error-lower-range="search_results.X2:search_results.X151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search_results.W2:search_results.W151" chart:error-lower-range="search_results.W2:search_results.W151"/>
      <style:graphic-properties svg:stroke-width="0.08cm" svg:stroke-color="#ccff99" draw:fill-color="#ccff99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earch_results.W2:search_results.W151" chart:error-lower-range="search_results.W2:search_results.W151" loext:std-weight="1"/>
      <style:graphic-properties draw:stroke="solid" svg:stroke-width="0cm" svg:stroke-color="#000000" svg:stroke-opacity="100%" draw:stroke-linejoin="roun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337cm" svg:height="10.575cm" xlink:href=".." xlink:type="simple" chart:class="chart:scatter" chart:style-name="ch1">
        <chart:legend chart:legend-position="end" svg:x="20.268cm" svg:y="4.739cm" style:legend-expansion="high" chart:style-name="ch2"/>
        <chart:plot-area chart:style-name="ch3" table:cell-range-address="search_results.C1:search_results.D151 search_results.G2:search_results.G151" chart:data-source-has-labels="row" svg:x="1.497cm" svg:y="0.211cm" svg:width="18.285cm" svg:height="9.172cm">
          <chartooo:coordinate-region svg:x="2.409cm" svg:y="0.41cm" svg:width="17.093cm" svg:height="8.326cm"/>
          <chart:axis chart:dimension="x" chart:name="primary-x" chart:style-name="ch4">
            <chart:title svg:x="9.404cm" svg:y="9.594cm" chart:style-name="ch5">
              <text:p>Max Leaf Nodes</text:p>
            </chart:title>
          </chart:axis>
          <chart:axis chart:dimension="y" chart:name="primary-y" chart:style-name="ch6">
            <chart:title svg:x="0.451cm" svg:y="5.542cm" chart:style-name="ch7">
              <text:p>CV Score</text:p>
            </chart:title>
            <chart:grid chart:style-name="ch8" chart:class="major"/>
          </chart:axis>
          <chart:series chart:style-name="ch9" chart:values-cell-range-address="search_results.D2:search_results.D151" chart:label-cell-address="search_results.D1:search_results.D1" chart:class="chart:scatter">
            <chart:domain table:cell-range-address="search_results.G2:search_results.G151"/>
            <chart:error-indicator chart:style-name="ch10" chart:dimension="y"/>
            <chart:data-point chart:repeated="150"/>
          </chart:series>
          <chart:series chart:style-name="ch11" chart:values-cell-range-address="search_results.C2:search_results.C151" chart:label-cell-address="search_results.C1:search_results.C1" chart:class="chart:scatter">
            <chart:error-indicator chart:style-name="ch12" chart:dimension="y"/>
            <chart:data-point chart:repeated="15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G</text:p>
              </table:table-cell>
              <table:table-cell office:value-type="string">
                <text:p>mean_train_score</text:p>
                <draw:g>
                  <svg:desc>search_results.D1:search_results.D1</svg:desc>
                </draw:g>
              </table:table-cell>
              <table:table-cell office:value-type="string">
                <text:p>Spalte X</text:p>
              </table:table-cell>
              <table:table-cell office:value-type="string">
                <text:p>Spalte X</text:p>
              </table:table-cell>
              <table:table-cell office:value-type="string">
                <text:p>mean_test_score</text:p>
                <draw:g>
                  <svg:desc>search_results.C1:search_results.C1</svg:desc>
                </draw:g>
              </table:table-cell>
              <table:table-cell office:value-type="string">
                <text:p>Spalte W</text:p>
              </table:table-cell>
              <table:table-cell office:value-type="string">
                <text:p>Spalte 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search_results.G2:search_results.G151</svg:desc>
                </draw:g>
              </table:table-cell>
              <table:table-cell office:value-type="float" office:value="0.989892907077171">
                <text:p>0.989892907077171</text:p>
                <draw:g>
                  <svg:desc>search_results.D2:search_results.D151</svg:desc>
                </draw:g>
              </table:table-cell>
              <table:table-cell office:value-type="float" office:value="0.00316185822495364">
                <text:p>0.00316185822495364</text:p>
                <draw:g>
                  <svg:desc>search_results.X2:search_results.X151</svg:desc>
                </draw:g>
              </table:table-cell>
              <table:table-cell office:value-type="float" office:value="0.00316185822495364">
                <text:p>0.00316185822495364</text:p>
                <draw:g>
                  <svg:desc>search_results.X2:search_results.X151</svg:desc>
                </draw:g>
              </table:table-cell>
              <table:table-cell office:value-type="float" office:value="0.935643564356436">
                <text:p>0.935643564356436</text:p>
                <draw:g>
                  <svg:desc>search_results.C2:search_results.C151</svg:desc>
                </draw:g>
              </table:table-cell>
              <table:table-cell office:value-type="float" office:value="0.0117141406706574">
                <text:p>0.0117141406706574</text:p>
                <draw:g>
                  <svg:desc>search_results.W2:search_results.W151</svg:desc>
                </draw:g>
              </table:table-cell>
              <table:table-cell office:value-type="float" office:value="0.0117141406706574">
                <text:p>0.0117141406706574</text:p>
                <draw:g>
                  <svg:desc>search_results.W2:search_results.W1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0.987211047702024">
                <text:p>0.987211047702024</text:p>
              </table:table-cell>
              <table:table-cell office:value-type="float" office:value="0.00332633197452715">
                <text:p>0.00332633197452715</text:p>
              </table:table-cell>
              <table:table-cell office:value-type="float" office:value="0.00332633197452715">
                <text:p>0.0033263319745271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6520981118554">
                <text:p>0.0106520981118554</text:p>
              </table:table-cell>
              <table:table-cell office:value-type="float" office:value="0.0106520981118554">
                <text:p>0.01065209811185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986386134962912">
                <text:p>0.986386134962912</text:p>
              </table:table-cell>
              <table:table-cell office:value-type="float" office:value="0.00294613690757405">
                <text:p>0.00294613690757405</text:p>
              </table:table-cell>
              <table:table-cell office:value-type="float" office:value="0.00294613690757405">
                <text:p>0.0029461369075740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6520981118554">
                <text:p>0.0106520981118554</text:p>
              </table:table-cell>
              <table:table-cell office:value-type="float" office:value="0.0106520981118554">
                <text:p>0.01065209811185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.985354781265914">
                <text:p>0.985354781265914</text:p>
              </table:table-cell>
              <table:table-cell office:value-type="float" office:value="0.00269734457597911">
                <text:p>0.00269734457597911</text:p>
              </table:table-cell>
              <table:table-cell office:value-type="float" office:value="0.00269734457597911">
                <text:p>0.00269734457597911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928866491694702">
                <text:p>0.00928866491694702</text:p>
              </table:table-cell>
              <table:table-cell office:value-type="float" office:value="0.00928866491694702">
                <text:p>0.009288664916947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0.985561732373743">
                <text:p>0.985561732373743</text:p>
              </table:table-cell>
              <table:table-cell office:value-type="float" office:value="0.00179370484935855">
                <text:p>0.00179370484935855</text:p>
              </table:table-cell>
              <table:table-cell office:value-type="float" office:value="0.00179370484935855">
                <text:p>0.0017937048493585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03352342302014">
                <text:p>0.00803352342302014</text:p>
              </table:table-cell>
              <table:table-cell office:value-type="float" office:value="0.00803352342302014">
                <text:p>0.008033523423020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0.961428231474647">
                <text:p>0.961428231474647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112866749648763">
                <text:p>0.0112866749648763</text:p>
              </table:table-cell>
              <table:table-cell office:value-type="float" office:value="0.0112866749648763">
                <text:p>0.01128667496487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0.961428231474647">
                <text:p>0.961428231474647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112866749648763">
                <text:p>0.0112866749648763</text:p>
              </table:table-cell>
              <table:table-cell office:value-type="float" office:value="0.0112866749648763">
                <text:p>0.01128667496487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">
                <text:p>30</text:p>
              </table:table-cell>
              <table:table-cell office:value-type="float" office:value="0.961428231474647">
                <text:p>0.961428231474647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112866749648763">
                <text:p>0.0112866749648763</text:p>
              </table:table-cell>
              <table:table-cell office:value-type="float" office:value="0.0112866749648763">
                <text:p>0.01128667496487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">
                <text:p>30</text:p>
              </table:table-cell>
              <table:table-cell office:value-type="float" office:value="0.961428231474647">
                <text:p>0.961428231474647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112866749648763">
                <text:p>0.0112866749648763</text:p>
              </table:table-cell>
              <table:table-cell office:value-type="float" office:value="0.0112866749648763">
                <text:p>0.01128667496487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0.961428231474647">
                <text:p>0.961428231474647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112866749648763">
                <text:p>0.0112866749648763</text:p>
              </table:table-cell>
              <table:table-cell office:value-type="float" office:value="0.0112866749648763">
                <text:p>0.01128667496487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0.955033670300669">
                <text:p>0.955033670300669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101122499710808">
                <text:p>0.0101122499710808</text:p>
              </table:table-cell>
              <table:table-cell office:value-type="float" office:value="0.0101122499710808">
                <text:p>0.01011224997108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">
                <text:p>30</text:p>
              </table:table-cell>
              <table:table-cell office:value-type="float" office:value="0.955033670300669">
                <text:p>0.955033670300669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101122499710808">
                <text:p>0.0101122499710808</text:p>
              </table:table-cell>
              <table:table-cell office:value-type="float" office:value="0.0101122499710808">
                <text:p>0.01011224997108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">
                <text:p>30</text:p>
              </table:table-cell>
              <table:table-cell office:value-type="float" office:value="0.955033670300669">
                <text:p>0.955033670300669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101122499710808">
                <text:p>0.0101122499710808</text:p>
              </table:table-cell>
              <table:table-cell office:value-type="float" office:value="0.0101122499710808">
                <text:p>0.01011224997108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">
                <text:p>30</text:p>
              </table:table-cell>
              <table:table-cell office:value-type="float" office:value="0.955033670300669">
                <text:p>0.955033670300669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101122499710808">
                <text:p>0.0101122499710808</text:p>
              </table:table-cell>
              <table:table-cell office:value-type="float" office:value="0.0101122499710808">
                <text:p>0.01011224997108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0.955033670300669">
                <text:p>0.955033670300669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101122499710808">
                <text:p>0.0101122499710808</text:p>
              </table:table-cell>
              <table:table-cell office:value-type="float" office:value="0.0101122499710808">
                <text:p>0.01011224997108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">
                <text:p>30</text:p>
              </table:table-cell>
              <table:table-cell office:value-type="float" office:value="0.954414686965288">
                <text:p>0.954414686965288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0148666569437408">
                <text:p>0.0148666569437408</text:p>
              </table:table-cell>
              <table:table-cell office:value-type="float" office:value="0.0148666569437408">
                <text:p>0.01486665694374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">
                <text:p>30</text:p>
              </table:table-cell>
              <table:table-cell office:value-type="float" office:value="0.954414686965288">
                <text:p>0.954414686965288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0148666569437408">
                <text:p>0.0148666569437408</text:p>
              </table:table-cell>
              <table:table-cell office:value-type="float" office:value="0.0148666569437408">
                <text:p>0.01486665694374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">
                <text:p>30</text:p>
              </table:table-cell>
              <table:table-cell office:value-type="float" office:value="0.954414686965288">
                <text:p>0.954414686965288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0148666569437408">
                <text:p>0.0148666569437408</text:p>
              </table:table-cell>
              <table:table-cell office:value-type="float" office:value="0.0148666569437408">
                <text:p>0.01486665694374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">
                <text:p>30</text:p>
              </table:table-cell>
              <table:table-cell office:value-type="float" office:value="0.954414686965288">
                <text:p>0.954414686965288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0148666569437408">
                <text:p>0.0148666569437408</text:p>
              </table:table-cell>
              <table:table-cell office:value-type="float" office:value="0.0148666569437408">
                <text:p>0.01486665694374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0.954414686965288">
                <text:p>0.954414686965288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0148666569437408">
                <text:p>0.0148666569437408</text:p>
              </table:table-cell>
              <table:table-cell office:value-type="float" office:value="0.0148666569437408">
                <text:p>0.01486665694374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0">
                <text:p>60</text:p>
              </table:table-cell>
              <table:table-cell office:value-type="float" office:value="0.994224421038033">
                <text:p>0.994224421038033</text:p>
              </table:table-cell>
              <table:table-cell office:value-type="float" office:value="0.00175026464084513">
                <text:p>0.00175026464084513</text:p>
              </table:table-cell>
              <table:table-cell office:value-type="float" office:value="0.00175026464084513">
                <text:p>0.00175026464084513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6315991338108">
                <text:p>0.0116315991338108</text:p>
              </table:table-cell>
              <table:table-cell office:value-type="float" office:value="0.0116315991338108">
                <text:p>0.01163159913381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0">
                <text:p>60</text:p>
              </table:table-cell>
              <table:table-cell office:value-type="float" office:value="0.992368495544412">
                <text:p>0.992368495544412</text:p>
              </table:table-cell>
              <table:table-cell office:value-type="float" office:value="0.00243124572586973">
                <text:p>0.00243124572586973</text:p>
              </table:table-cell>
              <table:table-cell office:value-type="float" office:value="0.00243124572586973">
                <text:p>0.00243124572586973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92928387954117">
                <text:p>0.0092928387954117</text:p>
              </table:table-cell>
              <table:table-cell office:value-type="float" office:value="0.0092928387954117">
                <text:p>0.00929283879541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">
                <text:p>60</text:p>
              </table:table-cell>
              <table:table-cell office:value-type="float" office:value="0.990511719239201">
                <text:p>0.990511719239201</text:p>
              </table:table-cell>
              <table:table-cell office:value-type="float" office:value="0.00342668149736685">
                <text:p>0.00342668149736685</text:p>
              </table:table-cell>
              <table:table-cell office:value-type="float" office:value="0.00342668149736685">
                <text:p>0.00342668149736685</text:p>
              </table:table-cell>
              <table:table-cell office:value-type="float" office:value="0.9375">
                <text:p>0.9375</text:p>
              </table:table-cell>
              <table:table-cell office:value-type="float" office:value="0.0110851525935923">
                <text:p>0.0110851525935923</text:p>
              </table:table-cell>
              <table:table-cell office:value-type="float" office:value="0.0110851525935923">
                <text:p>0.01108515259359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">
                <text:p>60</text:p>
              </table:table-cell>
              <table:table-cell office:value-type="float" office:value="0.990305788431258">
                <text:p>0.990305788431258</text:p>
              </table:table-cell>
              <table:table-cell office:value-type="float" office:value="0.00213225095684904">
                <text:p>0.00213225095684904</text:p>
              </table:table-cell>
              <table:table-cell office:value-type="float" office:value="0.00213225095684904">
                <text:p>0.00213225095684904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70365895942132">
                <text:p>0.00970365895942132</text:p>
              </table:table-cell>
              <table:table-cell office:value-type="float" office:value="0.00970365895942132">
                <text:p>0.009703658959421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">
                <text:p>60</text:p>
              </table:table-cell>
              <table:table-cell office:value-type="float" office:value="0.990099347754214">
                <text:p>0.990099347754214</text:p>
              </table:table-cell>
              <table:table-cell office:value-type="float" office:value="0.00260849538580758">
                <text:p>0.00260849538580758</text:p>
              </table:table-cell>
              <table:table-cell office:value-type="float" office:value="0.00260849538580758">
                <text:p>0.00260849538580758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903170278791346">
                <text:p>0.00903170278791346</text:p>
              </table:table-cell>
              <table:table-cell office:value-type="float" office:value="0.00903170278791346">
                <text:p>0.009031702787913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">
                <text:p>60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">
                <text:p>60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0">
                <text:p>60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0">
                <text:p>60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0">
                <text:p>60</text:p>
              </table:table-cell>
              <table:table-cell office:value-type="float" office:value="0.961428231474647">
                <text:p>0.961428231474647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112866749648763">
                <text:p>0.0112866749648763</text:p>
              </table:table-cell>
              <table:table-cell office:value-type="float" office:value="0.0112866749648763">
                <text:p>0.01128667496487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0">
                <text:p>60</text:p>
              </table:table-cell>
              <table:table-cell office:value-type="float" office:value="0.961428231474647">
                <text:p>0.961428231474647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112866749648763">
                <text:p>0.0112866749648763</text:p>
              </table:table-cell>
              <table:table-cell office:value-type="float" office:value="0.0112866749648763">
                <text:p>0.01128667496487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0">
                <text:p>60</text:p>
              </table:table-cell>
              <table:table-cell office:value-type="float" office:value="0.961428231474647">
                <text:p>0.961428231474647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112866749648763">
                <text:p>0.0112866749648763</text:p>
              </table:table-cell>
              <table:table-cell office:value-type="float" office:value="0.0112866749648763">
                <text:p>0.01128667496487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0">
                <text:p>60</text:p>
              </table:table-cell>
              <table:table-cell office:value-type="float" office:value="0.961428231474647">
                <text:p>0.961428231474647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112866749648763">
                <text:p>0.0112866749648763</text:p>
              </table:table-cell>
              <table:table-cell office:value-type="float" office:value="0.0112866749648763">
                <text:p>0.01128667496487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0.961428231474647">
                <text:p>0.961428231474647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112866749648763">
                <text:p>0.0112866749648763</text:p>
              </table:table-cell>
              <table:table-cell office:value-type="float" office:value="0.0112866749648763">
                <text:p>0.01128667496487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">
                <text:p>60</text:p>
              </table:table-cell>
              <table:table-cell office:value-type="float" office:value="0.955033670300669">
                <text:p>0.955033670300669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101122499710808">
                <text:p>0.0101122499710808</text:p>
              </table:table-cell>
              <table:table-cell office:value-type="float" office:value="0.0101122499710808">
                <text:p>0.01011224997108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0">
                <text:p>60</text:p>
              </table:table-cell>
              <table:table-cell office:value-type="float" office:value="0.955033670300669">
                <text:p>0.955033670300669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101122499710808">
                <text:p>0.0101122499710808</text:p>
              </table:table-cell>
              <table:table-cell office:value-type="float" office:value="0.0101122499710808">
                <text:p>0.01011224997108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0">
                <text:p>60</text:p>
              </table:table-cell>
              <table:table-cell office:value-type="float" office:value="0.955033670300669">
                <text:p>0.955033670300669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101122499710808">
                <text:p>0.0101122499710808</text:p>
              </table:table-cell>
              <table:table-cell office:value-type="float" office:value="0.0101122499710808">
                <text:p>0.01011224997108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0">
                <text:p>60</text:p>
              </table:table-cell>
              <table:table-cell office:value-type="float" office:value="0.955033670300669">
                <text:p>0.955033670300669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101122499710808">
                <text:p>0.0101122499710808</text:p>
              </table:table-cell>
              <table:table-cell office:value-type="float" office:value="0.0101122499710808">
                <text:p>0.01011224997108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">
                <text:p>60</text:p>
              </table:table-cell>
              <table:table-cell office:value-type="float" office:value="0.955033670300669">
                <text:p>0.955033670300669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101122499710808">
                <text:p>0.0101122499710808</text:p>
              </table:table-cell>
              <table:table-cell office:value-type="float" office:value="0.0101122499710808">
                <text:p>0.01011224997108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">
                <text:p>60</text:p>
              </table:table-cell>
              <table:table-cell office:value-type="float" office:value="0.954414686965288">
                <text:p>0.954414686965288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0148666569437408">
                <text:p>0.0148666569437408</text:p>
              </table:table-cell>
              <table:table-cell office:value-type="float" office:value="0.0148666569437408">
                <text:p>0.01486665694374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0">
                <text:p>60</text:p>
              </table:table-cell>
              <table:table-cell office:value-type="float" office:value="0.954414686965288">
                <text:p>0.954414686965288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0148666569437408">
                <text:p>0.0148666569437408</text:p>
              </table:table-cell>
              <table:table-cell office:value-type="float" office:value="0.0148666569437408">
                <text:p>0.01486665694374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0">
                <text:p>60</text:p>
              </table:table-cell>
              <table:table-cell office:value-type="float" office:value="0.954414686965288">
                <text:p>0.954414686965288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0148666569437408">
                <text:p>0.0148666569437408</text:p>
              </table:table-cell>
              <table:table-cell office:value-type="float" office:value="0.0148666569437408">
                <text:p>0.01486665694374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0">
                <text:p>60</text:p>
              </table:table-cell>
              <table:table-cell office:value-type="float" office:value="0.954414686965288">
                <text:p>0.954414686965288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0148666569437408">
                <text:p>0.0148666569437408</text:p>
              </table:table-cell>
              <table:table-cell office:value-type="float" office:value="0.0148666569437408">
                <text:p>0.01486665694374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0.954414686965288">
                <text:p>0.954414686965288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0148666569437408">
                <text:p>0.0148666569437408</text:p>
              </table:table-cell>
              <table:table-cell office:value-type="float" office:value="0.0148666569437408">
                <text:p>0.01486665694374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0">
                <text:p>90</text:p>
              </table:table-cell>
              <table:table-cell office:value-type="float" office:value="0.994224421038033">
                <text:p>0.994224421038033</text:p>
              </table:table-cell>
              <table:table-cell office:value-type="float" office:value="0.00175026464084513">
                <text:p>0.00175026464084513</text:p>
              </table:table-cell>
              <table:table-cell office:value-type="float" office:value="0.00175026464084513">
                <text:p>0.00175026464084513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6315991338108">
                <text:p>0.0116315991338108</text:p>
              </table:table-cell>
              <table:table-cell office:value-type="float" office:value="0.0116315991338108">
                <text:p>0.01163159913381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0">
                <text:p>90</text:p>
              </table:table-cell>
              <table:table-cell office:value-type="float" office:value="0.992368495544412">
                <text:p>0.992368495544412</text:p>
              </table:table-cell>
              <table:table-cell office:value-type="float" office:value="0.00243124572586973">
                <text:p>0.00243124572586973</text:p>
              </table:table-cell>
              <table:table-cell office:value-type="float" office:value="0.00243124572586973">
                <text:p>0.00243124572586973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92928387954117">
                <text:p>0.0092928387954117</text:p>
              </table:table-cell>
              <table:table-cell office:value-type="float" office:value="0.0092928387954117">
                <text:p>0.00929283879541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0">
                <text:p>90</text:p>
              </table:table-cell>
              <table:table-cell office:value-type="float" office:value="0.990511719239201">
                <text:p>0.990511719239201</text:p>
              </table:table-cell>
              <table:table-cell office:value-type="float" office:value="0.00342668149736685">
                <text:p>0.00342668149736685</text:p>
              </table:table-cell>
              <table:table-cell office:value-type="float" office:value="0.00342668149736685">
                <text:p>0.00342668149736685</text:p>
              </table:table-cell>
              <table:table-cell office:value-type="float" office:value="0.9375">
                <text:p>0.9375</text:p>
              </table:table-cell>
              <table:table-cell office:value-type="float" office:value="0.0110851525935923">
                <text:p>0.0110851525935923</text:p>
              </table:table-cell>
              <table:table-cell office:value-type="float" office:value="0.0110851525935923">
                <text:p>0.01108515259359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0">
                <text:p>90</text:p>
              </table:table-cell>
              <table:table-cell office:value-type="float" office:value="0.990305788431258">
                <text:p>0.990305788431258</text:p>
              </table:table-cell>
              <table:table-cell office:value-type="float" office:value="0.00213225095684904">
                <text:p>0.00213225095684904</text:p>
              </table:table-cell>
              <table:table-cell office:value-type="float" office:value="0.00213225095684904">
                <text:p>0.00213225095684904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70365895942132">
                <text:p>0.00970365895942132</text:p>
              </table:table-cell>
              <table:table-cell office:value-type="float" office:value="0.00970365895942132">
                <text:p>0.009703658959421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0">
                <text:p>90</text:p>
              </table:table-cell>
              <table:table-cell office:value-type="float" office:value="0.990099347754214">
                <text:p>0.990099347754214</text:p>
              </table:table-cell>
              <table:table-cell office:value-type="float" office:value="0.00260849538580758">
                <text:p>0.00260849538580758</text:p>
              </table:table-cell>
              <table:table-cell office:value-type="float" office:value="0.00260849538580758">
                <text:p>0.00260849538580758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903170278791346">
                <text:p>0.00903170278791346</text:p>
              </table:table-cell>
              <table:table-cell office:value-type="float" office:value="0.00903170278791346">
                <text:p>0.009031702787913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0">
                <text:p>90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0">
                <text:p>90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0">
                <text:p>90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0">
                <text:p>90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0">
                <text:p>90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0">
                <text:p>90</text:p>
              </table:table-cell>
              <table:table-cell office:value-type="float" office:value="0.961428231474647">
                <text:p>0.961428231474647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112866749648763">
                <text:p>0.0112866749648763</text:p>
              </table:table-cell>
              <table:table-cell office:value-type="float" office:value="0.0112866749648763">
                <text:p>0.01128667496487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0">
                <text:p>90</text:p>
              </table:table-cell>
              <table:table-cell office:value-type="float" office:value="0.961428231474647">
                <text:p>0.961428231474647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112866749648763">
                <text:p>0.0112866749648763</text:p>
              </table:table-cell>
              <table:table-cell office:value-type="float" office:value="0.0112866749648763">
                <text:p>0.01128667496487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0">
                <text:p>90</text:p>
              </table:table-cell>
              <table:table-cell office:value-type="float" office:value="0.961428231474647">
                <text:p>0.961428231474647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112866749648763">
                <text:p>0.0112866749648763</text:p>
              </table:table-cell>
              <table:table-cell office:value-type="float" office:value="0.0112866749648763">
                <text:p>0.01128667496487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0">
                <text:p>90</text:p>
              </table:table-cell>
              <table:table-cell office:value-type="float" office:value="0.961428231474647">
                <text:p>0.961428231474647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112866749648763">
                <text:p>0.0112866749648763</text:p>
              </table:table-cell>
              <table:table-cell office:value-type="float" office:value="0.0112866749648763">
                <text:p>0.01128667496487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0">
                <text:p>90</text:p>
              </table:table-cell>
              <table:table-cell office:value-type="float" office:value="0.961428231474647">
                <text:p>0.961428231474647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112866749648763">
                <text:p>0.0112866749648763</text:p>
              </table:table-cell>
              <table:table-cell office:value-type="float" office:value="0.0112866749648763">
                <text:p>0.01128667496487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0">
                <text:p>90</text:p>
              </table:table-cell>
              <table:table-cell office:value-type="float" office:value="0.955033670300669">
                <text:p>0.955033670300669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101122499710808">
                <text:p>0.0101122499710808</text:p>
              </table:table-cell>
              <table:table-cell office:value-type="float" office:value="0.0101122499710808">
                <text:p>0.01011224997108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0">
                <text:p>90</text:p>
              </table:table-cell>
              <table:table-cell office:value-type="float" office:value="0.955033670300669">
                <text:p>0.955033670300669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101122499710808">
                <text:p>0.0101122499710808</text:p>
              </table:table-cell>
              <table:table-cell office:value-type="float" office:value="0.0101122499710808">
                <text:p>0.01011224997108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0">
                <text:p>90</text:p>
              </table:table-cell>
              <table:table-cell office:value-type="float" office:value="0.955033670300669">
                <text:p>0.955033670300669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101122499710808">
                <text:p>0.0101122499710808</text:p>
              </table:table-cell>
              <table:table-cell office:value-type="float" office:value="0.0101122499710808">
                <text:p>0.01011224997108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0">
                <text:p>90</text:p>
              </table:table-cell>
              <table:table-cell office:value-type="float" office:value="0.955033670300669">
                <text:p>0.955033670300669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101122499710808">
                <text:p>0.0101122499710808</text:p>
              </table:table-cell>
              <table:table-cell office:value-type="float" office:value="0.0101122499710808">
                <text:p>0.01011224997108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0">
                <text:p>90</text:p>
              </table:table-cell>
              <table:table-cell office:value-type="float" office:value="0.955033670300669">
                <text:p>0.955033670300669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101122499710808">
                <text:p>0.0101122499710808</text:p>
              </table:table-cell>
              <table:table-cell office:value-type="float" office:value="0.0101122499710808">
                <text:p>0.01011224997108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0">
                <text:p>90</text:p>
              </table:table-cell>
              <table:table-cell office:value-type="float" office:value="0.954414686965288">
                <text:p>0.954414686965288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0148666569437408">
                <text:p>0.0148666569437408</text:p>
              </table:table-cell>
              <table:table-cell office:value-type="float" office:value="0.0148666569437408">
                <text:p>0.01486665694374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0">
                <text:p>90</text:p>
              </table:table-cell>
              <table:table-cell office:value-type="float" office:value="0.954414686965288">
                <text:p>0.954414686965288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0148666569437408">
                <text:p>0.0148666569437408</text:p>
              </table:table-cell>
              <table:table-cell office:value-type="float" office:value="0.0148666569437408">
                <text:p>0.01486665694374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0">
                <text:p>90</text:p>
              </table:table-cell>
              <table:table-cell office:value-type="float" office:value="0.954414686965288">
                <text:p>0.954414686965288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0148666569437408">
                <text:p>0.0148666569437408</text:p>
              </table:table-cell>
              <table:table-cell office:value-type="float" office:value="0.0148666569437408">
                <text:p>0.01486665694374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0">
                <text:p>90</text:p>
              </table:table-cell>
              <table:table-cell office:value-type="float" office:value="0.954414686965288">
                <text:p>0.954414686965288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0148666569437408">
                <text:p>0.0148666569437408</text:p>
              </table:table-cell>
              <table:table-cell office:value-type="float" office:value="0.0148666569437408">
                <text:p>0.01486665694374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0">
                <text:p>90</text:p>
              </table:table-cell>
              <table:table-cell office:value-type="float" office:value="0.954414686965288">
                <text:p>0.954414686965288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0148666569437408">
                <text:p>0.0148666569437408</text:p>
              </table:table-cell>
              <table:table-cell office:value-type="float" office:value="0.0148666569437408">
                <text:p>0.01486665694374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0">
                <text:p>100</text:p>
              </table:table-cell>
              <table:table-cell office:value-type="float" office:value="0.994224421038033">
                <text:p>0.994224421038033</text:p>
              </table:table-cell>
              <table:table-cell office:value-type="float" office:value="0.00175026464084513">
                <text:p>0.00175026464084513</text:p>
              </table:table-cell>
              <table:table-cell office:value-type="float" office:value="0.00175026464084513">
                <text:p>0.00175026464084513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6315991338108">
                <text:p>0.0116315991338108</text:p>
              </table:table-cell>
              <table:table-cell office:value-type="float" office:value="0.0116315991338108">
                <text:p>0.01163159913381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0">
                <text:p>100</text:p>
              </table:table-cell>
              <table:table-cell office:value-type="float" office:value="0.992368495544412">
                <text:p>0.992368495544412</text:p>
              </table:table-cell>
              <table:table-cell office:value-type="float" office:value="0.00243124572586973">
                <text:p>0.00243124572586973</text:p>
              </table:table-cell>
              <table:table-cell office:value-type="float" office:value="0.00243124572586973">
                <text:p>0.00243124572586973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92928387954117">
                <text:p>0.0092928387954117</text:p>
              </table:table-cell>
              <table:table-cell office:value-type="float" office:value="0.0092928387954117">
                <text:p>0.00929283879541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0">
                <text:p>100</text:p>
              </table:table-cell>
              <table:table-cell office:value-type="float" office:value="0.990511719239201">
                <text:p>0.990511719239201</text:p>
              </table:table-cell>
              <table:table-cell office:value-type="float" office:value="0.00342668149736685">
                <text:p>0.00342668149736685</text:p>
              </table:table-cell>
              <table:table-cell office:value-type="float" office:value="0.00342668149736685">
                <text:p>0.00342668149736685</text:p>
              </table:table-cell>
              <table:table-cell office:value-type="float" office:value="0.9375">
                <text:p>0.9375</text:p>
              </table:table-cell>
              <table:table-cell office:value-type="float" office:value="0.0110851525935923">
                <text:p>0.0110851525935923</text:p>
              </table:table-cell>
              <table:table-cell office:value-type="float" office:value="0.0110851525935923">
                <text:p>0.01108515259359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0">
                <text:p>100</text:p>
              </table:table-cell>
              <table:table-cell office:value-type="float" office:value="0.990305788431258">
                <text:p>0.990305788431258</text:p>
              </table:table-cell>
              <table:table-cell office:value-type="float" office:value="0.00213225095684904">
                <text:p>0.00213225095684904</text:p>
              </table:table-cell>
              <table:table-cell office:value-type="float" office:value="0.00213225095684904">
                <text:p>0.00213225095684904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70365895942132">
                <text:p>0.00970365895942132</text:p>
              </table:table-cell>
              <table:table-cell office:value-type="float" office:value="0.00970365895942132">
                <text:p>0.009703658959421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0.990099347754214">
                <text:p>0.990099347754214</text:p>
              </table:table-cell>
              <table:table-cell office:value-type="float" office:value="0.00260849538580758">
                <text:p>0.00260849538580758</text:p>
              </table:table-cell>
              <table:table-cell office:value-type="float" office:value="0.00260849538580758">
                <text:p>0.00260849538580758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903170278791346">
                <text:p>0.00903170278791346</text:p>
              </table:table-cell>
              <table:table-cell office:value-type="float" office:value="0.00903170278791346">
                <text:p>0.009031702787913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0">
                <text:p>100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0">
                <text:p>100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0">
                <text:p>100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0">
                <text:p>100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">
                <text:p>100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0">
                <text:p>100</text:p>
              </table:table-cell>
              <table:table-cell office:value-type="float" office:value="0.961428231474647">
                <text:p>0.961428231474647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112866749648763">
                <text:p>0.0112866749648763</text:p>
              </table:table-cell>
              <table:table-cell office:value-type="float" office:value="0.0112866749648763">
                <text:p>0.011286674964876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0">
                <text:p>100</text:p>
              </table:table-cell>
              <table:table-cell office:value-type="float" office:value="0.961428231474647">
                <text:p>0.961428231474647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112866749648763">
                <text:p>0.0112866749648763</text:p>
              </table:table-cell>
              <table:table-cell office:value-type="float" office:value="0.0112866749648763">
                <text:p>0.01128667496487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0">
                <text:p>100</text:p>
              </table:table-cell>
              <table:table-cell office:value-type="float" office:value="0.961428231474647">
                <text:p>0.961428231474647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112866749648763">
                <text:p>0.0112866749648763</text:p>
              </table:table-cell>
              <table:table-cell office:value-type="float" office:value="0.0112866749648763">
                <text:p>0.011286674964876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0">
                <text:p>100</text:p>
              </table:table-cell>
              <table:table-cell office:value-type="float" office:value="0.961428231474647">
                <text:p>0.961428231474647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112866749648763">
                <text:p>0.0112866749648763</text:p>
              </table:table-cell>
              <table:table-cell office:value-type="float" office:value="0.0112866749648763">
                <text:p>0.01128667496487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0.961428231474647">
                <text:p>0.961428231474647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112866749648763">
                <text:p>0.0112866749648763</text:p>
              </table:table-cell>
              <table:table-cell office:value-type="float" office:value="0.0112866749648763">
                <text:p>0.011286674964876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0">
                <text:p>100</text:p>
              </table:table-cell>
              <table:table-cell office:value-type="float" office:value="0.955033670300669">
                <text:p>0.955033670300669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101122499710808">
                <text:p>0.0101122499710808</text:p>
              </table:table-cell>
              <table:table-cell office:value-type="float" office:value="0.0101122499710808">
                <text:p>0.01011224997108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0">
                <text:p>100</text:p>
              </table:table-cell>
              <table:table-cell office:value-type="float" office:value="0.955033670300669">
                <text:p>0.955033670300669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101122499710808">
                <text:p>0.0101122499710808</text:p>
              </table:table-cell>
              <table:table-cell office:value-type="float" office:value="0.0101122499710808">
                <text:p>0.01011224997108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0">
                <text:p>100</text:p>
              </table:table-cell>
              <table:table-cell office:value-type="float" office:value="0.955033670300669">
                <text:p>0.955033670300669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101122499710808">
                <text:p>0.0101122499710808</text:p>
              </table:table-cell>
              <table:table-cell office:value-type="float" office:value="0.0101122499710808">
                <text:p>0.01011224997108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0">
                <text:p>100</text:p>
              </table:table-cell>
              <table:table-cell office:value-type="float" office:value="0.955033670300669">
                <text:p>0.955033670300669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101122499710808">
                <text:p>0.0101122499710808</text:p>
              </table:table-cell>
              <table:table-cell office:value-type="float" office:value="0.0101122499710808">
                <text:p>0.01011224997108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0">
                <text:p>100</text:p>
              </table:table-cell>
              <table:table-cell office:value-type="float" office:value="0.955033670300669">
                <text:p>0.955033670300669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101122499710808">
                <text:p>0.0101122499710808</text:p>
              </table:table-cell>
              <table:table-cell office:value-type="float" office:value="0.0101122499710808">
                <text:p>0.010112249971080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0">
                <text:p>100</text:p>
              </table:table-cell>
              <table:table-cell office:value-type="float" office:value="0.954414686965288">
                <text:p>0.954414686965288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0148666569437408">
                <text:p>0.0148666569437408</text:p>
              </table:table-cell>
              <table:table-cell office:value-type="float" office:value="0.0148666569437408">
                <text:p>0.01486665694374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0">
                <text:p>100</text:p>
              </table:table-cell>
              <table:table-cell office:value-type="float" office:value="0.954414686965288">
                <text:p>0.954414686965288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0148666569437408">
                <text:p>0.0148666569437408</text:p>
              </table:table-cell>
              <table:table-cell office:value-type="float" office:value="0.0148666569437408">
                <text:p>0.01486665694374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0">
                <text:p>100</text:p>
              </table:table-cell>
              <table:table-cell office:value-type="float" office:value="0.954414686965288">
                <text:p>0.954414686965288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0148666569437408">
                <text:p>0.0148666569437408</text:p>
              </table:table-cell>
              <table:table-cell office:value-type="float" office:value="0.0148666569437408">
                <text:p>0.01486665694374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0.954414686965288">
                <text:p>0.954414686965288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0148666569437408">
                <text:p>0.0148666569437408</text:p>
              </table:table-cell>
              <table:table-cell office:value-type="float" office:value="0.0148666569437408">
                <text:p>0.01486665694374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954414686965288">
                <text:p>0.954414686965288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0148666569437408">
                <text:p>0.0148666569437408</text:p>
              </table:table-cell>
              <table:table-cell office:value-type="float" office:value="0.0148666569437408">
                <text:p>0.014866656943740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0">
                <text:p>110</text:p>
              </table:table-cell>
              <table:table-cell office:value-type="float" office:value="0.994224421038033">
                <text:p>0.994224421038033</text:p>
              </table:table-cell>
              <table:table-cell office:value-type="float" office:value="0.00175026464084513">
                <text:p>0.00175026464084513</text:p>
              </table:table-cell>
              <table:table-cell office:value-type="float" office:value="0.00175026464084513">
                <text:p>0.00175026464084513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6315991338108">
                <text:p>0.0116315991338108</text:p>
              </table:table-cell>
              <table:table-cell office:value-type="float" office:value="0.0116315991338108">
                <text:p>0.011631599133810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0">
                <text:p>110</text:p>
              </table:table-cell>
              <table:table-cell office:value-type="float" office:value="0.992368495544412">
                <text:p>0.992368495544412</text:p>
              </table:table-cell>
              <table:table-cell office:value-type="float" office:value="0.00243124572586973">
                <text:p>0.00243124572586973</text:p>
              </table:table-cell>
              <table:table-cell office:value-type="float" office:value="0.00243124572586973">
                <text:p>0.00243124572586973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92928387954117">
                <text:p>0.0092928387954117</text:p>
              </table:table-cell>
              <table:table-cell office:value-type="float" office:value="0.0092928387954117">
                <text:p>0.009292838795411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0">
                <text:p>110</text:p>
              </table:table-cell>
              <table:table-cell office:value-type="float" office:value="0.990511719239201">
                <text:p>0.990511719239201</text:p>
              </table:table-cell>
              <table:table-cell office:value-type="float" office:value="0.00342668149736685">
                <text:p>0.00342668149736685</text:p>
              </table:table-cell>
              <table:table-cell office:value-type="float" office:value="0.00342668149736685">
                <text:p>0.00342668149736685</text:p>
              </table:table-cell>
              <table:table-cell office:value-type="float" office:value="0.9375">
                <text:p>0.9375</text:p>
              </table:table-cell>
              <table:table-cell office:value-type="float" office:value="0.0110851525935923">
                <text:p>0.0110851525935923</text:p>
              </table:table-cell>
              <table:table-cell office:value-type="float" office:value="0.0110851525935923">
                <text:p>0.011085152593592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0">
                <text:p>110</text:p>
              </table:table-cell>
              <table:table-cell office:value-type="float" office:value="0.990305788431258">
                <text:p>0.990305788431258</text:p>
              </table:table-cell>
              <table:table-cell office:value-type="float" office:value="0.00213225095684904">
                <text:p>0.00213225095684904</text:p>
              </table:table-cell>
              <table:table-cell office:value-type="float" office:value="0.00213225095684904">
                <text:p>0.00213225095684904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70365895942132">
                <text:p>0.00970365895942132</text:p>
              </table:table-cell>
              <table:table-cell office:value-type="float" office:value="0.00970365895942132">
                <text:p>0.009703658959421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0">
                <text:p>110</text:p>
              </table:table-cell>
              <table:table-cell office:value-type="float" office:value="0.990099347754214">
                <text:p>0.990099347754214</text:p>
              </table:table-cell>
              <table:table-cell office:value-type="float" office:value="0.00260849538580758">
                <text:p>0.00260849538580758</text:p>
              </table:table-cell>
              <table:table-cell office:value-type="float" office:value="0.00260849538580758">
                <text:p>0.00260849538580758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903170278791346">
                <text:p>0.00903170278791346</text:p>
              </table:table-cell>
              <table:table-cell office:value-type="float" office:value="0.00903170278791346">
                <text:p>0.0090317027879134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0">
                <text:p>110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0">
                <text:p>110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0">
                <text:p>110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0">
                <text:p>110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.961428231474647">
                <text:p>0.961428231474647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112866749648763">
                <text:p>0.0112866749648763</text:p>
              </table:table-cell>
              <table:table-cell office:value-type="float" office:value="0.0112866749648763">
                <text:p>0.011286674964876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0">
                <text:p>110</text:p>
              </table:table-cell>
              <table:table-cell office:value-type="float" office:value="0.961428231474647">
                <text:p>0.961428231474647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112866749648763">
                <text:p>0.0112866749648763</text:p>
              </table:table-cell>
              <table:table-cell office:value-type="float" office:value="0.0112866749648763">
                <text:p>0.011286674964876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0">
                <text:p>110</text:p>
              </table:table-cell>
              <table:table-cell office:value-type="float" office:value="0.961428231474647">
                <text:p>0.961428231474647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112866749648763">
                <text:p>0.0112866749648763</text:p>
              </table:table-cell>
              <table:table-cell office:value-type="float" office:value="0.0112866749648763">
                <text:p>0.011286674964876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0">
                <text:p>110</text:p>
              </table:table-cell>
              <table:table-cell office:value-type="float" office:value="0.961428231474647">
                <text:p>0.961428231474647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112866749648763">
                <text:p>0.0112866749648763</text:p>
              </table:table-cell>
              <table:table-cell office:value-type="float" office:value="0.0112866749648763">
                <text:p>0.011286674964876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0">
                <text:p>110</text:p>
              </table:table-cell>
              <table:table-cell office:value-type="float" office:value="0.961428231474647">
                <text:p>0.961428231474647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112866749648763">
                <text:p>0.0112866749648763</text:p>
              </table:table-cell>
              <table:table-cell office:value-type="float" office:value="0.0112866749648763">
                <text:p>0.011286674964876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0">
                <text:p>110</text:p>
              </table:table-cell>
              <table:table-cell office:value-type="float" office:value="0.955033670300669">
                <text:p>0.955033670300669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101122499710808">
                <text:p>0.0101122499710808</text:p>
              </table:table-cell>
              <table:table-cell office:value-type="float" office:value="0.0101122499710808">
                <text:p>0.010112249971080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0">
                <text:p>110</text:p>
              </table:table-cell>
              <table:table-cell office:value-type="float" office:value="0.955033670300669">
                <text:p>0.955033670300669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101122499710808">
                <text:p>0.0101122499710808</text:p>
              </table:table-cell>
              <table:table-cell office:value-type="float" office:value="0.0101122499710808">
                <text:p>0.010112249971080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0">
                <text:p>110</text:p>
              </table:table-cell>
              <table:table-cell office:value-type="float" office:value="0.955033670300669">
                <text:p>0.955033670300669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101122499710808">
                <text:p>0.0101122499710808</text:p>
              </table:table-cell>
              <table:table-cell office:value-type="float" office:value="0.0101122499710808">
                <text:p>0.010112249971080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0">
                <text:p>110</text:p>
              </table:table-cell>
              <table:table-cell office:value-type="float" office:value="0.955033670300669">
                <text:p>0.955033670300669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101122499710808">
                <text:p>0.0101122499710808</text:p>
              </table:table-cell>
              <table:table-cell office:value-type="float" office:value="0.0101122499710808">
                <text:p>0.010112249971080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0">
                <text:p>110</text:p>
              </table:table-cell>
              <table:table-cell office:value-type="float" office:value="0.955033670300669">
                <text:p>0.955033670300669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101122499710808">
                <text:p>0.0101122499710808</text:p>
              </table:table-cell>
              <table:table-cell office:value-type="float" office:value="0.0101122499710808">
                <text:p>0.010112249971080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0">
                <text:p>110</text:p>
              </table:table-cell>
              <table:table-cell office:value-type="float" office:value="0.954414686965288">
                <text:p>0.954414686965288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0148666569437408">
                <text:p>0.0148666569437408</text:p>
              </table:table-cell>
              <table:table-cell office:value-type="float" office:value="0.0148666569437408">
                <text:p>0.014866656943740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0">
                <text:p>110</text:p>
              </table:table-cell>
              <table:table-cell office:value-type="float" office:value="0.954414686965288">
                <text:p>0.954414686965288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0148666569437408">
                <text:p>0.0148666569437408</text:p>
              </table:table-cell>
              <table:table-cell office:value-type="float" office:value="0.0148666569437408">
                <text:p>0.014866656943740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0">
                <text:p>110</text:p>
              </table:table-cell>
              <table:table-cell office:value-type="float" office:value="0.954414686965288">
                <text:p>0.954414686965288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0148666569437408">
                <text:p>0.0148666569437408</text:p>
              </table:table-cell>
              <table:table-cell office:value-type="float" office:value="0.0148666569437408">
                <text:p>0.014866656943740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0">
                <text:p>110</text:p>
              </table:table-cell>
              <table:table-cell office:value-type="float" office:value="0.954414686965288">
                <text:p>0.954414686965288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0148666569437408">
                <text:p>0.0148666569437408</text:p>
              </table:table-cell>
              <table:table-cell office:value-type="float" office:value="0.0148666569437408">
                <text:p>0.014866656943740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0">
                <text:p>110</text:p>
              </table:table-cell>
              <table:table-cell office:value-type="float" office:value="0.954414686965288">
                <text:p>0.954414686965288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0148666569437408">
                <text:p>0.0148666569437408</text:p>
              </table:table-cell>
              <table:table-cell office:value-type="float" office:value="0.0148666569437408">
                <text:p>0.014866656943740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0">
                <text:p>120</text:p>
              </table:table-cell>
              <table:table-cell office:value-type="float" office:value="0.993605438826022">
                <text:p>0.993605438826022</text:p>
              </table:table-cell>
              <table:table-cell office:value-type="float" office:value="0.00256822657770565">
                <text:p>0.00256822657770565</text:p>
              </table:table-cell>
              <table:table-cell office:value-type="float" office:value="0.00256822657770565">
                <text:p>0.0025682265777056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13087581217467">
                <text:p>0.0113087581217467</text:p>
              </table:table-cell>
              <table:table-cell office:value-type="float" office:value="0.0113087581217467">
                <text:p>0.011308758121746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0">
                <text:p>120</text:p>
              </table:table-cell>
              <table:table-cell office:value-type="float" office:value="0.989892566696366">
                <text:p>0.989892566696366</text:p>
              </table:table-cell>
              <table:table-cell office:value-type="float" office:value="0.00331981281988448">
                <text:p>0.00331981281988448</text:p>
              </table:table-cell>
              <table:table-cell office:value-type="float" office:value="0.00331981281988448">
                <text:p>0.00331981281988448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924167272639933">
                <text:p>0.00924167272639933</text:p>
              </table:table-cell>
              <table:table-cell office:value-type="float" office:value="0.00924167272639933">
                <text:p>0.009241672726399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0">
                <text:p>120</text:p>
              </table:table-cell>
              <table:table-cell office:value-type="float" office:value="0.989480365542203">
                <text:p>0.989480365542203</text:p>
              </table:table-cell>
              <table:table-cell office:value-type="float" office:value="0.00269701431655959">
                <text:p>0.00269701431655959</text:p>
              </table:table-cell>
              <table:table-cell office:value-type="float" office:value="0.00269701431655959">
                <text:p>0.00269701431655959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10665319630122">
                <text:p>0.010665319630122</text:p>
              </table:table-cell>
              <table:table-cell office:value-type="float" office:value="0.010665319630122">
                <text:p>0.0106653196301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0">
                <text:p>120</text:p>
              </table:table-cell>
              <table:table-cell office:value-type="float" office:value="0.98824240111818">
                <text:p>0.98824240111818</text:p>
              </table:table-cell>
              <table:table-cell office:value-type="float" office:value="0.00316236975313292">
                <text:p>0.00316236975313292</text:p>
              </table:table-cell>
              <table:table-cell office:value-type="float" office:value="0.00316236975313292">
                <text:p>0.00316236975313292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113100567704919">
                <text:p>0.0113100567704919</text:p>
              </table:table-cell>
              <table:table-cell office:value-type="float" office:value="0.0113100567704919">
                <text:p>0.011310056770491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0">
                <text:p>120</text:p>
              </table:table-cell>
              <table:table-cell office:value-type="float" office:value="0.986592235820836">
                <text:p>0.986592235820836</text:p>
              </table:table-cell>
              <table:table-cell office:value-type="float" office:value="0.00397329211389011">
                <text:p>0.00397329211389011</text:p>
              </table:table-cell>
              <table:table-cell office:value-type="float" office:value="0.00397329211389011">
                <text:p>0.00397329211389011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99403722179986">
                <text:p>0.0099403722179986</text:p>
              </table:table-cell>
              <table:table-cell office:value-type="float" office:value="0.0099403722179986">
                <text:p>0.009940372217998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0">
                <text:p>120</text:p>
              </table:table-cell>
              <table:table-cell office:value-type="float" office:value="0.962873317899007">
                <text:p>0.962873317899007</text:p>
              </table:table-cell>
              <table:table-cell office:value-type="float" office:value="0.004798074532007">
                <text:p>0.004798074532007</text:p>
              </table:table-cell>
              <table:table-cell office:value-type="float" office:value="0.004798074532007">
                <text:p>0.004798074532007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00827413460757">
                <text:p>0.0100827413460757</text:p>
              </table:table-cell>
              <table:table-cell office:value-type="float" office:value="0.0100827413460757">
                <text:p>0.010082741346075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0">
                <text:p>120</text:p>
              </table:table-cell>
              <table:table-cell office:value-type="float" office:value="0.962873317899007">
                <text:p>0.962873317899007</text:p>
              </table:table-cell>
              <table:table-cell office:value-type="float" office:value="0.004798074532007">
                <text:p>0.004798074532007</text:p>
              </table:table-cell>
              <table:table-cell office:value-type="float" office:value="0.004798074532007">
                <text:p>0.004798074532007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00827413460757">
                <text:p>0.0100827413460757</text:p>
              </table:table-cell>
              <table:table-cell office:value-type="float" office:value="0.0100827413460757">
                <text:p>0.010082741346075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0">
                <text:p>120</text:p>
              </table:table-cell>
              <table:table-cell office:value-type="float" office:value="0.962873317899007">
                <text:p>0.962873317899007</text:p>
              </table:table-cell>
              <table:table-cell office:value-type="float" office:value="0.004798074532007">
                <text:p>0.004798074532007</text:p>
              </table:table-cell>
              <table:table-cell office:value-type="float" office:value="0.004798074532007">
                <text:p>0.004798074532007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00827413460757">
                <text:p>0.0100827413460757</text:p>
              </table:table-cell>
              <table:table-cell office:value-type="float" office:value="0.0100827413460757">
                <text:p>0.010082741346075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0">
                <text:p>120</text:p>
              </table:table-cell>
              <table:table-cell office:value-type="float" office:value="0.962873317899007">
                <text:p>0.962873317899007</text:p>
              </table:table-cell>
              <table:table-cell office:value-type="float" office:value="0.004798074532007">
                <text:p>0.004798074532007</text:p>
              </table:table-cell>
              <table:table-cell office:value-type="float" office:value="0.004798074532007">
                <text:p>0.004798074532007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00827413460757">
                <text:p>0.0100827413460757</text:p>
              </table:table-cell>
              <table:table-cell office:value-type="float" office:value="0.0100827413460757">
                <text:p>0.010082741346075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0">
                <text:p>120</text:p>
              </table:table-cell>
              <table:table-cell office:value-type="float" office:value="0.962873317899007">
                <text:p>0.962873317899007</text:p>
              </table:table-cell>
              <table:table-cell office:value-type="float" office:value="0.004798074532007">
                <text:p>0.004798074532007</text:p>
              </table:table-cell>
              <table:table-cell office:value-type="float" office:value="0.004798074532007">
                <text:p>0.004798074532007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00827413460757">
                <text:p>0.0100827413460757</text:p>
              </table:table-cell>
              <table:table-cell office:value-type="float" office:value="0.0100827413460757">
                <text:p>0.010082741346075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0">
                <text:p>120</text:p>
              </table:table-cell>
              <table:table-cell office:value-type="float" office:value="0.959365864742298">
                <text:p>0.959365864742298</text:p>
              </table:table-cell>
              <table:table-cell office:value-type="float" office:value="0.00309398441919214">
                <text:p>0.00309398441919214</text:p>
              </table:table-cell>
              <table:table-cell office:value-type="float" office:value="0.00309398441919214">
                <text:p>0.00309398441919214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00636783431031117">
                <text:p>0.00636783431031117</text:p>
              </table:table-cell>
              <table:table-cell office:value-type="float" office:value="0.00636783431031117">
                <text:p>0.0063678343103111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0">
                <text:p>120</text:p>
              </table:table-cell>
              <table:table-cell office:value-type="float" office:value="0.959365864742298">
                <text:p>0.959365864742298</text:p>
              </table:table-cell>
              <table:table-cell office:value-type="float" office:value="0.00309398441919214">
                <text:p>0.00309398441919214</text:p>
              </table:table-cell>
              <table:table-cell office:value-type="float" office:value="0.00309398441919214">
                <text:p>0.00309398441919214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00636783431031117">
                <text:p>0.00636783431031117</text:p>
              </table:table-cell>
              <table:table-cell office:value-type="float" office:value="0.00636783431031117">
                <text:p>0.0063678343103111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0">
                <text:p>120</text:p>
              </table:table-cell>
              <table:table-cell office:value-type="float" office:value="0.959365864742298">
                <text:p>0.959365864742298</text:p>
              </table:table-cell>
              <table:table-cell office:value-type="float" office:value="0.00309398441919214">
                <text:p>0.00309398441919214</text:p>
              </table:table-cell>
              <table:table-cell office:value-type="float" office:value="0.00309398441919214">
                <text:p>0.00309398441919214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00636783431031117">
                <text:p>0.00636783431031117</text:p>
              </table:table-cell>
              <table:table-cell office:value-type="float" office:value="0.00636783431031117">
                <text:p>0.0063678343103111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0">
                <text:p>120</text:p>
              </table:table-cell>
              <table:table-cell office:value-type="float" office:value="0.959365864742298">
                <text:p>0.959365864742298</text:p>
              </table:table-cell>
              <table:table-cell office:value-type="float" office:value="0.00309398441919214">
                <text:p>0.00309398441919214</text:p>
              </table:table-cell>
              <table:table-cell office:value-type="float" office:value="0.00309398441919214">
                <text:p>0.00309398441919214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00636783431031117">
                <text:p>0.00636783431031117</text:p>
              </table:table-cell>
              <table:table-cell office:value-type="float" office:value="0.00636783431031117">
                <text:p>0.0063678343103111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0">
                <text:p>120</text:p>
              </table:table-cell>
              <table:table-cell office:value-type="float" office:value="0.959365864742298">
                <text:p>0.959365864742298</text:p>
              </table:table-cell>
              <table:table-cell office:value-type="float" office:value="0.00309398441919214">
                <text:p>0.00309398441919214</text:p>
              </table:table-cell>
              <table:table-cell office:value-type="float" office:value="0.00309398441919214">
                <text:p>0.00309398441919214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00636783431031117">
                <text:p>0.00636783431031117</text:p>
              </table:table-cell>
              <table:table-cell office:value-type="float" office:value="0.00636783431031117">
                <text:p>0.0063678343103111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0">
                <text:p>120</text:p>
              </table:table-cell>
              <table:table-cell office:value-type="float" office:value="0.957508578287144">
                <text:p>0.957508578287144</text:p>
              </table:table-cell>
              <table:table-cell office:value-type="float" office:value="0.00489637169478211">
                <text:p>0.00489637169478211</text:p>
              </table:table-cell>
              <table:table-cell office:value-type="float" office:value="0.00489637169478211">
                <text:p>0.00489637169478211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107590085633789">
                <text:p>0.0107590085633789</text:p>
              </table:table-cell>
              <table:table-cell office:value-type="float" office:value="0.0107590085633789">
                <text:p>0.010759008563378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0">
                <text:p>120</text:p>
              </table:table-cell>
              <table:table-cell office:value-type="float" office:value="0.957508578287144">
                <text:p>0.957508578287144</text:p>
              </table:table-cell>
              <table:table-cell office:value-type="float" office:value="0.00489637169478211">
                <text:p>0.00489637169478211</text:p>
              </table:table-cell>
              <table:table-cell office:value-type="float" office:value="0.00489637169478211">
                <text:p>0.00489637169478211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107590085633789">
                <text:p>0.0107590085633789</text:p>
              </table:table-cell>
              <table:table-cell office:value-type="float" office:value="0.0107590085633789">
                <text:p>0.010759008563378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20">
                <text:p>120</text:p>
              </table:table-cell>
              <table:table-cell office:value-type="float" office:value="0.957508578287144">
                <text:p>0.957508578287144</text:p>
              </table:table-cell>
              <table:table-cell office:value-type="float" office:value="0.00489637169478211">
                <text:p>0.00489637169478211</text:p>
              </table:table-cell>
              <table:table-cell office:value-type="float" office:value="0.00489637169478211">
                <text:p>0.00489637169478211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107590085633789">
                <text:p>0.0107590085633789</text:p>
              </table:table-cell>
              <table:table-cell office:value-type="float" office:value="0.0107590085633789">
                <text:p>0.010759008563378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0">
                <text:p>120</text:p>
              </table:table-cell>
              <table:table-cell office:value-type="float" office:value="0.957508578287144">
                <text:p>0.957508578287144</text:p>
              </table:table-cell>
              <table:table-cell office:value-type="float" office:value="0.00489637169478211">
                <text:p>0.00489637169478211</text:p>
              </table:table-cell>
              <table:table-cell office:value-type="float" office:value="0.00489637169478211">
                <text:p>0.00489637169478211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107590085633789">
                <text:p>0.0107590085633789</text:p>
              </table:table-cell>
              <table:table-cell office:value-type="float" office:value="0.0107590085633789">
                <text:p>0.01075900856337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20">
                <text:p>120</text:p>
              </table:table-cell>
              <table:table-cell office:value-type="float" office:value="0.957508578287144">
                <text:p>0.957508578287144</text:p>
              </table:table-cell>
              <table:table-cell office:value-type="float" office:value="0.00489637169478211">
                <text:p>0.00489637169478211</text:p>
              </table:table-cell>
              <table:table-cell office:value-type="float" office:value="0.00489637169478211">
                <text:p>0.00489637169478211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107590085633789">
                <text:p>0.0107590085633789</text:p>
              </table:table-cell>
              <table:table-cell office:value-type="float" office:value="0.0107590085633789">
                <text:p>0.010759008563378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0">
                <text:p>120</text:p>
              </table:table-cell>
              <table:table-cell office:value-type="float" office:value="0.952558250760039">
                <text:p>0.952558250760039</text:p>
              </table:table-cell>
              <table:table-cell office:value-type="float" office:value="0.00187871881800372">
                <text:p>0.00187871881800372</text:p>
              </table:table-cell>
              <table:table-cell office:value-type="float" office:value="0.00187871881800372">
                <text:p>0.00187871881800372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0129898854167811">
                <text:p>0.0129898854167811</text:p>
              </table:table-cell>
              <table:table-cell office:value-type="float" office:value="0.0129898854167811">
                <text:p>0.012989885416781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20">
                <text:p>120</text:p>
              </table:table-cell>
              <table:table-cell office:value-type="float" office:value="0.952558250760039">
                <text:p>0.952558250760039</text:p>
              </table:table-cell>
              <table:table-cell office:value-type="float" office:value="0.00187871881800372">
                <text:p>0.00187871881800372</text:p>
              </table:table-cell>
              <table:table-cell office:value-type="float" office:value="0.00187871881800372">
                <text:p>0.00187871881800372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0129898854167811">
                <text:p>0.0129898854167811</text:p>
              </table:table-cell>
              <table:table-cell office:value-type="float" office:value="0.0129898854167811">
                <text:p>0.012989885416781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0">
                <text:p>120</text:p>
              </table:table-cell>
              <table:table-cell office:value-type="float" office:value="0.952558250760039">
                <text:p>0.952558250760039</text:p>
              </table:table-cell>
              <table:table-cell office:value-type="float" office:value="0.00187871881800372">
                <text:p>0.00187871881800372</text:p>
              </table:table-cell>
              <table:table-cell office:value-type="float" office:value="0.00187871881800372">
                <text:p>0.00187871881800372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0129898854167811">
                <text:p>0.0129898854167811</text:p>
              </table:table-cell>
              <table:table-cell office:value-type="float" office:value="0.0129898854167811">
                <text:p>0.012989885416781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0">
                <text:p>120</text:p>
              </table:table-cell>
              <table:table-cell office:value-type="float" office:value="0.952558250760039">
                <text:p>0.952558250760039</text:p>
              </table:table-cell>
              <table:table-cell office:value-type="float" office:value="0.00187871881800372">
                <text:p>0.00187871881800372</text:p>
              </table:table-cell>
              <table:table-cell office:value-type="float" office:value="0.00187871881800372">
                <text:p>0.00187871881800372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0129898854167811">
                <text:p>0.0129898854167811</text:p>
              </table:table-cell>
              <table:table-cell office:value-type="float" office:value="0.0129898854167811">
                <text:p>0.012989885416781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0">
                <text:p>120</text:p>
              </table:table-cell>
              <table:table-cell office:value-type="float" office:value="0.952558250760039">
                <text:p>0.952558250760039</text:p>
              </table:table-cell>
              <table:table-cell office:value-type="float" office:value="0.00187871881800372">
                <text:p>0.00187871881800372</text:p>
              </table:table-cell>
              <table:table-cell office:value-type="float" office:value="0.00187871881800372">
                <text:p>0.00187871881800372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0129898854167811">
                <text:p>0.0129898854167811</text:p>
              </table:table-cell>
              <table:table-cell office:value-type="float" office:value="0.0129898854167811">
                <text:p>0.01298988541678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 chart:error-category="cell-rang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9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earch_results.X2:search_results.X151" chart:error-lower-range="search_results.X2:search_results.X151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earch_results.X2:search_results.X151" chart:error-lower-range="search_results.X2:search_results.X151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search_results.W2:search_results.W151" chart:error-lower-range="search_results.W2:search_results.W151"/>
      <style:graphic-properties svg:stroke-width="0.08cm" svg:stroke-color="#ccff99" draw:fill-color="#ccff99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earch_results.W2:search_results.W151" chart:error-lower-range="search_results.W2:search_results.W151" loext:std-weight="1"/>
      <style:graphic-properties draw:stroke="solid" svg:stroke-width="0cm" svg:stroke-color="#000000" svg:stroke-opacity="100%" draw:stroke-linejoin="roun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337cm" svg:height="10.575cm" xlink:href=".." xlink:type="simple" chart:class="chart:scatter" chart:style-name="ch1">
        <chart:legend chart:legend-position="end" svg:x="20.268cm" svg:y="4.739cm" style:legend-expansion="high" chart:style-name="ch2"/>
        <chart:plot-area chart:style-name="ch3" table:cell-range-address="search_results.H2:search_results.H151 search_results.C1:search_results.D151" chart:data-source-has-labels="row" svg:x="1.497cm" svg:y="0.211cm" svg:width="18.285cm" svg:height="9.172cm">
          <chartooo:coordinate-region svg:x="2.409cm" svg:y="0.41cm" svg:width="17.279cm" svg:height="8.326cm"/>
          <chart:axis chart:dimension="x" chart:name="primary-x" chart:style-name="ch4">
            <chart:title svg:x="9.246cm" svg:y="9.594cm" chart:style-name="ch5">
              <text:p>Min Samples Leaf </text:p>
            </chart:title>
          </chart:axis>
          <chart:axis chart:dimension="y" chart:name="primary-y" chart:style-name="ch6">
            <chart:title svg:x="0.451cm" svg:y="5.542cm" chart:style-name="ch7">
              <text:p>CV Score</text:p>
            </chart:title>
            <chart:grid chart:style-name="ch8" chart:class="major"/>
          </chart:axis>
          <chart:series chart:style-name="ch9" chart:values-cell-range-address="search_results.D2:search_results.D151" chart:label-cell-address="search_results.D1:search_results.D1" chart:class="chart:scatter">
            <chart:domain table:cell-range-address="search_results.H2:search_results.H151"/>
            <chart:error-indicator chart:style-name="ch10" chart:dimension="y"/>
            <chart:data-point chart:repeated="150"/>
          </chart:series>
          <chart:series chart:style-name="ch11" chart:values-cell-range-address="search_results.C2:search_results.C151" chart:label-cell-address="search_results.C1:search_results.C1" chart:class="chart:scatter">
            <chart:error-indicator chart:style-name="ch12" chart:dimension="y"/>
            <chart:data-point chart:repeated="15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H</text:p>
              </table:table-cell>
              <table:table-cell office:value-type="string">
                <text:p>mean_train_score</text:p>
                <draw:g>
                  <svg:desc>search_results.D1:search_results.D1</svg:desc>
                </draw:g>
              </table:table-cell>
              <table:table-cell office:value-type="string">
                <text:p>Spalte X</text:p>
              </table:table-cell>
              <table:table-cell office:value-type="string">
                <text:p>Spalte X</text:p>
              </table:table-cell>
              <table:table-cell office:value-type="string">
                <text:p>mean_test_score</text:p>
                <draw:g>
                  <svg:desc>search_results.C1:search_results.C1</svg:desc>
                </draw:g>
              </table:table-cell>
              <table:table-cell office:value-type="string">
                <text:p>Spalte W</text:p>
              </table:table-cell>
              <table:table-cell office:value-type="string">
                <text:p>Spalte 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earch_results.H2:search_results.H151</svg:desc>
                </draw:g>
              </table:table-cell>
              <table:table-cell office:value-type="float" office:value="0.989892907077171">
                <text:p>0.989892907077171</text:p>
                <draw:g>
                  <svg:desc>search_results.D2:search_results.D151</svg:desc>
                </draw:g>
              </table:table-cell>
              <table:table-cell office:value-type="float" office:value="0.00316185822495364">
                <text:p>0.00316185822495364</text:p>
                <draw:g>
                  <svg:desc>search_results.X2:search_results.X151</svg:desc>
                </draw:g>
              </table:table-cell>
              <table:table-cell office:value-type="float" office:value="0.00316185822495364">
                <text:p>0.00316185822495364</text:p>
                <draw:g>
                  <svg:desc>search_results.X2:search_results.X151</svg:desc>
                </draw:g>
              </table:table-cell>
              <table:table-cell office:value-type="float" office:value="0.935643564356436">
                <text:p>0.935643564356436</text:p>
                <draw:g>
                  <svg:desc>search_results.C2:search_results.C151</svg:desc>
                </draw:g>
              </table:table-cell>
              <table:table-cell office:value-type="float" office:value="0.0117141406706574">
                <text:p>0.0117141406706574</text:p>
                <draw:g>
                  <svg:desc>search_results.W2:search_results.W151</svg:desc>
                </draw:g>
              </table:table-cell>
              <table:table-cell office:value-type="float" office:value="0.0117141406706574">
                <text:p>0.0117141406706574</text:p>
                <draw:g>
                  <svg:desc>search_results.W2:search_results.W1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987211047702024">
                <text:p>0.987211047702024</text:p>
              </table:table-cell>
              <table:table-cell office:value-type="float" office:value="0.00332633197452715">
                <text:p>0.00332633197452715</text:p>
              </table:table-cell>
              <table:table-cell office:value-type="float" office:value="0.00332633197452715">
                <text:p>0.0033263319745271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6520981118554">
                <text:p>0.0106520981118554</text:p>
              </table:table-cell>
              <table:table-cell office:value-type="float" office:value="0.0106520981118554">
                <text:p>0.01065209811185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986386134962912">
                <text:p>0.986386134962912</text:p>
              </table:table-cell>
              <table:table-cell office:value-type="float" office:value="0.00294613690757405">
                <text:p>0.00294613690757405</text:p>
              </table:table-cell>
              <table:table-cell office:value-type="float" office:value="0.00294613690757405">
                <text:p>0.0029461369075740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6520981118554">
                <text:p>0.0106520981118554</text:p>
              </table:table-cell>
              <table:table-cell office:value-type="float" office:value="0.0106520981118554">
                <text:p>0.01065209811185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985354781265914">
                <text:p>0.985354781265914</text:p>
              </table:table-cell>
              <table:table-cell office:value-type="float" office:value="0.00269734457597911">
                <text:p>0.00269734457597911</text:p>
              </table:table-cell>
              <table:table-cell office:value-type="float" office:value="0.00269734457597911">
                <text:p>0.00269734457597911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928866491694702">
                <text:p>0.00928866491694702</text:p>
              </table:table-cell>
              <table:table-cell office:value-type="float" office:value="0.00928866491694702">
                <text:p>0.009288664916947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985561732373743">
                <text:p>0.985561732373743</text:p>
              </table:table-cell>
              <table:table-cell office:value-type="float" office:value="0.00179370484935855">
                <text:p>0.00179370484935855</text:p>
              </table:table-cell>
              <table:table-cell office:value-type="float" office:value="0.00179370484935855">
                <text:p>0.0017937048493585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03352342302014">
                <text:p>0.00803352342302014</text:p>
              </table:table-cell>
              <table:table-cell office:value-type="float" office:value="0.00803352342302014">
                <text:p>0.008033523423020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0.961428231474647">
                <text:p>0.961428231474647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112866749648763">
                <text:p>0.0112866749648763</text:p>
              </table:table-cell>
              <table:table-cell office:value-type="float" office:value="0.0112866749648763">
                <text:p>0.01128667496487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0.961428231474647">
                <text:p>0.961428231474647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112866749648763">
                <text:p>0.0112866749648763</text:p>
              </table:table-cell>
              <table:table-cell office:value-type="float" office:value="0.0112866749648763">
                <text:p>0.01128667496487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0.961428231474647">
                <text:p>0.961428231474647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112866749648763">
                <text:p>0.0112866749648763</text:p>
              </table:table-cell>
              <table:table-cell office:value-type="float" office:value="0.0112866749648763">
                <text:p>0.01128667496487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0.961428231474647">
                <text:p>0.961428231474647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112866749648763">
                <text:p>0.0112866749648763</text:p>
              </table:table-cell>
              <table:table-cell office:value-type="float" office:value="0.0112866749648763">
                <text:p>0.01128667496487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0.961428231474647">
                <text:p>0.961428231474647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112866749648763">
                <text:p>0.0112866749648763</text:p>
              </table:table-cell>
              <table:table-cell office:value-type="float" office:value="0.0112866749648763">
                <text:p>0.01128667496487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0.955033670300669">
                <text:p>0.955033670300669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101122499710808">
                <text:p>0.0101122499710808</text:p>
              </table:table-cell>
              <table:table-cell office:value-type="float" office:value="0.0101122499710808">
                <text:p>0.01011224997108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0.955033670300669">
                <text:p>0.955033670300669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101122499710808">
                <text:p>0.0101122499710808</text:p>
              </table:table-cell>
              <table:table-cell office:value-type="float" office:value="0.0101122499710808">
                <text:p>0.01011224997108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0.955033670300669">
                <text:p>0.955033670300669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101122499710808">
                <text:p>0.0101122499710808</text:p>
              </table:table-cell>
              <table:table-cell office:value-type="float" office:value="0.0101122499710808">
                <text:p>0.01011224997108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0.955033670300669">
                <text:p>0.955033670300669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101122499710808">
                <text:p>0.0101122499710808</text:p>
              </table:table-cell>
              <table:table-cell office:value-type="float" office:value="0.0101122499710808">
                <text:p>0.01011224997108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0.955033670300669">
                <text:p>0.955033670300669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101122499710808">
                <text:p>0.0101122499710808</text:p>
              </table:table-cell>
              <table:table-cell office:value-type="float" office:value="0.0101122499710808">
                <text:p>0.01011224997108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0.954414686965288">
                <text:p>0.954414686965288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0148666569437408">
                <text:p>0.0148666569437408</text:p>
              </table:table-cell>
              <table:table-cell office:value-type="float" office:value="0.0148666569437408">
                <text:p>0.01486665694374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">
                <text:p>7</text:p>
              </table:table-cell>
              <table:table-cell office:value-type="float" office:value="0.954414686965288">
                <text:p>0.954414686965288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0148666569437408">
                <text:p>0.0148666569437408</text:p>
              </table:table-cell>
              <table:table-cell office:value-type="float" office:value="0.0148666569437408">
                <text:p>0.01486665694374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">
                <text:p>7</text:p>
              </table:table-cell>
              <table:table-cell office:value-type="float" office:value="0.954414686965288">
                <text:p>0.954414686965288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0148666569437408">
                <text:p>0.0148666569437408</text:p>
              </table:table-cell>
              <table:table-cell office:value-type="float" office:value="0.0148666569437408">
                <text:p>0.01486665694374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0.954414686965288">
                <text:p>0.954414686965288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0148666569437408">
                <text:p>0.0148666569437408</text:p>
              </table:table-cell>
              <table:table-cell office:value-type="float" office:value="0.0148666569437408">
                <text:p>0.01486665694374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">
                <text:p>7</text:p>
              </table:table-cell>
              <table:table-cell office:value-type="float" office:value="0.954414686965288">
                <text:p>0.954414686965288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0148666569437408">
                <text:p>0.0148666569437408</text:p>
              </table:table-cell>
              <table:table-cell office:value-type="float" office:value="0.0148666569437408">
                <text:p>0.01486665694374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0.994224421038033">
                <text:p>0.994224421038033</text:p>
              </table:table-cell>
              <table:table-cell office:value-type="float" office:value="0.00175026464084513">
                <text:p>0.00175026464084513</text:p>
              </table:table-cell>
              <table:table-cell office:value-type="float" office:value="0.00175026464084513">
                <text:p>0.00175026464084513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6315991338108">
                <text:p>0.0116315991338108</text:p>
              </table:table-cell>
              <table:table-cell office:value-type="float" office:value="0.0116315991338108">
                <text:p>0.01163159913381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0.992368495544412">
                <text:p>0.992368495544412</text:p>
              </table:table-cell>
              <table:table-cell office:value-type="float" office:value="0.00243124572586973">
                <text:p>0.00243124572586973</text:p>
              </table:table-cell>
              <table:table-cell office:value-type="float" office:value="0.00243124572586973">
                <text:p>0.00243124572586973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92928387954117">
                <text:p>0.0092928387954117</text:p>
              </table:table-cell>
              <table:table-cell office:value-type="float" office:value="0.0092928387954117">
                <text:p>0.00929283879541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0.990511719239201">
                <text:p>0.990511719239201</text:p>
              </table:table-cell>
              <table:table-cell office:value-type="float" office:value="0.00342668149736685">
                <text:p>0.00342668149736685</text:p>
              </table:table-cell>
              <table:table-cell office:value-type="float" office:value="0.00342668149736685">
                <text:p>0.00342668149736685</text:p>
              </table:table-cell>
              <table:table-cell office:value-type="float" office:value="0.9375">
                <text:p>0.9375</text:p>
              </table:table-cell>
              <table:table-cell office:value-type="float" office:value="0.0110851525935923">
                <text:p>0.0110851525935923</text:p>
              </table:table-cell>
              <table:table-cell office:value-type="float" office:value="0.0110851525935923">
                <text:p>0.01108515259359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0.990305788431258">
                <text:p>0.990305788431258</text:p>
              </table:table-cell>
              <table:table-cell office:value-type="float" office:value="0.00213225095684904">
                <text:p>0.00213225095684904</text:p>
              </table:table-cell>
              <table:table-cell office:value-type="float" office:value="0.00213225095684904">
                <text:p>0.00213225095684904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70365895942132">
                <text:p>0.00970365895942132</text:p>
              </table:table-cell>
              <table:table-cell office:value-type="float" office:value="0.00970365895942132">
                <text:p>0.009703658959421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0.990099347754214">
                <text:p>0.990099347754214</text:p>
              </table:table-cell>
              <table:table-cell office:value-type="float" office:value="0.00260849538580758">
                <text:p>0.00260849538580758</text:p>
              </table:table-cell>
              <table:table-cell office:value-type="float" office:value="0.00260849538580758">
                <text:p>0.00260849538580758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903170278791346">
                <text:p>0.00903170278791346</text:p>
              </table:table-cell>
              <table:table-cell office:value-type="float" office:value="0.00903170278791346">
                <text:p>0.009031702787913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">
                <text:p>4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">
                <text:p>5</text:p>
              </table:table-cell>
              <table:table-cell office:value-type="float" office:value="0.961428231474647">
                <text:p>0.961428231474647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112866749648763">
                <text:p>0.0112866749648763</text:p>
              </table:table-cell>
              <table:table-cell office:value-type="float" office:value="0.0112866749648763">
                <text:p>0.01128667496487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">
                <text:p>5</text:p>
              </table:table-cell>
              <table:table-cell office:value-type="float" office:value="0.961428231474647">
                <text:p>0.961428231474647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112866749648763">
                <text:p>0.0112866749648763</text:p>
              </table:table-cell>
              <table:table-cell office:value-type="float" office:value="0.0112866749648763">
                <text:p>0.01128667496487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">
                <text:p>5</text:p>
              </table:table-cell>
              <table:table-cell office:value-type="float" office:value="0.961428231474647">
                <text:p>0.961428231474647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112866749648763">
                <text:p>0.0112866749648763</text:p>
              </table:table-cell>
              <table:table-cell office:value-type="float" office:value="0.0112866749648763">
                <text:p>0.01128667496487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">
                <text:p>5</text:p>
              </table:table-cell>
              <table:table-cell office:value-type="float" office:value="0.961428231474647">
                <text:p>0.961428231474647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112866749648763">
                <text:p>0.0112866749648763</text:p>
              </table:table-cell>
              <table:table-cell office:value-type="float" office:value="0.0112866749648763">
                <text:p>0.01128667496487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0.961428231474647">
                <text:p>0.961428231474647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112866749648763">
                <text:p>0.0112866749648763</text:p>
              </table:table-cell>
              <table:table-cell office:value-type="float" office:value="0.0112866749648763">
                <text:p>0.01128667496487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">
                <text:p>6</text:p>
              </table:table-cell>
              <table:table-cell office:value-type="float" office:value="0.955033670300669">
                <text:p>0.955033670300669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101122499710808">
                <text:p>0.0101122499710808</text:p>
              </table:table-cell>
              <table:table-cell office:value-type="float" office:value="0.0101122499710808">
                <text:p>0.01011224997108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">
                <text:p>6</text:p>
              </table:table-cell>
              <table:table-cell office:value-type="float" office:value="0.955033670300669">
                <text:p>0.955033670300669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101122499710808">
                <text:p>0.0101122499710808</text:p>
              </table:table-cell>
              <table:table-cell office:value-type="float" office:value="0.0101122499710808">
                <text:p>0.01011224997108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">
                <text:p>6</text:p>
              </table:table-cell>
              <table:table-cell office:value-type="float" office:value="0.955033670300669">
                <text:p>0.955033670300669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101122499710808">
                <text:p>0.0101122499710808</text:p>
              </table:table-cell>
              <table:table-cell office:value-type="float" office:value="0.0101122499710808">
                <text:p>0.01011224997108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">
                <text:p>6</text:p>
              </table:table-cell>
              <table:table-cell office:value-type="float" office:value="0.955033670300669">
                <text:p>0.955033670300669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101122499710808">
                <text:p>0.0101122499710808</text:p>
              </table:table-cell>
              <table:table-cell office:value-type="float" office:value="0.0101122499710808">
                <text:p>0.01011224997108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">
                <text:p>6</text:p>
              </table:table-cell>
              <table:table-cell office:value-type="float" office:value="0.955033670300669">
                <text:p>0.955033670300669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101122499710808">
                <text:p>0.0101122499710808</text:p>
              </table:table-cell>
              <table:table-cell office:value-type="float" office:value="0.0101122499710808">
                <text:p>0.01011224997108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">
                <text:p>7</text:p>
              </table:table-cell>
              <table:table-cell office:value-type="float" office:value="0.954414686965288">
                <text:p>0.954414686965288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0148666569437408">
                <text:p>0.0148666569437408</text:p>
              </table:table-cell>
              <table:table-cell office:value-type="float" office:value="0.0148666569437408">
                <text:p>0.01486665694374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">
                <text:p>7</text:p>
              </table:table-cell>
              <table:table-cell office:value-type="float" office:value="0.954414686965288">
                <text:p>0.954414686965288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0148666569437408">
                <text:p>0.0148666569437408</text:p>
              </table:table-cell>
              <table:table-cell office:value-type="float" office:value="0.0148666569437408">
                <text:p>0.01486665694374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">
                <text:p>7</text:p>
              </table:table-cell>
              <table:table-cell office:value-type="float" office:value="0.954414686965288">
                <text:p>0.954414686965288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0148666569437408">
                <text:p>0.0148666569437408</text:p>
              </table:table-cell>
              <table:table-cell office:value-type="float" office:value="0.0148666569437408">
                <text:p>0.01486665694374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">
                <text:p>7</text:p>
              </table:table-cell>
              <table:table-cell office:value-type="float" office:value="0.954414686965288">
                <text:p>0.954414686965288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0148666569437408">
                <text:p>0.0148666569437408</text:p>
              </table:table-cell>
              <table:table-cell office:value-type="float" office:value="0.0148666569437408">
                <text:p>0.01486665694374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">
                <text:p>7</text:p>
              </table:table-cell>
              <table:table-cell office:value-type="float" office:value="0.954414686965288">
                <text:p>0.954414686965288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0148666569437408">
                <text:p>0.0148666569437408</text:p>
              </table:table-cell>
              <table:table-cell office:value-type="float" office:value="0.0148666569437408">
                <text:p>0.01486665694374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0.994224421038033">
                <text:p>0.994224421038033</text:p>
              </table:table-cell>
              <table:table-cell office:value-type="float" office:value="0.00175026464084513">
                <text:p>0.00175026464084513</text:p>
              </table:table-cell>
              <table:table-cell office:value-type="float" office:value="0.00175026464084513">
                <text:p>0.00175026464084513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6315991338108">
                <text:p>0.0116315991338108</text:p>
              </table:table-cell>
              <table:table-cell office:value-type="float" office:value="0.0116315991338108">
                <text:p>0.01163159913381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0.992368495544412">
                <text:p>0.992368495544412</text:p>
              </table:table-cell>
              <table:table-cell office:value-type="float" office:value="0.00243124572586973">
                <text:p>0.00243124572586973</text:p>
              </table:table-cell>
              <table:table-cell office:value-type="float" office:value="0.00243124572586973">
                <text:p>0.00243124572586973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92928387954117">
                <text:p>0.0092928387954117</text:p>
              </table:table-cell>
              <table:table-cell office:value-type="float" office:value="0.0092928387954117">
                <text:p>0.00929283879541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0.990511719239201">
                <text:p>0.990511719239201</text:p>
              </table:table-cell>
              <table:table-cell office:value-type="float" office:value="0.00342668149736685">
                <text:p>0.00342668149736685</text:p>
              </table:table-cell>
              <table:table-cell office:value-type="float" office:value="0.00342668149736685">
                <text:p>0.00342668149736685</text:p>
              </table:table-cell>
              <table:table-cell office:value-type="float" office:value="0.9375">
                <text:p>0.9375</text:p>
              </table:table-cell>
              <table:table-cell office:value-type="float" office:value="0.0110851525935923">
                <text:p>0.0110851525935923</text:p>
              </table:table-cell>
              <table:table-cell office:value-type="float" office:value="0.0110851525935923">
                <text:p>0.01108515259359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0.990305788431258">
                <text:p>0.990305788431258</text:p>
              </table:table-cell>
              <table:table-cell office:value-type="float" office:value="0.00213225095684904">
                <text:p>0.00213225095684904</text:p>
              </table:table-cell>
              <table:table-cell office:value-type="float" office:value="0.00213225095684904">
                <text:p>0.00213225095684904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70365895942132">
                <text:p>0.00970365895942132</text:p>
              </table:table-cell>
              <table:table-cell office:value-type="float" office:value="0.00970365895942132">
                <text:p>0.009703658959421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0.990099347754214">
                <text:p>0.990099347754214</text:p>
              </table:table-cell>
              <table:table-cell office:value-type="float" office:value="0.00260849538580758">
                <text:p>0.00260849538580758</text:p>
              </table:table-cell>
              <table:table-cell office:value-type="float" office:value="0.00260849538580758">
                <text:p>0.00260849538580758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903170278791346">
                <text:p>0.00903170278791346</text:p>
              </table:table-cell>
              <table:table-cell office:value-type="float" office:value="0.00903170278791346">
                <text:p>0.009031702787913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">
                <text:p>4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">
                <text:p>4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">
                <text:p>4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">
                <text:p>4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">
                <text:p>4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">
                <text:p>5</text:p>
              </table:table-cell>
              <table:table-cell office:value-type="float" office:value="0.961428231474647">
                <text:p>0.961428231474647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112866749648763">
                <text:p>0.0112866749648763</text:p>
              </table:table-cell>
              <table:table-cell office:value-type="float" office:value="0.0112866749648763">
                <text:p>0.01128667496487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">
                <text:p>5</text:p>
              </table:table-cell>
              <table:table-cell office:value-type="float" office:value="0.961428231474647">
                <text:p>0.961428231474647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112866749648763">
                <text:p>0.0112866749648763</text:p>
              </table:table-cell>
              <table:table-cell office:value-type="float" office:value="0.0112866749648763">
                <text:p>0.01128667496487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">
                <text:p>5</text:p>
              </table:table-cell>
              <table:table-cell office:value-type="float" office:value="0.961428231474647">
                <text:p>0.961428231474647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112866749648763">
                <text:p>0.0112866749648763</text:p>
              </table:table-cell>
              <table:table-cell office:value-type="float" office:value="0.0112866749648763">
                <text:p>0.01128667496487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0.961428231474647">
                <text:p>0.961428231474647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112866749648763">
                <text:p>0.0112866749648763</text:p>
              </table:table-cell>
              <table:table-cell office:value-type="float" office:value="0.0112866749648763">
                <text:p>0.01128667496487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">
                <text:p>5</text:p>
              </table:table-cell>
              <table:table-cell office:value-type="float" office:value="0.961428231474647">
                <text:p>0.961428231474647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112866749648763">
                <text:p>0.0112866749648763</text:p>
              </table:table-cell>
              <table:table-cell office:value-type="float" office:value="0.0112866749648763">
                <text:p>0.01128667496487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">
                <text:p>6</text:p>
              </table:table-cell>
              <table:table-cell office:value-type="float" office:value="0.955033670300669">
                <text:p>0.955033670300669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101122499710808">
                <text:p>0.0101122499710808</text:p>
              </table:table-cell>
              <table:table-cell office:value-type="float" office:value="0.0101122499710808">
                <text:p>0.01011224997108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">
                <text:p>6</text:p>
              </table:table-cell>
              <table:table-cell office:value-type="float" office:value="0.955033670300669">
                <text:p>0.955033670300669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101122499710808">
                <text:p>0.0101122499710808</text:p>
              </table:table-cell>
              <table:table-cell office:value-type="float" office:value="0.0101122499710808">
                <text:p>0.01011224997108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">
                <text:p>6</text:p>
              </table:table-cell>
              <table:table-cell office:value-type="float" office:value="0.955033670300669">
                <text:p>0.955033670300669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101122499710808">
                <text:p>0.0101122499710808</text:p>
              </table:table-cell>
              <table:table-cell office:value-type="float" office:value="0.0101122499710808">
                <text:p>0.01011224997108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">
                <text:p>6</text:p>
              </table:table-cell>
              <table:table-cell office:value-type="float" office:value="0.955033670300669">
                <text:p>0.955033670300669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101122499710808">
                <text:p>0.0101122499710808</text:p>
              </table:table-cell>
              <table:table-cell office:value-type="float" office:value="0.0101122499710808">
                <text:p>0.01011224997108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">
                <text:p>6</text:p>
              </table:table-cell>
              <table:table-cell office:value-type="float" office:value="0.955033670300669">
                <text:p>0.955033670300669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101122499710808">
                <text:p>0.0101122499710808</text:p>
              </table:table-cell>
              <table:table-cell office:value-type="float" office:value="0.0101122499710808">
                <text:p>0.01011224997108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  <table:table-cell office:value-type="float" office:value="0.954414686965288">
                <text:p>0.954414686965288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0148666569437408">
                <text:p>0.0148666569437408</text:p>
              </table:table-cell>
              <table:table-cell office:value-type="float" office:value="0.0148666569437408">
                <text:p>0.01486665694374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">
                <text:p>7</text:p>
              </table:table-cell>
              <table:table-cell office:value-type="float" office:value="0.954414686965288">
                <text:p>0.954414686965288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0148666569437408">
                <text:p>0.0148666569437408</text:p>
              </table:table-cell>
              <table:table-cell office:value-type="float" office:value="0.0148666569437408">
                <text:p>0.01486665694374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">
                <text:p>7</text:p>
              </table:table-cell>
              <table:table-cell office:value-type="float" office:value="0.954414686965288">
                <text:p>0.954414686965288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0148666569437408">
                <text:p>0.0148666569437408</text:p>
              </table:table-cell>
              <table:table-cell office:value-type="float" office:value="0.0148666569437408">
                <text:p>0.01486665694374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">
                <text:p>7</text:p>
              </table:table-cell>
              <table:table-cell office:value-type="float" office:value="0.954414686965288">
                <text:p>0.954414686965288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0148666569437408">
                <text:p>0.0148666569437408</text:p>
              </table:table-cell>
              <table:table-cell office:value-type="float" office:value="0.0148666569437408">
                <text:p>0.01486665694374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">
                <text:p>7</text:p>
              </table:table-cell>
              <table:table-cell office:value-type="float" office:value="0.954414686965288">
                <text:p>0.954414686965288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0148666569437408">
                <text:p>0.0148666569437408</text:p>
              </table:table-cell>
              <table:table-cell office:value-type="float" office:value="0.0148666569437408">
                <text:p>0.01486665694374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  <table:table-cell office:value-type="float" office:value="0.994224421038033">
                <text:p>0.994224421038033</text:p>
              </table:table-cell>
              <table:table-cell office:value-type="float" office:value="0.00175026464084513">
                <text:p>0.00175026464084513</text:p>
              </table:table-cell>
              <table:table-cell office:value-type="float" office:value="0.00175026464084513">
                <text:p>0.00175026464084513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6315991338108">
                <text:p>0.0116315991338108</text:p>
              </table:table-cell>
              <table:table-cell office:value-type="float" office:value="0.0116315991338108">
                <text:p>0.01163159913381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0.992368495544412">
                <text:p>0.992368495544412</text:p>
              </table:table-cell>
              <table:table-cell office:value-type="float" office:value="0.00243124572586973">
                <text:p>0.00243124572586973</text:p>
              </table:table-cell>
              <table:table-cell office:value-type="float" office:value="0.00243124572586973">
                <text:p>0.00243124572586973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92928387954117">
                <text:p>0.0092928387954117</text:p>
              </table:table-cell>
              <table:table-cell office:value-type="float" office:value="0.0092928387954117">
                <text:p>0.00929283879541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0.990511719239201">
                <text:p>0.990511719239201</text:p>
              </table:table-cell>
              <table:table-cell office:value-type="float" office:value="0.00342668149736685">
                <text:p>0.00342668149736685</text:p>
              </table:table-cell>
              <table:table-cell office:value-type="float" office:value="0.00342668149736685">
                <text:p>0.00342668149736685</text:p>
              </table:table-cell>
              <table:table-cell office:value-type="float" office:value="0.9375">
                <text:p>0.9375</text:p>
              </table:table-cell>
              <table:table-cell office:value-type="float" office:value="0.0110851525935923">
                <text:p>0.0110851525935923</text:p>
              </table:table-cell>
              <table:table-cell office:value-type="float" office:value="0.0110851525935923">
                <text:p>0.01108515259359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0.990305788431258">
                <text:p>0.990305788431258</text:p>
              </table:table-cell>
              <table:table-cell office:value-type="float" office:value="0.00213225095684904">
                <text:p>0.00213225095684904</text:p>
              </table:table-cell>
              <table:table-cell office:value-type="float" office:value="0.00213225095684904">
                <text:p>0.00213225095684904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70365895942132">
                <text:p>0.00970365895942132</text:p>
              </table:table-cell>
              <table:table-cell office:value-type="float" office:value="0.00970365895942132">
                <text:p>0.009703658959421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0.990099347754214">
                <text:p>0.990099347754214</text:p>
              </table:table-cell>
              <table:table-cell office:value-type="float" office:value="0.00260849538580758">
                <text:p>0.00260849538580758</text:p>
              </table:table-cell>
              <table:table-cell office:value-type="float" office:value="0.00260849538580758">
                <text:p>0.00260849538580758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903170278791346">
                <text:p>0.00903170278791346</text:p>
              </table:table-cell>
              <table:table-cell office:value-type="float" office:value="0.00903170278791346">
                <text:p>0.009031702787913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">
                <text:p>4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">
                <text:p>4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">
                <text:p>4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">
                <text:p>4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">
                <text:p>4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">
                <text:p>5</text:p>
              </table:table-cell>
              <table:table-cell office:value-type="float" office:value="0.961428231474647">
                <text:p>0.961428231474647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112866749648763">
                <text:p>0.0112866749648763</text:p>
              </table:table-cell>
              <table:table-cell office:value-type="float" office:value="0.0112866749648763">
                <text:p>0.011286674964876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">
                <text:p>5</text:p>
              </table:table-cell>
              <table:table-cell office:value-type="float" office:value="0.961428231474647">
                <text:p>0.961428231474647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112866749648763">
                <text:p>0.0112866749648763</text:p>
              </table:table-cell>
              <table:table-cell office:value-type="float" office:value="0.0112866749648763">
                <text:p>0.01128667496487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">
                <text:p>5</text:p>
              </table:table-cell>
              <table:table-cell office:value-type="float" office:value="0.961428231474647">
                <text:p>0.961428231474647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112866749648763">
                <text:p>0.0112866749648763</text:p>
              </table:table-cell>
              <table:table-cell office:value-type="float" office:value="0.0112866749648763">
                <text:p>0.011286674964876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">
                <text:p>5</text:p>
              </table:table-cell>
              <table:table-cell office:value-type="float" office:value="0.961428231474647">
                <text:p>0.961428231474647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112866749648763">
                <text:p>0.0112866749648763</text:p>
              </table:table-cell>
              <table:table-cell office:value-type="float" office:value="0.0112866749648763">
                <text:p>0.01128667496487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">
                <text:p>5</text:p>
              </table:table-cell>
              <table:table-cell office:value-type="float" office:value="0.961428231474647">
                <text:p>0.961428231474647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112866749648763">
                <text:p>0.0112866749648763</text:p>
              </table:table-cell>
              <table:table-cell office:value-type="float" office:value="0.0112866749648763">
                <text:p>0.011286674964876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">
                <text:p>6</text:p>
              </table:table-cell>
              <table:table-cell office:value-type="float" office:value="0.955033670300669">
                <text:p>0.955033670300669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101122499710808">
                <text:p>0.0101122499710808</text:p>
              </table:table-cell>
              <table:table-cell office:value-type="float" office:value="0.0101122499710808">
                <text:p>0.01011224997108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">
                <text:p>6</text:p>
              </table:table-cell>
              <table:table-cell office:value-type="float" office:value="0.955033670300669">
                <text:p>0.955033670300669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101122499710808">
                <text:p>0.0101122499710808</text:p>
              </table:table-cell>
              <table:table-cell office:value-type="float" office:value="0.0101122499710808">
                <text:p>0.01011224997108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">
                <text:p>6</text:p>
              </table:table-cell>
              <table:table-cell office:value-type="float" office:value="0.955033670300669">
                <text:p>0.955033670300669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101122499710808">
                <text:p>0.0101122499710808</text:p>
              </table:table-cell>
              <table:table-cell office:value-type="float" office:value="0.0101122499710808">
                <text:p>0.01011224997108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">
                <text:p>6</text:p>
              </table:table-cell>
              <table:table-cell office:value-type="float" office:value="0.955033670300669">
                <text:p>0.955033670300669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101122499710808">
                <text:p>0.0101122499710808</text:p>
              </table:table-cell>
              <table:table-cell office:value-type="float" office:value="0.0101122499710808">
                <text:p>0.01011224997108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">
                <text:p>6</text:p>
              </table:table-cell>
              <table:table-cell office:value-type="float" office:value="0.955033670300669">
                <text:p>0.955033670300669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101122499710808">
                <text:p>0.0101122499710808</text:p>
              </table:table-cell>
              <table:table-cell office:value-type="float" office:value="0.0101122499710808">
                <text:p>0.010112249971080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">
                <text:p>7</text:p>
              </table:table-cell>
              <table:table-cell office:value-type="float" office:value="0.954414686965288">
                <text:p>0.954414686965288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0148666569437408">
                <text:p>0.0148666569437408</text:p>
              </table:table-cell>
              <table:table-cell office:value-type="float" office:value="0.0148666569437408">
                <text:p>0.01486665694374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">
                <text:p>7</text:p>
              </table:table-cell>
              <table:table-cell office:value-type="float" office:value="0.954414686965288">
                <text:p>0.954414686965288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0148666569437408">
                <text:p>0.0148666569437408</text:p>
              </table:table-cell>
              <table:table-cell office:value-type="float" office:value="0.0148666569437408">
                <text:p>0.01486665694374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">
                <text:p>7</text:p>
              </table:table-cell>
              <table:table-cell office:value-type="float" office:value="0.954414686965288">
                <text:p>0.954414686965288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0148666569437408">
                <text:p>0.0148666569437408</text:p>
              </table:table-cell>
              <table:table-cell office:value-type="float" office:value="0.0148666569437408">
                <text:p>0.01486665694374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">
                <text:p>7</text:p>
              </table:table-cell>
              <table:table-cell office:value-type="float" office:value="0.954414686965288">
                <text:p>0.954414686965288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0148666569437408">
                <text:p>0.0148666569437408</text:p>
              </table:table-cell>
              <table:table-cell office:value-type="float" office:value="0.0148666569437408">
                <text:p>0.01486665694374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">
                <text:p>7</text:p>
              </table:table-cell>
              <table:table-cell office:value-type="float" office:value="0.954414686965288">
                <text:p>0.954414686965288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0148666569437408">
                <text:p>0.0148666569437408</text:p>
              </table:table-cell>
              <table:table-cell office:value-type="float" office:value="0.0148666569437408">
                <text:p>0.014866656943740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994224421038033">
                <text:p>0.994224421038033</text:p>
              </table:table-cell>
              <table:table-cell office:value-type="float" office:value="0.00175026464084513">
                <text:p>0.00175026464084513</text:p>
              </table:table-cell>
              <table:table-cell office:value-type="float" office:value="0.00175026464084513">
                <text:p>0.00175026464084513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6315991338108">
                <text:p>0.0116315991338108</text:p>
              </table:table-cell>
              <table:table-cell office:value-type="float" office:value="0.0116315991338108">
                <text:p>0.011631599133810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992368495544412">
                <text:p>0.992368495544412</text:p>
              </table:table-cell>
              <table:table-cell office:value-type="float" office:value="0.00243124572586973">
                <text:p>0.00243124572586973</text:p>
              </table:table-cell>
              <table:table-cell office:value-type="float" office:value="0.00243124572586973">
                <text:p>0.00243124572586973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92928387954117">
                <text:p>0.0092928387954117</text:p>
              </table:table-cell>
              <table:table-cell office:value-type="float" office:value="0.0092928387954117">
                <text:p>0.009292838795411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">
                <text:p>1</text:p>
              </table:table-cell>
              <table:table-cell office:value-type="float" office:value="0.990511719239201">
                <text:p>0.990511719239201</text:p>
              </table:table-cell>
              <table:table-cell office:value-type="float" office:value="0.00342668149736685">
                <text:p>0.00342668149736685</text:p>
              </table:table-cell>
              <table:table-cell office:value-type="float" office:value="0.00342668149736685">
                <text:p>0.00342668149736685</text:p>
              </table:table-cell>
              <table:table-cell office:value-type="float" office:value="0.9375">
                <text:p>0.9375</text:p>
              </table:table-cell>
              <table:table-cell office:value-type="float" office:value="0.0110851525935923">
                <text:p>0.0110851525935923</text:p>
              </table:table-cell>
              <table:table-cell office:value-type="float" office:value="0.0110851525935923">
                <text:p>0.011085152593592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">
                <text:p>1</text:p>
              </table:table-cell>
              <table:table-cell office:value-type="float" office:value="0.990305788431258">
                <text:p>0.990305788431258</text:p>
              </table:table-cell>
              <table:table-cell office:value-type="float" office:value="0.00213225095684904">
                <text:p>0.00213225095684904</text:p>
              </table:table-cell>
              <table:table-cell office:value-type="float" office:value="0.00213225095684904">
                <text:p>0.00213225095684904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70365895942132">
                <text:p>0.00970365895942132</text:p>
              </table:table-cell>
              <table:table-cell office:value-type="float" office:value="0.00970365895942132">
                <text:p>0.009703658959421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">
                <text:p>1</text:p>
              </table:table-cell>
              <table:table-cell office:value-type="float" office:value="0.990099347754214">
                <text:p>0.990099347754214</text:p>
              </table:table-cell>
              <table:table-cell office:value-type="float" office:value="0.00260849538580758">
                <text:p>0.00260849538580758</text:p>
              </table:table-cell>
              <table:table-cell office:value-type="float" office:value="0.00260849538580758">
                <text:p>0.00260849538580758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903170278791346">
                <text:p>0.00903170278791346</text:p>
              </table:table-cell>
              <table:table-cell office:value-type="float" office:value="0.00903170278791346">
                <text:p>0.0090317027879134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">
                <text:p>4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">
                <text:p>4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">
                <text:p>4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">
                <text:p>4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">
                <text:p>4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">
                <text:p>5</text:p>
              </table:table-cell>
              <table:table-cell office:value-type="float" office:value="0.961428231474647">
                <text:p>0.961428231474647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112866749648763">
                <text:p>0.0112866749648763</text:p>
              </table:table-cell>
              <table:table-cell office:value-type="float" office:value="0.0112866749648763">
                <text:p>0.011286674964876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">
                <text:p>5</text:p>
              </table:table-cell>
              <table:table-cell office:value-type="float" office:value="0.961428231474647">
                <text:p>0.961428231474647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112866749648763">
                <text:p>0.0112866749648763</text:p>
              </table:table-cell>
              <table:table-cell office:value-type="float" office:value="0.0112866749648763">
                <text:p>0.011286674964876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">
                <text:p>5</text:p>
              </table:table-cell>
              <table:table-cell office:value-type="float" office:value="0.961428231474647">
                <text:p>0.961428231474647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112866749648763">
                <text:p>0.0112866749648763</text:p>
              </table:table-cell>
              <table:table-cell office:value-type="float" office:value="0.0112866749648763">
                <text:p>0.011286674964876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">
                <text:p>5</text:p>
              </table:table-cell>
              <table:table-cell office:value-type="float" office:value="0.961428231474647">
                <text:p>0.961428231474647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112866749648763">
                <text:p>0.0112866749648763</text:p>
              </table:table-cell>
              <table:table-cell office:value-type="float" office:value="0.0112866749648763">
                <text:p>0.011286674964876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">
                <text:p>5</text:p>
              </table:table-cell>
              <table:table-cell office:value-type="float" office:value="0.961428231474647">
                <text:p>0.961428231474647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112866749648763">
                <text:p>0.0112866749648763</text:p>
              </table:table-cell>
              <table:table-cell office:value-type="float" office:value="0.0112866749648763">
                <text:p>0.011286674964876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">
                <text:p>6</text:p>
              </table:table-cell>
              <table:table-cell office:value-type="float" office:value="0.955033670300669">
                <text:p>0.955033670300669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101122499710808">
                <text:p>0.0101122499710808</text:p>
              </table:table-cell>
              <table:table-cell office:value-type="float" office:value="0.0101122499710808">
                <text:p>0.010112249971080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">
                <text:p>6</text:p>
              </table:table-cell>
              <table:table-cell office:value-type="float" office:value="0.955033670300669">
                <text:p>0.955033670300669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101122499710808">
                <text:p>0.0101122499710808</text:p>
              </table:table-cell>
              <table:table-cell office:value-type="float" office:value="0.0101122499710808">
                <text:p>0.010112249971080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">
                <text:p>6</text:p>
              </table:table-cell>
              <table:table-cell office:value-type="float" office:value="0.955033670300669">
                <text:p>0.955033670300669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101122499710808">
                <text:p>0.0101122499710808</text:p>
              </table:table-cell>
              <table:table-cell office:value-type="float" office:value="0.0101122499710808">
                <text:p>0.010112249971080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">
                <text:p>6</text:p>
              </table:table-cell>
              <table:table-cell office:value-type="float" office:value="0.955033670300669">
                <text:p>0.955033670300669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101122499710808">
                <text:p>0.0101122499710808</text:p>
              </table:table-cell>
              <table:table-cell office:value-type="float" office:value="0.0101122499710808">
                <text:p>0.010112249971080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">
                <text:p>6</text:p>
              </table:table-cell>
              <table:table-cell office:value-type="float" office:value="0.955033670300669">
                <text:p>0.955033670300669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101122499710808">
                <text:p>0.0101122499710808</text:p>
              </table:table-cell>
              <table:table-cell office:value-type="float" office:value="0.0101122499710808">
                <text:p>0.010112249971080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">
                <text:p>7</text:p>
              </table:table-cell>
              <table:table-cell office:value-type="float" office:value="0.954414686965288">
                <text:p>0.954414686965288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0148666569437408">
                <text:p>0.0148666569437408</text:p>
              </table:table-cell>
              <table:table-cell office:value-type="float" office:value="0.0148666569437408">
                <text:p>0.014866656943740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">
                <text:p>7</text:p>
              </table:table-cell>
              <table:table-cell office:value-type="float" office:value="0.954414686965288">
                <text:p>0.954414686965288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0148666569437408">
                <text:p>0.0148666569437408</text:p>
              </table:table-cell>
              <table:table-cell office:value-type="float" office:value="0.0148666569437408">
                <text:p>0.014866656943740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">
                <text:p>7</text:p>
              </table:table-cell>
              <table:table-cell office:value-type="float" office:value="0.954414686965288">
                <text:p>0.954414686965288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0148666569437408">
                <text:p>0.0148666569437408</text:p>
              </table:table-cell>
              <table:table-cell office:value-type="float" office:value="0.0148666569437408">
                <text:p>0.014866656943740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">
                <text:p>7</text:p>
              </table:table-cell>
              <table:table-cell office:value-type="float" office:value="0.954414686965288">
                <text:p>0.954414686965288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0148666569437408">
                <text:p>0.0148666569437408</text:p>
              </table:table-cell>
              <table:table-cell office:value-type="float" office:value="0.0148666569437408">
                <text:p>0.014866656943740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">
                <text:p>7</text:p>
              </table:table-cell>
              <table:table-cell office:value-type="float" office:value="0.954414686965288">
                <text:p>0.954414686965288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0148666569437408">
                <text:p>0.0148666569437408</text:p>
              </table:table-cell>
              <table:table-cell office:value-type="float" office:value="0.0148666569437408">
                <text:p>0.014866656943740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">
                <text:p>1</text:p>
              </table:table-cell>
              <table:table-cell office:value-type="float" office:value="0.993605438826022">
                <text:p>0.993605438826022</text:p>
              </table:table-cell>
              <table:table-cell office:value-type="float" office:value="0.00256822657770565">
                <text:p>0.00256822657770565</text:p>
              </table:table-cell>
              <table:table-cell office:value-type="float" office:value="0.00256822657770565">
                <text:p>0.0025682265777056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13087581217467">
                <text:p>0.0113087581217467</text:p>
              </table:table-cell>
              <table:table-cell office:value-type="float" office:value="0.0113087581217467">
                <text:p>0.011308758121746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">
                <text:p>1</text:p>
              </table:table-cell>
              <table:table-cell office:value-type="float" office:value="0.989892566696366">
                <text:p>0.989892566696366</text:p>
              </table:table-cell>
              <table:table-cell office:value-type="float" office:value="0.00331981281988448">
                <text:p>0.00331981281988448</text:p>
              </table:table-cell>
              <table:table-cell office:value-type="float" office:value="0.00331981281988448">
                <text:p>0.00331981281988448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924167272639933">
                <text:p>0.00924167272639933</text:p>
              </table:table-cell>
              <table:table-cell office:value-type="float" office:value="0.00924167272639933">
                <text:p>0.009241672726399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">
                <text:p>1</text:p>
              </table:table-cell>
              <table:table-cell office:value-type="float" office:value="0.989480365542203">
                <text:p>0.989480365542203</text:p>
              </table:table-cell>
              <table:table-cell office:value-type="float" office:value="0.00269701431655959">
                <text:p>0.00269701431655959</text:p>
              </table:table-cell>
              <table:table-cell office:value-type="float" office:value="0.00269701431655959">
                <text:p>0.00269701431655959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10665319630122">
                <text:p>0.010665319630122</text:p>
              </table:table-cell>
              <table:table-cell office:value-type="float" office:value="0.010665319630122">
                <text:p>0.0106653196301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">
                <text:p>1</text:p>
              </table:table-cell>
              <table:table-cell office:value-type="float" office:value="0.98824240111818">
                <text:p>0.98824240111818</text:p>
              </table:table-cell>
              <table:table-cell office:value-type="float" office:value="0.00316236975313292">
                <text:p>0.00316236975313292</text:p>
              </table:table-cell>
              <table:table-cell office:value-type="float" office:value="0.00316236975313292">
                <text:p>0.00316236975313292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113100567704919">
                <text:p>0.0113100567704919</text:p>
              </table:table-cell>
              <table:table-cell office:value-type="float" office:value="0.0113100567704919">
                <text:p>0.011310056770491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0.986592235820836">
                <text:p>0.986592235820836</text:p>
              </table:table-cell>
              <table:table-cell office:value-type="float" office:value="0.00397329211389011">
                <text:p>0.00397329211389011</text:p>
              </table:table-cell>
              <table:table-cell office:value-type="float" office:value="0.00397329211389011">
                <text:p>0.00397329211389011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99403722179986">
                <text:p>0.0099403722179986</text:p>
              </table:table-cell>
              <table:table-cell office:value-type="float" office:value="0.0099403722179986">
                <text:p>0.009940372217998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">
                <text:p>4</text:p>
              </table:table-cell>
              <table:table-cell office:value-type="float" office:value="0.962873317899007">
                <text:p>0.962873317899007</text:p>
              </table:table-cell>
              <table:table-cell office:value-type="float" office:value="0.004798074532007">
                <text:p>0.004798074532007</text:p>
              </table:table-cell>
              <table:table-cell office:value-type="float" office:value="0.004798074532007">
                <text:p>0.004798074532007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00827413460757">
                <text:p>0.0100827413460757</text:p>
              </table:table-cell>
              <table:table-cell office:value-type="float" office:value="0.0100827413460757">
                <text:p>0.010082741346075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">
                <text:p>4</text:p>
              </table:table-cell>
              <table:table-cell office:value-type="float" office:value="0.962873317899007">
                <text:p>0.962873317899007</text:p>
              </table:table-cell>
              <table:table-cell office:value-type="float" office:value="0.004798074532007">
                <text:p>0.004798074532007</text:p>
              </table:table-cell>
              <table:table-cell office:value-type="float" office:value="0.004798074532007">
                <text:p>0.004798074532007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00827413460757">
                <text:p>0.0100827413460757</text:p>
              </table:table-cell>
              <table:table-cell office:value-type="float" office:value="0.0100827413460757">
                <text:p>0.010082741346075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">
                <text:p>4</text:p>
              </table:table-cell>
              <table:table-cell office:value-type="float" office:value="0.962873317899007">
                <text:p>0.962873317899007</text:p>
              </table:table-cell>
              <table:table-cell office:value-type="float" office:value="0.004798074532007">
                <text:p>0.004798074532007</text:p>
              </table:table-cell>
              <table:table-cell office:value-type="float" office:value="0.004798074532007">
                <text:p>0.004798074532007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00827413460757">
                <text:p>0.0100827413460757</text:p>
              </table:table-cell>
              <table:table-cell office:value-type="float" office:value="0.0100827413460757">
                <text:p>0.010082741346075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">
                <text:p>4</text:p>
              </table:table-cell>
              <table:table-cell office:value-type="float" office:value="0.962873317899007">
                <text:p>0.962873317899007</text:p>
              </table:table-cell>
              <table:table-cell office:value-type="float" office:value="0.004798074532007">
                <text:p>0.004798074532007</text:p>
              </table:table-cell>
              <table:table-cell office:value-type="float" office:value="0.004798074532007">
                <text:p>0.004798074532007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00827413460757">
                <text:p>0.0100827413460757</text:p>
              </table:table-cell>
              <table:table-cell office:value-type="float" office:value="0.0100827413460757">
                <text:p>0.010082741346075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">
                <text:p>4</text:p>
              </table:table-cell>
              <table:table-cell office:value-type="float" office:value="0.962873317899007">
                <text:p>0.962873317899007</text:p>
              </table:table-cell>
              <table:table-cell office:value-type="float" office:value="0.004798074532007">
                <text:p>0.004798074532007</text:p>
              </table:table-cell>
              <table:table-cell office:value-type="float" office:value="0.004798074532007">
                <text:p>0.004798074532007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00827413460757">
                <text:p>0.0100827413460757</text:p>
              </table:table-cell>
              <table:table-cell office:value-type="float" office:value="0.0100827413460757">
                <text:p>0.010082741346075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">
                <text:p>5</text:p>
              </table:table-cell>
              <table:table-cell office:value-type="float" office:value="0.959365864742298">
                <text:p>0.959365864742298</text:p>
              </table:table-cell>
              <table:table-cell office:value-type="float" office:value="0.00309398441919214">
                <text:p>0.00309398441919214</text:p>
              </table:table-cell>
              <table:table-cell office:value-type="float" office:value="0.00309398441919214">
                <text:p>0.00309398441919214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00636783431031117">
                <text:p>0.00636783431031117</text:p>
              </table:table-cell>
              <table:table-cell office:value-type="float" office:value="0.00636783431031117">
                <text:p>0.0063678343103111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">
                <text:p>5</text:p>
              </table:table-cell>
              <table:table-cell office:value-type="float" office:value="0.959365864742298">
                <text:p>0.959365864742298</text:p>
              </table:table-cell>
              <table:table-cell office:value-type="float" office:value="0.00309398441919214">
                <text:p>0.00309398441919214</text:p>
              </table:table-cell>
              <table:table-cell office:value-type="float" office:value="0.00309398441919214">
                <text:p>0.00309398441919214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00636783431031117">
                <text:p>0.00636783431031117</text:p>
              </table:table-cell>
              <table:table-cell office:value-type="float" office:value="0.00636783431031117">
                <text:p>0.0063678343103111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">
                <text:p>5</text:p>
              </table:table-cell>
              <table:table-cell office:value-type="float" office:value="0.959365864742298">
                <text:p>0.959365864742298</text:p>
              </table:table-cell>
              <table:table-cell office:value-type="float" office:value="0.00309398441919214">
                <text:p>0.00309398441919214</text:p>
              </table:table-cell>
              <table:table-cell office:value-type="float" office:value="0.00309398441919214">
                <text:p>0.00309398441919214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00636783431031117">
                <text:p>0.00636783431031117</text:p>
              </table:table-cell>
              <table:table-cell office:value-type="float" office:value="0.00636783431031117">
                <text:p>0.0063678343103111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">
                <text:p>5</text:p>
              </table:table-cell>
              <table:table-cell office:value-type="float" office:value="0.959365864742298">
                <text:p>0.959365864742298</text:p>
              </table:table-cell>
              <table:table-cell office:value-type="float" office:value="0.00309398441919214">
                <text:p>0.00309398441919214</text:p>
              </table:table-cell>
              <table:table-cell office:value-type="float" office:value="0.00309398441919214">
                <text:p>0.00309398441919214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00636783431031117">
                <text:p>0.00636783431031117</text:p>
              </table:table-cell>
              <table:table-cell office:value-type="float" office:value="0.00636783431031117">
                <text:p>0.0063678343103111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">
                <text:p>5</text:p>
              </table:table-cell>
              <table:table-cell office:value-type="float" office:value="0.959365864742298">
                <text:p>0.959365864742298</text:p>
              </table:table-cell>
              <table:table-cell office:value-type="float" office:value="0.00309398441919214">
                <text:p>0.00309398441919214</text:p>
              </table:table-cell>
              <table:table-cell office:value-type="float" office:value="0.00309398441919214">
                <text:p>0.00309398441919214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00636783431031117">
                <text:p>0.00636783431031117</text:p>
              </table:table-cell>
              <table:table-cell office:value-type="float" office:value="0.00636783431031117">
                <text:p>0.0063678343103111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">
                <text:p>6</text:p>
              </table:table-cell>
              <table:table-cell office:value-type="float" office:value="0.957508578287144">
                <text:p>0.957508578287144</text:p>
              </table:table-cell>
              <table:table-cell office:value-type="float" office:value="0.00489637169478211">
                <text:p>0.00489637169478211</text:p>
              </table:table-cell>
              <table:table-cell office:value-type="float" office:value="0.00489637169478211">
                <text:p>0.00489637169478211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107590085633789">
                <text:p>0.0107590085633789</text:p>
              </table:table-cell>
              <table:table-cell office:value-type="float" office:value="0.0107590085633789">
                <text:p>0.010759008563378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">
                <text:p>6</text:p>
              </table:table-cell>
              <table:table-cell office:value-type="float" office:value="0.957508578287144">
                <text:p>0.957508578287144</text:p>
              </table:table-cell>
              <table:table-cell office:value-type="float" office:value="0.00489637169478211">
                <text:p>0.00489637169478211</text:p>
              </table:table-cell>
              <table:table-cell office:value-type="float" office:value="0.00489637169478211">
                <text:p>0.00489637169478211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107590085633789">
                <text:p>0.0107590085633789</text:p>
              </table:table-cell>
              <table:table-cell office:value-type="float" office:value="0.0107590085633789">
                <text:p>0.010759008563378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">
                <text:p>6</text:p>
              </table:table-cell>
              <table:table-cell office:value-type="float" office:value="0.957508578287144">
                <text:p>0.957508578287144</text:p>
              </table:table-cell>
              <table:table-cell office:value-type="float" office:value="0.00489637169478211">
                <text:p>0.00489637169478211</text:p>
              </table:table-cell>
              <table:table-cell office:value-type="float" office:value="0.00489637169478211">
                <text:p>0.00489637169478211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107590085633789">
                <text:p>0.0107590085633789</text:p>
              </table:table-cell>
              <table:table-cell office:value-type="float" office:value="0.0107590085633789">
                <text:p>0.010759008563378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">
                <text:p>6</text:p>
              </table:table-cell>
              <table:table-cell office:value-type="float" office:value="0.957508578287144">
                <text:p>0.957508578287144</text:p>
              </table:table-cell>
              <table:table-cell office:value-type="float" office:value="0.00489637169478211">
                <text:p>0.00489637169478211</text:p>
              </table:table-cell>
              <table:table-cell office:value-type="float" office:value="0.00489637169478211">
                <text:p>0.00489637169478211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107590085633789">
                <text:p>0.0107590085633789</text:p>
              </table:table-cell>
              <table:table-cell office:value-type="float" office:value="0.0107590085633789">
                <text:p>0.01075900856337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">
                <text:p>6</text:p>
              </table:table-cell>
              <table:table-cell office:value-type="float" office:value="0.957508578287144">
                <text:p>0.957508578287144</text:p>
              </table:table-cell>
              <table:table-cell office:value-type="float" office:value="0.00489637169478211">
                <text:p>0.00489637169478211</text:p>
              </table:table-cell>
              <table:table-cell office:value-type="float" office:value="0.00489637169478211">
                <text:p>0.00489637169478211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107590085633789">
                <text:p>0.0107590085633789</text:p>
              </table:table-cell>
              <table:table-cell office:value-type="float" office:value="0.0107590085633789">
                <text:p>0.010759008563378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">
                <text:p>7</text:p>
              </table:table-cell>
              <table:table-cell office:value-type="float" office:value="0.952558250760039">
                <text:p>0.952558250760039</text:p>
              </table:table-cell>
              <table:table-cell office:value-type="float" office:value="0.00187871881800372">
                <text:p>0.00187871881800372</text:p>
              </table:table-cell>
              <table:table-cell office:value-type="float" office:value="0.00187871881800372">
                <text:p>0.00187871881800372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0129898854167811">
                <text:p>0.0129898854167811</text:p>
              </table:table-cell>
              <table:table-cell office:value-type="float" office:value="0.0129898854167811">
                <text:p>0.012989885416781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">
                <text:p>7</text:p>
              </table:table-cell>
              <table:table-cell office:value-type="float" office:value="0.952558250760039">
                <text:p>0.952558250760039</text:p>
              </table:table-cell>
              <table:table-cell office:value-type="float" office:value="0.00187871881800372">
                <text:p>0.00187871881800372</text:p>
              </table:table-cell>
              <table:table-cell office:value-type="float" office:value="0.00187871881800372">
                <text:p>0.00187871881800372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0129898854167811">
                <text:p>0.0129898854167811</text:p>
              </table:table-cell>
              <table:table-cell office:value-type="float" office:value="0.0129898854167811">
                <text:p>0.012989885416781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">
                <text:p>7</text:p>
              </table:table-cell>
              <table:table-cell office:value-type="float" office:value="0.952558250760039">
                <text:p>0.952558250760039</text:p>
              </table:table-cell>
              <table:table-cell office:value-type="float" office:value="0.00187871881800372">
                <text:p>0.00187871881800372</text:p>
              </table:table-cell>
              <table:table-cell office:value-type="float" office:value="0.00187871881800372">
                <text:p>0.00187871881800372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0129898854167811">
                <text:p>0.0129898854167811</text:p>
              </table:table-cell>
              <table:table-cell office:value-type="float" office:value="0.0129898854167811">
                <text:p>0.012989885416781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">
                <text:p>7</text:p>
              </table:table-cell>
              <table:table-cell office:value-type="float" office:value="0.952558250760039">
                <text:p>0.952558250760039</text:p>
              </table:table-cell>
              <table:table-cell office:value-type="float" office:value="0.00187871881800372">
                <text:p>0.00187871881800372</text:p>
              </table:table-cell>
              <table:table-cell office:value-type="float" office:value="0.00187871881800372">
                <text:p>0.00187871881800372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0129898854167811">
                <text:p>0.0129898854167811</text:p>
              </table:table-cell>
              <table:table-cell office:value-type="float" office:value="0.0129898854167811">
                <text:p>0.012989885416781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">
                <text:p>7</text:p>
              </table:table-cell>
              <table:table-cell office:value-type="float" office:value="0.952558250760039">
                <text:p>0.952558250760039</text:p>
              </table:table-cell>
              <table:table-cell office:value-type="float" office:value="0.00187871881800372">
                <text:p>0.00187871881800372</text:p>
              </table:table-cell>
              <table:table-cell office:value-type="float" office:value="0.00187871881800372">
                <text:p>0.00187871881800372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0129898854167811">
                <text:p>0.0129898854167811</text:p>
              </table:table-cell>
              <table:table-cell office:value-type="float" office:value="0.0129898854167811">
                <text:p>0.01298988541678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 chart:error-category="cell-rang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9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earch_results.X2:search_results.X151" chart:error-lower-range="search_results.X2:search_results.X151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earch_results.X2:search_results.X151" chart:error-lower-range="search_results.X2:search_results.X151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search_results.W2:search_results.W151" chart:error-lower-range="search_results.W2:search_results.W151"/>
      <style:graphic-properties svg:stroke-width="0.08cm" svg:stroke-color="#ccff99" draw:fill-color="#ccff99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earch_results.W2:search_results.W151" chart:error-lower-range="search_results.W2:search_results.W151" loext:std-weight="1"/>
      <style:graphic-properties draw:stroke="solid" svg:stroke-width="0cm" svg:stroke-color="#000000" svg:stroke-opacity="100%" draw:stroke-linejoin="roun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337cm" svg:height="10.575cm" xlink:href=".." xlink:type="simple" chart:class="chart:scatter" chart:style-name="ch1">
        <chart:legend chart:legend-position="end" svg:x="20.268cm" svg:y="4.739cm" style:legend-expansion="high" chart:style-name="ch2"/>
        <chart:plot-area chart:style-name="ch3" table:cell-range-address="search_results.I2:search_results.I151 search_results.C1:search_results.D151" chart:data-source-has-labels="row" svg:x="1.497cm" svg:y="0.211cm" svg:width="18.285cm" svg:height="9.172cm">
          <chartooo:coordinate-region svg:x="2.409cm" svg:y="0.41cm" svg:width="17.279cm" svg:height="8.326cm"/>
          <chart:axis chart:dimension="x" chart:name="primary-x" chart:style-name="ch4">
            <chart:title svg:x="9.285cm" svg:y="9.594cm" chart:style-name="ch5">
              <text:p>Min Samples Split</text:p>
            </chart:title>
          </chart:axis>
          <chart:axis chart:dimension="y" chart:name="primary-y" chart:style-name="ch6">
            <chart:title svg:x="0.451cm" svg:y="5.542cm" chart:style-name="ch7">
              <text:p>CV Score</text:p>
            </chart:title>
            <chart:grid chart:style-name="ch8" chart:class="major"/>
          </chart:axis>
          <chart:series chart:style-name="ch9" chart:values-cell-range-address="search_results.D2:search_results.D151" chart:label-cell-address="search_results.D1:search_results.D1" chart:class="chart:scatter">
            <chart:domain table:cell-range-address="search_results.I2:search_results.I151"/>
            <chart:error-indicator chart:style-name="ch10" chart:dimension="y"/>
            <chart:data-point chart:repeated="150"/>
          </chart:series>
          <chart:series chart:style-name="ch11" chart:values-cell-range-address="search_results.C2:search_results.C151" chart:label-cell-address="search_results.C1:search_results.C1" chart:class="chart:scatter">
            <chart:error-indicator chart:style-name="ch12" chart:dimension="y"/>
            <chart:data-point chart:repeated="15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I</text:p>
              </table:table-cell>
              <table:table-cell office:value-type="string">
                <text:p>mean_train_score</text:p>
                <draw:g>
                  <svg:desc>search_results.D1:search_results.D1</svg:desc>
                </draw:g>
              </table:table-cell>
              <table:table-cell office:value-type="string">
                <text:p>Spalte X</text:p>
              </table:table-cell>
              <table:table-cell office:value-type="string">
                <text:p>Spalte X</text:p>
              </table:table-cell>
              <table:table-cell office:value-type="string">
                <text:p>mean_test_score</text:p>
                <draw:g>
                  <svg:desc>search_results.C1:search_results.C1</svg:desc>
                </draw:g>
              </table:table-cell>
              <table:table-cell office:value-type="string">
                <text:p>Spalte W</text:p>
              </table:table-cell>
              <table:table-cell office:value-type="string">
                <text:p>Spalte 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earch_results.I2:search_results.I151</svg:desc>
                </draw:g>
              </table:table-cell>
              <table:table-cell office:value-type="float" office:value="0.989892907077171">
                <text:p>0.989892907077171</text:p>
                <draw:g>
                  <svg:desc>search_results.D2:search_results.D151</svg:desc>
                </draw:g>
              </table:table-cell>
              <table:table-cell office:value-type="float" office:value="0.00316185822495364">
                <text:p>0.00316185822495364</text:p>
                <draw:g>
                  <svg:desc>search_results.X2:search_results.X151</svg:desc>
                </draw:g>
              </table:table-cell>
              <table:table-cell office:value-type="float" office:value="0.00316185822495364">
                <text:p>0.00316185822495364</text:p>
                <draw:g>
                  <svg:desc>search_results.X2:search_results.X151</svg:desc>
                </draw:g>
              </table:table-cell>
              <table:table-cell office:value-type="float" office:value="0.935643564356436">
                <text:p>0.935643564356436</text:p>
                <draw:g>
                  <svg:desc>search_results.C2:search_results.C151</svg:desc>
                </draw:g>
              </table:table-cell>
              <table:table-cell office:value-type="float" office:value="0.0117141406706574">
                <text:p>0.0117141406706574</text:p>
                <draw:g>
                  <svg:desc>search_results.W2:search_results.W151</svg:desc>
                </draw:g>
              </table:table-cell>
              <table:table-cell office:value-type="float" office:value="0.0117141406706574">
                <text:p>0.0117141406706574</text:p>
                <draw:g>
                  <svg:desc>search_results.W2:search_results.W1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987211047702024">
                <text:p>0.987211047702024</text:p>
              </table:table-cell>
              <table:table-cell office:value-type="float" office:value="0.00332633197452715">
                <text:p>0.00332633197452715</text:p>
              </table:table-cell>
              <table:table-cell office:value-type="float" office:value="0.00332633197452715">
                <text:p>0.0033263319745271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6520981118554">
                <text:p>0.0106520981118554</text:p>
              </table:table-cell>
              <table:table-cell office:value-type="float" office:value="0.0106520981118554">
                <text:p>0.01065209811185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986386134962912">
                <text:p>0.986386134962912</text:p>
              </table:table-cell>
              <table:table-cell office:value-type="float" office:value="0.00294613690757405">
                <text:p>0.00294613690757405</text:p>
              </table:table-cell>
              <table:table-cell office:value-type="float" office:value="0.00294613690757405">
                <text:p>0.0029461369075740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6520981118554">
                <text:p>0.0106520981118554</text:p>
              </table:table-cell>
              <table:table-cell office:value-type="float" office:value="0.0106520981118554">
                <text:p>0.01065209811185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985354781265914">
                <text:p>0.985354781265914</text:p>
              </table:table-cell>
              <table:table-cell office:value-type="float" office:value="0.00269734457597911">
                <text:p>0.00269734457597911</text:p>
              </table:table-cell>
              <table:table-cell office:value-type="float" office:value="0.00269734457597911">
                <text:p>0.00269734457597911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928866491694702">
                <text:p>0.00928866491694702</text:p>
              </table:table-cell>
              <table:table-cell office:value-type="float" office:value="0.00928866491694702">
                <text:p>0.009288664916947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985561732373743">
                <text:p>0.985561732373743</text:p>
              </table:table-cell>
              <table:table-cell office:value-type="float" office:value="0.00179370484935855">
                <text:p>0.00179370484935855</text:p>
              </table:table-cell>
              <table:table-cell office:value-type="float" office:value="0.00179370484935855">
                <text:p>0.0017937048493585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03352342302014">
                <text:p>0.00803352342302014</text:p>
              </table:table-cell>
              <table:table-cell office:value-type="float" office:value="0.00803352342302014">
                <text:p>0.008033523423020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0.961428231474647">
                <text:p>0.961428231474647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112866749648763">
                <text:p>0.0112866749648763</text:p>
              </table:table-cell>
              <table:table-cell office:value-type="float" office:value="0.0112866749648763">
                <text:p>0.01128667496487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0.961428231474647">
                <text:p>0.961428231474647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112866749648763">
                <text:p>0.0112866749648763</text:p>
              </table:table-cell>
              <table:table-cell office:value-type="float" office:value="0.0112866749648763">
                <text:p>0.01128667496487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0.961428231474647">
                <text:p>0.961428231474647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112866749648763">
                <text:p>0.0112866749648763</text:p>
              </table:table-cell>
              <table:table-cell office:value-type="float" office:value="0.0112866749648763">
                <text:p>0.01128667496487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0.961428231474647">
                <text:p>0.961428231474647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112866749648763">
                <text:p>0.0112866749648763</text:p>
              </table:table-cell>
              <table:table-cell office:value-type="float" office:value="0.0112866749648763">
                <text:p>0.01128667496487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0.961428231474647">
                <text:p>0.961428231474647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112866749648763">
                <text:p>0.0112866749648763</text:p>
              </table:table-cell>
              <table:table-cell office:value-type="float" office:value="0.0112866749648763">
                <text:p>0.01128667496487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0.955033670300669">
                <text:p>0.955033670300669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101122499710808">
                <text:p>0.0101122499710808</text:p>
              </table:table-cell>
              <table:table-cell office:value-type="float" office:value="0.0101122499710808">
                <text:p>0.01011224997108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0.955033670300669">
                <text:p>0.955033670300669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101122499710808">
                <text:p>0.0101122499710808</text:p>
              </table:table-cell>
              <table:table-cell office:value-type="float" office:value="0.0101122499710808">
                <text:p>0.01011224997108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0.955033670300669">
                <text:p>0.955033670300669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101122499710808">
                <text:p>0.0101122499710808</text:p>
              </table:table-cell>
              <table:table-cell office:value-type="float" office:value="0.0101122499710808">
                <text:p>0.01011224997108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0.955033670300669">
                <text:p>0.955033670300669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101122499710808">
                <text:p>0.0101122499710808</text:p>
              </table:table-cell>
              <table:table-cell office:value-type="float" office:value="0.0101122499710808">
                <text:p>0.01011224997108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0.955033670300669">
                <text:p>0.955033670300669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101122499710808">
                <text:p>0.0101122499710808</text:p>
              </table:table-cell>
              <table:table-cell office:value-type="float" office:value="0.0101122499710808">
                <text:p>0.01011224997108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0.954414686965288">
                <text:p>0.954414686965288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0148666569437408">
                <text:p>0.0148666569437408</text:p>
              </table:table-cell>
              <table:table-cell office:value-type="float" office:value="0.0148666569437408">
                <text:p>0.01486665694374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0.954414686965288">
                <text:p>0.954414686965288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0148666569437408">
                <text:p>0.0148666569437408</text:p>
              </table:table-cell>
              <table:table-cell office:value-type="float" office:value="0.0148666569437408">
                <text:p>0.01486665694374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0.954414686965288">
                <text:p>0.954414686965288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0148666569437408">
                <text:p>0.0148666569437408</text:p>
              </table:table-cell>
              <table:table-cell office:value-type="float" office:value="0.0148666569437408">
                <text:p>0.01486665694374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0.954414686965288">
                <text:p>0.954414686965288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0148666569437408">
                <text:p>0.0148666569437408</text:p>
              </table:table-cell>
              <table:table-cell office:value-type="float" office:value="0.0148666569437408">
                <text:p>0.01486665694374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0.954414686965288">
                <text:p>0.954414686965288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0148666569437408">
                <text:p>0.0148666569437408</text:p>
              </table:table-cell>
              <table:table-cell office:value-type="float" office:value="0.0148666569437408">
                <text:p>0.01486665694374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0.994224421038033">
                <text:p>0.994224421038033</text:p>
              </table:table-cell>
              <table:table-cell office:value-type="float" office:value="0.00175026464084513">
                <text:p>0.00175026464084513</text:p>
              </table:table-cell>
              <table:table-cell office:value-type="float" office:value="0.00175026464084513">
                <text:p>0.00175026464084513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6315991338108">
                <text:p>0.0116315991338108</text:p>
              </table:table-cell>
              <table:table-cell office:value-type="float" office:value="0.0116315991338108">
                <text:p>0.01163159913381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">
                <text:p>5</text:p>
              </table:table-cell>
              <table:table-cell office:value-type="float" office:value="0.992368495544412">
                <text:p>0.992368495544412</text:p>
              </table:table-cell>
              <table:table-cell office:value-type="float" office:value="0.00243124572586973">
                <text:p>0.00243124572586973</text:p>
              </table:table-cell>
              <table:table-cell office:value-type="float" office:value="0.00243124572586973">
                <text:p>0.00243124572586973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92928387954117">
                <text:p>0.0092928387954117</text:p>
              </table:table-cell>
              <table:table-cell office:value-type="float" office:value="0.0092928387954117">
                <text:p>0.00929283879541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">
                <text:p>6</text:p>
              </table:table-cell>
              <table:table-cell office:value-type="float" office:value="0.990511719239201">
                <text:p>0.990511719239201</text:p>
              </table:table-cell>
              <table:table-cell office:value-type="float" office:value="0.00342668149736685">
                <text:p>0.00342668149736685</text:p>
              </table:table-cell>
              <table:table-cell office:value-type="float" office:value="0.00342668149736685">
                <text:p>0.00342668149736685</text:p>
              </table:table-cell>
              <table:table-cell office:value-type="float" office:value="0.9375">
                <text:p>0.9375</text:p>
              </table:table-cell>
              <table:table-cell office:value-type="float" office:value="0.0110851525935923">
                <text:p>0.0110851525935923</text:p>
              </table:table-cell>
              <table:table-cell office:value-type="float" office:value="0.0110851525935923">
                <text:p>0.01108515259359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">
                <text:p>7</text:p>
              </table:table-cell>
              <table:table-cell office:value-type="float" office:value="0.990305788431258">
                <text:p>0.990305788431258</text:p>
              </table:table-cell>
              <table:table-cell office:value-type="float" office:value="0.00213225095684904">
                <text:p>0.00213225095684904</text:p>
              </table:table-cell>
              <table:table-cell office:value-type="float" office:value="0.00213225095684904">
                <text:p>0.00213225095684904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70365895942132">
                <text:p>0.00970365895942132</text:p>
              </table:table-cell>
              <table:table-cell office:value-type="float" office:value="0.00970365895942132">
                <text:p>0.009703658959421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">
                <text:p>8</text:p>
              </table:table-cell>
              <table:table-cell office:value-type="float" office:value="0.990099347754214">
                <text:p>0.990099347754214</text:p>
              </table:table-cell>
              <table:table-cell office:value-type="float" office:value="0.00260849538580758">
                <text:p>0.00260849538580758</text:p>
              </table:table-cell>
              <table:table-cell office:value-type="float" office:value="0.00260849538580758">
                <text:p>0.00260849538580758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903170278791346">
                <text:p>0.00903170278791346</text:p>
              </table:table-cell>
              <table:table-cell office:value-type="float" office:value="0.00903170278791346">
                <text:p>0.009031702787913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">
                <text:p>5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">
                <text:p>6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">
                <text:p>7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">
                <text:p>8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0.961428231474647">
                <text:p>0.961428231474647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112866749648763">
                <text:p>0.0112866749648763</text:p>
              </table:table-cell>
              <table:table-cell office:value-type="float" office:value="0.0112866749648763">
                <text:p>0.01128667496487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">
                <text:p>5</text:p>
              </table:table-cell>
              <table:table-cell office:value-type="float" office:value="0.961428231474647">
                <text:p>0.961428231474647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112866749648763">
                <text:p>0.0112866749648763</text:p>
              </table:table-cell>
              <table:table-cell office:value-type="float" office:value="0.0112866749648763">
                <text:p>0.01128667496487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">
                <text:p>6</text:p>
              </table:table-cell>
              <table:table-cell office:value-type="float" office:value="0.961428231474647">
                <text:p>0.961428231474647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112866749648763">
                <text:p>0.0112866749648763</text:p>
              </table:table-cell>
              <table:table-cell office:value-type="float" office:value="0.0112866749648763">
                <text:p>0.01128667496487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">
                <text:p>7</text:p>
              </table:table-cell>
              <table:table-cell office:value-type="float" office:value="0.961428231474647">
                <text:p>0.961428231474647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112866749648763">
                <text:p>0.0112866749648763</text:p>
              </table:table-cell>
              <table:table-cell office:value-type="float" office:value="0.0112866749648763">
                <text:p>0.01128667496487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0.961428231474647">
                <text:p>0.961428231474647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112866749648763">
                <text:p>0.0112866749648763</text:p>
              </table:table-cell>
              <table:table-cell office:value-type="float" office:value="0.0112866749648763">
                <text:p>0.01128667496487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0.955033670300669">
                <text:p>0.955033670300669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101122499710808">
                <text:p>0.0101122499710808</text:p>
              </table:table-cell>
              <table:table-cell office:value-type="float" office:value="0.0101122499710808">
                <text:p>0.01011224997108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0.955033670300669">
                <text:p>0.955033670300669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101122499710808">
                <text:p>0.0101122499710808</text:p>
              </table:table-cell>
              <table:table-cell office:value-type="float" office:value="0.0101122499710808">
                <text:p>0.01011224997108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">
                <text:p>6</text:p>
              </table:table-cell>
              <table:table-cell office:value-type="float" office:value="0.955033670300669">
                <text:p>0.955033670300669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101122499710808">
                <text:p>0.0101122499710808</text:p>
              </table:table-cell>
              <table:table-cell office:value-type="float" office:value="0.0101122499710808">
                <text:p>0.01011224997108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">
                <text:p>7</text:p>
              </table:table-cell>
              <table:table-cell office:value-type="float" office:value="0.955033670300669">
                <text:p>0.955033670300669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101122499710808">
                <text:p>0.0101122499710808</text:p>
              </table:table-cell>
              <table:table-cell office:value-type="float" office:value="0.0101122499710808">
                <text:p>0.01011224997108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">
                <text:p>8</text:p>
              </table:table-cell>
              <table:table-cell office:value-type="float" office:value="0.955033670300669">
                <text:p>0.955033670300669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101122499710808">
                <text:p>0.0101122499710808</text:p>
              </table:table-cell>
              <table:table-cell office:value-type="float" office:value="0.0101122499710808">
                <text:p>0.01011224997108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  <table:table-cell office:value-type="float" office:value="0.954414686965288">
                <text:p>0.954414686965288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0148666569437408">
                <text:p>0.0148666569437408</text:p>
              </table:table-cell>
              <table:table-cell office:value-type="float" office:value="0.0148666569437408">
                <text:p>0.01486665694374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">
                <text:p>5</text:p>
              </table:table-cell>
              <table:table-cell office:value-type="float" office:value="0.954414686965288">
                <text:p>0.954414686965288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0148666569437408">
                <text:p>0.0148666569437408</text:p>
              </table:table-cell>
              <table:table-cell office:value-type="float" office:value="0.0148666569437408">
                <text:p>0.01486665694374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">
                <text:p>6</text:p>
              </table:table-cell>
              <table:table-cell office:value-type="float" office:value="0.954414686965288">
                <text:p>0.954414686965288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0148666569437408">
                <text:p>0.0148666569437408</text:p>
              </table:table-cell>
              <table:table-cell office:value-type="float" office:value="0.0148666569437408">
                <text:p>0.01486665694374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">
                <text:p>7</text:p>
              </table:table-cell>
              <table:table-cell office:value-type="float" office:value="0.954414686965288">
                <text:p>0.954414686965288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0148666569437408">
                <text:p>0.0148666569437408</text:p>
              </table:table-cell>
              <table:table-cell office:value-type="float" office:value="0.0148666569437408">
                <text:p>0.01486665694374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">
                <text:p>8</text:p>
              </table:table-cell>
              <table:table-cell office:value-type="float" office:value="0.954414686965288">
                <text:p>0.954414686965288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0148666569437408">
                <text:p>0.0148666569437408</text:p>
              </table:table-cell>
              <table:table-cell office:value-type="float" office:value="0.0148666569437408">
                <text:p>0.01486665694374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">
                <text:p>2</text:p>
              </table:table-cell>
              <table:table-cell office:value-type="float" office:value="0.994224421038033">
                <text:p>0.994224421038033</text:p>
              </table:table-cell>
              <table:table-cell office:value-type="float" office:value="0.00175026464084513">
                <text:p>0.00175026464084513</text:p>
              </table:table-cell>
              <table:table-cell office:value-type="float" office:value="0.00175026464084513">
                <text:p>0.00175026464084513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6315991338108">
                <text:p>0.0116315991338108</text:p>
              </table:table-cell>
              <table:table-cell office:value-type="float" office:value="0.0116315991338108">
                <text:p>0.01163159913381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">
                <text:p>5</text:p>
              </table:table-cell>
              <table:table-cell office:value-type="float" office:value="0.992368495544412">
                <text:p>0.992368495544412</text:p>
              </table:table-cell>
              <table:table-cell office:value-type="float" office:value="0.00243124572586973">
                <text:p>0.00243124572586973</text:p>
              </table:table-cell>
              <table:table-cell office:value-type="float" office:value="0.00243124572586973">
                <text:p>0.00243124572586973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92928387954117">
                <text:p>0.0092928387954117</text:p>
              </table:table-cell>
              <table:table-cell office:value-type="float" office:value="0.0092928387954117">
                <text:p>0.00929283879541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">
                <text:p>6</text:p>
              </table:table-cell>
              <table:table-cell office:value-type="float" office:value="0.990511719239201">
                <text:p>0.990511719239201</text:p>
              </table:table-cell>
              <table:table-cell office:value-type="float" office:value="0.00342668149736685">
                <text:p>0.00342668149736685</text:p>
              </table:table-cell>
              <table:table-cell office:value-type="float" office:value="0.00342668149736685">
                <text:p>0.00342668149736685</text:p>
              </table:table-cell>
              <table:table-cell office:value-type="float" office:value="0.9375">
                <text:p>0.9375</text:p>
              </table:table-cell>
              <table:table-cell office:value-type="float" office:value="0.0110851525935923">
                <text:p>0.0110851525935923</text:p>
              </table:table-cell>
              <table:table-cell office:value-type="float" office:value="0.0110851525935923">
                <text:p>0.01108515259359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">
                <text:p>7</text:p>
              </table:table-cell>
              <table:table-cell office:value-type="float" office:value="0.990305788431258">
                <text:p>0.990305788431258</text:p>
              </table:table-cell>
              <table:table-cell office:value-type="float" office:value="0.00213225095684904">
                <text:p>0.00213225095684904</text:p>
              </table:table-cell>
              <table:table-cell office:value-type="float" office:value="0.00213225095684904">
                <text:p>0.00213225095684904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70365895942132">
                <text:p>0.00970365895942132</text:p>
              </table:table-cell>
              <table:table-cell office:value-type="float" office:value="0.00970365895942132">
                <text:p>0.009703658959421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">
                <text:p>8</text:p>
              </table:table-cell>
              <table:table-cell office:value-type="float" office:value="0.990099347754214">
                <text:p>0.990099347754214</text:p>
              </table:table-cell>
              <table:table-cell office:value-type="float" office:value="0.00260849538580758">
                <text:p>0.00260849538580758</text:p>
              </table:table-cell>
              <table:table-cell office:value-type="float" office:value="0.00260849538580758">
                <text:p>0.00260849538580758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903170278791346">
                <text:p>0.00903170278791346</text:p>
              </table:table-cell>
              <table:table-cell office:value-type="float" office:value="0.00903170278791346">
                <text:p>0.009031702787913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">
                <text:p>2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">
                <text:p>5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">
                <text:p>6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">
                <text:p>7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">
                <text:p>8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">
                <text:p>2</text:p>
              </table:table-cell>
              <table:table-cell office:value-type="float" office:value="0.961428231474647">
                <text:p>0.961428231474647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112866749648763">
                <text:p>0.0112866749648763</text:p>
              </table:table-cell>
              <table:table-cell office:value-type="float" office:value="0.0112866749648763">
                <text:p>0.01128667496487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">
                <text:p>5</text:p>
              </table:table-cell>
              <table:table-cell office:value-type="float" office:value="0.961428231474647">
                <text:p>0.961428231474647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112866749648763">
                <text:p>0.0112866749648763</text:p>
              </table:table-cell>
              <table:table-cell office:value-type="float" office:value="0.0112866749648763">
                <text:p>0.01128667496487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0.961428231474647">
                <text:p>0.961428231474647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112866749648763">
                <text:p>0.0112866749648763</text:p>
              </table:table-cell>
              <table:table-cell office:value-type="float" office:value="0.0112866749648763">
                <text:p>0.01128667496487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">
                <text:p>7</text:p>
              </table:table-cell>
              <table:table-cell office:value-type="float" office:value="0.961428231474647">
                <text:p>0.961428231474647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112866749648763">
                <text:p>0.0112866749648763</text:p>
              </table:table-cell>
              <table:table-cell office:value-type="float" office:value="0.0112866749648763">
                <text:p>0.01128667496487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">
                <text:p>8</text:p>
              </table:table-cell>
              <table:table-cell office:value-type="float" office:value="0.961428231474647">
                <text:p>0.961428231474647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112866749648763">
                <text:p>0.0112866749648763</text:p>
              </table:table-cell>
              <table:table-cell office:value-type="float" office:value="0.0112866749648763">
                <text:p>0.01128667496487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">
                <text:p>2</text:p>
              </table:table-cell>
              <table:table-cell office:value-type="float" office:value="0.955033670300669">
                <text:p>0.955033670300669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101122499710808">
                <text:p>0.0101122499710808</text:p>
              </table:table-cell>
              <table:table-cell office:value-type="float" office:value="0.0101122499710808">
                <text:p>0.01011224997108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">
                <text:p>5</text:p>
              </table:table-cell>
              <table:table-cell office:value-type="float" office:value="0.955033670300669">
                <text:p>0.955033670300669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101122499710808">
                <text:p>0.0101122499710808</text:p>
              </table:table-cell>
              <table:table-cell office:value-type="float" office:value="0.0101122499710808">
                <text:p>0.01011224997108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">
                <text:p>6</text:p>
              </table:table-cell>
              <table:table-cell office:value-type="float" office:value="0.955033670300669">
                <text:p>0.955033670300669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101122499710808">
                <text:p>0.0101122499710808</text:p>
              </table:table-cell>
              <table:table-cell office:value-type="float" office:value="0.0101122499710808">
                <text:p>0.01011224997108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">
                <text:p>7</text:p>
              </table:table-cell>
              <table:table-cell office:value-type="float" office:value="0.955033670300669">
                <text:p>0.955033670300669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101122499710808">
                <text:p>0.0101122499710808</text:p>
              </table:table-cell>
              <table:table-cell office:value-type="float" office:value="0.0101122499710808">
                <text:p>0.01011224997108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">
                <text:p>8</text:p>
              </table:table-cell>
              <table:table-cell office:value-type="float" office:value="0.955033670300669">
                <text:p>0.955033670300669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101122499710808">
                <text:p>0.0101122499710808</text:p>
              </table:table-cell>
              <table:table-cell office:value-type="float" office:value="0.0101122499710808">
                <text:p>0.01011224997108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">
                <text:p>2</text:p>
              </table:table-cell>
              <table:table-cell office:value-type="float" office:value="0.954414686965288">
                <text:p>0.954414686965288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0148666569437408">
                <text:p>0.0148666569437408</text:p>
              </table:table-cell>
              <table:table-cell office:value-type="float" office:value="0.0148666569437408">
                <text:p>0.01486665694374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">
                <text:p>5</text:p>
              </table:table-cell>
              <table:table-cell office:value-type="float" office:value="0.954414686965288">
                <text:p>0.954414686965288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0148666569437408">
                <text:p>0.0148666569437408</text:p>
              </table:table-cell>
              <table:table-cell office:value-type="float" office:value="0.0148666569437408">
                <text:p>0.01486665694374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">
                <text:p>6</text:p>
              </table:table-cell>
              <table:table-cell office:value-type="float" office:value="0.954414686965288">
                <text:p>0.954414686965288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0148666569437408">
                <text:p>0.0148666569437408</text:p>
              </table:table-cell>
              <table:table-cell office:value-type="float" office:value="0.0148666569437408">
                <text:p>0.01486665694374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">
                <text:p>7</text:p>
              </table:table-cell>
              <table:table-cell office:value-type="float" office:value="0.954414686965288">
                <text:p>0.954414686965288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0148666569437408">
                <text:p>0.0148666569437408</text:p>
              </table:table-cell>
              <table:table-cell office:value-type="float" office:value="0.0148666569437408">
                <text:p>0.01486665694374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">
                <text:p>8</text:p>
              </table:table-cell>
              <table:table-cell office:value-type="float" office:value="0.954414686965288">
                <text:p>0.954414686965288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0148666569437408">
                <text:p>0.0148666569437408</text:p>
              </table:table-cell>
              <table:table-cell office:value-type="float" office:value="0.0148666569437408">
                <text:p>0.01486665694374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">
                <text:p>2</text:p>
              </table:table-cell>
              <table:table-cell office:value-type="float" office:value="0.994224421038033">
                <text:p>0.994224421038033</text:p>
              </table:table-cell>
              <table:table-cell office:value-type="float" office:value="0.00175026464084513">
                <text:p>0.00175026464084513</text:p>
              </table:table-cell>
              <table:table-cell office:value-type="float" office:value="0.00175026464084513">
                <text:p>0.00175026464084513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6315991338108">
                <text:p>0.0116315991338108</text:p>
              </table:table-cell>
              <table:table-cell office:value-type="float" office:value="0.0116315991338108">
                <text:p>0.01163159913381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">
                <text:p>5</text:p>
              </table:table-cell>
              <table:table-cell office:value-type="float" office:value="0.992368495544412">
                <text:p>0.992368495544412</text:p>
              </table:table-cell>
              <table:table-cell office:value-type="float" office:value="0.00243124572586973">
                <text:p>0.00243124572586973</text:p>
              </table:table-cell>
              <table:table-cell office:value-type="float" office:value="0.00243124572586973">
                <text:p>0.00243124572586973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92928387954117">
                <text:p>0.0092928387954117</text:p>
              </table:table-cell>
              <table:table-cell office:value-type="float" office:value="0.0092928387954117">
                <text:p>0.00929283879541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">
                <text:p>6</text:p>
              </table:table-cell>
              <table:table-cell office:value-type="float" office:value="0.990511719239201">
                <text:p>0.990511719239201</text:p>
              </table:table-cell>
              <table:table-cell office:value-type="float" office:value="0.00342668149736685">
                <text:p>0.00342668149736685</text:p>
              </table:table-cell>
              <table:table-cell office:value-type="float" office:value="0.00342668149736685">
                <text:p>0.00342668149736685</text:p>
              </table:table-cell>
              <table:table-cell office:value-type="float" office:value="0.9375">
                <text:p>0.9375</text:p>
              </table:table-cell>
              <table:table-cell office:value-type="float" office:value="0.0110851525935923">
                <text:p>0.0110851525935923</text:p>
              </table:table-cell>
              <table:table-cell office:value-type="float" office:value="0.0110851525935923">
                <text:p>0.01108515259359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">
                <text:p>7</text:p>
              </table:table-cell>
              <table:table-cell office:value-type="float" office:value="0.990305788431258">
                <text:p>0.990305788431258</text:p>
              </table:table-cell>
              <table:table-cell office:value-type="float" office:value="0.00213225095684904">
                <text:p>0.00213225095684904</text:p>
              </table:table-cell>
              <table:table-cell office:value-type="float" office:value="0.00213225095684904">
                <text:p>0.00213225095684904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70365895942132">
                <text:p>0.00970365895942132</text:p>
              </table:table-cell>
              <table:table-cell office:value-type="float" office:value="0.00970365895942132">
                <text:p>0.009703658959421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">
                <text:p>8</text:p>
              </table:table-cell>
              <table:table-cell office:value-type="float" office:value="0.990099347754214">
                <text:p>0.990099347754214</text:p>
              </table:table-cell>
              <table:table-cell office:value-type="float" office:value="0.00260849538580758">
                <text:p>0.00260849538580758</text:p>
              </table:table-cell>
              <table:table-cell office:value-type="float" office:value="0.00260849538580758">
                <text:p>0.00260849538580758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903170278791346">
                <text:p>0.00903170278791346</text:p>
              </table:table-cell>
              <table:table-cell office:value-type="float" office:value="0.00903170278791346">
                <text:p>0.009031702787913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">
                <text:p>2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">
                <text:p>5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">
                <text:p>6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">
                <text:p>7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">
                <text:p>8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">
                <text:p>2</text:p>
              </table:table-cell>
              <table:table-cell office:value-type="float" office:value="0.961428231474647">
                <text:p>0.961428231474647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112866749648763">
                <text:p>0.0112866749648763</text:p>
              </table:table-cell>
              <table:table-cell office:value-type="float" office:value="0.0112866749648763">
                <text:p>0.011286674964876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">
                <text:p>5</text:p>
              </table:table-cell>
              <table:table-cell office:value-type="float" office:value="0.961428231474647">
                <text:p>0.961428231474647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112866749648763">
                <text:p>0.0112866749648763</text:p>
              </table:table-cell>
              <table:table-cell office:value-type="float" office:value="0.0112866749648763">
                <text:p>0.01128667496487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">
                <text:p>6</text:p>
              </table:table-cell>
              <table:table-cell office:value-type="float" office:value="0.961428231474647">
                <text:p>0.961428231474647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112866749648763">
                <text:p>0.0112866749648763</text:p>
              </table:table-cell>
              <table:table-cell office:value-type="float" office:value="0.0112866749648763">
                <text:p>0.011286674964876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">
                <text:p>7</text:p>
              </table:table-cell>
              <table:table-cell office:value-type="float" office:value="0.961428231474647">
                <text:p>0.961428231474647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112866749648763">
                <text:p>0.0112866749648763</text:p>
              </table:table-cell>
              <table:table-cell office:value-type="float" office:value="0.0112866749648763">
                <text:p>0.01128667496487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0.961428231474647">
                <text:p>0.961428231474647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112866749648763">
                <text:p>0.0112866749648763</text:p>
              </table:table-cell>
              <table:table-cell office:value-type="float" office:value="0.0112866749648763">
                <text:p>0.011286674964876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">
                <text:p>2</text:p>
              </table:table-cell>
              <table:table-cell office:value-type="float" office:value="0.955033670300669">
                <text:p>0.955033670300669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101122499710808">
                <text:p>0.0101122499710808</text:p>
              </table:table-cell>
              <table:table-cell office:value-type="float" office:value="0.0101122499710808">
                <text:p>0.01011224997108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">
                <text:p>5</text:p>
              </table:table-cell>
              <table:table-cell office:value-type="float" office:value="0.955033670300669">
                <text:p>0.955033670300669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101122499710808">
                <text:p>0.0101122499710808</text:p>
              </table:table-cell>
              <table:table-cell office:value-type="float" office:value="0.0101122499710808">
                <text:p>0.01011224997108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">
                <text:p>6</text:p>
              </table:table-cell>
              <table:table-cell office:value-type="float" office:value="0.955033670300669">
                <text:p>0.955033670300669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101122499710808">
                <text:p>0.0101122499710808</text:p>
              </table:table-cell>
              <table:table-cell office:value-type="float" office:value="0.0101122499710808">
                <text:p>0.01011224997108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">
                <text:p>7</text:p>
              </table:table-cell>
              <table:table-cell office:value-type="float" office:value="0.955033670300669">
                <text:p>0.955033670300669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101122499710808">
                <text:p>0.0101122499710808</text:p>
              </table:table-cell>
              <table:table-cell office:value-type="float" office:value="0.0101122499710808">
                <text:p>0.01011224997108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">
                <text:p>8</text:p>
              </table:table-cell>
              <table:table-cell office:value-type="float" office:value="0.955033670300669">
                <text:p>0.955033670300669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101122499710808">
                <text:p>0.0101122499710808</text:p>
              </table:table-cell>
              <table:table-cell office:value-type="float" office:value="0.0101122499710808">
                <text:p>0.010112249971080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">
                <text:p>2</text:p>
              </table:table-cell>
              <table:table-cell office:value-type="float" office:value="0.954414686965288">
                <text:p>0.954414686965288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0148666569437408">
                <text:p>0.0148666569437408</text:p>
              </table:table-cell>
              <table:table-cell office:value-type="float" office:value="0.0148666569437408">
                <text:p>0.01486665694374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">
                <text:p>5</text:p>
              </table:table-cell>
              <table:table-cell office:value-type="float" office:value="0.954414686965288">
                <text:p>0.954414686965288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0148666569437408">
                <text:p>0.0148666569437408</text:p>
              </table:table-cell>
              <table:table-cell office:value-type="float" office:value="0.0148666569437408">
                <text:p>0.01486665694374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">
                <text:p>6</text:p>
              </table:table-cell>
              <table:table-cell office:value-type="float" office:value="0.954414686965288">
                <text:p>0.954414686965288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0148666569437408">
                <text:p>0.0148666569437408</text:p>
              </table:table-cell>
              <table:table-cell office:value-type="float" office:value="0.0148666569437408">
                <text:p>0.01486665694374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">
                <text:p>7</text:p>
              </table:table-cell>
              <table:table-cell office:value-type="float" office:value="0.954414686965288">
                <text:p>0.954414686965288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0148666569437408">
                <text:p>0.0148666569437408</text:p>
              </table:table-cell>
              <table:table-cell office:value-type="float" office:value="0.0148666569437408">
                <text:p>0.01486665694374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0.954414686965288">
                <text:p>0.954414686965288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0148666569437408">
                <text:p>0.0148666569437408</text:p>
              </table:table-cell>
              <table:table-cell office:value-type="float" office:value="0.0148666569437408">
                <text:p>0.014866656943740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0.994224421038033">
                <text:p>0.994224421038033</text:p>
              </table:table-cell>
              <table:table-cell office:value-type="float" office:value="0.00175026464084513">
                <text:p>0.00175026464084513</text:p>
              </table:table-cell>
              <table:table-cell office:value-type="float" office:value="0.00175026464084513">
                <text:p>0.00175026464084513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6315991338108">
                <text:p>0.0116315991338108</text:p>
              </table:table-cell>
              <table:table-cell office:value-type="float" office:value="0.0116315991338108">
                <text:p>0.011631599133810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">
                <text:p>5</text:p>
              </table:table-cell>
              <table:table-cell office:value-type="float" office:value="0.992368495544412">
                <text:p>0.992368495544412</text:p>
              </table:table-cell>
              <table:table-cell office:value-type="float" office:value="0.00243124572586973">
                <text:p>0.00243124572586973</text:p>
              </table:table-cell>
              <table:table-cell office:value-type="float" office:value="0.00243124572586973">
                <text:p>0.00243124572586973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92928387954117">
                <text:p>0.0092928387954117</text:p>
              </table:table-cell>
              <table:table-cell office:value-type="float" office:value="0.0092928387954117">
                <text:p>0.009292838795411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">
                <text:p>6</text:p>
              </table:table-cell>
              <table:table-cell office:value-type="float" office:value="0.990511719239201">
                <text:p>0.990511719239201</text:p>
              </table:table-cell>
              <table:table-cell office:value-type="float" office:value="0.00342668149736685">
                <text:p>0.00342668149736685</text:p>
              </table:table-cell>
              <table:table-cell office:value-type="float" office:value="0.00342668149736685">
                <text:p>0.00342668149736685</text:p>
              </table:table-cell>
              <table:table-cell office:value-type="float" office:value="0.9375">
                <text:p>0.9375</text:p>
              </table:table-cell>
              <table:table-cell office:value-type="float" office:value="0.0110851525935923">
                <text:p>0.0110851525935923</text:p>
              </table:table-cell>
              <table:table-cell office:value-type="float" office:value="0.0110851525935923">
                <text:p>0.011085152593592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">
                <text:p>7</text:p>
              </table:table-cell>
              <table:table-cell office:value-type="float" office:value="0.990305788431258">
                <text:p>0.990305788431258</text:p>
              </table:table-cell>
              <table:table-cell office:value-type="float" office:value="0.00213225095684904">
                <text:p>0.00213225095684904</text:p>
              </table:table-cell>
              <table:table-cell office:value-type="float" office:value="0.00213225095684904">
                <text:p>0.00213225095684904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70365895942132">
                <text:p>0.00970365895942132</text:p>
              </table:table-cell>
              <table:table-cell office:value-type="float" office:value="0.00970365895942132">
                <text:p>0.009703658959421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">
                <text:p>8</text:p>
              </table:table-cell>
              <table:table-cell office:value-type="float" office:value="0.990099347754214">
                <text:p>0.990099347754214</text:p>
              </table:table-cell>
              <table:table-cell office:value-type="float" office:value="0.00260849538580758">
                <text:p>0.00260849538580758</text:p>
              </table:table-cell>
              <table:table-cell office:value-type="float" office:value="0.00260849538580758">
                <text:p>0.00260849538580758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903170278791346">
                <text:p>0.00903170278791346</text:p>
              </table:table-cell>
              <table:table-cell office:value-type="float" office:value="0.00903170278791346">
                <text:p>0.0090317027879134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">
                <text:p>2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">
                <text:p>5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">
                <text:p>6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">
                <text:p>7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">
                <text:p>8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">
                <text:p>2</text:p>
              </table:table-cell>
              <table:table-cell office:value-type="float" office:value="0.961428231474647">
                <text:p>0.961428231474647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112866749648763">
                <text:p>0.0112866749648763</text:p>
              </table:table-cell>
              <table:table-cell office:value-type="float" office:value="0.0112866749648763">
                <text:p>0.011286674964876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">
                <text:p>5</text:p>
              </table:table-cell>
              <table:table-cell office:value-type="float" office:value="0.961428231474647">
                <text:p>0.961428231474647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112866749648763">
                <text:p>0.0112866749648763</text:p>
              </table:table-cell>
              <table:table-cell office:value-type="float" office:value="0.0112866749648763">
                <text:p>0.011286674964876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">
                <text:p>6</text:p>
              </table:table-cell>
              <table:table-cell office:value-type="float" office:value="0.961428231474647">
                <text:p>0.961428231474647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112866749648763">
                <text:p>0.0112866749648763</text:p>
              </table:table-cell>
              <table:table-cell office:value-type="float" office:value="0.0112866749648763">
                <text:p>0.011286674964876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">
                <text:p>7</text:p>
              </table:table-cell>
              <table:table-cell office:value-type="float" office:value="0.961428231474647">
                <text:p>0.961428231474647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112866749648763">
                <text:p>0.0112866749648763</text:p>
              </table:table-cell>
              <table:table-cell office:value-type="float" office:value="0.0112866749648763">
                <text:p>0.011286674964876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">
                <text:p>8</text:p>
              </table:table-cell>
              <table:table-cell office:value-type="float" office:value="0.961428231474647">
                <text:p>0.961428231474647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00325934003676295">
                <text:p>0.00325934003676295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112866749648763">
                <text:p>0.0112866749648763</text:p>
              </table:table-cell>
              <table:table-cell office:value-type="float" office:value="0.0112866749648763">
                <text:p>0.011286674964876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">
                <text:p>2</text:p>
              </table:table-cell>
              <table:table-cell office:value-type="float" office:value="0.955033670300669">
                <text:p>0.955033670300669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101122499710808">
                <text:p>0.0101122499710808</text:p>
              </table:table-cell>
              <table:table-cell office:value-type="float" office:value="0.0101122499710808">
                <text:p>0.010112249971080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">
                <text:p>5</text:p>
              </table:table-cell>
              <table:table-cell office:value-type="float" office:value="0.955033670300669">
                <text:p>0.955033670300669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101122499710808">
                <text:p>0.0101122499710808</text:p>
              </table:table-cell>
              <table:table-cell office:value-type="float" office:value="0.0101122499710808">
                <text:p>0.010112249971080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">
                <text:p>6</text:p>
              </table:table-cell>
              <table:table-cell office:value-type="float" office:value="0.955033670300669">
                <text:p>0.955033670300669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101122499710808">
                <text:p>0.0101122499710808</text:p>
              </table:table-cell>
              <table:table-cell office:value-type="float" office:value="0.0101122499710808">
                <text:p>0.010112249971080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">
                <text:p>7</text:p>
              </table:table-cell>
              <table:table-cell office:value-type="float" office:value="0.955033670300669">
                <text:p>0.955033670300669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101122499710808">
                <text:p>0.0101122499710808</text:p>
              </table:table-cell>
              <table:table-cell office:value-type="float" office:value="0.0101122499710808">
                <text:p>0.010112249971080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">
                <text:p>8</text:p>
              </table:table-cell>
              <table:table-cell office:value-type="float" office:value="0.955033670300669">
                <text:p>0.955033670300669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00522993339083671">
                <text:p>0.00522993339083671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101122499710808">
                <text:p>0.0101122499710808</text:p>
              </table:table-cell>
              <table:table-cell office:value-type="float" office:value="0.0101122499710808">
                <text:p>0.010112249971080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">
                <text:p>2</text:p>
              </table:table-cell>
              <table:table-cell office:value-type="float" office:value="0.954414686965288">
                <text:p>0.954414686965288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0148666569437408">
                <text:p>0.0148666569437408</text:p>
              </table:table-cell>
              <table:table-cell office:value-type="float" office:value="0.0148666569437408">
                <text:p>0.014866656943740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">
                <text:p>5</text:p>
              </table:table-cell>
              <table:table-cell office:value-type="float" office:value="0.954414686965288">
                <text:p>0.954414686965288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0148666569437408">
                <text:p>0.0148666569437408</text:p>
              </table:table-cell>
              <table:table-cell office:value-type="float" office:value="0.0148666569437408">
                <text:p>0.014866656943740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">
                <text:p>6</text:p>
              </table:table-cell>
              <table:table-cell office:value-type="float" office:value="0.954414686965288">
                <text:p>0.954414686965288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0148666569437408">
                <text:p>0.0148666569437408</text:p>
              </table:table-cell>
              <table:table-cell office:value-type="float" office:value="0.0148666569437408">
                <text:p>0.014866656943740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">
                <text:p>7</text:p>
              </table:table-cell>
              <table:table-cell office:value-type="float" office:value="0.954414686965288">
                <text:p>0.954414686965288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0148666569437408">
                <text:p>0.0148666569437408</text:p>
              </table:table-cell>
              <table:table-cell office:value-type="float" office:value="0.0148666569437408">
                <text:p>0.014866656943740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">
                <text:p>8</text:p>
              </table:table-cell>
              <table:table-cell office:value-type="float" office:value="0.954414686965288">
                <text:p>0.954414686965288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00336410789943213">
                <text:p>0.00336410789943213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0148666569437408">
                <text:p>0.0148666569437408</text:p>
              </table:table-cell>
              <table:table-cell office:value-type="float" office:value="0.0148666569437408">
                <text:p>0.014866656943740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">
                <text:p>2</text:p>
              </table:table-cell>
              <table:table-cell office:value-type="float" office:value="0.993605438826022">
                <text:p>0.993605438826022</text:p>
              </table:table-cell>
              <table:table-cell office:value-type="float" office:value="0.00256822657770565">
                <text:p>0.00256822657770565</text:p>
              </table:table-cell>
              <table:table-cell office:value-type="float" office:value="0.00256822657770565">
                <text:p>0.0025682265777056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13087581217467">
                <text:p>0.0113087581217467</text:p>
              </table:table-cell>
              <table:table-cell office:value-type="float" office:value="0.0113087581217467">
                <text:p>0.011308758121746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">
                <text:p>5</text:p>
              </table:table-cell>
              <table:table-cell office:value-type="float" office:value="0.989892566696366">
                <text:p>0.989892566696366</text:p>
              </table:table-cell>
              <table:table-cell office:value-type="float" office:value="0.00331981281988448">
                <text:p>0.00331981281988448</text:p>
              </table:table-cell>
              <table:table-cell office:value-type="float" office:value="0.00331981281988448">
                <text:p>0.00331981281988448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924167272639933">
                <text:p>0.00924167272639933</text:p>
              </table:table-cell>
              <table:table-cell office:value-type="float" office:value="0.00924167272639933">
                <text:p>0.009241672726399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">
                <text:p>6</text:p>
              </table:table-cell>
              <table:table-cell office:value-type="float" office:value="0.989480365542203">
                <text:p>0.989480365542203</text:p>
              </table:table-cell>
              <table:table-cell office:value-type="float" office:value="0.00269701431655959">
                <text:p>0.00269701431655959</text:p>
              </table:table-cell>
              <table:table-cell office:value-type="float" office:value="0.00269701431655959">
                <text:p>0.00269701431655959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10665319630122">
                <text:p>0.010665319630122</text:p>
              </table:table-cell>
              <table:table-cell office:value-type="float" office:value="0.010665319630122">
                <text:p>0.0106653196301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">
                <text:p>7</text:p>
              </table:table-cell>
              <table:table-cell office:value-type="float" office:value="0.98824240111818">
                <text:p>0.98824240111818</text:p>
              </table:table-cell>
              <table:table-cell office:value-type="float" office:value="0.00316236975313292">
                <text:p>0.00316236975313292</text:p>
              </table:table-cell>
              <table:table-cell office:value-type="float" office:value="0.00316236975313292">
                <text:p>0.00316236975313292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113100567704919">
                <text:p>0.0113100567704919</text:p>
              </table:table-cell>
              <table:table-cell office:value-type="float" office:value="0.0113100567704919">
                <text:p>0.011310056770491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">
                <text:p>8</text:p>
              </table:table-cell>
              <table:table-cell office:value-type="float" office:value="0.986592235820836">
                <text:p>0.986592235820836</text:p>
              </table:table-cell>
              <table:table-cell office:value-type="float" office:value="0.00397329211389011">
                <text:p>0.00397329211389011</text:p>
              </table:table-cell>
              <table:table-cell office:value-type="float" office:value="0.00397329211389011">
                <text:p>0.00397329211389011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99403722179986">
                <text:p>0.0099403722179986</text:p>
              </table:table-cell>
              <table:table-cell office:value-type="float" office:value="0.0099403722179986">
                <text:p>0.009940372217998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">
                <text:p>2</text:p>
              </table:table-cell>
              <table:table-cell office:value-type="float" office:value="0.962873317899007">
                <text:p>0.962873317899007</text:p>
              </table:table-cell>
              <table:table-cell office:value-type="float" office:value="0.004798074532007">
                <text:p>0.004798074532007</text:p>
              </table:table-cell>
              <table:table-cell office:value-type="float" office:value="0.004798074532007">
                <text:p>0.004798074532007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00827413460757">
                <text:p>0.0100827413460757</text:p>
              </table:table-cell>
              <table:table-cell office:value-type="float" office:value="0.0100827413460757">
                <text:p>0.010082741346075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">
                <text:p>5</text:p>
              </table:table-cell>
              <table:table-cell office:value-type="float" office:value="0.962873317899007">
                <text:p>0.962873317899007</text:p>
              </table:table-cell>
              <table:table-cell office:value-type="float" office:value="0.004798074532007">
                <text:p>0.004798074532007</text:p>
              </table:table-cell>
              <table:table-cell office:value-type="float" office:value="0.004798074532007">
                <text:p>0.004798074532007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00827413460757">
                <text:p>0.0100827413460757</text:p>
              </table:table-cell>
              <table:table-cell office:value-type="float" office:value="0.0100827413460757">
                <text:p>0.010082741346075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">
                <text:p>6</text:p>
              </table:table-cell>
              <table:table-cell office:value-type="float" office:value="0.962873317899007">
                <text:p>0.962873317899007</text:p>
              </table:table-cell>
              <table:table-cell office:value-type="float" office:value="0.004798074532007">
                <text:p>0.004798074532007</text:p>
              </table:table-cell>
              <table:table-cell office:value-type="float" office:value="0.004798074532007">
                <text:p>0.004798074532007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00827413460757">
                <text:p>0.0100827413460757</text:p>
              </table:table-cell>
              <table:table-cell office:value-type="float" office:value="0.0100827413460757">
                <text:p>0.010082741346075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">
                <text:p>7</text:p>
              </table:table-cell>
              <table:table-cell office:value-type="float" office:value="0.962873317899007">
                <text:p>0.962873317899007</text:p>
              </table:table-cell>
              <table:table-cell office:value-type="float" office:value="0.004798074532007">
                <text:p>0.004798074532007</text:p>
              </table:table-cell>
              <table:table-cell office:value-type="float" office:value="0.004798074532007">
                <text:p>0.004798074532007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00827413460757">
                <text:p>0.0100827413460757</text:p>
              </table:table-cell>
              <table:table-cell office:value-type="float" office:value="0.0100827413460757">
                <text:p>0.010082741346075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">
                <text:p>8</text:p>
              </table:table-cell>
              <table:table-cell office:value-type="float" office:value="0.962873317899007">
                <text:p>0.962873317899007</text:p>
              </table:table-cell>
              <table:table-cell office:value-type="float" office:value="0.004798074532007">
                <text:p>0.004798074532007</text:p>
              </table:table-cell>
              <table:table-cell office:value-type="float" office:value="0.004798074532007">
                <text:p>0.004798074532007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00827413460757">
                <text:p>0.0100827413460757</text:p>
              </table:table-cell>
              <table:table-cell office:value-type="float" office:value="0.0100827413460757">
                <text:p>0.010082741346075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">
                <text:p>2</text:p>
              </table:table-cell>
              <table:table-cell office:value-type="float" office:value="0.959365864742298">
                <text:p>0.959365864742298</text:p>
              </table:table-cell>
              <table:table-cell office:value-type="float" office:value="0.00309398441919214">
                <text:p>0.00309398441919214</text:p>
              </table:table-cell>
              <table:table-cell office:value-type="float" office:value="0.00309398441919214">
                <text:p>0.00309398441919214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00636783431031117">
                <text:p>0.00636783431031117</text:p>
              </table:table-cell>
              <table:table-cell office:value-type="float" office:value="0.00636783431031117">
                <text:p>0.0063678343103111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">
                <text:p>5</text:p>
              </table:table-cell>
              <table:table-cell office:value-type="float" office:value="0.959365864742298">
                <text:p>0.959365864742298</text:p>
              </table:table-cell>
              <table:table-cell office:value-type="float" office:value="0.00309398441919214">
                <text:p>0.00309398441919214</text:p>
              </table:table-cell>
              <table:table-cell office:value-type="float" office:value="0.00309398441919214">
                <text:p>0.00309398441919214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00636783431031117">
                <text:p>0.00636783431031117</text:p>
              </table:table-cell>
              <table:table-cell office:value-type="float" office:value="0.00636783431031117">
                <text:p>0.0063678343103111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">
                <text:p>6</text:p>
              </table:table-cell>
              <table:table-cell office:value-type="float" office:value="0.959365864742298">
                <text:p>0.959365864742298</text:p>
              </table:table-cell>
              <table:table-cell office:value-type="float" office:value="0.00309398441919214">
                <text:p>0.00309398441919214</text:p>
              </table:table-cell>
              <table:table-cell office:value-type="float" office:value="0.00309398441919214">
                <text:p>0.00309398441919214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00636783431031117">
                <text:p>0.00636783431031117</text:p>
              </table:table-cell>
              <table:table-cell office:value-type="float" office:value="0.00636783431031117">
                <text:p>0.0063678343103111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">
                <text:p>7</text:p>
              </table:table-cell>
              <table:table-cell office:value-type="float" office:value="0.959365864742298">
                <text:p>0.959365864742298</text:p>
              </table:table-cell>
              <table:table-cell office:value-type="float" office:value="0.00309398441919214">
                <text:p>0.00309398441919214</text:p>
              </table:table-cell>
              <table:table-cell office:value-type="float" office:value="0.00309398441919214">
                <text:p>0.00309398441919214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00636783431031117">
                <text:p>0.00636783431031117</text:p>
              </table:table-cell>
              <table:table-cell office:value-type="float" office:value="0.00636783431031117">
                <text:p>0.0063678343103111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">
                <text:p>8</text:p>
              </table:table-cell>
              <table:table-cell office:value-type="float" office:value="0.959365864742298">
                <text:p>0.959365864742298</text:p>
              </table:table-cell>
              <table:table-cell office:value-type="float" office:value="0.00309398441919214">
                <text:p>0.00309398441919214</text:p>
              </table:table-cell>
              <table:table-cell office:value-type="float" office:value="0.00309398441919214">
                <text:p>0.00309398441919214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00636783431031117">
                <text:p>0.00636783431031117</text:p>
              </table:table-cell>
              <table:table-cell office:value-type="float" office:value="0.00636783431031117">
                <text:p>0.0063678343103111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">
                <text:p>2</text:p>
              </table:table-cell>
              <table:table-cell office:value-type="float" office:value="0.957508578287144">
                <text:p>0.957508578287144</text:p>
              </table:table-cell>
              <table:table-cell office:value-type="float" office:value="0.00489637169478211">
                <text:p>0.00489637169478211</text:p>
              </table:table-cell>
              <table:table-cell office:value-type="float" office:value="0.00489637169478211">
                <text:p>0.00489637169478211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107590085633789">
                <text:p>0.0107590085633789</text:p>
              </table:table-cell>
              <table:table-cell office:value-type="float" office:value="0.0107590085633789">
                <text:p>0.010759008563378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">
                <text:p>5</text:p>
              </table:table-cell>
              <table:table-cell office:value-type="float" office:value="0.957508578287144">
                <text:p>0.957508578287144</text:p>
              </table:table-cell>
              <table:table-cell office:value-type="float" office:value="0.00489637169478211">
                <text:p>0.00489637169478211</text:p>
              </table:table-cell>
              <table:table-cell office:value-type="float" office:value="0.00489637169478211">
                <text:p>0.00489637169478211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107590085633789">
                <text:p>0.0107590085633789</text:p>
              </table:table-cell>
              <table:table-cell office:value-type="float" office:value="0.0107590085633789">
                <text:p>0.010759008563378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">
                <text:p>6</text:p>
              </table:table-cell>
              <table:table-cell office:value-type="float" office:value="0.957508578287144">
                <text:p>0.957508578287144</text:p>
              </table:table-cell>
              <table:table-cell office:value-type="float" office:value="0.00489637169478211">
                <text:p>0.00489637169478211</text:p>
              </table:table-cell>
              <table:table-cell office:value-type="float" office:value="0.00489637169478211">
                <text:p>0.00489637169478211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107590085633789">
                <text:p>0.0107590085633789</text:p>
              </table:table-cell>
              <table:table-cell office:value-type="float" office:value="0.0107590085633789">
                <text:p>0.010759008563378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">
                <text:p>7</text:p>
              </table:table-cell>
              <table:table-cell office:value-type="float" office:value="0.957508578287144">
                <text:p>0.957508578287144</text:p>
              </table:table-cell>
              <table:table-cell office:value-type="float" office:value="0.00489637169478211">
                <text:p>0.00489637169478211</text:p>
              </table:table-cell>
              <table:table-cell office:value-type="float" office:value="0.00489637169478211">
                <text:p>0.00489637169478211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107590085633789">
                <text:p>0.0107590085633789</text:p>
              </table:table-cell>
              <table:table-cell office:value-type="float" office:value="0.0107590085633789">
                <text:p>0.01075900856337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">
                <text:p>8</text:p>
              </table:table-cell>
              <table:table-cell office:value-type="float" office:value="0.957508578287144">
                <text:p>0.957508578287144</text:p>
              </table:table-cell>
              <table:table-cell office:value-type="float" office:value="0.00489637169478211">
                <text:p>0.00489637169478211</text:p>
              </table:table-cell>
              <table:table-cell office:value-type="float" office:value="0.00489637169478211">
                <text:p>0.00489637169478211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107590085633789">
                <text:p>0.0107590085633789</text:p>
              </table:table-cell>
              <table:table-cell office:value-type="float" office:value="0.0107590085633789">
                <text:p>0.010759008563378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">
                <text:p>2</text:p>
              </table:table-cell>
              <table:table-cell office:value-type="float" office:value="0.952558250760039">
                <text:p>0.952558250760039</text:p>
              </table:table-cell>
              <table:table-cell office:value-type="float" office:value="0.00187871881800372">
                <text:p>0.00187871881800372</text:p>
              </table:table-cell>
              <table:table-cell office:value-type="float" office:value="0.00187871881800372">
                <text:p>0.00187871881800372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0129898854167811">
                <text:p>0.0129898854167811</text:p>
              </table:table-cell>
              <table:table-cell office:value-type="float" office:value="0.0129898854167811">
                <text:p>0.012989885416781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">
                <text:p>5</text:p>
              </table:table-cell>
              <table:table-cell office:value-type="float" office:value="0.952558250760039">
                <text:p>0.952558250760039</text:p>
              </table:table-cell>
              <table:table-cell office:value-type="float" office:value="0.00187871881800372">
                <text:p>0.00187871881800372</text:p>
              </table:table-cell>
              <table:table-cell office:value-type="float" office:value="0.00187871881800372">
                <text:p>0.00187871881800372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0129898854167811">
                <text:p>0.0129898854167811</text:p>
              </table:table-cell>
              <table:table-cell office:value-type="float" office:value="0.0129898854167811">
                <text:p>0.012989885416781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">
                <text:p>6</text:p>
              </table:table-cell>
              <table:table-cell office:value-type="float" office:value="0.952558250760039">
                <text:p>0.952558250760039</text:p>
              </table:table-cell>
              <table:table-cell office:value-type="float" office:value="0.00187871881800372">
                <text:p>0.00187871881800372</text:p>
              </table:table-cell>
              <table:table-cell office:value-type="float" office:value="0.00187871881800372">
                <text:p>0.00187871881800372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0129898854167811">
                <text:p>0.0129898854167811</text:p>
              </table:table-cell>
              <table:table-cell office:value-type="float" office:value="0.0129898854167811">
                <text:p>0.012989885416781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">
                <text:p>7</text:p>
              </table:table-cell>
              <table:table-cell office:value-type="float" office:value="0.952558250760039">
                <text:p>0.952558250760039</text:p>
              </table:table-cell>
              <table:table-cell office:value-type="float" office:value="0.00187871881800372">
                <text:p>0.00187871881800372</text:p>
              </table:table-cell>
              <table:table-cell office:value-type="float" office:value="0.00187871881800372">
                <text:p>0.00187871881800372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0129898854167811">
                <text:p>0.0129898854167811</text:p>
              </table:table-cell>
              <table:table-cell office:value-type="float" office:value="0.0129898854167811">
                <text:p>0.012989885416781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">
                <text:p>8</text:p>
              </table:table-cell>
              <table:table-cell office:value-type="float" office:value="0.952558250760039">
                <text:p>0.952558250760039</text:p>
              </table:table-cell>
              <table:table-cell office:value-type="float" office:value="0.00187871881800372">
                <text:p>0.00187871881800372</text:p>
              </table:table-cell>
              <table:table-cell office:value-type="float" office:value="0.00187871881800372">
                <text:p>0.00187871881800372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0129898854167811">
                <text:p>0.0129898854167811</text:p>
              </table:table-cell>
              <table:table-cell office:value-type="float" office:value="0.0129898854167811">
                <text:p>0.012989885416781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